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291in"/>
    </style:style>
    <style:style style:name="co4" style:family="table-column">
      <style:table-column-properties fo:break-before="auto" style:column-width="1.3839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1">
          <table:table-cell office:value-type="string">
            <text:p>Planet Name</text:p>
          </table:table-cell>
          <table:table-cell office:value-type="string">
            <text:p>Julian Day</text:p>
          </table:table-cell>
          <table:table-cell office:value-type="string">
            <text:p>Datetime</text:p>
          </table:table-cell>
          <table:table-cell office:value-type="string">
            <text:p>Retrograde or Direct</text:p>
          </table:table-cell>
          <table:table-cell office:value-type="string">
            <text:p>GeoTropLongitude</text:p>
          </table:table-cell>
          <table:table-cell office:value-type="string">
            <text:p>GeoSidLongitude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1388.33430556">
            <text:p>2411388.33430556</text:p>
          </table:table-cell>
          <table:table-cell office:value-type="string">
            <text:p>1890-01-20 15:01:24.375000 EST-0500</text:p>
          </table:table-cell>
          <table:table-cell office:value-type="string">
            <text:p>R</text:p>
          </table:table-cell>
          <table:table-cell office:value-type="float" office:value="316.55095466473">
            <text:p>316.5509546647</text:p>
          </table:table-cell>
          <table:table-cell office:value-type="float" office:value="294.233688868342">
            <text:p>294.233688868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1409.35541667">
            <text:p>2411409.35541667</text:p>
          </table:table-cell>
          <table:table-cell office:value-type="string">
            <text:p>1890-02-10 15:31:48.984375 EST-0500</text:p>
          </table:table-cell>
          <table:table-cell office:value-type="string">
            <text:p>D</text:p>
          </table:table-cell>
          <table:table-cell office:value-type="float" office:value="300.807106810923">
            <text:p>300.8071068109</text:p>
          </table:table-cell>
          <table:table-cell office:value-type="float" office:value="278.48911769569">
            <text:p>278.489117695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1506.02594907">
            <text:p>2411506.02594907</text:p>
          </table:table-cell>
          <table:table-cell office:value-type="string">
            <text:p>1890-05-18 07:37:22.968750 EST-0500</text:p>
          </table:table-cell>
          <table:table-cell office:value-type="string">
            <text:p>R</text:p>
          </table:table-cell>
          <table:table-cell office:value-type="float" office:value="72.9105085762987">
            <text:p>72.9105085763</text:p>
          </table:table-cell>
          <table:table-cell office:value-type="float" office:value="50.5894631896665">
            <text:p>50.589463189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1529.90351852">
            <text:p>2411529.90351852</text:p>
          </table:table-cell>
          <table:table-cell office:value-type="string">
            <text:p>1890-06-11 04:41:04.453125 EST-0500</text:p>
          </table:table-cell>
          <table:table-cell office:value-type="string">
            <text:p>D</text:p>
          </table:table-cell>
          <table:table-cell office:value-type="float" office:value="64.3428432602604">
            <text:p>64.3428432603</text:p>
          </table:table-cell>
          <table:table-cell office:value-type="float" office:value="42.0206174441452">
            <text:p>42.020617444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1627.49934028">
            <text:p>2411627.49934028</text:p>
          </table:table-cell>
          <table:table-cell office:value-type="string">
            <text:p>1890-09-16 18:59:03.750000 EST-0500</text:p>
          </table:table-cell>
          <table:table-cell office:value-type="string">
            <text:p>R</text:p>
          </table:table-cell>
          <table:table-cell office:value-type="float" office:value="195.39425454167">
            <text:p>195.3942545417</text:p>
          </table:table-cell>
          <table:table-cell office:value-type="float" office:value="173.068163474249">
            <text:p>173.068163474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1649.2968287">
            <text:p>2411649.2968287</text:p>
          </table:table-cell>
          <table:table-cell office:value-type="string">
            <text:p>1890-10-08 14:07:26.484375 EST-0500</text:p>
          </table:table-cell>
          <table:table-cell office:value-type="string">
            <text:p>D</text:p>
          </table:table-cell>
          <table:table-cell office:value-type="float" office:value="180.316920081593">
            <text:p>180.3169200816</text:p>
          </table:table-cell>
          <table:table-cell office:value-type="float" office:value="157.990111379133">
            <text:p>157.990111379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1737.20759259">
            <text:p>2411737.20759259</text:p>
          </table:table-cell>
          <table:table-cell office:value-type="string">
            <text:p>1891-01-04 11:58:56.718750 EST-0500</text:p>
          </table:table-cell>
          <table:table-cell office:value-type="string">
            <text:p>R</text:p>
          </table:table-cell>
          <table:table-cell office:value-type="float" office:value="300.482266734821">
            <text:p>300.4822667348</text:p>
          </table:table-cell>
          <table:table-cell office:value-type="float" office:value="278.151715864574">
            <text:p>278.151715864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1757.61835648">
            <text:p>2411757.61835648</text:p>
          </table:table-cell>
          <table:table-cell office:value-type="string">
            <text:p>1891-01-24 21:50:26.953125 EST-0500</text:p>
          </table:table-cell>
          <table:table-cell office:value-type="string">
            <text:p>D</text:p>
          </table:table-cell>
          <table:table-cell office:value-type="float" office:value="284.375140683977">
            <text:p>284.375140684</text:p>
          </table:table-cell>
          <table:table-cell office:value-type="float" office:value="262.043459933283">
            <text:p>262.043459933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1851.64729167">
            <text:p>2411851.64729167</text:p>
          </table:table-cell>
          <table:table-cell office:value-type="string">
            <text:p>1891-04-28 22:32:06.562500 EST-0500</text:p>
          </table:table-cell>
          <table:table-cell office:value-type="string">
            <text:p>R</text:p>
          </table:table-cell>
          <table:table-cell office:value-type="float" office:value="53.3253146008592">
            <text:p>53.3253146009</text:p>
          </table:table-cell>
          <table:table-cell office:value-type="float" office:value="30.9906352715301">
            <text:p>30.990635271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1875.48822917">
            <text:p>2411875.48822917</text:p>
          </table:table-cell>
          <table:table-cell office:value-type="string">
            <text:p>1891-05-22 18:43:03.984375 EST-0500</text:p>
          </table:table-cell>
          <table:table-cell office:value-type="string">
            <text:p>D</text:p>
          </table:table-cell>
          <table:table-cell office:value-type="float" office:value="44.1501551600354">
            <text:p>44.15015516</text:p>
          </table:table-cell>
          <table:table-cell office:value-type="float" office:value="21.8145558284315">
            <text:p>21.814555828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1975.3087963">
            <text:p>2411975.3087963</text:p>
          </table:table-cell>
          <table:table-cell office:value-type="string">
            <text:p>1891-08-30 14:24:40.078125 EST-0500</text:p>
          </table:table-cell>
          <table:table-cell office:value-type="string">
            <text:p>R</text:p>
          </table:table-cell>
          <table:table-cell office:value-type="float" office:value="178.602787644876">
            <text:p>178.6027876449</text:p>
          </table:table-cell>
          <table:table-cell office:value-type="float" office:value="156.262524568913">
            <text:p>156.262524568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1997.92842593">
            <text:p>2411997.92842593</text:p>
          </table:table-cell>
          <table:table-cell office:value-type="string">
            <text:p>1891-09-22 05:16:56.015625 EST-0500</text:p>
          </table:table-cell>
          <table:table-cell office:value-type="string">
            <text:p>D</text:p>
          </table:table-cell>
          <table:table-cell office:value-type="float" office:value="164.269961212556">
            <text:p>164.2699612126</text:p>
          </table:table-cell>
          <table:table-cell office:value-type="float" office:value="141.929151383656">
            <text:p>141.929151383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086.11751157">
            <text:p>2412086.11751157</text:p>
          </table:table-cell>
          <table:table-cell office:value-type="string">
            <text:p>1891-12-19 09:49:13.125000 EST-0500</text:p>
          </table:table-cell>
          <table:table-cell office:value-type="string">
            <text:p>R</text:p>
          </table:table-cell>
          <table:table-cell office:value-type="float" office:value="284.557371670792">
            <text:p>284.5573716708</text:p>
          </table:table-cell>
          <table:table-cell office:value-type="float" office:value="262.212844880612">
            <text:p>262.212844880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106.09309028">
            <text:p>2412106.09309028</text:p>
          </table:table-cell>
          <table:table-cell office:value-type="string">
            <text:p>1892-01-08 09:14:03.750000 EST-0500</text:p>
          </table:table-cell>
          <table:table-cell office:value-type="string">
            <text:p>D</text:p>
          </table:table-cell>
          <table:table-cell office:value-type="float" office:value="268.284607119472">
            <text:p>268.2846071195</text:p>
          </table:table-cell>
          <table:table-cell office:value-type="float" office:value="245.939147593095">
            <text:p>245.939147593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197.83259259">
            <text:p>2412197.83259259</text:p>
          </table:table-cell>
          <table:table-cell office:value-type="string">
            <text:p>1892-04-09 02:58:56.718750 EST-0500</text:p>
          </table:table-cell>
          <table:table-cell office:value-type="string">
            <text:p>R</text:p>
          </table:table-cell>
          <table:table-cell office:value-type="float" office:value="34.5029322027055">
            <text:p>34.5029322027</text:p>
          </table:table-cell>
          <table:table-cell office:value-type="float" office:value="12.1540144220125">
            <text:p>12.15401442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221.56855324">
            <text:p>2412221.56855324</text:p>
          </table:table-cell>
          <table:table-cell office:value-type="string">
            <text:p>1892-05-02 20:38:43.828125 EST-0500</text:p>
          </table:table-cell>
          <table:table-cell office:value-type="string">
            <text:p>D</text:p>
          </table:table-cell>
          <table:table-cell office:value-type="float" office:value="24.0457980690861">
            <text:p>24.0457980691</text:p>
          </table:table-cell>
          <table:table-cell office:value-type="float" office:value="1.69599330223684">
            <text:p>1.695993302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322.83137731">
            <text:p>2412322.83137731</text:p>
          </table:table-cell>
          <table:table-cell office:value-type="string">
            <text:p>1892-08-12 02:57:11.250000 EST-0500</text:p>
          </table:table-cell>
          <table:table-cell office:value-type="string">
            <text:p>R</text:p>
          </table:table-cell>
          <table:table-cell office:value-type="float" office:value="161.219620867101">
            <text:p>161.2196208671</text:p>
          </table:table-cell>
          <table:table-cell office:value-type="float" office:value="138.865093772806">
            <text:p>138.865093772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346.21271991">
            <text:p>2412346.21271991</text:p>
          </table:table-cell>
          <table:table-cell office:value-type="string">
            <text:p>1892-09-04 12:06:19.687500 EST-0500</text:p>
          </table:table-cell>
          <table:table-cell office:value-type="string">
            <text:p>D</text:p>
          </table:table-cell>
          <table:table-cell office:value-type="float" office:value="147.902879459559">
            <text:p>147.9028794596</text:p>
          </table:table-cell>
          <table:table-cell office:value-type="float" office:value="125.547464688905">
            <text:p>125.547464688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434.98469907">
            <text:p>2412434.98469907</text:p>
          </table:table-cell>
          <table:table-cell office:value-type="string">
            <text:p>1892-12-02 06:37:58.125000 EST-0500</text:p>
          </table:table-cell>
          <table:table-cell office:value-type="string">
            <text:p>R</text:p>
          </table:table-cell>
          <table:table-cell office:value-type="float" office:value="268.724272189804">
            <text:p>268.7242721898</text:p>
          </table:table-cell>
          <table:table-cell office:value-type="float" office:value="246.365705681233">
            <text:p>246.365705681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454.74909722">
            <text:p>2412454.74909722</text:p>
          </table:table-cell>
          <table:table-cell office:value-type="string">
            <text:p>1892-12-22 00:58:42.656250 EST-0500</text:p>
          </table:table-cell>
          <table:table-cell office:value-type="string">
            <text:p>D</text:p>
          </table:table-cell>
          <table:table-cell office:value-type="float" office:value="252.42280300595">
            <text:p>252.422803006</text:p>
          </table:table-cell>
          <table:table-cell office:value-type="float" office:value="230.063026762941">
            <text:p>230.063026762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544.80829861">
            <text:p>2412544.80829861</text:p>
          </table:table-cell>
          <table:table-cell office:value-type="string">
            <text:p>1893-03-22 02:23:57.890625 EST-0500</text:p>
          </table:table-cell>
          <table:table-cell office:value-type="string">
            <text:p>R</text:p>
          </table:table-cell>
          <table:table-cell office:value-type="float" office:value="16.4961580093221">
            <text:p>16.4961580093</text:p>
          </table:table-cell>
          <table:table-cell office:value-type="float" office:value="354.132712594391">
            <text:p>354.132712594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568.22444444">
            <text:p>2412568.22444444</text:p>
          </table:table-cell>
          <table:table-cell office:value-type="string">
            <text:p>1893-04-14 12:23:12.187500 EST-0500</text:p>
          </table:table-cell>
          <table:table-cell office:value-type="string">
            <text:p>D</text:p>
          </table:table-cell>
          <table:table-cell office:value-type="float" office:value="4.49532750100231">
            <text:p>4.495327501</text:p>
          </table:table-cell>
          <table:table-cell office:value-type="float" office:value="342.131099350413">
            <text:p>342.131099350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670.0353588">
            <text:p>2412670.0353588</text:p>
          </table:table-cell>
          <table:table-cell office:value-type="string">
            <text:p>1893-07-25 07:50:55.078125 EST-0500</text:p>
          </table:table-cell>
          <table:table-cell office:value-type="string">
            <text:p>R</text:p>
          </table:table-cell>
          <table:table-cell office:value-type="float" office:value="143.105527526663">
            <text:p>143.1055275267</text:p>
          </table:table-cell>
          <table:table-cell office:value-type="float" office:value="120.73646407727">
            <text:p>120.736464077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693.97028935">
            <text:p>2412693.97028935</text:p>
          </table:table-cell>
          <table:table-cell office:value-type="string">
            <text:p>1893-08-18 06:17:13.593750 EST-0500</text:p>
          </table:table-cell>
          <table:table-cell office:value-type="string">
            <text:p>D</text:p>
          </table:table-cell>
          <table:table-cell office:value-type="float" office:value="131.059760379168">
            <text:p>131.0597603792</text:p>
          </table:table-cell>
          <table:table-cell office:value-type="float" office:value="108.689735709807">
            <text:p>108.689735709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783.74568287">
            <text:p>2412783.74568287</text:p>
          </table:table-cell>
          <table:table-cell office:value-type="string">
            <text:p>1893-11-16 00:53:47.343750 EST-0500</text:p>
          </table:table-cell>
          <table:table-cell office:value-type="string">
            <text:p>R</text:p>
          </table:table-cell>
          <table:table-cell office:value-type="float" office:value="252.915028030474">
            <text:p>252.9150280305</text:p>
          </table:table-cell>
          <table:table-cell office:value-type="float" office:value="230.541787815957">
            <text:p>230.54178781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803.55342593">
            <text:p>2412803.55342593</text:p>
          </table:table-cell>
          <table:table-cell office:value-type="string">
            <text:p>1893-12-05 20:16:56.015625 EST-0500</text:p>
          </table:table-cell>
          <table:table-cell office:value-type="string">
            <text:p>D</text:p>
          </table:table-cell>
          <table:table-cell office:value-type="float" office:value="236.684701622712">
            <text:p>236.6847016227</text:p>
          </table:table-cell>
          <table:table-cell office:value-type="float" office:value="214.310553193172">
            <text:p>214.310553193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892.50056713">
            <text:p>2412892.50056713</text:p>
          </table:table-cell>
          <table:table-cell office:value-type="string">
            <text:p>1894-03-04 19:00:49.218750 EST-0500</text:p>
          </table:table-cell>
          <table:table-cell office:value-type="string">
            <text:p>R</text:p>
          </table:table-cell>
          <table:table-cell office:value-type="float" office:value="359.179875797767">
            <text:p>359.1798757978</text:p>
          </table:table-cell>
          <table:table-cell office:value-type="float" office:value="336.801400893114">
            <text:p>336.801400893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2915.38142361">
            <text:p>2412915.38142361</text:p>
          </table:table-cell>
          <table:table-cell office:value-type="string">
            <text:p>1894-03-27 16:09:15.468750 EST-0500</text:p>
          </table:table-cell>
          <table:table-cell office:value-type="string">
            <text:p>D</text:p>
          </table:table-cell>
          <table:table-cell office:value-type="float" office:value="345.736774111491">
            <text:p>345.7367741115</text:p>
          </table:table-cell>
          <table:table-cell office:value-type="float" office:value="323.357679501428">
            <text:p>323.357679501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016.83710648">
            <text:p>2413016.83710648</text:p>
          </table:table-cell>
          <table:table-cell office:value-type="string">
            <text:p>1894-07-07 03:05:26.953125 EST-0500</text:p>
          </table:table-cell>
          <table:table-cell office:value-type="string">
            <text:p>R</text:p>
          </table:table-cell>
          <table:table-cell office:value-type="float" office:value="124.188245391566">
            <text:p>124.1882453916</text:p>
          </table:table-cell>
          <table:table-cell office:value-type="float" office:value="101.804530468909">
            <text:p>101.804530468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041.02107639">
            <text:p>2413041.02107639</text:p>
          </table:table-cell>
          <table:table-cell office:value-type="string">
            <text:p>1894-07-31 07:30:21.093750 EST-0500</text:p>
          </table:table-cell>
          <table:table-cell office:value-type="string">
            <text:p>D</text:p>
          </table:table-cell>
          <table:table-cell office:value-type="float" office:value="113.552340620764">
            <text:p>113.5523406208</text:p>
          </table:table-cell>
          <table:table-cell office:value-type="float" office:value="91.1674593060382">
            <text:p>91.16745930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132.34920139">
            <text:p>2413132.34920139</text:p>
          </table:table-cell>
          <table:table-cell office:value-type="string">
            <text:p>1894-10-30 15:22:51.093750 EST-0500</text:p>
          </table:table-cell>
          <table:table-cell office:value-type="string">
            <text:p>R</text:p>
          </table:table-cell>
          <table:table-cell office:value-type="float" office:value="237.07416516713">
            <text:p>237.0741651671</text:p>
          </table:table-cell>
          <table:table-cell office:value-type="float" office:value="214.686221153602">
            <text:p>214.686221153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152.45844907">
            <text:p>2413152.45844907</text:p>
          </table:table-cell>
          <table:table-cell office:value-type="string">
            <text:p>1894-11-19 18:00:10.546875 EST-0500</text:p>
          </table:table-cell>
          <table:table-cell office:value-type="string">
            <text:p>D</text:p>
          </table:table-cell>
          <table:table-cell office:value-type="float" office:value="221.005336905989">
            <text:p>221.005336906</text:p>
          </table:table-cell>
          <table:table-cell office:value-type="float" office:value="198.61638120257">
            <text:p>198.616381202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240.73664352">
            <text:p>2413240.73664352</text:p>
          </table:table-cell>
          <table:table-cell office:value-type="string">
            <text:p>1895-02-16 00:40:46.875000 EST-0500</text:p>
          </table:table-cell>
          <table:table-cell office:value-type="string">
            <text:p>R</text:p>
          </table:table-cell>
          <table:table-cell office:value-type="float" office:value="342.387119486106">
            <text:p>342.3871194861</text:p>
          </table:table-cell>
          <table:table-cell office:value-type="float" office:value="319.99380587685">
            <text:p>319.993805876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262.92658565">
            <text:p>2413262.92658565</text:p>
          </table:table-cell>
          <table:table-cell office:value-type="string">
            <text:p>1895-03-10 05:14:17.812500 EST-0500</text:p>
          </table:table-cell>
          <table:table-cell office:value-type="string">
            <text:p>D</text:p>
          </table:table-cell>
          <table:table-cell office:value-type="float" office:value="327.792321560917">
            <text:p>327.7923215609</text:p>
          </table:table-cell>
          <table:table-cell office:value-type="float" office:value="305.398159878864">
            <text:p>305.398159878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363.11824074">
            <text:p>2413363.11824074</text:p>
          </table:table-cell>
          <table:table-cell office:value-type="string">
            <text:p>1895-06-18 09:50:16.406250 EST-0500</text:p>
          </table:table-cell>
          <table:table-cell office:value-type="string">
            <text:p>R</text:p>
          </table:table-cell>
          <table:table-cell office:value-type="float" office:value="104.53806774119">
            <text:p>104.5380677412</text:p>
          </table:table-cell>
          <table:table-cell office:value-type="float" office:value="82.1399985908457">
            <text:p>82.139998590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387.27778935">
            <text:p>2413387.27778935</text:p>
          </table:table-cell>
          <table:table-cell office:value-type="string">
            <text:p>1895-07-12 13:40:01.171875 EST-0500</text:p>
          </table:table-cell>
          <table:table-cell office:value-type="string">
            <text:p>D</text:p>
          </table:table-cell>
          <table:table-cell office:value-type="float" office:value="95.1784585260976">
            <text:p>95.1784585261</text:p>
          </table:table-cell>
          <table:table-cell office:value-type="float" office:value="72.7790270899628">
            <text:p>72.7790270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480.75679398">
            <text:p>2413480.75679398</text:p>
          </table:table-cell>
          <table:table-cell office:value-type="string">
            <text:p>1895-10-14 01:09:47.109375 EST-0500</text:p>
          </table:table-cell>
          <table:table-cell office:value-type="string">
            <text:p>R</text:p>
          </table:table-cell>
          <table:table-cell office:value-type="float" office:value="221.117398702823">
            <text:p>221.1173987028</text:p>
          </table:table-cell>
          <table:table-cell office:value-type="float" office:value="198.714450258802">
            <text:p>198.714450258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501.40131944">
            <text:p>2413501.40131944</text:p>
          </table:table-cell>
          <table:table-cell office:value-type="string">
            <text:p>1895-11-03 16:37:54.609375 EST-0500</text:p>
          </table:table-cell>
          <table:table-cell office:value-type="string">
            <text:p>D</text:p>
          </table:table-cell>
          <table:table-cell office:value-type="float" office:value="205.316273994209">
            <text:p>205.3162739942</text:p>
          </table:table-cell>
          <table:table-cell office:value-type="float" office:value="182.912709711973">
            <text:p>182.91270971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589.33894676">
            <text:p>2413589.33894676</text:p>
          </table:table-cell>
          <table:table-cell office:value-type="string">
            <text:p>1896-01-30 15:08:05.156250 EST-0500</text:p>
          </table:table-cell>
          <table:table-cell office:value-type="string">
            <text:p>R</text:p>
          </table:table-cell>
          <table:table-cell office:value-type="float" office:value="325.970904720988">
            <text:p>325.970904721</text:p>
          </table:table-cell>
          <table:table-cell office:value-type="float" office:value="303.562692425106">
            <text:p>303.562692425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610.77693287">
            <text:p>2413610.77693287</text:p>
          </table:table-cell>
          <table:table-cell office:value-type="string">
            <text:p>1896-02-21 01:38:47.343750 EST-0500</text:p>
          </table:table-cell>
          <table:table-cell office:value-type="string">
            <text:p>D</text:p>
          </table:table-cell>
          <table:table-cell office:value-type="float" office:value="310.559297501568">
            <text:p>310.5592975016</text:p>
          </table:table-cell>
          <table:table-cell office:value-type="float" office:value="288.15038629954">
            <text:p>288.150386299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708.88666667">
            <text:p>2413708.88666667</text:p>
          </table:table-cell>
          <table:table-cell office:value-type="string">
            <text:p>1896-05-29 04:16:48.984375 EST-0500</text:p>
          </table:table-cell>
          <table:table-cell office:value-type="string">
            <text:p>R</text:p>
          </table:table-cell>
          <table:table-cell office:value-type="float" office:value="84.506657785955">
            <text:p>84.506657786</text:p>
          </table:table-cell>
          <table:table-cell office:value-type="float" office:value="62.0940440612677">
            <text:p>62.094044061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732.87836806">
            <text:p>2413732.87836806</text:p>
          </table:table-cell>
          <table:table-cell office:value-type="string">
            <text:p>1896-06-22 04:04:51.796875 EST-0500</text:p>
          </table:table-cell>
          <table:table-cell office:value-type="string">
            <text:p>D</text:p>
          </table:table-cell>
          <table:table-cell office:value-type="float" office:value="75.8894961165998">
            <text:p>75.8894961166</text:p>
          </table:table-cell>
          <table:table-cell office:value-type="float" office:value="53.4757452512032">
            <text:p>53.475745251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828.94587963">
            <text:p>2413828.94587963</text:p>
          </table:table-cell>
          <table:table-cell office:value-type="string">
            <text:p>1896-09-26 05:42:04.218750 EST-0500</text:p>
          </table:table-cell>
          <table:table-cell office:value-type="string">
            <text:p>R</text:p>
          </table:table-cell>
          <table:table-cell office:value-type="float" office:value="204.943786281425">
            <text:p>204.9437862814</text:p>
          </table:table-cell>
          <table:table-cell office:value-type="float" office:value="182.52615007519">
            <text:p>182.526150075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850.30085648">
            <text:p>2413850.30085648</text:p>
          </table:table-cell>
          <table:table-cell office:value-type="string">
            <text:p>1896-10-17 14:13:14.531250 EST-0500</text:p>
          </table:table-cell>
          <table:table-cell office:value-type="string">
            <text:p>D</text:p>
          </table:table-cell>
          <table:table-cell office:value-type="float" office:value="189.551386047096">
            <text:p>189.5513860471</text:p>
          </table:table-cell>
          <table:table-cell office:value-type="float" office:value="167.132957923392">
            <text:p>167.132957923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938.15424769">
            <text:p>2413938.15424769</text:p>
          </table:table-cell>
          <table:table-cell office:value-type="string">
            <text:p>1897-01-13 10:42:07.734375 EST-0500</text:p>
          </table:table-cell>
          <table:table-cell office:value-type="string">
            <text:p>R</text:p>
          </table:table-cell>
          <table:table-cell office:value-type="float" office:value="309.803164077751">
            <text:p>309.8031640778</text:p>
          </table:table-cell>
          <table:table-cell office:value-type="float" office:value="287.380602771033">
            <text:p>287.38060277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3958.89460648">
            <text:p>2413958.89460648</text:p>
          </table:table-cell>
          <table:table-cell office:value-type="string">
            <text:p>1897-02-03 04:28:14.531250 EST-0500</text:p>
          </table:table-cell>
          <table:table-cell office:value-type="string">
            <text:p>D</text:p>
          </table:table-cell>
          <table:table-cell office:value-type="float" office:value="293.875798259612">
            <text:p>293.8757982596</text:p>
          </table:table-cell>
          <table:table-cell office:value-type="float" office:value="271.452131311939">
            <text:p>271.452131311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054.43415509">
            <text:p>2414054.43415509</text:p>
          </table:table-cell>
          <table:table-cell office:value-type="string">
            <text:p>1897-05-09 17:25:11.718750 EST-0500</text:p>
          </table:table-cell>
          <table:table-cell office:value-type="string">
            <text:p>R</text:p>
          </table:table-cell>
          <table:table-cell office:value-type="float" office:value="64.6042516223845">
            <text:p>64.6042516224</text:p>
          </table:table-cell>
          <table:table-cell office:value-type="float" office:value="42.1773907496052">
            <text:p>42.177390749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078.27998843">
            <text:p>2414078.27998843</text:p>
          </table:table-cell>
          <table:table-cell office:value-type="string">
            <text:p>1897-06-02 13:43:11.015625 EST-0500</text:p>
          </table:table-cell>
          <table:table-cell office:value-type="string">
            <text:p>D</text:p>
          </table:table-cell>
          <table:table-cell office:value-type="float" office:value="55.880558418912">
            <text:p>55.8805584189</text:p>
          </table:table-cell>
          <table:table-cell office:value-type="float" office:value="33.4526143783117">
            <text:p>33.452614378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176.90547454">
            <text:p>2414176.90547454</text:p>
          </table:table-cell>
          <table:table-cell office:value-type="string">
            <text:p>1897-09-09 04:43:53.203125 EST-0500</text:p>
          </table:table-cell>
          <table:table-cell office:value-type="string">
            <text:p>R</text:p>
          </table:table-cell>
          <table:table-cell office:value-type="float" office:value="188.427520125841">
            <text:p>188.4275201258</text:p>
          </table:table-cell>
          <table:table-cell office:value-type="float" office:value="165.99516815398">
            <text:p>165.99516815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199.060625">
            <text:p>2414199.060625</text:p>
          </table:table-cell>
          <table:table-cell office:value-type="string">
            <text:p>1897-10-01 08:27:18.281250 EST-0500</text:p>
          </table:table-cell>
          <table:table-cell office:value-type="string">
            <text:p>D</text:p>
          </table:table-cell>
          <table:table-cell office:value-type="float" office:value="173.637812515035">
            <text:p>173.637812515</text:p>
          </table:table-cell>
          <table:table-cell office:value-type="float" office:value="151.204926666183">
            <text:p>151.204926666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287.06111111">
            <text:p>2414287.06111111</text:p>
          </table:table-cell>
          <table:table-cell office:value-type="string">
            <text:p>1897-12-28 08:28:00.468750 EST-0500</text:p>
          </table:table-cell>
          <table:table-cell office:value-type="string">
            <text:p>R</text:p>
          </table:table-cell>
          <table:table-cell office:value-type="float" office:value="293.812407033627">
            <text:p>293.8124070336</text:p>
          </table:table-cell>
          <table:table-cell office:value-type="float" office:value="271.375633216969">
            <text:p>271.37563321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307.25215278">
            <text:p>2414307.25215278</text:p>
          </table:table-cell>
          <table:table-cell office:value-type="string">
            <text:p>1898-01-17 13:03:06.328125 EST-0500</text:p>
          </table:table-cell>
          <table:table-cell office:value-type="string">
            <text:p>D</text:p>
          </table:table-cell>
          <table:table-cell office:value-type="float" office:value="277.60857002075">
            <text:p>277.6085700208</text:p>
          </table:table-cell>
          <table:table-cell office:value-type="float" office:value="255.170896391735">
            <text:p>255.170896391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400.25263889">
            <text:p>2414400.25263889</text:p>
          </table:table-cell>
          <table:table-cell office:value-type="string">
            <text:p>1898-04-20 13:03:48.515625 EST-0500</text:p>
          </table:table-cell>
          <table:table-cell office:value-type="string">
            <text:p>R</text:p>
          </table:table-cell>
          <table:table-cell office:value-type="float" office:value="45.3097686166721">
            <text:p>45.3097686167</text:p>
          </table:table-cell>
          <table:table-cell office:value-type="float" office:value="22.8689264291311">
            <text:p>22.868926429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424.04597222">
            <text:p>2414424.04597222</text:p>
          </table:table-cell>
          <table:table-cell office:value-type="string">
            <text:p>1898-05-14 08:06:12.656250 EST-0500</text:p>
          </table:table-cell>
          <table:table-cell office:value-type="string">
            <text:p>D</text:p>
          </table:table-cell>
          <table:table-cell office:value-type="float" office:value="35.6447155138988">
            <text:p>35.6447155139</text:p>
          </table:table-cell>
          <table:table-cell office:value-type="float" office:value="13.2028657468954">
            <text:p>13.202865746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524.61115741">
            <text:p>2414524.61115741</text:p>
          </table:table-cell>
          <table:table-cell office:value-type="string">
            <text:p>1898-08-22 21:40:04.687500 EST-0500</text:p>
          </table:table-cell>
          <table:table-cell office:value-type="string">
            <text:p>R</text:p>
          </table:table-cell>
          <table:table-cell office:value-type="float" office:value="171.401350820181">
            <text:p>171.4013508202</text:p>
          </table:table-cell>
          <table:table-cell office:value-type="float" office:value="148.95505339677">
            <text:p>148.955053396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547.55793981">
            <text:p>2414547.55793981</text:p>
          </table:table-cell>
          <table:table-cell office:value-type="string">
            <text:p>1898-09-14 20:23:26.250000 EST-0500</text:p>
          </table:table-cell>
          <table:table-cell office:value-type="string">
            <text:p>D</text:p>
          </table:table-cell>
          <table:table-cell office:value-type="float" office:value="157.465142210664">
            <text:p>157.4651422107</text:p>
          </table:table-cell>
          <table:table-cell office:value-type="float" office:value="135.018057589006">
            <text:p>135.01805758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635.9637037">
            <text:p>2414635.9637037</text:p>
          </table:table-cell>
          <table:table-cell office:value-type="string">
            <text:p>1898-12-12 06:07:44.062500 EST-0500</text:p>
          </table:table-cell>
          <table:table-cell office:value-type="string">
            <text:p>R</text:p>
          </table:table-cell>
          <table:table-cell office:value-type="float" office:value="277.928720888132">
            <text:p>277.9287208881</text:p>
          </table:table-cell>
          <table:table-cell office:value-type="float" office:value="255.478437766195">
            <text:p>255.478437766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655.81476852">
            <text:p>2414655.81476852</text:p>
          </table:table-cell>
          <table:table-cell office:value-type="string">
            <text:p>1899-01-01 02:33:16.875000 EST-0500</text:p>
          </table:table-cell>
          <table:table-cell office:value-type="string">
            <text:p>D</text:p>
          </table:table-cell>
          <table:table-cell office:value-type="float" office:value="261.626459781718">
            <text:p>261.6264597817</text:p>
          </table:table-cell>
          <table:table-cell office:value-type="float" office:value="239.175036124879">
            <text:p>239.175036124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746.7577662">
            <text:p>2414746.7577662</text:p>
          </table:table-cell>
          <table:table-cell office:value-type="string">
            <text:p>1899-04-02 01:11:11.484375 EST-0500</text:p>
          </table:table-cell>
          <table:table-cell office:value-type="string">
            <text:p>R</text:p>
          </table:table-cell>
          <table:table-cell office:value-type="float" office:value="26.8506911155152">
            <text:p>26.8506911155</text:p>
          </table:table-cell>
          <table:table-cell office:value-type="float" office:value="4.39602257407505">
            <text:p>4.396022574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770.40034722">
            <text:p>2414770.40034722</text:p>
          </table:table-cell>
          <table:table-cell office:value-type="string">
            <text:p>1899-04-25 16:36:30.234375 EST-0500</text:p>
          </table:table-cell>
          <table:table-cell office:value-type="string">
            <text:p>D</text:p>
          </table:table-cell>
          <table:table-cell office:value-type="float" office:value="15.7455964288965">
            <text:p>15.7455964289</text:p>
          </table:table-cell>
          <table:table-cell office:value-type="float" office:value="353.290287314302">
            <text:p>353.290287314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872.00923611">
            <text:p>2414872.00923611</text:p>
          </table:table-cell>
          <table:table-cell office:value-type="string">
            <text:p>1899-08-05 07:13:18.046875 EST-0500</text:p>
          </table:table-cell>
          <table:table-cell office:value-type="string">
            <text:p>R</text:p>
          </table:table-cell>
          <table:table-cell office:value-type="float" office:value="153.71744352306">
            <text:p>153.7174435231</text:p>
          </table:table-cell>
          <table:table-cell office:value-type="float" office:value="131.257458730783">
            <text:p>131.257458730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895.64143518">
            <text:p>2414895.64143518</text:p>
          </table:table-cell>
          <table:table-cell office:value-type="string">
            <text:p>1899-08-28 22:23:40.312500 EST-0500</text:p>
          </table:table-cell>
          <table:table-cell office:value-type="string">
            <text:p>D</text:p>
          </table:table-cell>
          <table:table-cell office:value-type="float" office:value="140.911517901157">
            <text:p>140.9115179012</text:p>
          </table:table-cell>
          <table:table-cell office:value-type="float" office:value="118.45078799682">
            <text:p>118.450787996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4984.78694444">
            <text:p>2414984.78694444</text:p>
          </table:table-cell>
          <table:table-cell office:value-type="string">
            <text:p>1899-11-26 01:53:12.187500 EST-0500</text:p>
          </table:table-cell>
          <table:table-cell office:value-type="string">
            <text:p>R</text:p>
          </table:table-cell>
          <table:table-cell office:value-type="float" office:value="262.103357795437">
            <text:p>262.1033577954</text:p>
          </table:table-cell>
          <table:table-cell office:value-type="float" office:value="239.639803976693">
            <text:p>239.639803976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004.54280093">
            <text:p>2415004.54280093</text:p>
          </table:table-cell>
          <table:table-cell office:value-type="string">
            <text:p>1899-12-15 20:01:38.437500 EST-0500</text:p>
          </table:table-cell>
          <table:table-cell office:value-type="string">
            <text:p>D</text:p>
          </table:table-cell>
          <table:table-cell office:value-type="float" office:value="245.823680892784">
            <text:p>245.8236808928</text:p>
          </table:table-cell>
          <table:table-cell office:value-type="float" office:value="223.359187257947">
            <text:p>223.359187257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094.05268519">
            <text:p>2415094.05268519</text:p>
          </table:table-cell>
          <table:table-cell office:value-type="string">
            <text:p>1900-03-15 08:15:52.734375 EST-0500</text:p>
          </table:table-cell>
          <table:table-cell office:value-type="string">
            <text:p>R</text:p>
          </table:table-cell>
          <table:table-cell office:value-type="float" office:value="9.1661603643222">
            <text:p>9.1661603643</text:p>
          </table:table-cell>
          <table:table-cell office:value-type="float" office:value="346.698076943868">
            <text:p>346.698076943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117.28206018">
            <text:p>2415117.28206018</text:p>
          </table:table-cell>
          <table:table-cell office:value-type="string">
            <text:p>1900-04-07 13:46:10.312500 EST-0500</text:p>
          </table:table-cell>
          <table:table-cell office:value-type="string">
            <text:p>D</text:p>
          </table:table-cell>
          <table:table-cell office:value-type="float" office:value="356.528182128732">
            <text:p>356.5281821287</text:p>
          </table:table-cell>
          <table:table-cell office:value-type="float" office:value="334.059462784331">
            <text:p>334.059462784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219.03376157">
            <text:p>2415219.03376157</text:p>
          </table:table-cell>
          <table:table-cell office:value-type="string">
            <text:p>1900-07-18 07:48:37.968750 EST-0500</text:p>
          </table:table-cell>
          <table:table-cell office:value-type="string">
            <text:p>R</text:p>
          </table:table-cell>
          <table:table-cell office:value-type="float" office:value="135.252297516137">
            <text:p>135.2522975161</text:p>
          </table:table-cell>
          <table:table-cell office:value-type="float" office:value="112.779501397276">
            <text:p>112.779501397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243.12861111">
            <text:p>2415243.12861111</text:p>
          </table:table-cell>
          <table:table-cell office:value-type="string">
            <text:p>1900-08-11 10:05:12.890625 EST-0500</text:p>
          </table:table-cell>
          <table:table-cell office:value-type="string">
            <text:p>D</text:p>
          </table:table-cell>
          <table:table-cell office:value-type="float" office:value="123.803649851554">
            <text:p>123.8036498516</text:p>
          </table:table-cell>
          <table:table-cell office:value-type="float" office:value="101.329823138336">
            <text:p>101.329823138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333.47957176">
            <text:p>2415333.47957176</text:p>
          </table:table-cell>
          <table:table-cell office:value-type="string">
            <text:p>1900-11-09 18:30:35.156250 EST-0500</text:p>
          </table:table-cell>
          <table:table-cell office:value-type="string">
            <text:p>R</text:p>
          </table:table-cell>
          <table:table-cell office:value-type="float" office:value="246.287062870848">
            <text:p>246.2870628708</text:p>
          </table:table-cell>
          <table:table-cell office:value-type="float" office:value="223.810703236142">
            <text:p>223.810703236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353.39412037">
            <text:p>2415353.39412037</text:p>
          </table:table-cell>
          <table:table-cell office:value-type="string">
            <text:p>1900-11-29 16:27:32.343750 EST-0500</text:p>
          </table:table-cell>
          <table:table-cell office:value-type="string">
            <text:p>D</text:p>
          </table:table-cell>
          <table:table-cell office:value-type="float" office:value="230.119634909191">
            <text:p>230.1196349092</text:p>
          </table:table-cell>
          <table:table-cell office:value-type="float" office:value="207.642443368606">
            <text:p>207.642443368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442.00862268">
            <text:p>2415442.00862268</text:p>
          </table:table-cell>
          <table:table-cell office:value-type="string">
            <text:p>1901-02-26 07:12:25.312500 EST-0500</text:p>
          </table:table-cell>
          <table:table-cell office:value-type="string">
            <text:p>R</text:p>
          </table:table-cell>
          <table:table-cell office:value-type="float" office:value="352.099668639312">
            <text:p>352.0996686393</text:p>
          </table:table-cell>
          <table:table-cell office:value-type="float" office:value="329.618716178866">
            <text:p>329.618716178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464.60078704">
            <text:p>2415464.60078704</text:p>
          </table:table-cell>
          <table:table-cell office:value-type="string">
            <text:p>1901-03-20 21:25:08.203125 EST-0500</text:p>
          </table:table-cell>
          <table:table-cell office:value-type="string">
            <text:p>D</text:p>
          </table:table-cell>
          <table:table-cell office:value-type="float" office:value="338.125039978651">
            <text:p>338.1250399787</text:p>
          </table:table-cell>
          <table:table-cell office:value-type="float" office:value="315.643559151412">
            <text:p>315.643559151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565.61641204">
            <text:p>2415565.61641204</text:p>
          </table:table-cell>
          <table:table-cell office:value-type="string">
            <text:p>1901-06-29 21:47:38.203125 EST-0500</text:p>
          </table:table-cell>
          <table:table-cell office:value-type="string">
            <text:p>R</text:p>
          </table:table-cell>
          <table:table-cell office:value-type="float" office:value="115.998984555414">
            <text:p>115.9989845554</text:p>
          </table:table-cell>
          <table:table-cell office:value-type="float" office:value="93.5138592883142">
            <text:p>93.513859288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589.84126157">
            <text:p>2415589.84126157</text:p>
          </table:table-cell>
          <table:table-cell office:value-type="string">
            <text:p>1901-07-24 03:11:25.546875 EST-0500</text:p>
          </table:table-cell>
          <table:table-cell office:value-type="string">
            <text:p>D</text:p>
          </table:table-cell>
          <table:table-cell office:value-type="float" office:value="105.945729363351">
            <text:p>105.9457293634</text:p>
          </table:table-cell>
          <table:table-cell office:value-type="float" office:value="83.4595679162362">
            <text:p>83.459567916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682.00251157">
            <text:p>2415682.00251157</text:p>
          </table:table-cell>
          <table:table-cell office:value-type="string">
            <text:p>1901-10-24 07:03:37.968750 EST-0500</text:p>
          </table:table-cell>
          <table:table-cell office:value-type="string">
            <text:p>R</text:p>
          </table:table-cell>
          <table:table-cell office:value-type="float" office:value="230.403926450043">
            <text:p>230.40392645</text:p>
          </table:table-cell>
          <table:table-cell office:value-type="float" office:value="207.915135325878">
            <text:p>207.915135325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702.31685185">
            <text:p>2415702.31685185</text:p>
          </table:table-cell>
          <table:table-cell office:value-type="string">
            <text:p>1901-11-13 14:36:16.171875 EST-0500</text:p>
          </table:table-cell>
          <table:table-cell office:value-type="string">
            <text:p>D</text:p>
          </table:table-cell>
          <table:table-cell office:value-type="float" office:value="214.43548762523">
            <text:p>214.4354876252</text:p>
          </table:table-cell>
          <table:table-cell office:value-type="float" office:value="191.946039010525">
            <text:p>191.946039010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790.42537037">
            <text:p>2415790.42537037</text:p>
          </table:table-cell>
          <table:table-cell office:value-type="string">
            <text:p>1902-02-09 17:12:32.343750 EST-0500</text:p>
          </table:table-cell>
          <table:table-cell office:value-type="string">
            <text:p>R</text:p>
          </table:table-cell>
          <table:table-cell office:value-type="float" office:value="335.471956437435">
            <text:p>335.4719564374</text:p>
          </table:table-cell>
          <table:table-cell office:value-type="float" office:value="312.978597612105">
            <text:p>312.978597612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812.28144676">
            <text:p>2415812.28144676</text:p>
          </table:table-cell>
          <table:table-cell office:value-type="string">
            <text:p>1902-03-03 13:45:17.578125 EST-0500</text:p>
          </table:table-cell>
          <table:table-cell office:value-type="string">
            <text:p>D</text:p>
          </table:table-cell>
          <table:table-cell office:value-type="float" office:value="320.485018895015">
            <text:p>320.485018895</text:p>
          </table:table-cell>
          <table:table-cell office:value-type="float" office:value="297.991067759726">
            <text:p>297.991067759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911.6924537">
            <text:p>2415911.6924537</text:p>
          </table:table-cell>
          <table:table-cell office:value-type="string">
            <text:p>1902-06-10 23:37:08.906250 EST-0500</text:p>
          </table:table-cell>
          <table:table-cell office:value-type="string">
            <text:p>R</text:p>
          </table:table-cell>
          <table:table-cell office:value-type="float" office:value="96.1423694557385">
            <text:p>96.1423694557</text:p>
          </table:table-cell>
          <table:table-cell office:value-type="float" office:value="73.6452855955744">
            <text:p>73.645285595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5935.7641088">
            <text:p>2415935.7641088</text:p>
          </table:table-cell>
          <table:table-cell office:value-type="string">
            <text:p>1902-07-05 01:20:19.921875 EST-0500</text:p>
          </table:table-cell>
          <table:table-cell office:value-type="string">
            <text:p>D</text:p>
          </table:table-cell>
          <table:table-cell office:value-type="float" office:value="87.184043907594">
            <text:p>87.1840439076</text:p>
          </table:table-cell>
          <table:table-cell office:value-type="float" office:value="64.685905464146">
            <text:p>64.685905464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030.32893518">
            <text:p>2416030.32893518</text:p>
          </table:table-cell>
          <table:table-cell office:value-type="string">
            <text:p>1902-10-07 14:53:40.312500 EST-0500</text:p>
          </table:table-cell>
          <table:table-cell office:value-type="string">
            <text:p>R</text:p>
          </table:table-cell>
          <table:table-cell office:value-type="float" office:value="214.372545698315">
            <text:p>214.3725456983</text:p>
          </table:table-cell>
          <table:table-cell office:value-type="float" office:value="191.871561674734">
            <text:p>191.871561674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051.2499537">
            <text:p>2416051.2499537</text:p>
          </table:table-cell>
          <table:table-cell office:value-type="string">
            <text:p>1902-10-28 12:59:56.484375 EST-0500</text:p>
          </table:table-cell>
          <table:table-cell office:value-type="string">
            <text:p>D</text:p>
          </table:table-cell>
          <table:table-cell office:value-type="float" office:value="198.720783619095">
            <text:p>198.7207836191</text:p>
          </table:table-cell>
          <table:table-cell office:value-type="float" office:value="176.219248083738">
            <text:p>176.219248083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139.13142361">
            <text:p>2416139.13142361</text:p>
          </table:table-cell>
          <table:table-cell office:value-type="string">
            <text:p>1903-01-24 10:09:15.468750 EST-0500</text:p>
          </table:table-cell>
          <table:table-cell office:value-type="string">
            <text:p>R</text:p>
          </table:table-cell>
          <table:table-cell office:value-type="float" office:value="319.158477514422">
            <text:p>319.1584775144</text:p>
          </table:table-cell>
          <table:table-cell office:value-type="float" office:value="296.653206015536">
            <text:p>296.653206015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160.25996528">
            <text:p>2416160.25996528</text:p>
          </table:table-cell>
          <table:table-cell office:value-type="string">
            <text:p>1903-02-14 13:14:21.328125 EST-0500</text:p>
          </table:table-cell>
          <table:table-cell office:value-type="string">
            <text:p>D</text:p>
          </table:table-cell>
          <table:table-cell office:value-type="float" office:value="303.492249656111">
            <text:p>303.4922496561</text:p>
          </table:table-cell>
          <table:table-cell office:value-type="float" office:value="280.986218752865">
            <text:p>280.986218752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257.315625">
            <text:p>2416257.315625</text:p>
          </table:table-cell>
          <table:table-cell office:value-type="string">
            <text:p>1903-05-22 14:34:30.703125 EST-0500</text:p>
          </table:table-cell>
          <table:table-cell office:value-type="string">
            <text:p>R</text:p>
          </table:table-cell>
          <table:table-cell office:value-type="float" office:value="76.0921069299086">
            <text:p>76.0921069299</text:p>
          </table:table-cell>
          <table:table-cell office:value-type="float" office:value="53.5835054721651">
            <text:p>53.583505472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281.221875">
            <text:p>2416281.221875</text:p>
          </table:table-cell>
          <table:table-cell office:value-type="string">
            <text:p>1903-06-15 12:19:30.703125 EST-0500</text:p>
          </table:table-cell>
          <table:table-cell office:value-type="string">
            <text:p>D</text:p>
          </table:table-cell>
          <table:table-cell office:value-type="float" office:value="67.5410765342856">
            <text:p>67.5410765343</text:p>
          </table:table-cell>
          <table:table-cell office:value-type="float" office:value="45.0313819752735">
            <text:p>45.031381975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378.42768519">
            <text:p>2416378.42768519</text:p>
          </table:table-cell>
          <table:table-cell office:value-type="string">
            <text:p>1903-09-20 17:15:52.734375 EST-0500</text:p>
          </table:table-cell>
          <table:table-cell office:value-type="string">
            <text:p>R</text:p>
          </table:table-cell>
          <table:table-cell office:value-type="float" office:value="198.063716097378">
            <text:p>198.0637160974</text:p>
          </table:table-cell>
          <table:table-cell office:value-type="float" office:value="175.550678559542">
            <text:p>175.550678559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400.10677083">
            <text:p>2416400.10677083</text:p>
          </table:table-cell>
          <table:table-cell office:value-type="string">
            <text:p>1903-10-12 09:33:45.000000 EST-0500</text:p>
          </table:table-cell>
          <table:table-cell office:value-type="string">
            <text:p>D</text:p>
          </table:table-cell>
          <table:table-cell office:value-type="float" office:value="182.897281978968">
            <text:p>182.897281979</text:p>
          </table:table-cell>
          <table:table-cell office:value-type="float" office:value="160.383798302757">
            <text:p>160.383798302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487.99251157">
            <text:p>2416487.99251157</text:p>
          </table:table-cell>
          <table:table-cell office:value-type="string">
            <text:p>1904-01-08 06:49:13.125000 EST-0500</text:p>
          </table:table-cell>
          <table:table-cell office:value-type="string">
            <text:p>R</text:p>
          </table:table-cell>
          <table:table-cell office:value-type="float" office:value="303.071894303148">
            <text:p>303.0718943031</text:p>
          </table:table-cell>
          <table:table-cell office:value-type="float" office:value="280.554950221609">
            <text:p>280.554950221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508.4875">
            <text:p>2416508.4875</text:p>
          </table:table-cell>
          <table:table-cell office:value-type="string">
            <text:p>1904-01-28 18:42:00.703125 EST-0500</text:p>
          </table:table-cell>
          <table:table-cell office:value-type="string">
            <text:p>D</text:p>
          </table:table-cell>
          <table:table-cell office:value-type="float" office:value="287.006044790889">
            <text:p>287.0060447909</text:p>
          </table:table-cell>
          <table:table-cell office:value-type="float" office:value="264.488299966885">
            <text:p>264.488299966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602.89484954">
            <text:p>2416602.89484954</text:p>
          </table:table-cell>
          <table:table-cell office:value-type="string">
            <text:p>1904-05-02 04:28:35.625000 EST-0500</text:p>
          </table:table-cell>
          <table:table-cell office:value-type="string">
            <text:p>R</text:p>
          </table:table-cell>
          <table:table-cell office:value-type="float" office:value="56.4049876312585">
            <text:p>56.4049876313</text:p>
          </table:table-cell>
          <table:table-cell office:value-type="float" office:value="33.8847454305888">
            <text:p>33.884745430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626.74434028">
            <text:p>2416626.74434028</text:p>
          </table:table-cell>
          <table:table-cell office:value-type="string">
            <text:p>1904-05-26 00:51:51.328125 EST-0500</text:p>
          </table:table-cell>
          <table:table-cell office:value-type="string">
            <text:p>D</text:p>
          </table:table-cell>
          <table:table-cell office:value-type="float" office:value="47.3724066038833">
            <text:p>47.3724066039</text:p>
          </table:table-cell>
          <table:table-cell office:value-type="float" office:value="24.851306603819">
            <text:p>24.851306603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726.27131944">
            <text:p>2416726.27131944</text:p>
          </table:table-cell>
          <table:table-cell office:value-type="string">
            <text:p>1904-09-02 13:30:42.187500 EST-0500</text:p>
          </table:table-cell>
          <table:table-cell office:value-type="string">
            <text:p>R</text:p>
          </table:table-cell>
          <table:table-cell office:value-type="float" office:value="181.341851725844">
            <text:p>181.3418517258</text:p>
          </table:table-cell>
          <table:table-cell office:value-type="float" office:value="158.816962526945">
            <text:p>158.816962526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748.77741898">
            <text:p>2416748.77741898</text:p>
          </table:table-cell>
          <table:table-cell office:value-type="string">
            <text:p>1904-09-25 01:39:29.531250 EST-0500</text:p>
          </table:table-cell>
          <table:table-cell office:value-type="string">
            <text:p>D</text:p>
          </table:table-cell>
          <table:table-cell office:value-type="float" office:value="166.883609239162">
            <text:p>166.8836092392</text:p>
          </table:table-cell>
          <table:table-cell office:value-type="float" office:value="144.358182843259">
            <text:p>144.358182843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836.90547454">
            <text:p>2416836.90547454</text:p>
          </table:table-cell>
          <table:table-cell office:value-type="string">
            <text:p>1904-12-22 04:43:53.203125 EST-0500</text:p>
          </table:table-cell>
          <table:table-cell office:value-type="string">
            <text:p>R</text:p>
          </table:table-cell>
          <table:table-cell office:value-type="float" office:value="287.132411954638">
            <text:p>287.1324119546</text:p>
          </table:table-cell>
          <table:table-cell office:value-type="float" office:value="264.603943392005">
            <text:p>264.60394339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856.92988426">
            <text:p>2416856.92988426</text:p>
          </table:table-cell>
          <table:table-cell office:value-type="string">
            <text:p>1905-01-11 05:19:02.578125 EST-0500</text:p>
          </table:table-cell>
          <table:table-cell office:value-type="string">
            <text:p>D</text:p>
          </table:table-cell>
          <table:table-cell office:value-type="float" office:value="270.87288406352">
            <text:p>270.8728840635</text:p>
          </table:table-cell>
          <table:table-cell office:value-type="float" office:value="248.343441446678">
            <text:p>248.343441446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948.97883102">
            <text:p>2416948.97883102</text:p>
          </table:table-cell>
          <table:table-cell office:value-type="string">
            <text:p>1905-04-13 06:29:31.875000 EST-0500</text:p>
          </table:table-cell>
          <table:table-cell office:value-type="string">
            <text:p>R</text:p>
          </table:table-cell>
          <table:table-cell office:value-type="float" office:value="37.4502152741107">
            <text:p>37.4502152741</text:p>
          </table:table-cell>
          <table:table-cell office:value-type="float" office:value="14.9181060251498">
            <text:p>14.918106025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6972.72944444">
            <text:p>2416972.72944444</text:p>
          </table:table-cell>
          <table:table-cell office:value-type="string">
            <text:p>1905-05-07 00:30:24.609375 EST-0500</text:p>
          </table:table-cell>
          <table:table-cell office:value-type="string">
            <text:p>D</text:p>
          </table:table-cell>
          <table:table-cell office:value-type="float" office:value="27.2083695371793">
            <text:p>27.2083695372</text:p>
          </table:table-cell>
          <table:table-cell office:value-type="float" office:value="4.67562704414807">
            <text:p>4.675627044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073.84517361">
            <text:p>2417073.84517361</text:p>
          </table:table-cell>
          <table:table-cell office:value-type="string">
            <text:p>1905-08-16 03:17:03.046875 EST-0500</text:p>
          </table:table-cell>
          <table:table-cell office:value-type="string">
            <text:p>R</text:p>
          </table:table-cell>
          <table:table-cell office:value-type="float" office:value="164.061413114969">
            <text:p>164.061413115</text:p>
          </table:table-cell>
          <table:table-cell office:value-type="float" office:value="141.524465271588">
            <text:p>141.524465271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097.1221412">
            <text:p>2417097.1221412</text:p>
          </table:table-cell>
          <table:table-cell office:value-type="string">
            <text:p>1905-09-08 09:55:53.906250 EST-0500</text:p>
          </table:table-cell>
          <table:table-cell office:value-type="string">
            <text:p>D</text:p>
          </table:table-cell>
          <table:table-cell office:value-type="float" office:value="150.575591112651">
            <text:p>150.5755911127</text:p>
          </table:table-cell>
          <table:table-cell office:value-type="float" office:value="128.038040895477">
            <text:p>128.038040895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185.78547454">
            <text:p>2417185.78547454</text:p>
          </table:table-cell>
          <table:table-cell office:value-type="string">
            <text:p>1905-12-06 01:51:05.625000 EST-0500</text:p>
          </table:table-cell>
          <table:table-cell office:value-type="string">
            <text:p>R</text:p>
          </table:table-cell>
          <table:table-cell office:value-type="float" office:value="271.286386084022">
            <text:p>271.286386084</text:p>
          </table:table-cell>
          <table:table-cell office:value-type="float" office:value="248.746173726067">
            <text:p>248.746173726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205.56148148">
            <text:p>2417205.56148148</text:p>
          </table:table-cell>
          <table:table-cell office:value-type="string">
            <text:p>1905-12-25 20:28:32.109375 EST-0500</text:p>
          </table:table-cell>
          <table:table-cell office:value-type="string">
            <text:p>D</text:p>
          </table:table-cell>
          <table:table-cell office:value-type="float" office:value="254.979133108404">
            <text:p>254.9791331084</text:p>
          </table:table-cell>
          <table:table-cell office:value-type="float" office:value="232.437961908032">
            <text:p>232.43796190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295.83186343">
            <text:p>2417295.83186343</text:p>
          </table:table-cell>
          <table:table-cell office:value-type="string">
            <text:p>1906-03-26 02:57:53.437500 EST-0500</text:p>
          </table:table-cell>
          <table:table-cell office:value-type="string">
            <text:p>R</text:p>
          </table:table-cell>
          <table:table-cell office:value-type="float" office:value="19.3233152121406">
            <text:p>19.3233152121</text:p>
          </table:table-cell>
          <table:table-cell office:value-type="float" office:value="356.779098707963">
            <text:p>356.77909870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319.31025463">
            <text:p>2417319.31025463</text:p>
          </table:table-cell>
          <table:table-cell office:value-type="string">
            <text:p>1906-04-18 14:26:46.640625 EST-0500</text:p>
          </table:table-cell>
          <table:table-cell office:value-type="string">
            <text:p>D</text:p>
          </table:table-cell>
          <table:table-cell office:value-type="float" office:value="7.55174463857578">
            <text:p>7.5517446386</text:p>
          </table:table-cell>
          <table:table-cell office:value-type="float" office:value="345.006862470755">
            <text:p>345.006862470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421.10591435">
            <text:p>2417421.10591435</text:p>
          </table:table-cell>
          <table:table-cell office:value-type="string">
            <text:p>1906-07-29 09:32:31.171875 EST-0500</text:p>
          </table:table-cell>
          <table:table-cell office:value-type="string">
            <text:p>R</text:p>
          </table:table-cell>
          <table:table-cell office:value-type="float" office:value="146.058230000361">
            <text:p>146.0582300004</text:p>
          </table:table-cell>
          <table:table-cell office:value-type="float" office:value="123.509314505846">
            <text:p>123.509314505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444.96516204">
            <text:p>2417444.96516204</text:p>
          </table:table-cell>
          <table:table-cell office:value-type="string">
            <text:p>1906-08-22 06:09:50.625000 EST-0500</text:p>
          </table:table-cell>
          <table:table-cell office:value-type="string">
            <text:p>D</text:p>
          </table:table-cell>
          <table:table-cell office:value-type="float" office:value="133.80947295438">
            <text:p>133.8094729544</text:p>
          </table:table-cell>
          <table:table-cell office:value-type="float" office:value="111.25968452967">
            <text:p>111.259684529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534.56538194">
            <text:p>2417534.56538194</text:p>
          </table:table-cell>
          <table:table-cell office:value-type="string">
            <text:p>1906-11-19 20:34:09.609375 EST-0500</text:p>
          </table:table-cell>
          <table:table-cell office:value-type="string">
            <text:p>R</text:p>
          </table:table-cell>
          <table:table-cell office:value-type="float" office:value="255.470148273539">
            <text:p>255.4701482735</text:p>
          </table:table-cell>
          <table:table-cell office:value-type="float" office:value="232.917793586826">
            <text:p>232.917793586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554.3487037">
            <text:p>2417554.3487037</text:p>
          </table:table-cell>
          <table:table-cell office:value-type="string">
            <text:p>1906-12-09 15:22:08.906250 EST-0500</text:p>
          </table:table-cell>
          <table:table-cell office:value-type="string">
            <text:p>D</text:p>
          </table:table-cell>
          <table:table-cell office:value-type="float" office:value="239.221871620116">
            <text:p>239.2218716201</text:p>
          </table:table-cell>
          <table:table-cell office:value-type="float" office:value="216.668669401658">
            <text:p>216.668669401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643.42585648">
            <text:p>2417643.42585648</text:p>
          </table:table-cell>
          <table:table-cell office:value-type="string">
            <text:p>1907-03-08 17:13:14.531250 EST-0500</text:p>
          </table:table-cell>
          <table:table-cell office:value-type="string">
            <text:p>R</text:p>
          </table:table-cell>
          <table:table-cell office:value-type="float" office:value="1.92182811417108">
            <text:p>1.9218281142</text:p>
          </table:table-cell>
          <table:table-cell office:value-type="float" office:value="339.365038040104">
            <text:p>339.365038040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666.40681713">
            <text:p>2417666.40681713</text:p>
          </table:table-cell>
          <table:table-cell office:value-type="string">
            <text:p>1907-03-31 16:45:49.218750 EST-0500</text:p>
          </table:table-cell>
          <table:table-cell office:value-type="string">
            <text:p>D</text:p>
          </table:table-cell>
          <table:table-cell office:value-type="float" office:value="348.679870646561">
            <text:p>348.6798706466</text:p>
          </table:table-cell>
          <table:table-cell office:value-type="float" office:value="326.122607275021">
            <text:p>326.12260727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767.966875">
            <text:p>2417767.966875</text:p>
          </table:table-cell>
          <table:table-cell office:value-type="string">
            <text:p>1907-07-11 06:12:18.281250 EST-0500</text:p>
          </table:table-cell>
          <table:table-cell office:value-type="string">
            <text:p>R</text:p>
          </table:table-cell>
          <table:table-cell office:value-type="float" office:value="127.249624570797">
            <text:p>127.2496245708</text:p>
          </table:table-cell>
          <table:table-cell office:value-type="float" office:value="104.688274596832">
            <text:p>104.688274596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792.13373843">
            <text:p>2417792.13373843</text:p>
          </table:table-cell>
          <table:table-cell office:value-type="string">
            <text:p>1907-08-04 10:12:35.859375 EST-0500</text:p>
          </table:table-cell>
          <table:table-cell office:value-type="string">
            <text:p>D</text:p>
          </table:table-cell>
          <table:table-cell office:value-type="float" office:value="116.403909292269">
            <text:p>116.4039092923</text:p>
          </table:table-cell>
          <table:table-cell office:value-type="float" office:value="93.8415998847227">
            <text:p>93.841599884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883.18965278">
            <text:p>2417883.18965278</text:p>
          </table:table-cell>
          <table:table-cell office:value-type="string">
            <text:p>1907-11-03 11:33:06.328125 EST-0500</text:p>
          </table:table-cell>
          <table:table-cell office:value-type="string">
            <text:p>R</text:p>
          </table:table-cell>
          <table:table-cell office:value-type="float" office:value="239.630285100991">
            <text:p>239.630285101</text:p>
          </table:table-cell>
          <table:table-cell office:value-type="float" office:value="217.065380866883">
            <text:p>217.065380866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903.24275463">
            <text:p>2417903.24275463</text:p>
          </table:table-cell>
          <table:table-cell office:value-type="string">
            <text:p>1907-11-23 12:49:34.218750 EST-0500</text:p>
          </table:table-cell>
          <table:table-cell office:value-type="string">
            <text:p>D</text:p>
          </table:table-cell>
          <table:table-cell office:value-type="float" office:value="223.533340608268">
            <text:p>223.5333406083</text:p>
          </table:table-cell>
          <table:table-cell office:value-type="float" office:value="200.967588236704">
            <text:p>200.967588236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7991.59418981">
            <text:p>2417991.59418981</text:p>
          </table:table-cell>
          <table:table-cell office:value-type="string">
            <text:p>1908-02-19 21:15:38.671875 EST-0500</text:p>
          </table:table-cell>
          <table:table-cell office:value-type="string">
            <text:p>R</text:p>
          </table:table-cell>
          <table:table-cell office:value-type="float" office:value="345.06180405686">
            <text:p>345.0618040569</text:p>
          </table:table-cell>
          <table:table-cell office:value-type="float" office:value="322.492085104843">
            <text:p>322.492085104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013.8933912">
            <text:p>2418013.8933912</text:p>
          </table:table-cell>
          <table:table-cell office:value-type="string">
            <text:p>1908-03-13 04:26:29.062500 EST-0500</text:p>
          </table:table-cell>
          <table:table-cell office:value-type="string">
            <text:p>D</text:p>
          </table:table-cell>
          <table:table-cell office:value-type="float" office:value="330.618580995288">
            <text:p>330.6185809953</text:p>
          </table:table-cell>
          <table:table-cell office:value-type="float" office:value="308.048185503851">
            <text:p>308.048185503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114.32002315">
            <text:p>2418114.32002315</text:p>
          </table:table-cell>
          <table:table-cell office:value-type="string">
            <text:p>1908-06-21 14:40:50.390625 EST-0500</text:p>
          </table:table-cell>
          <table:table-cell office:value-type="string">
            <text:p>R</text:p>
          </table:table-cell>
          <table:table-cell office:value-type="float" office:value="107.692814972998">
            <text:p>107.692814973</text:p>
          </table:table-cell>
          <table:table-cell office:value-type="float" office:value="85.118796668709">
            <text:p>85.118796668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138.5119213">
            <text:p>2418138.5119213</text:p>
          </table:table-cell>
          <table:table-cell office:value-type="string">
            <text:p>1908-07-15 19:17:10.078125 EST-0500</text:p>
          </table:table-cell>
          <table:table-cell office:value-type="string">
            <text:p>D</text:p>
          </table:table-cell>
          <table:table-cell office:value-type="float" office:value="98.1665751924991">
            <text:p>98.1665751925</text:p>
          </table:table-cell>
          <table:table-cell office:value-type="float" office:value="75.5913333401246">
            <text:p>75.591333340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231.6277662">
            <text:p>2418231.6277662</text:p>
          </table:table-cell>
          <table:table-cell office:value-type="string">
            <text:p>1908-10-16 22:03:59.062500 EST-0500</text:p>
          </table:table-cell>
          <table:table-cell office:value-type="string">
            <text:p>R</text:p>
          </table:table-cell>
          <table:table-cell office:value-type="float" office:value="223.700166341048">
            <text:p>223.700166341</text:p>
          </table:table-cell>
          <table:table-cell office:value-type="float" office:value="201.121954252882">
            <text:p>201.121954252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252.18439815">
            <text:p>2418252.18439815</text:p>
          </table:table-cell>
          <table:table-cell office:value-type="string">
            <text:p>1908-11-06 11:25:32.812500 EST-0500</text:p>
          </table:table-cell>
          <table:table-cell office:value-type="string">
            <text:p>D</text:p>
          </table:table-cell>
          <table:table-cell office:value-type="float" office:value="207.853764497168">
            <text:p>207.8537644972</text:p>
          </table:table-cell>
          <table:table-cell office:value-type="float" office:value="185.274935564473">
            <text:p>185.274935564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340.1562037">
            <text:p>2418340.1562037</text:p>
          </table:table-cell>
          <table:table-cell office:value-type="string">
            <text:p>1909-02-02 10:44:56.484375 EST-0500</text:p>
          </table:table-cell>
          <table:table-cell office:value-type="string">
            <text:p>R</text:p>
          </table:table-cell>
          <table:table-cell office:value-type="float" office:value="328.59614086111">
            <text:p>328.5961408611</text:p>
          </table:table-cell>
          <table:table-cell office:value-type="float" office:value="306.013051673825">
            <text:p>306.013051673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361.70039352">
            <text:p>2418361.70039352</text:p>
          </table:table-cell>
          <table:table-cell office:value-type="string">
            <text:p>1909-02-23 23:48:34.453125 EST-0500</text:p>
          </table:table-cell>
          <table:table-cell office:value-type="string">
            <text:p>D</text:p>
          </table:table-cell>
          <table:table-cell office:value-type="float" office:value="313.283992444841">
            <text:p>313.2839924448</text:p>
          </table:table-cell>
          <table:table-cell office:value-type="float" office:value="290.700206638016">
            <text:p>290.70020663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460.1653588">
            <text:p>2418460.1653588</text:p>
          </table:table-cell>
          <table:table-cell office:value-type="string">
            <text:p>1909-06-02 10:58:07.500000 EST-0500</text:p>
          </table:table-cell>
          <table:table-cell office:value-type="string">
            <text:p>R</text:p>
          </table:table-cell>
          <table:table-cell office:value-type="float" office:value="87.6912939108119">
            <text:p>87.6912939108</text:p>
          </table:table-cell>
          <table:table-cell office:value-type="float" office:value="65.1042109514682">
            <text:p>65.104210951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484.18025463">
            <text:p>2418484.18025463</text:p>
          </table:table-cell>
          <table:table-cell office:value-type="string">
            <text:p>1909-06-26 11:19:34.218750 EST-0500</text:p>
          </table:table-cell>
          <table:table-cell office:value-type="string">
            <text:p>D</text:p>
          </table:table-cell>
          <table:table-cell office:value-type="float" office:value="79.0111465783603">
            <text:p>79.0111465784</text:p>
          </table:table-cell>
          <table:table-cell office:value-type="float" office:value="56.4228114322223">
            <text:p>56.422811432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579.85347222">
            <text:p>2418579.85347222</text:p>
          </table:table-cell>
          <table:table-cell office:value-type="string">
            <text:p>1909-09-30 03:29:00.234375 EST-0500</text:p>
          </table:table-cell>
          <table:table-cell office:value-type="string">
            <text:p>R</text:p>
          </table:table-cell>
          <table:table-cell office:value-type="float" office:value="207.568504784803">
            <text:p>207.5685047848</text:p>
          </table:table-cell>
          <table:table-cell office:value-type="float" office:value="184.976578179347">
            <text:p>184.976578179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601.0937037">
            <text:p>2418601.0937037</text:p>
          </table:table-cell>
          <table:table-cell office:value-type="string">
            <text:p>1909-10-21 09:14:56.484375 EST-0500</text:p>
          </table:table-cell>
          <table:table-cell office:value-type="string">
            <text:p>D</text:p>
          </table:table-cell>
          <table:table-cell office:value-type="float" office:value="192.104517057677">
            <text:p>192.1045170577</text:p>
          </table:table-cell>
          <table:table-cell office:value-type="float" office:value="169.511915692455">
            <text:p>169.511915692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688.94892361">
            <text:p>2418688.94892361</text:p>
          </table:table-cell>
          <table:table-cell office:value-type="string">
            <text:p>1910-01-17 05:46:27.890625 EST-0500</text:p>
          </table:table-cell>
          <table:table-cell office:value-type="string">
            <text:p>R</text:p>
          </table:table-cell>
          <table:table-cell office:value-type="float" office:value="312.393586856241">
            <text:p>312.3935868562</text:p>
          </table:table-cell>
          <table:table-cell office:value-type="float" office:value="289.796854129837">
            <text:p>289.796854129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709.78206018">
            <text:p>2418709.78206018</text:p>
          </table:table-cell>
          <table:table-cell office:value-type="string">
            <text:p>1910-02-07 01:46:10.312500 EST-0500</text:p>
          </table:table-cell>
          <table:table-cell office:value-type="string">
            <text:p>D</text:p>
          </table:table-cell>
          <table:table-cell office:value-type="float" office:value="296.523189700252">
            <text:p>296.5231897003</text:p>
          </table:table-cell>
          <table:table-cell office:value-type="float" office:value="273.925506508074">
            <text:p>273.925506508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805.72565972">
            <text:p>2418805.72565972</text:p>
          </table:table-cell>
          <table:table-cell office:value-type="string">
            <text:p>1910-05-14 00:24:57.656250 EST-0500</text:p>
          </table:table-cell>
          <table:table-cell office:value-type="string">
            <text:p>R</text:p>
          </table:table-cell>
          <table:table-cell office:value-type="float" office:value="67.7386808548688">
            <text:p>67.7386808549</text:p>
          </table:table-cell>
          <table:table-cell office:value-type="float" office:value="45.1377492218029">
            <text:p>45.137749221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829.57270833">
            <text:p>2418829.57270833</text:p>
          </table:table-cell>
          <table:table-cell office:value-type="string">
            <text:p>1910-06-06 20:44:42.421875 EST-0500</text:p>
          </table:table-cell>
          <table:table-cell office:value-type="string">
            <text:p>D</text:p>
          </table:table-cell>
          <table:table-cell office:value-type="float" office:value="59.0883960461735">
            <text:p>59.0883960462</text:p>
          </table:table-cell>
          <table:table-cell office:value-type="float" office:value="36.4864679025361">
            <text:p>36.486467902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927.85457176">
            <text:p>2418927.85457176</text:p>
          </table:table-cell>
          <table:table-cell office:value-type="string">
            <text:p>1910-09-13 03:30:35.156250 EST-0500</text:p>
          </table:table-cell>
          <table:table-cell office:value-type="string">
            <text:p>R</text:p>
          </table:table-cell>
          <table:table-cell office:value-type="float" office:value="191.114200864862">
            <text:p>191.1142008649</text:p>
          </table:table-cell>
          <table:table-cell office:value-type="float" office:value="168.50798308187">
            <text:p>168.507983081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8949.88155093">
            <text:p>2418949.88155093</text:p>
          </table:table-cell>
          <table:table-cell office:value-type="string">
            <text:p>1910-10-05 04:09:26.015625 EST-0500</text:p>
          </table:table-cell>
          <table:table-cell office:value-type="string">
            <text:p>D</text:p>
          </table:table-cell>
          <table:table-cell office:value-type="float" office:value="176.217815759967">
            <text:p>176.21781576</text:p>
          </table:table-cell>
          <table:table-cell office:value-type="float" office:value="153.611011001787">
            <text:p>153.611011001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037.84724537">
            <text:p>2419037.84724537</text:p>
          </table:table-cell>
          <table:table-cell office:value-type="string">
            <text:p>1911-01-01 03:20:02.343750 EST-0500</text:p>
          </table:table-cell>
          <table:table-cell office:value-type="string">
            <text:p>R</text:p>
          </table:table-cell>
          <table:table-cell office:value-type="float" office:value="296.376654540659">
            <text:p>296.3766545407</text:p>
          </table:table-cell>
          <table:table-cell office:value-type="float" office:value="273.765839017011">
            <text:p>273.76583901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058.10969907">
            <text:p>2419058.10969907</text:p>
          </table:table-cell>
          <table:table-cell office:value-type="string">
            <text:p>1911-01-21 09:37:58.125000 EST-0500</text:p>
          </table:table-cell>
          <table:table-cell office:value-type="string">
            <text:p>D</text:p>
          </table:table-cell>
          <table:table-cell office:value-type="float" office:value="280.201881230243">
            <text:p>280.2018812302</text:p>
          </table:table-cell>
          <table:table-cell office:value-type="float" office:value="257.590062234692">
            <text:p>257.590062234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151.46052083">
            <text:p>2419151.46052083</text:p>
          </table:table-cell>
          <table:table-cell office:value-type="string">
            <text:p>1911-04-24 18:03:09.843750 EST-0500</text:p>
          </table:table-cell>
          <table:table-cell office:value-type="string">
            <text:p>R</text:p>
          </table:table-cell>
          <table:table-cell office:value-type="float" office:value="48.3302380975868">
            <text:p>48.3302380976</text:p>
          </table:table-cell>
          <table:table-cell office:value-type="float" office:value="25.715136135278">
            <text:p>25.715136135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175.27217593">
            <text:p>2419175.27217593</text:p>
          </table:table-cell>
          <table:table-cell office:value-type="string">
            <text:p>1911-05-18 13:31:56.015625 EST-0500</text:p>
          </table:table-cell>
          <table:table-cell office:value-type="string">
            <text:p>D</text:p>
          </table:table-cell>
          <table:table-cell office:value-type="float" office:value="38.8502989181795">
            <text:p>38.8502989182</text:p>
          </table:table-cell>
          <table:table-cell office:value-type="float" office:value="16.2342008432511">
            <text:p>16.234200843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275.596875">
            <text:p>2419275.596875</text:p>
          </table:table-cell>
          <table:table-cell office:value-type="string">
            <text:p>1911-08-26 21:19:30.703125 EST-0500</text:p>
          </table:table-cell>
          <table:table-cell office:value-type="string">
            <text:p>R</text:p>
          </table:table-cell>
          <table:table-cell office:value-type="float" office:value="174.172311734315">
            <text:p>174.1723117343</text:p>
          </table:table-cell>
          <table:table-cell office:value-type="float" office:value="151.55149795583">
            <text:p>151.551497955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298.42829861">
            <text:p>2419298.42829861</text:p>
          </table:table-cell>
          <table:table-cell office:value-type="string">
            <text:p>1911-09-18 17:16:45.468750 EST-0500</text:p>
          </table:table-cell>
          <table:table-cell office:value-type="string">
            <text:p>D</text:p>
          </table:table-cell>
          <table:table-cell office:value-type="float" office:value="160.090288242161">
            <text:p>160.0902882422</text:p>
          </table:table-cell>
          <table:table-cell office:value-type="float" office:value="137.468680523788">
            <text:p>137.468680523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386.75226852">
            <text:p>2419386.75226852</text:p>
          </table:table-cell>
          <table:table-cell office:value-type="string">
            <text:p>1911-12-16 01:03:16.875000 EST-0500</text:p>
          </table:table-cell>
          <table:table-cell office:value-type="string">
            <text:p>R</text:p>
          </table:table-cell>
          <table:table-cell office:value-type="float" office:value="280.483424178001">
            <text:p>280.483424178</text:p>
          </table:table-cell>
          <table:table-cell office:value-type="float" office:value="257.858346579638">
            <text:p>257.858346579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406.64363426">
            <text:p>2419406.64363426</text:p>
          </table:table-cell>
          <table:table-cell office:value-type="string">
            <text:p>1912-01-04 22:26:50.156250 EST-0500</text:p>
          </table:table-cell>
          <table:table-cell office:value-type="string">
            <text:p>D</text:p>
          </table:table-cell>
          <table:table-cell office:value-type="float" office:value="264.189782688572">
            <text:p>264.1897826886</text:p>
          </table:table-cell>
          <table:table-cell office:value-type="float" office:value="241.563502028831">
            <text:p>241.563502028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497.8478588">
            <text:p>2419497.8478588</text:p>
          </table:table-cell>
          <table:table-cell office:value-type="string">
            <text:p>1912-04-05 03:20:55.078125 EST-0500</text:p>
          </table:table-cell>
          <table:table-cell office:value-type="string">
            <text:p>R</text:p>
          </table:table-cell>
          <table:table-cell office:value-type="float" office:value="29.7465409970951">
            <text:p>29.7465409971</text:p>
          </table:table-cell>
          <table:table-cell office:value-type="float" office:value="7.11683042184902">
            <text:p>7.116830421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521.53376157">
            <text:p>2419521.53376157</text:p>
          </table:table-cell>
          <table:table-cell office:value-type="string">
            <text:p>1912-04-28 19:48:37.968750 EST-0500</text:p>
          </table:table-cell>
          <table:table-cell office:value-type="string">
            <text:p>D</text:p>
          </table:table-cell>
          <table:table-cell office:value-type="float" office:value="18.8719089440323">
            <text:p>18.871908944</text:p>
          </table:table-cell>
          <table:table-cell office:value-type="float" office:value="356.241322425307">
            <text:p>356.241322425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623.03706019">
            <text:p>2419623.03706019</text:p>
          </table:table-cell>
          <table:table-cell office:value-type="string">
            <text:p>1912-08-08 07:53:22.734375 EST-0500</text:p>
          </table:table-cell>
          <table:table-cell office:value-type="string">
            <text:p>R</text:p>
          </table:table-cell>
          <table:table-cell office:value-type="float" office:value="156.592216711848">
            <text:p>156.5922167118</text:p>
          </table:table-cell>
          <table:table-cell office:value-type="float" office:value="133.956746138612">
            <text:p>133.956746138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646.58686343">
            <text:p>2419646.58686343</text:p>
          </table:table-cell>
          <table:table-cell office:value-type="string">
            <text:p>1912-08-31 21:05:05.859375 EST-0500</text:p>
          </table:table-cell>
          <table:table-cell office:value-type="string">
            <text:p>D</text:p>
          </table:table-cell>
          <table:table-cell office:value-type="float" office:value="143.602875129398">
            <text:p>143.6028751294</text:p>
          </table:table-cell>
          <table:table-cell office:value-type="float" office:value="120.966548074168">
            <text:p>120.966548074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735.58954861">
            <text:p>2419735.58954861</text:p>
          </table:table-cell>
          <table:table-cell office:value-type="string">
            <text:p>1912-11-28 21:08:57.890625 EST-0500</text:p>
          </table:table-cell>
          <table:table-cell office:value-type="string">
            <text:p>R</text:p>
          </table:table-cell>
          <table:table-cell office:value-type="float" office:value="264.653892214619">
            <text:p>264.6538922146</text:p>
          </table:table-cell>
          <table:table-cell office:value-type="float" office:value="242.014137414213">
            <text:p>242.014137414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755.34541667">
            <text:p>2419755.34541667</text:p>
          </table:table-cell>
          <table:table-cell office:value-type="string">
            <text:p>1912-12-18 15:17:24.140625 EST-0500</text:p>
          </table:table-cell>
          <table:table-cell office:value-type="string">
            <text:p>D</text:p>
          </table:table-cell>
          <table:table-cell office:value-type="float" office:value="248.366137261623">
            <text:p>248.3661372616</text:p>
          </table:table-cell>
          <table:table-cell office:value-type="float" office:value="225.725444579427">
            <text:p>225.725444579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845.0353588">
            <text:p>2419845.0353588</text:p>
          </table:table-cell>
          <table:table-cell office:value-type="string">
            <text:p>1913-03-18 07:50:55.078125 EST-0500</text:p>
          </table:table-cell>
          <table:table-cell office:value-type="string">
            <text:p>R</text:p>
          </table:table-cell>
          <table:table-cell office:value-type="float" office:value="11.9559226148543">
            <text:p>11.9559226149</text:p>
          </table:table-cell>
          <table:table-cell office:value-type="float" office:value="349.311162407975">
            <text:p>349.31116240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868.3330787">
            <text:p>2419868.3330787</text:p>
          </table:table-cell>
          <table:table-cell office:value-type="string">
            <text:p>1913-04-10 14:59:38.906250 EST-0500</text:p>
          </table:table-cell>
          <table:table-cell office:value-type="string">
            <text:p>D</text:p>
          </table:table-cell>
          <table:table-cell office:value-type="float" office:value="359.537124297825">
            <text:p>359.5371242978</text:p>
          </table:table-cell>
          <table:table-cell office:value-type="float" office:value="336.891769473911">
            <text:p>336.891769473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970.12385417">
            <text:p>2419970.12385417</text:p>
          </table:table-cell>
          <table:table-cell office:value-type="string">
            <text:p>1913-07-21 09:58:21.562500 EST-0500</text:p>
          </table:table-cell>
          <table:table-cell office:value-type="string">
            <text:p>R</text:p>
          </table:table-cell>
          <table:table-cell office:value-type="float" office:value="138.256578612522">
            <text:p>138.2565786125</text:p>
          </table:table-cell>
          <table:table-cell office:value-type="float" office:value="115.606295747756">
            <text:p>115.606295747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19994.17231481">
            <text:p>2419994.17231481</text:p>
          </table:table-cell>
          <table:table-cell office:value-type="string">
            <text:p>1913-08-14 11:08:08.671875 EST-0500</text:p>
          </table:table-cell>
          <table:table-cell office:value-type="string">
            <text:p>D</text:p>
          </table:table-cell>
          <table:table-cell office:value-type="float" office:value="126.598199785849">
            <text:p>126.5981997858</text:p>
          </table:table-cell>
          <table:table-cell office:value-type="float" office:value="103.946836087001">
            <text:p>103.94683608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084.30719907">
            <text:p>2420084.30719907</text:p>
          </table:table-cell>
          <table:table-cell office:value-type="string">
            <text:p>1913-11-12 14:22:22.968750 EST-0500</text:p>
          </table:table-cell>
          <table:table-cell office:value-type="string">
            <text:p>R</text:p>
          </table:table-cell>
          <table:table-cell office:value-type="float" office:value="248.846155340394">
            <text:p>248.8461553404</text:p>
          </table:table-cell>
          <table:table-cell office:value-type="float" office:value="226.19182354571">
            <text:p>226.191823545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104.18025463">
            <text:p>2420104.18025463</text:p>
          </table:table-cell>
          <table:table-cell office:value-type="string">
            <text:p>1913-12-02 11:19:34.218750 EST-0500</text:p>
          </table:table-cell>
          <table:table-cell office:value-type="string">
            <text:p>D</text:p>
          </table:table-cell>
          <table:table-cell office:value-type="float" office:value="232.654650718462">
            <text:p>232.6546507185</text:p>
          </table:table-cell>
          <table:table-cell office:value-type="float" office:value="209.999173961472">
            <text:p>209.999173961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192.90461806">
            <text:p>2420192.90461806</text:p>
          </table:table-cell>
          <table:table-cell office:value-type="string">
            <text:p>1914-03-01 04:42:39.375000 EST-0500</text:p>
          </table:table-cell>
          <table:table-cell office:value-type="string">
            <text:p>R</text:p>
          </table:table-cell>
          <table:table-cell office:value-type="float" office:value="354.803420939816">
            <text:p>354.8034209398</text:p>
          </table:table-cell>
          <table:table-cell office:value-type="float" office:value="332.143803337557">
            <text:p>332.143803337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215.59626157">
            <text:p>2420215.59626157</text:p>
          </table:table-cell>
          <table:table-cell office:value-type="string">
            <text:p>1914-03-23 21:18:37.968750 EST-0500</text:p>
          </table:table-cell>
          <table:table-cell office:value-type="string">
            <text:p>D</text:p>
          </table:table-cell>
          <table:table-cell office:value-type="float" office:value="341.0078319449">
            <text:p>341.0078319449</text:p>
          </table:table-cell>
          <table:table-cell office:value-type="float" office:value="318.347375867132">
            <text:p>318.347375867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316.78706019">
            <text:p>2420316.78706019</text:p>
          </table:table-cell>
          <table:table-cell office:value-type="string">
            <text:p>1914-07-03 01:53:22.734375 EST-0500</text:p>
          </table:table-cell>
          <table:table-cell office:value-type="string">
            <text:p>R</text:p>
          </table:table-cell>
          <table:table-cell office:value-type="float" office:value="119.11809971188">
            <text:p>119.1180997119</text:p>
          </table:table-cell>
          <table:table-cell office:value-type="float" office:value="96.4533893570064">
            <text:p>96.45338935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341.00336806">
            <text:p>2420341.00336806</text:p>
          </table:table-cell>
          <table:table-cell office:value-type="string">
            <text:p>1914-07-27 07:04:51.796875 EST-0500</text:p>
          </table:table-cell>
          <table:table-cell office:value-type="string">
            <text:p>D</text:p>
          </table:table-cell>
          <table:table-cell office:value-type="float" office:value="108.865652425655">
            <text:p>108.8656524257</text:p>
          </table:table-cell>
          <table:table-cell office:value-type="float" office:value="86.1996708655366">
            <text:p>86.199670865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432.86188657">
            <text:p>2420432.86188657</text:p>
          </table:table-cell>
          <table:table-cell office:value-type="string">
            <text:p>1914-10-27 03:41:07.968750 EST-0500</text:p>
          </table:table-cell>
          <table:table-cell office:value-type="string">
            <text:p>R</text:p>
          </table:table-cell>
          <table:table-cell office:value-type="float" office:value="232.982651792063">
            <text:p>232.9826517921</text:p>
          </table:table-cell>
          <table:table-cell office:value-type="float" office:value="210.313375395595">
            <text:p>210.313375395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453.09810185">
            <text:p>2420453.09810185</text:p>
          </table:table-cell>
          <table:table-cell office:value-type="string">
            <text:p>1914-11-16 09:21:16.171875 EST-0500</text:p>
          </table:table-cell>
          <table:table-cell office:value-type="string">
            <text:p>D</text:p>
          </table:table-cell>
          <table:table-cell office:value-type="float" office:value="216.975251213702">
            <text:p>216.9752512137</text:p>
          </table:table-cell>
          <table:table-cell office:value-type="float" office:value="194.305310814615">
            <text:p>194.305310814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541.26155093">
            <text:p>2420541.26155093</text:p>
          </table:table-cell>
          <table:table-cell office:value-type="string">
            <text:p>1915-02-12 13:16:38.437500 EST-0500</text:p>
          </table:table-cell>
          <table:table-cell office:value-type="string">
            <text:p>R</text:p>
          </table:table-cell>
          <table:table-cell office:value-type="float" office:value="338.122413666091">
            <text:p>338.1224136661</text:p>
          </table:table-cell>
          <table:table-cell office:value-type="float" office:value="315.447836432921">
            <text:p>315.447836432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563.23359954">
            <text:p>2420563.23359954</text:p>
          </table:table-cell>
          <table:table-cell office:value-type="string">
            <text:p>1915-03-06 12:36:23.203125 EST-0500</text:p>
          </table:table-cell>
          <table:table-cell office:value-type="string">
            <text:p>D</text:p>
          </table:table-cell>
          <table:table-cell office:value-type="float" office:value="323.266018251666">
            <text:p>323.2660182517</text:p>
          </table:table-cell>
          <table:table-cell office:value-type="float" office:value="300.590840070993">
            <text:p>300.59084007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662.94001157">
            <text:p>2420662.94001157</text:p>
          </table:table-cell>
          <table:table-cell office:value-type="string">
            <text:p>1915-06-14 05:33:37.968750 EST-0500</text:p>
          </table:table-cell>
          <table:table-cell office:value-type="string">
            <text:p>R</text:p>
          </table:table-cell>
          <table:table-cell office:value-type="float" office:value="99.3328169896945">
            <text:p>99.3328169897</text:p>
          </table:table-cell>
          <table:table-cell office:value-type="float" office:value="76.6536978603735">
            <text:p>76.653697860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687.0403588">
            <text:p>2420687.0403588</text:p>
          </table:table-cell>
          <table:table-cell office:value-type="string">
            <text:p>1915-07-08 07:58:07.500000 EST-0500</text:p>
          </table:table-cell>
          <table:table-cell office:value-type="string">
            <text:p>D</text:p>
          </table:table-cell>
          <table:table-cell office:value-type="float" office:value="90.2451979955606">
            <text:p>90.2451979956</text:p>
          </table:table-cell>
          <table:table-cell office:value-type="float" office:value="67.5648792090349">
            <text:p>67.56487920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781.21943287">
            <text:p>2420781.21943287</text:p>
          </table:table-cell>
          <table:table-cell office:value-type="string">
            <text:p>1915-10-10 12:15:59.765625 EST-0500</text:p>
          </table:table-cell>
          <table:table-cell office:value-type="string">
            <text:p>R</text:p>
          </table:table-cell>
          <table:table-cell office:value-type="float" office:value="216.976904424522">
            <text:p>216.9769044245</text:p>
          </table:table-cell>
          <table:table-cell office:value-type="float" office:value="194.293140391047">
            <text:p>194.29314039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802.03730324">
            <text:p>2420802.03730324</text:p>
          </table:table-cell>
          <table:table-cell office:value-type="string">
            <text:p>1915-10-31 07:53:43.828125 EST-0500</text:p>
          </table:table-cell>
          <table:table-cell office:value-type="string">
            <text:p>D</text:p>
          </table:table-cell>
          <table:table-cell office:value-type="float" office:value="201.269274757385">
            <text:p>201.2692747574</text:p>
          </table:table-cell>
          <table:table-cell office:value-type="float" office:value="178.584672023607">
            <text:p>178.584672023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889.93219907">
            <text:p>2420889.93219907</text:p>
          </table:table-cell>
          <table:table-cell office:value-type="string">
            <text:p>1916-01-27 05:22:22.968750 EST-0500</text:p>
          </table:table-cell>
          <table:table-cell office:value-type="string">
            <text:p>R</text:p>
          </table:table-cell>
          <table:table-cell office:value-type="float" office:value="321.77348320617">
            <text:p>321.7734832062</text:p>
          </table:table-cell>
          <table:table-cell office:value-type="float" office:value="299.084637532651">
            <text:p>299.084637532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0911.17061343">
            <text:p>2420911.17061343</text:p>
          </table:table-cell>
          <table:table-cell office:value-type="string">
            <text:p>1916-02-17 11:05:41.015625 EST-0500</text:p>
          </table:table-cell>
          <table:table-cell office:value-type="string">
            <text:p>D</text:p>
          </table:table-cell>
          <table:table-cell office:value-type="float" office:value="306.191465655646">
            <text:p>306.1914656556</text:p>
          </table:table-cell>
          <table:table-cell office:value-type="float" office:value="283.501609369298">
            <text:p>283.501609369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008.6028588">
            <text:p>2421008.6028588</text:p>
          </table:table-cell>
          <table:table-cell office:value-type="string">
            <text:p>1916-05-24 21:28:07.500000 EST-0500</text:p>
          </table:table-cell>
          <table:table-cell office:value-type="string">
            <text:p>R</text:p>
          </table:table-cell>
          <table:table-cell office:value-type="float" office:value="79.2752240704899">
            <text:p>79.2752240705</text:p>
          </table:table-cell>
          <table:table-cell office:value-type="float" office:value="56.582032469826">
            <text:p>56.582032469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032.53962963">
            <text:p>2421032.53962963</text:p>
          </table:table-cell>
          <table:table-cell office:value-type="string">
            <text:p>1916-06-17 19:57:04.218750 EST-0500</text:p>
          </table:table-cell>
          <table:table-cell office:value-type="string">
            <text:p>D</text:p>
          </table:table-cell>
          <table:table-cell office:value-type="float" office:value="70.720488229753">
            <text:p>70.7204882298</text:p>
          </table:table-cell>
          <table:table-cell office:value-type="float" office:value="48.0260757138843">
            <text:p>48.026075713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129.34810185">
            <text:p>2421129.34810185</text:p>
          </table:table-cell>
          <table:table-cell office:value-type="string">
            <text:p>1916-09-22 15:21:16.171875 EST-0500</text:p>
          </table:table-cell>
          <table:table-cell office:value-type="string">
            <text:p>R</text:p>
          </table:table-cell>
          <table:table-cell office:value-type="float" office:value="200.720033256878">
            <text:p>200.7200332569</text:p>
          </table:table-cell>
          <table:table-cell office:value-type="float" office:value="178.021720872141">
            <text:p>178.021720872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150.91304398">
            <text:p>2421150.91304398</text:p>
          </table:table-cell>
          <table:table-cell office:value-type="string">
            <text:p>1916-10-14 04:54:47.109375 EST-0500</text:p>
          </table:table-cell>
          <table:table-cell office:value-type="string">
            <text:p>D</text:p>
          </table:table-cell>
          <table:table-cell office:value-type="float" office:value="185.471245198329">
            <text:p>185.4712451983</text:p>
          </table:table-cell>
          <table:table-cell office:value-type="float" office:value="162.772417876538">
            <text:p>162.772417876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238.77986111">
            <text:p>2421238.77986111</text:p>
          </table:table-cell>
          <table:table-cell office:value-type="string">
            <text:p>1917-01-10 01:43:00.468750 EST-0500</text:p>
          </table:table-cell>
          <table:table-cell office:value-type="string">
            <text:p>R</text:p>
          </table:table-cell>
          <table:table-cell office:value-type="float" office:value="305.666260013177">
            <text:p>305.6662600132</text:p>
          </table:table-cell>
          <table:table-cell office:value-type="float" office:value="282.963298267714">
            <text:p>282.963298267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259.35969907">
            <text:p>2421259.35969907</text:p>
          </table:table-cell>
          <table:table-cell office:value-type="string">
            <text:p>1917-01-30 15:37:58.125000 EST-0500</text:p>
          </table:table-cell>
          <table:table-cell office:value-type="string">
            <text:p>D</text:p>
          </table:table-cell>
          <table:table-cell office:value-type="float" office:value="289.644077755625">
            <text:p>289.6440777556</text:p>
          </table:table-cell>
          <table:table-cell office:value-type="float" office:value="266.9402481984">
            <text:p>266.940248198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354.15461806">
            <text:p>2421354.15461806</text:p>
          </table:table-cell>
          <table:table-cell office:value-type="string">
            <text:p>1917-05-05 10:42:39.375000 EST-0500</text:p>
          </table:table-cell>
          <table:table-cell office:value-type="string">
            <text:p>R</text:p>
          </table:table-cell>
          <table:table-cell office:value-type="float" office:value="59.4963888598032">
            <text:p>59.4963888598</text:p>
          </table:table-cell>
          <table:table-cell office:value-type="float" office:value="36.7895574412067">
            <text:p>36.789557441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378.0041088">
            <text:p>2421378.0041088</text:p>
          </table:table-cell>
          <table:table-cell office:value-type="string">
            <text:p>1917-05-29 07:05:55.078125 EST-0500</text:p>
          </table:table-cell>
          <table:table-cell office:value-type="string">
            <text:p>D</text:p>
          </table:table-cell>
          <table:table-cell office:value-type="float" office:value="50.5895273972929">
            <text:p>50.5895273973</text:p>
          </table:table-cell>
          <table:table-cell office:value-type="float" office:value="27.881575244681">
            <text:p>27.881575244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477.23017361">
            <text:p>2421477.23017361</text:p>
          </table:table-cell>
          <table:table-cell office:value-type="string">
            <text:p>1917-09-05 12:31:27.890625 EST-0500</text:p>
          </table:table-cell>
          <table:table-cell office:value-type="string">
            <text:p>R</text:p>
          </table:table-cell>
          <table:table-cell office:value-type="float" office:value="184.074601773964">
            <text:p>184.074601774</text:p>
          </table:table-cell>
          <table:table-cell office:value-type="float" office:value="161.362429421526">
            <text:p>161.362429421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499.61787037">
            <text:p>2421499.61787037</text:p>
          </table:table-cell>
          <table:table-cell office:value-type="string">
            <text:p>1917-09-27 21:49:44.765625 EST-0500</text:p>
          </table:table-cell>
          <table:table-cell office:value-type="string">
            <text:p>D</text:p>
          </table:table-cell>
          <table:table-cell office:value-type="float" office:value="169.496382210443">
            <text:p>169.4963822104</text:p>
          </table:table-cell>
          <table:table-cell office:value-type="float" office:value="146.783506758653">
            <text:p>146.783506758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587.69282407">
            <text:p>2421587.69282407</text:p>
          </table:table-cell>
          <table:table-cell office:value-type="string">
            <text:p>1917-12-24 23:37:40.546875 EST-0500</text:p>
          </table:table-cell>
          <table:table-cell office:value-type="string">
            <text:p>R</text:p>
          </table:table-cell>
          <table:table-cell office:value-type="float" office:value="289.709047537507">
            <text:p>289.7090475375</text:p>
          </table:table-cell>
          <table:table-cell office:value-type="float" office:value="266.992744078161">
            <text:p>266.992744078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607.76912037">
            <text:p>2421607.76912037</text:p>
          </table:table-cell>
          <table:table-cell office:value-type="string">
            <text:p>1918-01-14 01:27:32.343750 EST-0500</text:p>
          </table:table-cell>
          <table:table-cell office:value-type="string">
            <text:p>D</text:p>
          </table:table-cell>
          <table:table-cell office:value-type="float" office:value="273.4651761566">
            <text:p>273.4651761566</text:p>
          </table:table-cell>
          <table:table-cell office:value-type="float" office:value="250.747742665499">
            <text:p>250.747742665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700.14094907">
            <text:p>2421700.14094907</text:p>
          </table:table-cell>
          <table:table-cell office:value-type="string">
            <text:p>1918-04-16 10:22:58.125000 EST-0500</text:p>
          </table:table-cell>
          <table:table-cell office:value-type="string">
            <text:p>R</text:p>
          </table:table-cell>
          <table:table-cell office:value-type="float" office:value="40.4212103307085">
            <text:p>40.4212103307</text:p>
          </table:table-cell>
          <table:table-cell office:value-type="float" office:value="17.7007837799749">
            <text:p>17.7007837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723.90376157">
            <text:p>2421723.90376157</text:p>
          </table:table-cell>
          <table:table-cell office:value-type="string">
            <text:p>1918-05-10 04:41:25.546875 EST-0500</text:p>
          </table:table-cell>
          <table:table-cell office:value-type="string">
            <text:p>D</text:p>
          </table:table-cell>
          <table:table-cell office:value-type="float" office:value="30.3893419579911">
            <text:p>30.389341958</text:p>
          </table:table-cell>
          <table:table-cell office:value-type="float" office:value="7.66820409197469">
            <text:p>7.66820409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824.85224537">
            <text:p>2421824.85224537</text:p>
          </table:table-cell>
          <table:table-cell office:value-type="string">
            <text:p>1918-08-19 03:27:14.765625 EST-0500</text:p>
          </table:table-cell>
          <table:table-cell office:value-type="string">
            <text:p>R</text:p>
          </table:table-cell>
          <table:table-cell office:value-type="float" office:value="166.893734807019">
            <text:p>166.893734807</text:p>
          </table:table-cell>
          <table:table-cell office:value-type="float" office:value="144.168077268356">
            <text:p>144.168077268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848.0169213">
            <text:p>2421848.0169213</text:p>
          </table:table-cell>
          <table:table-cell office:value-type="string">
            <text:p>1918-09-11 07:24:22.500000 EST-0500</text:p>
          </table:table-cell>
          <table:table-cell office:value-type="string">
            <text:p>D</text:p>
          </table:table-cell>
          <table:table-cell office:value-type="float" office:value="153.24416329894">
            <text:p>153.2441632989</text:p>
          </table:table-cell>
          <table:table-cell office:value-type="float" office:value="130.517931221588">
            <text:p>130.517931221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936.58259259">
            <text:p>2421936.58259259</text:p>
          </table:table-cell>
          <table:table-cell office:value-type="string">
            <text:p>1918-12-08 20:58:56.718750 EST-0500</text:p>
          </table:table-cell>
          <table:table-cell office:value-type="string">
            <text:p>R</text:p>
          </table:table-cell>
          <table:table-cell office:value-type="float" office:value="273.848511609266">
            <text:p>273.8485116093</text:p>
          </table:table-cell>
          <table:table-cell office:value-type="float" office:value="251.119175452685">
            <text:p>251.119175452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1956.37751157">
            <text:p>2421956.37751157</text:p>
          </table:table-cell>
          <table:table-cell office:value-type="string">
            <text:p>1918-12-28 16:03:37.968750 EST-0500</text:p>
          </table:table-cell>
          <table:table-cell office:value-type="string">
            <text:p>D</text:p>
          </table:table-cell>
          <table:table-cell office:value-type="float" office:value="257.538902279629">
            <text:p>257.5389022796</text:p>
          </table:table-cell>
          <table:table-cell office:value-type="float" office:value="234.808667879306">
            <text:p>234.808667879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046.87189815">
            <text:p>2422046.87189815</text:p>
          </table:table-cell>
          <table:table-cell office:value-type="string">
            <text:p>1919-03-29 03:55:32.812500 EST-0500</text:p>
          </table:table-cell>
          <table:table-cell office:value-type="string">
            <text:p>R</text:p>
          </table:table-cell>
          <table:table-cell office:value-type="float" office:value="22.179257065652">
            <text:p>22.1792570657</text:p>
          </table:table-cell>
          <table:table-cell office:value-type="float" office:value="359.445738023894">
            <text:p>359.445738023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070.41133102">
            <text:p>2422070.41133102</text:p>
          </table:table-cell>
          <table:table-cell office:value-type="string">
            <text:p>1919-04-21 16:52:19.453125 EST-0500</text:p>
          </table:table-cell>
          <table:table-cell office:value-type="string">
            <text:p>D</text:p>
          </table:table-cell>
          <table:table-cell office:value-type="float" office:value="10.6402243507058">
            <text:p>10.6402243507</text:p>
          </table:table-cell>
          <table:table-cell office:value-type="float" office:value="347.906084544488">
            <text:p>347.906084544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172.16425926">
            <text:p>2422172.16425926</text:p>
          </table:table-cell>
          <table:table-cell office:value-type="string">
            <text:p>1919-08-01 10:56:32.578125 EST-0500</text:p>
          </table:table-cell>
          <table:table-cell office:value-type="string">
            <text:p>R</text:p>
          </table:table-cell>
          <table:table-cell office:value-type="float" office:value="149.000629024502">
            <text:p>149.0006290245</text:p>
          </table:table-cell>
          <table:table-cell office:value-type="float" office:value="126.26222449314">
            <text:p>126.262224493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195.94599537">
            <text:p>2422195.94599537</text:p>
          </table:table-cell>
          <table:table-cell office:value-type="string">
            <text:p>1919-08-25 05:42:14.765625 EST-0500</text:p>
          </table:table-cell>
          <table:table-cell office:value-type="string">
            <text:p>D</text:p>
          </table:table-cell>
          <table:table-cell office:value-type="float" office:value="136.552436550022">
            <text:p>136.55243655</text:p>
          </table:table-cell>
          <table:table-cell office:value-type="float" office:value="113.813146258429">
            <text:p>113.813146258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285.37959491">
            <text:p>2422285.37959491</text:p>
          </table:table-cell>
          <table:table-cell office:value-type="string">
            <text:p>1919-11-22 16:06:37.265625 EST-0500</text:p>
          </table:table-cell>
          <table:table-cell office:value-type="string">
            <text:p>R</text:p>
          </table:table-cell>
          <table:table-cell office:value-type="float" office:value="258.034252448971">
            <text:p>258.034252449</text:p>
          </table:table-cell>
          <table:table-cell office:value-type="float" office:value="235.292484685094">
            <text:p>235.292484685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305.14766204">
            <text:p>2422305.14766204</text:p>
          </table:table-cell>
          <table:table-cell office:value-type="string">
            <text:p>1919-12-12 10:32:38.203125 EST-0500</text:p>
          </table:table-cell>
          <table:table-cell office:value-type="string">
            <text:p>D</text:p>
          </table:table-cell>
          <table:table-cell office:value-type="float" office:value="241.773056584731">
            <text:p>241.7730565847</text:p>
          </table:table-cell>
          <table:table-cell office:value-type="float" office:value="219.030271042219">
            <text:p>219.030271042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394.36458333">
            <text:p>2422394.36458333</text:p>
          </table:table-cell>
          <table:table-cell office:value-type="string">
            <text:p>1920-03-10 15:45:00.000000 EST-0500</text:p>
          </table:table-cell>
          <table:table-cell office:value-type="string">
            <text:p>R</text:p>
          </table:table-cell>
          <table:table-cell office:value-type="float" office:value="4.68703300927365">
            <text:p>4.6870330093</text:p>
          </table:table-cell>
          <table:table-cell office:value-type="float" office:value="341.940868727114">
            <text:p>341.940868727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417.44013889">
            <text:p>2422417.44013889</text:p>
          </table:table-cell>
          <table:table-cell office:value-type="string">
            <text:p>1920-04-02 17:33:48.515625 EST-0500</text:p>
          </table:table-cell>
          <table:table-cell office:value-type="string">
            <text:p>D</text:p>
          </table:table-cell>
          <table:table-cell office:value-type="float" office:value="351.651822885759">
            <text:p>351.6518228858</text:p>
          </table:table-cell>
          <table:table-cell office:value-type="float" office:value="328.905097891723">
            <text:p>328.905097891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519.08381944">
            <text:p>2422519.08381944</text:p>
          </table:table-cell>
          <table:table-cell office:value-type="string">
            <text:p>1920-07-13 09:00:42.187500 EST-0500</text:p>
          </table:table-cell>
          <table:table-cell office:value-type="string">
            <text:p>R</text:p>
          </table:table-cell>
          <table:table-cell office:value-type="float" office:value="130.303453574706">
            <text:p>130.3034535747</text:p>
          </table:table-cell>
          <table:table-cell office:value-type="float" office:value="107.552830578731">
            <text:p>107.552830578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543.22993056">
            <text:p>2422543.22993056</text:p>
          </table:table-cell>
          <table:table-cell office:value-type="string">
            <text:p>1920-08-06 12:31:06.796875 EST-0500</text:p>
          </table:table-cell>
          <table:table-cell office:value-type="string">
            <text:p>D</text:p>
          </table:table-cell>
          <table:table-cell office:value-type="float" office:value="119.247049162613">
            <text:p>119.2470491626</text:p>
          </table:table-cell>
          <table:table-cell office:value-type="float" office:value="96.4955260682783">
            <text:p>96.495526068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634.02827546">
            <text:p>2422634.02827546</text:p>
          </table:table-cell>
          <table:table-cell office:value-type="string">
            <text:p>1920-11-05 07:40:43.359375 EST-0500</text:p>
          </table:table-cell>
          <table:table-cell office:value-type="string">
            <text:p>R</text:p>
          </table:table-cell>
          <table:table-cell office:value-type="float" office:value="242.205636192658">
            <text:p>242.2056361927</text:p>
          </table:table-cell>
          <table:table-cell office:value-type="float" office:value="219.451590062092">
            <text:p>219.451590062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654.03010417">
            <text:p>2422654.03010417</text:p>
          </table:table-cell>
          <table:table-cell office:value-type="string">
            <text:p>1920-11-25 07:43:21.562500 EST-0500</text:p>
          </table:table-cell>
          <table:table-cell office:value-type="string">
            <text:p>D</text:p>
          </table:table-cell>
          <table:table-cell office:value-type="float" office:value="226.083054968201">
            <text:p>226.0830549682</text:p>
          </table:table-cell>
          <table:table-cell office:value-type="float" office:value="203.328344060211">
            <text:p>203.328344060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742.46271991">
            <text:p>2422742.46271991</text:p>
          </table:table-cell>
          <table:table-cell office:value-type="string">
            <text:p>1921-02-21 18:06:19.687500 EST-0500</text:p>
          </table:table-cell>
          <table:table-cell office:value-type="string">
            <text:p>R</text:p>
          </table:table-cell>
          <table:table-cell office:value-type="float" office:value="347.757521003796">
            <text:p>347.7575210038</text:p>
          </table:table-cell>
          <table:table-cell office:value-type="float" office:value="324.998969535047">
            <text:p>324.99896953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764.86811343">
            <text:p>2422764.86811343</text:p>
          </table:table-cell>
          <table:table-cell office:value-type="string">
            <text:p>1921-03-16 03:50:05.859375 EST-0500</text:p>
          </table:table-cell>
          <table:table-cell office:value-type="string">
            <text:p>D</text:p>
          </table:table-cell>
          <table:table-cell office:value-type="float" office:value="333.471852009786">
            <text:p>333.4718520098</text:p>
          </table:table-cell>
          <table:table-cell office:value-type="float" office:value="310.712856077503">
            <text:p>310.712856077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865.51509259">
            <text:p>2422865.51509259</text:p>
          </table:table-cell>
          <table:table-cell office:value-type="string">
            <text:p>1921-06-24 19:21:44.296875 EST-0500</text:p>
          </table:table-cell>
          <table:table-cell office:value-type="string">
            <text:p>R</text:p>
          </table:table-cell>
          <table:table-cell office:value-type="float" office:value="110.850068260274">
            <text:p>110.8500682603</text:p>
          </table:table-cell>
          <table:table-cell office:value-type="float" office:value="88.0876235618931">
            <text:p>88.087623561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889.72773148">
            <text:p>2422889.72773148</text:p>
          </table:table-cell>
          <table:table-cell office:value-type="string">
            <text:p>1921-07-19 00:27:56.953125 EST-0500</text:p>
          </table:table-cell>
          <table:table-cell office:value-type="string">
            <text:p>D</text:p>
          </table:table-cell>
          <table:table-cell office:value-type="float" office:value="101.148220759164">
            <text:p>101.1482207592</text:p>
          </table:table-cell>
          <table:table-cell office:value-type="float" office:value="78.3847177231337">
            <text:p>78.384717723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2982.4962963">
            <text:p>2422982.4962963</text:p>
          </table:table-cell>
          <table:table-cell office:value-type="string">
            <text:p>1921-10-19 18:54:40.078125 EST-0500</text:p>
          </table:table-cell>
          <table:table-cell office:value-type="string">
            <text:p>R</text:p>
          </table:table-cell>
          <table:table-cell office:value-type="float" office:value="226.297436286982">
            <text:p>226.297436287</text:p>
          </table:table-cell>
          <table:table-cell office:value-type="float" office:value="203.531477438875">
            <text:p>203.531477438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002.96626157">
            <text:p>2423002.96626157</text:p>
          </table:table-cell>
          <table:table-cell office:value-type="string">
            <text:p>1921-11-09 06:11:25.546875 EST-0500</text:p>
          </table:table-cell>
          <table:table-cell office:value-type="string">
            <text:p>D</text:p>
          </table:table-cell>
          <table:table-cell office:value-type="float" office:value="210.406785260201">
            <text:p>210.4067852602</text:p>
          </table:table-cell>
          <table:table-cell office:value-type="float" office:value="187.6401208633">
            <text:p>187.640120863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090.97895833">
            <text:p>2423090.97895833</text:p>
          </table:table-cell>
          <table:table-cell office:value-type="string">
            <text:p>1922-02-05 06:29:42.421875 EST-0500</text:p>
          </table:table-cell>
          <table:table-cell office:value-type="string">
            <text:p>R</text:p>
          </table:table-cell>
          <table:table-cell office:value-type="float" office:value="331.236646747002">
            <text:p>331.236646747</text:p>
          </table:table-cell>
          <table:table-cell office:value-type="float" office:value="308.466296260627">
            <text:p>308.466296260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112.62935185">
            <text:p>2423112.62935185</text:p>
          </table:table-cell>
          <table:table-cell office:value-type="string">
            <text:p>1922-02-26 22:06:16.171875 EST-0500</text:p>
          </table:table-cell>
          <table:table-cell office:value-type="string">
            <text:p>D</text:p>
          </table:table-cell>
          <table:table-cell office:value-type="float" office:value="316.030319767863">
            <text:p>316.0303197679</text:p>
          </table:table-cell>
          <table:table-cell office:value-type="float" office:value="293.259241139603">
            <text:p>293.259241139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211.43976852">
            <text:p>2423211.43976852</text:p>
          </table:table-cell>
          <table:table-cell office:value-type="string">
            <text:p>1922-06-05 17:33:16.875000 EST-0500</text:p>
          </table:table-cell>
          <table:table-cell office:value-type="string">
            <text:p>R</text:p>
          </table:table-cell>
          <table:table-cell office:value-type="float" office:value="90.8882796095742">
            <text:p>90.8882796096</text:p>
          </table:table-cell>
          <table:table-cell office:value-type="float" office:value="68.1144000466658">
            <text:p>68.114400046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235.47420139">
            <text:p>2423235.47420139</text:p>
          </table:table-cell>
          <table:table-cell office:value-type="string">
            <text:p>1922-06-29 18:22:51.093750 EST-0500</text:p>
          </table:table-cell>
          <table:table-cell office:value-type="string">
            <text:p>D</text:p>
          </table:table-cell>
          <table:table-cell office:value-type="float" office:value="82.1276480006199">
            <text:p>82.1276480006</text:p>
          </table:table-cell>
          <table:table-cell office:value-type="float" office:value="59.352620557907">
            <text:p>59.352620557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330.75800926">
            <text:p>2423330.75800926</text:p>
          </table:table-cell>
          <table:table-cell office:value-type="string">
            <text:p>1922-10-03 01:11:32.578125 EST-0500</text:p>
          </table:table-cell>
          <table:table-cell office:value-type="string">
            <text:p>R</text:p>
          </table:table-cell>
          <table:table-cell office:value-type="float" office:value="210.198143870137">
            <text:p>210.1981438701</text:p>
          </table:table-cell>
          <table:table-cell office:value-type="float" office:value="187.420156973707">
            <text:p>187.420156973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351.88289352">
            <text:p>2423351.88289352</text:p>
          </table:table-cell>
          <table:table-cell office:value-type="string">
            <text:p>1922-10-24 04:11:22.031250 EST-0500</text:p>
          </table:table-cell>
          <table:table-cell office:value-type="string">
            <text:p>D</text:p>
          </table:table-cell>
          <table:table-cell office:value-type="float" office:value="194.664556934281">
            <text:p>194.6645569343</text:p>
          </table:table-cell>
          <table:table-cell office:value-type="float" office:value="171.886098010305">
            <text:p>171.886098010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439.74482639">
            <text:p>2423439.74482639</text:p>
          </table:table-cell>
          <table:table-cell office:value-type="string">
            <text:p>1923-01-20 00:52:33.515625 EST-0500</text:p>
          </table:table-cell>
          <table:table-cell office:value-type="string">
            <text:p>R</text:p>
          </table:table-cell>
          <table:table-cell office:value-type="float" office:value="314.999672494796">
            <text:p>314.9996724948</text:p>
          </table:table-cell>
          <table:table-cell office:value-type="float" office:value="292.217506973144">
            <text:p>292.217506973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460.67622685">
            <text:p>2423460.67622685</text:p>
          </table:table-cell>
          <table:table-cell office:value-type="string">
            <text:p>1923-02-09 23:13:46.171875 EST-0500</text:p>
          </table:table-cell>
          <table:table-cell office:value-type="string">
            <text:p>D</text:p>
          </table:table-cell>
          <table:table-cell office:value-type="float" office:value="299.194200619987">
            <text:p>299.19420062</text:p>
          </table:table-cell>
          <table:table-cell office:value-type="float" office:value="276.411332737029">
            <text:p>276.41133273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557.01777778">
            <text:p>2423557.01777778</text:p>
          </table:table-cell>
          <table:table-cell office:value-type="string">
            <text:p>1923-05-17 07:25:36.328125 EST-0500</text:p>
          </table:table-cell>
          <table:table-cell office:value-type="string">
            <text:p>R</text:p>
          </table:table-cell>
          <table:table-cell office:value-type="float" office:value="70.8946770208634">
            <text:p>70.8946770209</text:p>
          </table:table-cell>
          <table:table-cell office:value-type="float" office:value="48.1092805545535">
            <text:p>48.109280554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580.87825231">
            <text:p>2423580.87825231</text:p>
          </table:table-cell>
          <table:table-cell office:value-type="string">
            <text:p>1923-06-10 04:04:41.250000 EST-0500</text:p>
          </table:table-cell>
          <table:table-cell office:value-type="string">
            <text:p>D</text:p>
          </table:table-cell>
          <table:table-cell office:value-type="float" office:value="62.2979584524622">
            <text:p>62.2979584525</text:p>
          </table:table-cell>
          <table:table-cell office:value-type="float" office:value="39.5115714557689">
            <text:p>39.511571455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678.79390046">
            <text:p>2423678.79390046</text:p>
          </table:table-cell>
          <table:table-cell office:value-type="string">
            <text:p>1923-09-16 02:03:13.359375 EST-0500</text:p>
          </table:table-cell>
          <table:table-cell office:value-type="string">
            <text:p>R</text:p>
          </table:table-cell>
          <table:table-cell office:value-type="float" office:value="193.78989405178">
            <text:p>193.7898940518</text:p>
          </table:table-cell>
          <table:table-cell office:value-type="float" office:value="171.000001717285">
            <text:p>171.000001717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700.69513889">
            <text:p>2423700.69513889</text:p>
          </table:table-cell>
          <table:table-cell office:value-type="string">
            <text:p>1923-10-07 23:41:00.937500 EST-0500</text:p>
          </table:table-cell>
          <table:table-cell office:value-type="string">
            <text:p>D</text:p>
          </table:table-cell>
          <table:table-cell office:value-type="float" office:value="178.793108160779">
            <text:p>178.7931081608</text:p>
          </table:table-cell>
          <table:table-cell office:value-type="float" office:value="156.002693217324">
            <text:p>156.002693217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788.6309375">
            <text:p>2423788.6309375</text:p>
          </table:table-cell>
          <table:table-cell office:value-type="string">
            <text:p>1924-01-03 22:08:33.281250 EST-0500</text:p>
          </table:table-cell>
          <table:table-cell office:value-type="string">
            <text:p>R</text:p>
          </table:table-cell>
          <table:table-cell office:value-type="float" office:value="298.954173219804">
            <text:p>298.9541732198</text:p>
          </table:table-cell>
          <table:table-cell office:value-type="float" office:value="276.160434713853">
            <text:p>276.160434713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808.97090278">
            <text:p>2423808.97090278</text:p>
          </table:table-cell>
          <table:table-cell office:value-type="string">
            <text:p>1924-01-24 06:18:06.328125 EST-0500</text:p>
          </table:table-cell>
          <table:table-cell office:value-type="string">
            <text:p>D</text:p>
          </table:table-cell>
          <table:table-cell office:value-type="float" office:value="282.813590601929">
            <text:p>282.8135906019</text:p>
          </table:table-cell>
          <table:table-cell office:value-type="float" office:value="260.018881393986">
            <text:p>260.01888139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902.6824537">
            <text:p>2423902.6824537</text:p>
          </table:table-cell>
          <table:table-cell office:value-type="string">
            <text:p>1924-04-26 23:22:44.062500 EST-0500</text:p>
          </table:table-cell>
          <table:table-cell office:value-type="string">
            <text:p>R</text:p>
          </table:table-cell>
          <table:table-cell office:value-type="float" office:value="51.377695517468">
            <text:p>51.3776955175</text:p>
          </table:table-cell>
          <table:table-cell office:value-type="float" office:value="28.58040717462">
            <text:p>28.580407174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3926.51118056">
            <text:p>2423926.51118056</text:p>
          </table:table-cell>
          <table:table-cell office:value-type="string">
            <text:p>1924-05-20 19:16:06.796875 EST-0500</text:p>
          </table:table-cell>
          <table:table-cell office:value-type="string">
            <text:p>D</text:p>
          </table:table-cell>
          <table:table-cell office:value-type="float" office:value="42.0680140169808">
            <text:p>42.068014017</text:p>
          </table:table-cell>
          <table:table-cell office:value-type="float" office:value="19.2699541402275">
            <text:p>19.269954140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026.57222222">
            <text:p>2424026.57222222</text:p>
          </table:table-cell>
          <table:table-cell office:value-type="string">
            <text:p>1924-08-28 20:44:00.234375 EST-0500</text:p>
          </table:table-cell>
          <table:table-cell office:value-type="string">
            <text:p>R</text:p>
          </table:table-cell>
          <table:table-cell office:value-type="float" office:value="176.926708745004">
            <text:p>176.926708745</text:p>
          </table:table-cell>
          <table:table-cell office:value-type="float" office:value="154.124618155759">
            <text:p>154.124618155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049.29011574">
            <text:p>2424049.29011574</text:p>
          </table:table-cell>
          <table:table-cell office:value-type="string">
            <text:p>1924-09-20 13:57:46.406250 EST-0500</text:p>
          </table:table-cell>
          <table:table-cell office:value-type="string">
            <text:p>D</text:p>
          </table:table-cell>
          <table:table-cell office:value-type="float" office:value="162.707649974669">
            <text:p>162.7076499747</text:p>
          </table:table-cell>
          <table:table-cell office:value-type="float" office:value="139.905085222971">
            <text:p>139.90508522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137.53780093">
            <text:p>2424137.53780093</text:p>
          </table:table-cell>
          <table:table-cell office:value-type="string">
            <text:p>1924-12-17 19:54:26.015625 EST-0500</text:p>
          </table:table-cell>
          <table:table-cell office:value-type="string">
            <text:p>R</text:p>
          </table:table-cell>
          <table:table-cell office:value-type="float" office:value="283.042782796223">
            <text:p>283.0427827962</text:p>
          </table:table-cell>
          <table:table-cell office:value-type="float" office:value="260.237142828227">
            <text:p>260.237142828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157.47248843">
            <text:p>2424157.47248843</text:p>
          </table:table-cell>
          <table:table-cell office:value-type="string">
            <text:p>1925-01-06 18:20:23.437500 EST-0500</text:p>
          </table:table-cell>
          <table:table-cell office:value-type="string">
            <text:p>D</text:p>
          </table:table-cell>
          <table:table-cell office:value-type="float" office:value="266.758998116459">
            <text:p>266.7589981165</text:p>
          </table:table-cell>
          <table:table-cell office:value-type="float" office:value="243.952439889442">
            <text:p>243.952439889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248.95625">
            <text:p>2424248.95625</text:p>
          </table:table-cell>
          <table:table-cell office:value-type="string">
            <text:p>1925-04-08 05:57:00.703125 EST-0500</text:p>
          </table:table-cell>
          <table:table-cell office:value-type="string">
            <text:p>R</text:p>
          </table:table-cell>
          <table:table-cell office:value-type="float" office:value="32.6624228047925">
            <text:p>32.6624228048</text:p>
          </table:table-cell>
          <table:table-cell office:value-type="float" office:value="9.8530213283207">
            <text:p>9.853021328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272.67390046">
            <text:p>2424272.67390046</text:p>
          </table:table-cell>
          <table:table-cell office:value-type="string">
            <text:p>1925-05-01 23:10:25.781250 EST-0500</text:p>
          </table:table-cell>
          <table:table-cell office:value-type="string">
            <text:p>D</text:p>
          </table:table-cell>
          <table:table-cell office:value-type="float" office:value="22.0134012363336">
            <text:p>22.0134012363</text:p>
          </table:table-cell>
          <table:table-cell office:value-type="float" office:value="359.203241504638">
            <text:p>359.203241504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374.05695602">
            <text:p>2424374.05695602</text:p>
          </table:table-cell>
          <table:table-cell office:value-type="string">
            <text:p>1925-08-11 08:22:01.875000 EST-0500</text:p>
          </table:table-cell>
          <table:table-cell office:value-type="string">
            <text:p>R</text:p>
          </table:table-cell>
          <table:table-cell office:value-type="float" office:value="159.454248760976">
            <text:p>159.454248761</text:p>
          </table:table-cell>
          <table:table-cell office:value-type="float" office:value="136.639894076232">
            <text:p>136.639894076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397.51947917">
            <text:p>2424397.51947917</text:p>
          </table:table-cell>
          <table:table-cell office:value-type="string">
            <text:p>1925-09-03 19:28:03.984375 EST-0500</text:p>
          </table:table-cell>
          <table:table-cell office:value-type="string">
            <text:p>D</text:p>
          </table:table-cell>
          <table:table-cell office:value-type="float" office:value="146.287253680294">
            <text:p>146.2872536803</text:p>
          </table:table-cell>
          <table:table-cell office:value-type="float" office:value="123.472139690963">
            <text:p>123.47213969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486.39155093">
            <text:p>2424486.39155093</text:p>
          </table:table-cell>
          <table:table-cell office:value-type="string">
            <text:p>1925-12-01 16:23:50.859375 EST-0500</text:p>
          </table:table-cell>
          <table:table-cell office:value-type="string">
            <text:p>R</text:p>
          </table:table-cell>
          <table:table-cell office:value-type="float" office:value="267.205992837966">
            <text:p>267.205992838</text:p>
          </table:table-cell>
          <table:table-cell office:value-type="float" office:value="244.388165638607">
            <text:p>244.388165638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506.15107639">
            <text:p>2424506.15107639</text:p>
          </table:table-cell>
          <table:table-cell office:value-type="string">
            <text:p>1925-12-21 10:37:33.515625 EST-0500</text:p>
          </table:table-cell>
          <table:table-cell office:value-type="string">
            <text:p>D</text:p>
          </table:table-cell>
          <table:table-cell office:value-type="float" office:value="250.909955372333">
            <text:p>250.9099553723</text:p>
          </table:table-cell>
          <table:table-cell office:value-type="float" office:value="228.09110063252">
            <text:p>228.091100632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596.03388889">
            <text:p>2424596.03388889</text:p>
          </table:table-cell>
          <table:table-cell office:value-type="string">
            <text:p>1926-03-21 07:48:48.515625 EST-0500</text:p>
          </table:table-cell>
          <table:table-cell office:value-type="string">
            <text:p>R</text:p>
          </table:table-cell>
          <table:table-cell office:value-type="float" office:value="14.7575202602348">
            <text:p>14.7575202602</text:p>
          </table:table-cell>
          <table:table-cell office:value-type="float" office:value="351.935371636774">
            <text:p>351.935371636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619.39570602">
            <text:p>2424619.39570602</text:p>
          </table:table-cell>
          <table:table-cell office:value-type="string">
            <text:p>1926-04-13 16:29:49.453125 EST-0500</text:p>
          </table:table-cell>
          <table:table-cell office:value-type="string">
            <text:p>D</text:p>
          </table:table-cell>
          <table:table-cell office:value-type="float" office:value="2.56285011790297">
            <text:p>2.5628501179</text:p>
          </table:table-cell>
          <table:table-cell office:value-type="float" office:value="339.740164075598">
            <text:p>339.740164075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721.20844907">
            <text:p>2424721.20844907</text:p>
          </table:table-cell>
          <table:table-cell office:value-type="string">
            <text:p>1926-07-24 12:00:10.546875 EST-0500</text:p>
          </table:table-cell>
          <table:table-cell office:value-type="string">
            <text:p>R</text:p>
          </table:table-cell>
          <table:table-cell office:value-type="float" office:value="141.246153398731">
            <text:p>141.2461533987</text:p>
          </table:table-cell>
          <table:table-cell office:value-type="float" office:value="118.4191019994">
            <text:p>118.419101999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745.20015046">
            <text:p>2424745.20015046</text:p>
          </table:table-cell>
          <table:table-cell office:value-type="string">
            <text:p>1926-08-17 11:48:13.359375 EST-0500</text:p>
          </table:table-cell>
          <table:table-cell office:value-type="string">
            <text:p>D</text:p>
          </table:table-cell>
          <table:table-cell office:value-type="float" office:value="129.378201131645">
            <text:p>129.3782011316</text:p>
          </table:table-cell>
          <table:table-cell office:value-type="float" office:value="106.550356882606">
            <text:p>106.550356882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835.13362268">
            <text:p>2424835.13362268</text:p>
          </table:table-cell>
          <table:table-cell office:value-type="string">
            <text:p>1926-11-15 10:12:25.312500 EST-0500</text:p>
          </table:table-cell>
          <table:table-cell office:value-type="string">
            <text:p>R</text:p>
          </table:table-cell>
          <table:table-cell office:value-type="float" office:value="251.398623498614">
            <text:p>251.3986234986</text:p>
          </table:table-cell>
          <table:table-cell office:value-type="float" office:value="228.568024161525">
            <text:p>228.568024161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854.96943287">
            <text:p>2424854.96943287</text:p>
          </table:table-cell>
          <table:table-cell office:value-type="string">
            <text:p>1926-12-05 06:15:59.765625 EST-0500</text:p>
          </table:table-cell>
          <table:table-cell office:value-type="string">
            <text:p>D</text:p>
          </table:table-cell>
          <table:table-cell office:value-type="float" office:value="235.184135970743">
            <text:p>235.1841359707</text:p>
          </table:table-cell>
          <table:table-cell office:value-type="float" office:value="212.352699715419">
            <text:p>212.352699715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943.8109838">
            <text:p>2424943.8109838</text:p>
          </table:table-cell>
          <table:table-cell office:value-type="string">
            <text:p>1927-03-04 02:27:49.921875 EST-0500</text:p>
          </table:table-cell>
          <table:table-cell office:value-type="string">
            <text:p>R</text:p>
          </table:table-cell>
          <table:table-cell office:value-type="float" office:value="357.514131215635">
            <text:p>357.5141312156</text:p>
          </table:table-cell>
          <table:table-cell office:value-type="float" office:value="334.678768959343">
            <text:p>334.678768959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4966.60273148">
            <text:p>2424966.60273148</text:p>
          </table:table-cell>
          <table:table-cell office:value-type="string">
            <text:p>1927-03-26 21:27:56.953125 EST-0500</text:p>
          </table:table-cell>
          <table:table-cell office:value-type="string">
            <text:p>D</text:p>
          </table:table-cell>
          <table:table-cell office:value-type="float" office:value="343.905458456754">
            <text:p>343.9054584568</text:p>
          </table:table-cell>
          <table:table-cell office:value-type="float" office:value="321.069537659912">
            <text:p>321.069537659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067.94795139">
            <text:p>2425067.94795139</text:p>
          </table:table-cell>
          <table:table-cell office:value-type="string">
            <text:p>1927-07-06 05:45:03.515625 EST-0500</text:p>
          </table:table-cell>
          <table:table-cell office:value-type="string">
            <text:p>R</text:p>
          </table:table-cell>
          <table:table-cell office:value-type="float" office:value="122.22184683301">
            <text:p>122.221846833</text:p>
          </table:table-cell>
          <table:table-cell office:value-type="float" office:value="99.3818456771825">
            <text:p>99.381845677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092.15021991">
            <text:p>2425092.15021991</text:p>
          </table:table-cell>
          <table:table-cell office:value-type="string">
            <text:p>1927-07-30 10:36:19.687500 EST-0500</text:p>
          </table:table-cell>
          <table:table-cell office:value-type="string">
            <text:p>D</text:p>
          </table:table-cell>
          <table:table-cell office:value-type="float" office:value="111.763428451678">
            <text:p>111.7634284517</text:p>
          </table:table-cell>
          <table:table-cell office:value-type="float" office:value="88.9222567323777">
            <text:p>88.922256732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183.71760417">
            <text:p>2425183.71760417</text:p>
          </table:table-cell>
          <table:table-cell office:value-type="string">
            <text:p>1927-10-30 00:13:21.562500 EST-0500</text:p>
          </table:table-cell>
          <table:table-cell office:value-type="string">
            <text:p>R</text:p>
          </table:table-cell>
          <table:table-cell office:value-type="float" office:value="235.547964410373">
            <text:p>235.5479644104</text:p>
          </table:table-cell>
          <table:table-cell office:value-type="float" office:value="212.704058898335">
            <text:p>212.704058898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203.88239583">
            <text:p>2425203.88239583</text:p>
          </table:table-cell>
          <table:table-cell office:value-type="string">
            <text:p>1927-11-19 04:10:39.843750 EST-0500</text:p>
          </table:table-cell>
          <table:table-cell office:value-type="string">
            <text:p>D</text:p>
          </table:table-cell>
          <table:table-cell office:value-type="float" office:value="219.506442685017">
            <text:p>219.506442685</text:p>
          </table:table-cell>
          <table:table-cell office:value-type="float" office:value="196.661671354801">
            <text:p>196.661671354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292.10383102">
            <text:p>2425292.10383102</text:p>
          </table:table-cell>
          <table:table-cell office:value-type="string">
            <text:p>1928-02-15 09:29:31.875000 EST-0500</text:p>
          </table:table-cell>
          <table:table-cell office:value-type="string">
            <text:p>R</text:p>
          </table:table-cell>
          <table:table-cell office:value-type="float" office:value="340.774201198672">
            <text:p>340.7742011987</text:p>
          </table:table-cell>
          <table:table-cell office:value-type="float" office:value="317.925294055497">
            <text:p>317.925294055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314.19306713">
            <text:p>2425314.19306713</text:p>
          </table:table-cell>
          <table:table-cell office:value-type="string">
            <text:p>1928-03-08 11:38:01.640625 EST-0500</text:p>
          </table:table-cell>
          <table:table-cell office:value-type="string">
            <text:p>D</text:p>
          </table:table-cell>
          <table:table-cell office:value-type="float" office:value="326.055631331223">
            <text:p>326.0556313312</text:p>
          </table:table-cell>
          <table:table-cell office:value-type="float" office:value="303.205997979656">
            <text:p>303.205997979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414.17048611">
            <text:p>2425414.17048611</text:p>
          </table:table-cell>
          <table:table-cell office:value-type="string">
            <text:p>1928-06-16 11:05:30.468750 EST-0500</text:p>
          </table:table-cell>
          <table:table-cell office:value-type="string">
            <text:p>R</text:p>
          </table:table-cell>
          <table:table-cell office:value-type="float" office:value="102.501195985778">
            <text:p>102.5011959858</text:p>
          </table:table-cell>
          <table:table-cell office:value-type="float" office:value="79.6478670536492">
            <text:p>79.647867053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438.3031713">
            <text:p>2425438.3031713</text:p>
          </table:table-cell>
          <table:table-cell office:value-type="string">
            <text:p>1928-07-10 14:16:34.921875 EST-0500</text:p>
          </table:table-cell>
          <table:table-cell office:value-type="string">
            <text:p>D</text:p>
          </table:table-cell>
          <table:table-cell office:value-type="float" office:value="93.2711497441748">
            <text:p>93.2711497442</text:p>
          </table:table-cell>
          <table:table-cell office:value-type="float" office:value="70.4166014508513">
            <text:p>70.416601450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532.10138889">
            <text:p>2425532.10138889</text:p>
          </table:table-cell>
          <table:table-cell office:value-type="string">
            <text:p>1928-10-12 09:26:00.937500 EST-0500</text:p>
          </table:table-cell>
          <table:table-cell office:value-type="string">
            <text:p>R</text:p>
          </table:table-cell>
          <table:table-cell office:value-type="float" office:value="219.567187857543">
            <text:p>219.5671878575</text:p>
          </table:table-cell>
          <table:table-cell office:value-type="float" office:value="196.709289677549">
            <text:p>196.709289677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552.8234375">
            <text:p>2425552.8234375</text:p>
          </table:table-cell>
          <table:table-cell office:value-type="string">
            <text:p>1928-11-02 02:45:45.703125 EST-0500</text:p>
          </table:table-cell>
          <table:table-cell office:value-type="string">
            <text:p>D</text:p>
          </table:table-cell>
          <table:table-cell office:value-type="float" office:value="203.808095101668">
            <text:p>203.8080951017</text:p>
          </table:table-cell>
          <table:table-cell office:value-type="float" office:value="180.949464758159">
            <text:p>180.949464758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640.73725694">
            <text:p>2425640.73725694</text:p>
          </table:table-cell>
          <table:table-cell office:value-type="string">
            <text:p>1929-01-29 00:41:39.609375 EST-0500</text:p>
          </table:table-cell>
          <table:table-cell office:value-type="string">
            <text:p>R</text:p>
          </table:table-cell>
          <table:table-cell office:value-type="float" office:value="324.386898162864">
            <text:p>324.3868981629</text:p>
          </table:table-cell>
          <table:table-cell office:value-type="float" office:value="301.523918288061">
            <text:p>301.523918288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662.08430556">
            <text:p>2425662.08430556</text:p>
          </table:table-cell>
          <table:table-cell office:value-type="string">
            <text:p>1929-02-19 09:01:24.375000 EST-0500</text:p>
          </table:table-cell>
          <table:table-cell office:value-type="string">
            <text:p>D</text:p>
          </table:table-cell>
          <table:table-cell office:value-type="float" office:value="308.893687178568">
            <text:p>308.8936871786</text:p>
          </table:table-cell>
          <table:table-cell office:value-type="float" office:value="286.029902788593">
            <text:p>286.029902788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759.88337963">
            <text:p>2425759.88337963</text:p>
          </table:table-cell>
          <table:table-cell office:value-type="string">
            <text:p>1929-05-28 04:12:04.218750 EST-0500</text:p>
          </table:table-cell>
          <table:table-cell office:value-type="string">
            <text:p>R</text:p>
          </table:table-cell>
          <table:table-cell office:value-type="float" office:value="82.4454151800222">
            <text:p>82.44541518</text:p>
          </table:table-cell>
          <table:table-cell office:value-type="float" office:value="59.5781795939615">
            <text:p>59.57817959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783.84944444">
            <text:p>2425783.84944444</text:p>
          </table:table-cell>
          <table:table-cell office:value-type="string">
            <text:p>1929-06-21 03:23:12.187500 EST-0500</text:p>
          </table:table-cell>
          <table:table-cell office:value-type="string">
            <text:p>D</text:p>
          </table:table-cell>
          <table:table-cell office:value-type="float" office:value="73.8672461656892">
            <text:p>73.8672461657</text:p>
          </table:table-cell>
          <table:table-cell office:value-type="float" office:value="50.9988472730303">
            <text:p>50.99884727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880.26240741">
            <text:p>2425880.26240741</text:p>
          </table:table-cell>
          <table:table-cell office:value-type="string">
            <text:p>1929-09-25 13:17:52.265625 EST-0500</text:p>
          </table:table-cell>
          <table:table-cell office:value-type="string">
            <text:p>R</text:p>
          </table:table-cell>
          <table:table-cell office:value-type="float" office:value="203.36144886951">
            <text:p>203.3614488695</text:p>
          </table:table-cell>
          <table:table-cell office:value-type="float" office:value="180.489143881307">
            <text:p>180.489143881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901.71443287">
            <text:p>2425901.71443287</text:p>
          </table:table-cell>
          <table:table-cell office:value-type="string">
            <text:p>1929-10-17 00:08:47.343750 EST-0500</text:p>
          </table:table-cell>
          <table:table-cell office:value-type="string">
            <text:p>D</text:p>
          </table:table-cell>
          <table:table-cell office:value-type="float" office:value="188.033980882676">
            <text:p>188.0339808827</text:p>
          </table:table-cell>
          <table:table-cell office:value-type="float" office:value="165.161038151072">
            <text:p>165.161038151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5989.56905093">
            <text:p>2425989.56905093</text:p>
          </table:table-cell>
          <table:table-cell office:value-type="string">
            <text:p>1930-01-12 20:39:26.015625 EST-0500</text:p>
          </table:table-cell>
          <table:table-cell office:value-type="string">
            <text:p>R</text:p>
          </table:table-cell>
          <table:table-cell office:value-type="float" office:value="308.249744442617">
            <text:p>308.2497444426</text:p>
          </table:table-cell>
          <table:table-cell office:value-type="float" office:value="285.372569981372">
            <text:p>285.372569981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010.23371528">
            <text:p>2426010.23371528</text:p>
          </table:table-cell>
          <table:table-cell office:value-type="string">
            <text:p>1930-02-02 12:36:33.750000 EST-0500</text:p>
          </table:table-cell>
          <table:table-cell office:value-type="string">
            <text:p>D</text:p>
          </table:table-cell>
          <table:table-cell office:value-type="float" office:value="292.275687899078">
            <text:p>292.2756878991</text:p>
          </table:table-cell>
          <table:table-cell office:value-type="float" office:value="269.397505724474">
            <text:p>269.397505724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105.42658565">
            <text:p>2426105.42658565</text:p>
          </table:table-cell>
          <table:table-cell office:value-type="string">
            <text:p>1930-05-08 17:14:17.812500 EST-0500</text:p>
          </table:table-cell>
          <table:table-cell office:value-type="string">
            <text:p>R</text:p>
          </table:table-cell>
          <table:table-cell office:value-type="float" office:value="62.5947352819507">
            <text:p>62.594735282</text:p>
          </table:table-cell>
          <table:table-cell office:value-type="float" office:value="39.7132595333684">
            <text:p>39.713259533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129.27302083">
            <text:p>2426129.27302083</text:p>
          </table:table-cell>
          <table:table-cell office:value-type="string">
            <text:p>1930-06-01 13:33:09.843750 EST-0500</text:p>
          </table:table-cell>
          <table:table-cell office:value-type="string">
            <text:p>D</text:p>
          </table:table-cell>
          <table:table-cell office:value-type="float" office:value="53.7959287057324">
            <text:p>53.7959287057</text:p>
          </table:table-cell>
          <table:table-cell office:value-type="float" office:value="30.9132712267677">
            <text:p>30.913271226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228.18476852">
            <text:p>2426228.18476852</text:p>
          </table:table-cell>
          <table:table-cell office:value-type="string">
            <text:p>1930-09-08 11:26:04.453125 EST-0500</text:p>
          </table:table-cell>
          <table:table-cell office:value-type="string">
            <text:p>R</text:p>
          </table:table-cell>
          <table:table-cell office:value-type="float" office:value="186.787672910285">
            <text:p>186.7876729103</text:p>
          </table:table-cell>
          <table:table-cell office:value-type="float" office:value="163.90058315355">
            <text:p>163.900583153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250.44916667">
            <text:p>2426250.44916667</text:p>
          </table:table-cell>
          <table:table-cell office:value-type="string">
            <text:p>1930-09-30 17:46:48.984375 EST-0500</text:p>
          </table:table-cell>
          <table:table-cell office:value-type="string">
            <text:p>D</text:p>
          </table:table-cell>
          <table:table-cell office:value-type="float" office:value="172.09334487333">
            <text:p>172.0933448733</text:p>
          </table:table-cell>
          <table:table-cell office:value-type="float" office:value="149.205539248703">
            <text:p>149.205539248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338.48017361">
            <text:p>2426338.48017361</text:p>
          </table:table-cell>
          <table:table-cell office:value-type="string">
            <text:p>1930-12-27 18:31:27.890625 EST-0500</text:p>
          </table:table-cell>
          <table:table-cell office:value-type="string">
            <text:p>R</text:p>
          </table:table-cell>
          <table:table-cell office:value-type="float" office:value="292.274571311245">
            <text:p>292.2745713112</text:p>
          </table:table-cell>
          <table:table-cell office:value-type="float" office:value="269.382927154351">
            <text:p>269.382927154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358.61506944">
            <text:p>2426358.61506944</text:p>
          </table:table-cell>
          <table:table-cell office:value-type="string">
            <text:p>1931-01-16 21:45:42.187500 EST-0500</text:p>
          </table:table-cell>
          <table:table-cell office:value-type="string">
            <text:p>D</text:p>
          </table:table-cell>
          <table:table-cell office:value-type="float" office:value="276.050311635617">
            <text:p>276.0503116356</text:p>
          </table:table-cell>
          <table:table-cell office:value-type="float" office:value="253.157530121589">
            <text:p>253.157530121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451.32380787">
            <text:p>2426451.32380787</text:p>
          </table:table-cell>
          <table:table-cell office:value-type="string">
            <text:p>1931-04-19 14:46:17.343750 EST-0500</text:p>
          </table:table-cell>
          <table:table-cell office:value-type="string">
            <text:p>R</text:p>
          </table:table-cell>
          <table:table-cell office:value-type="float" office:value="43.4096099834614">
            <text:p>43.4096099835</text:p>
          </table:table-cell>
          <table:table-cell office:value-type="float" office:value="20.513581184716">
            <text:p>20.513581184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475.10248843">
            <text:p>2426475.10248843</text:p>
          </table:table-cell>
          <table:table-cell office:value-type="string">
            <text:p>1931-05-13 09:27:35.859375 EST-0500</text:p>
          </table:table-cell>
          <table:table-cell office:value-type="string">
            <text:p>D</text:p>
          </table:table-cell>
          <table:table-cell office:value-type="float" office:value="33.5799117544636">
            <text:p>33.5799117545</text:p>
          </table:table-cell>
          <table:table-cell office:value-type="float" office:value="10.6828551729886">
            <text:p>10.68285517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575.85261574">
            <text:p>2426575.85261574</text:p>
          </table:table-cell>
          <table:table-cell office:value-type="string">
            <text:p>1931-08-22 03:27:46.406250 EST-0500</text:p>
          </table:table-cell>
          <table:table-cell office:value-type="string">
            <text:p>R</text:p>
          </table:table-cell>
          <table:table-cell office:value-type="float" office:value="169.690464877176">
            <text:p>169.6904648772</text:p>
          </table:table-cell>
          <table:table-cell office:value-type="float" office:value="146.78850996674">
            <text:p>146.788509966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598.90131944">
            <text:p>2426598.90131944</text:p>
          </table:table-cell>
          <table:table-cell office:value-type="string">
            <text:p>1931-09-14 04:37:54.609375 EST-0500</text:p>
          </table:table-cell>
          <table:table-cell office:value-type="string">
            <text:p>D</text:p>
          </table:table-cell>
          <table:table-cell office:value-type="float" office:value="155.883787724682">
            <text:p>155.8837877247</text:p>
          </table:table-cell>
          <table:table-cell office:value-type="float" office:value="132.98111001457">
            <text:p>132.981110014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687.37849537">
            <text:p>2426687.37849537</text:p>
          </table:table-cell>
          <table:table-cell office:value-type="string">
            <text:p>1931-12-11 16:05:02.343750 EST-0500</text:p>
          </table:table-cell>
          <table:table-cell office:value-type="string">
            <text:p>R</text:p>
          </table:table-cell>
          <table:table-cell office:value-type="float" office:value="276.402876316396">
            <text:p>276.4028763164</text:p>
          </table:table-cell>
          <table:table-cell office:value-type="float" office:value="253.496549901443">
            <text:p>253.496549901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707.2002662">
            <text:p>2426707.2002662</text:p>
          </table:table-cell>
          <table:table-cell office:value-type="string">
            <text:p>1931-12-31 11:48:23.906250 EST-0500</text:p>
          </table:table-cell>
          <table:table-cell office:value-type="string">
            <text:p>D</text:p>
          </table:table-cell>
          <table:table-cell office:value-type="float" office:value="260.095003604602">
            <text:p>260.0950036046</text:p>
          </table:table-cell>
          <table:table-cell office:value-type="float" office:value="237.187650440419">
            <text:p>237.187650440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797.93146991">
            <text:p>2426797.93146991</text:p>
          </table:table-cell>
          <table:table-cell office:value-type="string">
            <text:p>1932-03-31 05:21:19.687500 EST-0500</text:p>
          </table:table-cell>
          <table:table-cell office:value-type="string">
            <text:p>R</text:p>
          </table:table-cell>
          <table:table-cell office:value-type="float" office:value="25.048294207548">
            <text:p>25.0482942075</text:p>
          </table:table-cell>
          <table:table-cell office:value-type="float" office:value="2.13717108713869">
            <text:p>2.137171087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821.52766204">
            <text:p>2426821.52766204</text:p>
          </table:table-cell>
          <table:table-cell office:value-type="string">
            <text:p>1932-04-23 19:39:50.625000 EST-0500</text:p>
          </table:table-cell>
          <table:table-cell office:value-type="string">
            <text:p>D</text:p>
          </table:table-cell>
          <table:table-cell office:value-type="float" office:value="13.7430086358815">
            <text:p>13.7430086359</text:p>
          </table:table-cell>
          <table:table-cell office:value-type="float" office:value="350.831196359705">
            <text:p>350.831196359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923.2140625">
            <text:p>2426923.2140625</text:p>
          </table:table-cell>
          <table:table-cell office:value-type="string">
            <text:p>1932-08-03 12:08:15.703125 EST-0500</text:p>
          </table:table-cell>
          <table:table-cell office:value-type="string">
            <text:p>R</text:p>
          </table:table-cell>
          <table:table-cell office:value-type="float" office:value="151.907653547338">
            <text:p>151.9076535473</text:p>
          </table:table-cell>
          <table:table-cell office:value-type="float" office:value="128.990830690474">
            <text:p>128.990830690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6946.9140162">
            <text:p>2426946.9140162</text:p>
          </table:table-cell>
          <table:table-cell office:value-type="string">
            <text:p>1932-08-27 04:56:11.484375 EST-0500</text:p>
          </table:table-cell>
          <table:table-cell office:value-type="string">
            <text:p>D</text:p>
          </table:table-cell>
          <table:table-cell office:value-type="float" office:value="139.265753606225">
            <text:p>139.2657536062</text:p>
          </table:table-cell>
          <table:table-cell office:value-type="float" office:value="116.348054213594">
            <text:p>116.348054213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036.19013889">
            <text:p>2427036.19013889</text:p>
          </table:table-cell>
          <table:table-cell office:value-type="string">
            <text:p>1932-11-24 11:33:48.515625 EST-0500</text:p>
          </table:table-cell>
          <table:table-cell office:value-type="string">
            <text:p>R</text:p>
          </table:table-cell>
          <table:table-cell office:value-type="float" office:value="260.590050219682">
            <text:p>260.5900502197</text:p>
          </table:table-cell>
          <table:table-cell office:value-type="float" office:value="237.669211434055">
            <text:p>237.669211434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055.9502662">
            <text:p>2427055.9502662</text:p>
          </table:table-cell>
          <table:table-cell office:value-type="string">
            <text:p>1932-12-14 05:48:23.906250 EST-0500</text:p>
          </table:table-cell>
          <table:table-cell office:value-type="string">
            <text:p>D</text:p>
          </table:table-cell>
          <table:table-cell office:value-type="float" office:value="244.318113665327">
            <text:p>244.3181136653</text:p>
          </table:table-cell>
          <table:table-cell office:value-type="float" office:value="221.396147475315">
            <text:p>221.396147475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145.31733796">
            <text:p>2427145.31733796</text:p>
          </table:table-cell>
          <table:table-cell office:value-type="string">
            <text:p>1933-03-13 14:36:58.359375 EST-0500</text:p>
          </table:table-cell>
          <table:table-cell office:value-type="string">
            <text:p>R</text:p>
          </table:table-cell>
          <table:table-cell office:value-type="float" office:value="7.45347152598749">
            <text:p>7.453471526</text:p>
          </table:table-cell>
          <table:table-cell office:value-type="float" office:value="344.527545659109">
            <text:p>344.527545659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168.47957176">
            <text:p>2427168.47957176</text:p>
          </table:table-cell>
          <table:table-cell office:value-type="string">
            <text:p>1933-04-05 18:30:35.156250 EST-0500</text:p>
          </table:table-cell>
          <table:table-cell office:value-type="string">
            <text:p>D</text:p>
          </table:table-cell>
          <table:table-cell office:value-type="float" office:value="354.630260082237">
            <text:p>354.6302600822</text:p>
          </table:table-cell>
          <table:table-cell office:value-type="float" office:value="331.703533116087">
            <text:p>331.703533116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270.18916667">
            <text:p>2427270.18916667</text:p>
          </table:table-cell>
          <table:table-cell office:value-type="string">
            <text:p>1933-07-16 11:32:24.140625 EST-0500</text:p>
          </table:table-cell>
          <table:table-cell office:value-type="string">
            <text:p>R</text:p>
          </table:table-cell>
          <table:table-cell office:value-type="float" office:value="133.336694512311">
            <text:p>133.3366945123</text:p>
          </table:table-cell>
          <table:table-cell office:value-type="float" office:value="110.405385287729">
            <text:p>110.405385287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294.31025463">
            <text:p>2427294.31025463</text:p>
          </table:table-cell>
          <table:table-cell office:value-type="string">
            <text:p>1933-08-09 14:26:46.640625 EST-0500</text:p>
          </table:table-cell>
          <table:table-cell office:value-type="string">
            <text:p>D</text:p>
          </table:table-cell>
          <table:table-cell office:value-type="float" office:value="122.070159895119">
            <text:p>122.0701598951</text:p>
          </table:table-cell>
          <table:table-cell office:value-type="float" office:value="99.1377061214886">
            <text:p>99.137706121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384.86201389">
            <text:p>2427384.86201389</text:p>
          </table:table-cell>
          <table:table-cell office:value-type="string">
            <text:p>1933-11-08 03:41:18.515625 EST-0500</text:p>
          </table:table-cell>
          <table:table-cell office:value-type="string">
            <text:p>R</text:p>
          </table:table-cell>
          <table:table-cell office:value-type="float" office:value="244.770752021462">
            <text:p>244.7707520215</text:p>
          </table:table-cell>
          <table:table-cell office:value-type="float" office:value="221.835203568785">
            <text:p>221.835203568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404.81623843">
            <text:p>2427404.81623843</text:p>
          </table:table-cell>
          <table:table-cell office:value-type="string">
            <text:p>1933-11-28 02:35:23.437500 EST-0500</text:p>
          </table:table-cell>
          <table:table-cell office:value-type="string">
            <text:p>D</text:p>
          </table:table-cell>
          <table:table-cell office:value-type="float" office:value="228.623442459239">
            <text:p>228.6234424592</text:p>
          </table:table-cell>
          <table:table-cell office:value-type="float" office:value="205.687031106374">
            <text:p>205.687031106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493.34101852">
            <text:p>2427493.34101852</text:p>
          </table:table-cell>
          <table:table-cell office:value-type="string">
            <text:p>1934-02-24 15:11:04.453125 EST-0500</text:p>
          </table:table-cell>
          <table:table-cell office:value-type="string">
            <text:p>R</text:p>
          </table:table-cell>
          <table:table-cell office:value-type="float" office:value="350.450958310993">
            <text:p>350.450958311</text:p>
          </table:table-cell>
          <table:table-cell office:value-type="float" office:value="327.51016948266">
            <text:p>327.510169482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515.84711806">
            <text:p>2427515.84711806</text:p>
          </table:table-cell>
          <table:table-cell office:value-type="string">
            <text:p>1934-03-19 03:19:51.796875 EST-0500</text:p>
          </table:table-cell>
          <table:table-cell office:value-type="string">
            <text:p>D</text:p>
          </table:table-cell>
          <table:table-cell office:value-type="float" office:value="336.329470614038">
            <text:p>336.329470614</text:p>
          </table:table-cell>
          <table:table-cell office:value-type="float" office:value="313.388084553987">
            <text:p>313.38808455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616.70283565">
            <text:p>2427616.70283565</text:p>
          </table:table-cell>
          <table:table-cell office:value-type="string">
            <text:p>1934-06-27 23:52:05.390625 EST-0500</text:p>
          </table:table-cell>
          <table:table-cell office:value-type="string">
            <text:p>R</text:p>
          </table:table-cell>
          <table:table-cell office:value-type="float" office:value="114.001990601605">
            <text:p>114.0019906016</text:p>
          </table:table-cell>
          <table:table-cell office:value-type="float" office:value="91.0563265963613">
            <text:p>91.056326596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640.92768519">
            <text:p>2427640.92768519</text:p>
          </table:table-cell>
          <table:table-cell office:value-type="string">
            <text:p>1934-07-22 05:15:52.734375 EST-0500</text:p>
          </table:table-cell>
          <table:table-cell office:value-type="string">
            <text:p>D</text:p>
          </table:table-cell>
          <table:table-cell office:value-type="float" office:value="104.114515815664">
            <text:p>104.1145158157</text:p>
          </table:table-cell>
          <table:table-cell office:value-type="float" office:value="81.1677738940037">
            <text:p>81.16777389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733.35994213">
            <text:p>2427733.35994213</text:p>
          </table:table-cell>
          <table:table-cell office:value-type="string">
            <text:p>1934-10-22 15:38:19.218750 EST-0500</text:p>
          </table:table-cell>
          <table:table-cell office:value-type="string">
            <text:p>R</text:p>
          </table:table-cell>
          <table:table-cell office:value-type="float" office:value="228.880338647927">
            <text:p>228.8803386479</text:p>
          </table:table-cell>
          <table:table-cell office:value-type="float" office:value="205.930415221171">
            <text:p>205.930415221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753.74445602">
            <text:p>2427753.74445602</text:p>
          </table:table-cell>
          <table:table-cell office:value-type="string">
            <text:p>1934-11-12 00:52:01.875000 EST-0500</text:p>
          </table:table-cell>
          <table:table-cell office:value-type="string">
            <text:p>D</text:p>
          </table:table-cell>
          <table:table-cell office:value-type="float" office:value="212.947088099461">
            <text:p>212.9470880995</text:p>
          </table:table-cell>
          <table:table-cell office:value-type="float" office:value="189.996271352547">
            <text:p>189.996271352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841.80476852">
            <text:p>2427841.80476852</text:p>
          </table:table-cell>
          <table:table-cell office:value-type="string">
            <text:p>1935-02-08 02:18:52.031250 EST-0500</text:p>
          </table:table-cell>
          <table:table-cell office:value-type="string">
            <text:p>R</text:p>
          </table:table-cell>
          <table:table-cell office:value-type="float" office:value="333.877890030424">
            <text:p>333.8778900304</text:p>
          </table:table-cell>
          <table:table-cell office:value-type="float" office:value="310.922793606924">
            <text:p>310.9227936069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863.56318287">
            <text:p>2427863.56318287</text:p>
          </table:table-cell>
          <table:table-cell office:value-type="string">
            <text:p>1935-03-01 20:30:59.765625 EST-0500</text:p>
          </table:table-cell>
          <table:table-cell office:value-type="string">
            <text:p>D</text:p>
          </table:table-cell>
          <table:table-cell office:value-type="float" office:value="318.785628634485">
            <text:p>318.7856286345</text:p>
          </table:table-cell>
          <table:table-cell office:value-type="float" office:value="295.82968679105">
            <text:p>295.829686791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962.70930556">
            <text:p>2427962.70930556</text:p>
          </table:table-cell>
          <table:table-cell office:value-type="string">
            <text:p>1935-06-09 00:01:24.375000 EST-0500</text:p>
          </table:table-cell>
          <table:table-cell office:value-type="string">
            <text:p>R</text:p>
          </table:table-cell>
          <table:table-cell office:value-type="float" office:value="94.0913236474967">
            <text:p>94.0913236475</text:p>
          </table:table-cell>
          <table:table-cell office:value-type="float" office:value="71.1318405480596">
            <text:p>71.131840548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7986.76326389">
            <text:p>2427986.76326389</text:p>
          </table:table-cell>
          <table:table-cell office:value-type="string">
            <text:p>1935-07-03 01:19:06.093750 EST-0500</text:p>
          </table:table-cell>
          <table:table-cell office:value-type="string">
            <text:p>D</text:p>
          </table:table-cell>
          <table:table-cell office:value-type="float" office:value="85.2317272549872">
            <text:p>85.231727255</text:p>
          </table:table-cell>
          <table:table-cell office:value-type="float" office:value="62.2709603005869">
            <text:p>62.270960300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081.65827546">
            <text:p>2428081.65827546</text:p>
          </table:table-cell>
          <table:table-cell office:value-type="string">
            <text:p>1935-10-05 22:47:55.781250 EST-0500</text:p>
          </table:table-cell>
          <table:table-cell office:value-type="string">
            <text:p>R</text:p>
          </table:table-cell>
          <table:table-cell office:value-type="float" office:value="212.817034120079">
            <text:p>212.8170341201</text:p>
          </table:table-cell>
          <table:table-cell office:value-type="float" office:value="189.852841417414">
            <text:p>189.852841417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102.66962963">
            <text:p>2428102.66962963</text:p>
          </table:table-cell>
          <table:table-cell office:value-type="string">
            <text:p>1935-10-26 23:04:16.640625 EST-0500</text:p>
          </table:table-cell>
          <table:table-cell office:value-type="string">
            <text:p>D</text:p>
          </table:table-cell>
          <table:table-cell office:value-type="float" office:value="197.218216147411">
            <text:p>197.2182161474</text:p>
          </table:table-cell>
          <table:table-cell office:value-type="float" office:value="174.253473377312">
            <text:p>174.253473377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190.54133102">
            <text:p>2428190.54133102</text:p>
          </table:table-cell>
          <table:table-cell office:value-type="string">
            <text:p>1936-01-22 19:59:31.875000 EST-0500</text:p>
          </table:table-cell>
          <table:table-cell office:value-type="string">
            <text:p>R</text:p>
          </table:table-cell>
          <table:table-cell office:value-type="float" office:value="317.609408844768">
            <text:p>317.6094088448</text:p>
          </table:table-cell>
          <table:table-cell office:value-type="float" office:value="294.640387016844">
            <text:p>294.6403870168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211.57710648">
            <text:p>2428211.57710648</text:p>
          </table:table-cell>
          <table:table-cell office:value-type="string">
            <text:p>1936-02-12 20:51:02.109375 EST-0500</text:p>
          </table:table-cell>
          <table:table-cell office:value-type="string">
            <text:p>D</text:p>
          </table:table-cell>
          <table:table-cell office:value-type="float" office:value="301.875998976549">
            <text:p>301.8759989765</text:p>
          </table:table-cell>
          <table:table-cell office:value-type="float" office:value="278.906208083088">
            <text:p>278.906208083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308.30622685">
            <text:p>2428308.30622685</text:p>
          </table:table-cell>
          <table:table-cell office:value-type="string">
            <text:p>1936-05-19 14:20:58.593750 EST-0500</text:p>
          </table:table-cell>
          <table:table-cell office:value-type="string">
            <text:p>R</text:p>
          </table:table-cell>
          <table:table-cell office:value-type="float" office:value="74.0569039510567">
            <text:p>74.0569039511</text:p>
          </table:table-cell>
          <table:table-cell office:value-type="float" office:value="51.0840246811202">
            <text:p>51.084024681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332.18806713">
            <text:p>2428332.18806713</text:p>
          </table:table-cell>
          <table:table-cell office:value-type="string">
            <text:p>1936-06-12 11:30:49.218750 EST-0500</text:p>
          </table:table-cell>
          <table:table-cell office:value-type="string">
            <text:p>D</text:p>
          </table:table-cell>
          <table:table-cell office:value-type="float" office:value="65.4929432841764">
            <text:p>65.4929432842</text:p>
          </table:table-cell>
          <table:table-cell office:value-type="float" office:value="42.5188821955029">
            <text:p>42.518882195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429.72712963">
            <text:p>2428429.72712963</text:p>
          </table:table-cell>
          <table:table-cell office:value-type="string">
            <text:p>1936-09-18 00:27:04.218750 EST-0500</text:p>
          </table:table-cell>
          <table:table-cell office:value-type="string">
            <text:p>R</text:p>
          </table:table-cell>
          <table:table-cell office:value-type="float" office:value="196.463265644548">
            <text:p>196.4632656445</text:p>
          </table:table-cell>
          <table:table-cell office:value-type="float" office:value="173.485379614229">
            <text:p>173.485379614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451.50752315">
            <text:p>2428451.50752315</text:p>
          </table:table-cell>
          <table:table-cell office:value-type="string">
            <text:p>1936-10-09 19:10:50.390625 EST-0500</text:p>
          </table:table-cell>
          <table:table-cell office:value-type="string">
            <text:p>D</text:p>
          </table:table-cell>
          <table:table-cell office:value-type="float" office:value="181.373584770773">
            <text:p>181.3735847708</text:p>
          </table:table-cell>
          <table:table-cell office:value-type="float" office:value="158.394995454427">
            <text:p>158.394995454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539.4140162">
            <text:p>2428539.4140162</text:p>
          </table:table-cell>
          <table:table-cell office:value-type="string">
            <text:p>1937-01-05 16:56:11.484375 EST-0500</text:p>
          </table:table-cell>
          <table:table-cell office:value-type="string">
            <text:p>R</text:p>
          </table:table-cell>
          <table:table-cell office:value-type="float" office:value="301.540905972764">
            <text:p>301.5409059728</text:p>
          </table:table-cell>
          <table:table-cell office:value-type="float" office:value="278.558676794315">
            <text:p>278.558676794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559.83637731">
            <text:p>2428559.83637731</text:p>
          </table:table-cell>
          <table:table-cell office:value-type="string">
            <text:p>1937-01-26 03:04:23.671875 EST-0500</text:p>
          </table:table-cell>
          <table:table-cell office:value-type="string">
            <text:p>D</text:p>
          </table:table-cell>
          <table:table-cell office:value-type="float" office:value="285.438781806493">
            <text:p>285.4387818065</text:p>
          </table:table-cell>
          <table:table-cell office:value-type="float" office:value="262.455473973684">
            <text:p>262.455473973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653.9153588">
            <text:p>2428653.9153588</text:p>
          </table:table-cell>
          <table:table-cell office:value-type="string">
            <text:p>1937-04-30 04:58:07.500000 EST-0500</text:p>
          </table:table-cell>
          <table:table-cell office:value-type="string">
            <text:p>R</text:p>
          </table:table-cell>
          <table:table-cell office:value-type="float" office:value="54.443081297718">
            <text:p>54.4430812977</text:p>
          </table:table-cell>
          <table:table-cell office:value-type="float" office:value="31.4570100477217">
            <text:p>31.457010047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677.75813657">
            <text:p>2428677.75813657</text:p>
          </table:table-cell>
          <table:table-cell office:value-type="string">
            <text:p>1937-05-24 01:11:43.125000 EST-0500</text:p>
          </table:table-cell>
          <table:table-cell office:value-type="string">
            <text:p>D</text:p>
          </table:table-cell>
          <table:table-cell office:value-type="float" office:value="45.2886227262646">
            <text:p>45.2886227263</text:p>
          </table:table-cell>
          <table:table-cell office:value-type="float" office:value="22.3016651593607">
            <text:p>22.301665159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777.54328704">
            <text:p>2428777.54328704</text:p>
          </table:table-cell>
          <table:table-cell office:value-type="string">
            <text:p>1937-08-31 20:02:20.625000 EST-0500</text:p>
          </table:table-cell>
          <table:table-cell office:value-type="string">
            <text:p>R</text:p>
          </table:table-cell>
          <table:table-cell office:value-type="float" office:value="179.686489345148">
            <text:p>179.6864893451</text:p>
          </table:table-cell>
          <table:table-cell office:value-type="float" office:value="156.695242887173">
            <text:p>156.695242887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800.14704861">
            <text:p>2428800.14704861</text:p>
          </table:table-cell>
          <table:table-cell office:value-type="string">
            <text:p>1937-09-23 10:31:45.468750 EST-0500</text:p>
          </table:table-cell>
          <table:table-cell office:value-type="string">
            <text:p>D</text:p>
          </table:table-cell>
          <table:table-cell office:value-type="float" office:value="165.336676631644">
            <text:p>165.3366766316</text:p>
          </table:table-cell>
          <table:table-cell office:value-type="float" office:value="142.344980807173">
            <text:p>142.344980807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888.32515046">
            <text:p>2428888.32515046</text:p>
          </table:table-cell>
          <table:table-cell office:value-type="string">
            <text:p>1937-12-20 14:48:13.359375 EST-0500</text:p>
          </table:table-cell>
          <table:table-cell office:value-type="string">
            <text:p>R</text:p>
          </table:table-cell>
          <table:table-cell office:value-type="float" office:value="285.615751890382">
            <text:p>285.6157518904</text:p>
          </table:table-cell>
          <table:table-cell office:value-type="float" office:value="262.620662952428">
            <text:p>262.620662952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8908.3074537">
            <text:p>2428908.3074537</text:p>
          </table:table-cell>
          <table:table-cell office:value-type="string">
            <text:p>1938-01-09 14:22:44.062500 EST-0500</text:p>
          </table:table-cell>
          <table:table-cell office:value-type="string">
            <text:p>D</text:p>
          </table:table-cell>
          <table:table-cell office:value-type="float" office:value="269.343891948748">
            <text:p>269.3438919487</text:p>
          </table:table-cell>
          <table:table-cell office:value-type="float" office:value="246.347966115053">
            <text:p>246.347966115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000.08784722">
            <text:p>2429000.08784722</text:p>
          </table:table-cell>
          <table:table-cell office:value-type="string">
            <text:p>1938-04-11 09:06:30.234375 EST-0500</text:p>
          </table:table-cell>
          <table:table-cell office:value-type="string">
            <text:p>R</text:p>
          </table:table-cell>
          <table:table-cell office:value-type="float" office:value="35.6053633887128">
            <text:p>35.6053633887</text:p>
          </table:table-cell>
          <table:table-cell office:value-type="float" office:value="12.6064400735164">
            <text:p>12.606440073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023.82563657">
            <text:p>2429023.82563657</text:p>
          </table:table-cell>
          <table:table-cell office:value-type="string">
            <text:p>1938-05-05 02:48:55.546875 EST-0500</text:p>
          </table:table-cell>
          <table:table-cell office:value-type="string">
            <text:p>D</text:p>
          </table:table-cell>
          <table:table-cell office:value-type="float" office:value="25.1783772723517">
            <text:p>25.1783772724</text:p>
          </table:table-cell>
          <table:table-cell office:value-type="float" office:value="2.17870947238719">
            <text:p>2.178709472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125.07319444">
            <text:p>2429125.07319444</text:p>
          </table:table-cell>
          <table:table-cell office:value-type="string">
            <text:p>1938-08-14 08:45:24.609375 EST-0500</text:p>
          </table:table-cell>
          <table:table-cell office:value-type="string">
            <text:p>R</text:p>
          </table:table-cell>
          <table:table-cell office:value-type="float" office:value="162.318859149425">
            <text:p>162.3188591494</text:p>
          </table:table-cell>
          <table:table-cell office:value-type="float" office:value="139.315000507279">
            <text:p>139.315000507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148.43989583">
            <text:p>2429148.43989583</text:p>
          </table:table-cell>
          <table:table-cell office:value-type="string">
            <text:p>1938-09-06 17:33:27.421875 EST-0500</text:p>
          </table:table-cell>
          <table:table-cell office:value-type="string">
            <text:p>D</text:p>
          </table:table-cell>
          <table:table-cell office:value-type="float" office:value="148.978766997919">
            <text:p>148.9787669979</text:p>
          </table:table-cell>
          <table:table-cell office:value-type="float" office:value="125.97417158126">
            <text:p>125.974171581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237.19416667">
            <text:p>2429237.19416667</text:p>
          </table:table-cell>
          <table:table-cell office:value-type="string">
            <text:p>1938-12-04 11:39:36.562500 EST-0500</text:p>
          </table:table-cell>
          <table:table-cell office:value-type="string">
            <text:p>R</text:p>
          </table:table-cell>
          <table:table-cell office:value-type="float" office:value="269.774138017831">
            <text:p>269.7741380178</text:p>
          </table:table-cell>
          <table:table-cell office:value-type="float" office:value="246.766936533996">
            <text:p>246.766936534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256.96040509">
            <text:p>2429256.96040509</text:p>
          </table:table-cell>
          <table:table-cell office:value-type="string">
            <text:p>1938-12-24 06:02:59.296875 EST-0500</text:p>
          </table:table-cell>
          <table:table-cell office:value-type="string">
            <text:p>D</text:p>
          </table:table-cell>
          <table:table-cell office:value-type="float" office:value="253.470495048263">
            <text:p>253.4704950483</text:p>
          </table:table-cell>
          <table:table-cell office:value-type="float" office:value="230.462213823483">
            <text:p>230.462213823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347.04951389">
            <text:p>2429347.04951389</text:p>
          </table:table-cell>
          <table:table-cell office:value-type="string">
            <text:p>1939-03-24 08:11:18.515625 EST-0500</text:p>
          </table:table-cell>
          <table:table-cell office:value-type="string">
            <text:p>R</text:p>
          </table:table-cell>
          <table:table-cell office:value-type="float" office:value="17.5878434176802">
            <text:p>17.5878434177</text:p>
          </table:table-cell>
          <table:table-cell office:value-type="float" office:value="354.576534241101">
            <text:p>354.576534241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370.47297454">
            <text:p>2429370.47297454</text:p>
          </table:table-cell>
          <table:table-cell office:value-type="string">
            <text:p>1939-04-16 18:21:05.625000 EST-0500</text:p>
          </table:table-cell>
          <table:table-cell office:value-type="string">
            <text:p>D</text:p>
          </table:table-cell>
          <table:table-cell office:value-type="float" office:value="5.62134362301701">
            <text:p>5.621343623</text:p>
          </table:table-cell>
          <table:table-cell office:value-type="float" office:value="342.609409701606">
            <text:p>342.609409701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472.28388889">
            <text:p>2429472.28388889</text:p>
          </table:table-cell>
          <table:table-cell office:value-type="string">
            <text:p>1939-07-27 13:48:48.515625 EST-0500</text:p>
          </table:table-cell>
          <table:table-cell office:value-type="string">
            <text:p>R</text:p>
          </table:table-cell>
          <table:table-cell office:value-type="float" office:value="144.220590779966">
            <text:p>144.22059078</text:p>
          </table:table-cell>
          <table:table-cell office:value-type="float" office:value="121.204547829165">
            <text:p>121.204547829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496.20967593">
            <text:p>2429496.20967593</text:p>
          </table:table-cell>
          <table:table-cell office:value-type="string">
            <text:p>1939-08-20 12:01:56.015625 EST-0500</text:p>
          </table:table-cell>
          <table:table-cell office:value-type="string">
            <text:p>D</text:p>
          </table:table-cell>
          <table:table-cell office:value-type="float" office:value="132.145098855014">
            <text:p>132.145098855</text:p>
          </table:table-cell>
          <table:table-cell office:value-type="float" office:value="109.128290691703">
            <text:p>109.1282906917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585.95697917">
            <text:p>2429585.95697917</text:p>
          </table:table-cell>
          <table:table-cell office:value-type="string">
            <text:p>1939-11-18 05:58:03.984375 EST-0500</text:p>
          </table:table-cell>
          <table:table-cell office:value-type="string">
            <text:p>R</text:p>
          </table:table-cell>
          <table:table-cell office:value-type="float" office:value="253.961649985741">
            <text:p>253.9616499857</text:p>
          </table:table-cell>
          <table:table-cell office:value-type="float" office:value="230.942351303063">
            <text:p>230.9423513031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605.76166667">
            <text:p>2429605.76166667</text:p>
          </table:table-cell>
          <table:table-cell office:value-type="string">
            <text:p>1939-12-08 01:16:48.984375 EST-0500</text:p>
          </table:table-cell>
          <table:table-cell office:value-type="string">
            <text:p>D</text:p>
          </table:table-cell>
          <table:table-cell office:value-type="float" office:value="237.727400821772">
            <text:p>237.7274008218</text:p>
          </table:table-cell>
          <table:table-cell office:value-type="float" office:value="214.707346331278">
            <text:p>214.7073463313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694.7265162">
            <text:p>2429694.7265162</text:p>
          </table:table-cell>
          <table:table-cell office:value-type="string">
            <text:p>1940-03-06 00:26:11.484375 EST-0500</text:p>
          </table:table-cell>
          <table:table-cell office:value-type="string">
            <text:p>R</text:p>
          </table:table-cell>
          <table:table-cell office:value-type="float" office:value="0.250901157135804">
            <text:p>0.2509011571</text:p>
          </table:table-cell>
          <table:table-cell office:value-type="float" office:value="337.22727824717">
            <text:p>337.2272782472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717.61896991">
            <text:p>2429717.61896991</text:p>
          </table:table-cell>
          <table:table-cell office:value-type="string">
            <text:p>1940-03-28 21:51:19.687500 EST-0500</text:p>
          </table:table-cell>
          <table:table-cell office:value-type="string">
            <text:p>D</text:p>
          </table:table-cell>
          <table:table-cell office:value-type="float" office:value="346.837197161855">
            <text:p>346.8371971619</text:p>
          </table:table-cell>
          <table:table-cell office:value-type="float" office:value="323.813132791552">
            <text:p>323.813132791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819.09174769">
            <text:p>2429819.09174769</text:p>
          </table:table-cell>
          <table:table-cell office:value-type="string">
            <text:p>1940-07-08 09:12:07.734375 EST-0500</text:p>
          </table:table-cell>
          <table:table-cell office:value-type="string">
            <text:p>R</text:p>
          </table:table-cell>
          <table:table-cell office:value-type="float" office:value="125.307960562626">
            <text:p>125.3079605626</text:p>
          </table:table-cell>
          <table:table-cell office:value-type="float" office:value="102.280161605468">
            <text:p>102.2801616055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843.27510417">
            <text:p>2429843.27510417</text:p>
          </table:table-cell>
          <table:table-cell office:value-type="string">
            <text:p>1940-08-01 13:36:09.140625 EST-0500</text:p>
          </table:table-cell>
          <table:table-cell office:value-type="string">
            <text:p>D</text:p>
          </table:table-cell>
          <table:table-cell office:value-type="float" office:value="114.640984150095">
            <text:p>114.6409841501</text:p>
          </table:table-cell>
          <table:table-cell office:value-type="float" office:value="91.6122537275981">
            <text:p>91.612253727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934.56476852">
            <text:p>2429934.56476852</text:p>
          </table:table-cell>
          <table:table-cell office:value-type="string">
            <text:p>1940-10-31 20:33:16.875000 EST-0500</text:p>
          </table:table-cell>
          <table:table-cell office:value-type="string">
            <text:p>R</text:p>
          </table:table-cell>
          <table:table-cell office:value-type="float" office:value="238.119957494085">
            <text:p>238.1199574941</text:p>
          </table:table-cell>
          <table:table-cell office:value-type="float" office:value="215.088931636636">
            <text:p>215.0889316366</text:p>
          </table:table-cell>
          <table:table-cell/>
        </table:table-row>
        <table:table-row table:style-name="ro1">
          <table:table-cell office:value-type="string">
            <text:p>Mercury</text:p>
          </table:table-cell>
          <table:table-cell office:value-type="float" office:value="2429954.66548611">
            <text:p>2429954.66548611</text:p>
          </table:table-cell>
          <table:table-cell office:value-type="string">
            <text:p>1940-11-20 22:58:18.046875 EST-0500</text:p>
          </table:table-cell>
          <table:table-cell office:value-type="string">
            <text:p>D</text:p>
          </table:table-cell>
          <table:table-cell office:value-type="float" office:value="222.047196332837">
            <text:p>222.0471963328</text:p>
          </table:table-cell>
          <table:table-cell office:value-type="float" office:value="199.015370643956">
            <text:p>199.015370644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1685.19221065">
            <text:p>2411685.19221065</text:p>
          </table:table-cell>
          <table:table-cell office:value-type="string">
            <text:p>1890-11-13 11:36:47.812500 EST-0500</text:p>
          </table:table-cell>
          <table:table-cell office:value-type="string">
            <text:p>R</text:p>
          </table:table-cell>
          <table:table-cell office:value-type="float" office:value="259.679519100466">
            <text:p>259.6795191005</text:p>
          </table:table-cell>
          <table:table-cell office:value-type="float" office:value="237.351594939217">
            <text:p>237.3515949392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1726.15534722">
            <text:p>2411726.15534722</text:p>
          </table:table-cell>
          <table:table-cell office:value-type="string">
            <text:p>1890-12-24 10:43:42.656250 EST-0500</text:p>
          </table:table-cell>
          <table:table-cell office:value-type="string">
            <text:p>D</text:p>
          </table:table-cell>
          <table:table-cell office:value-type="float" office:value="244.388231549963">
            <text:p>244.38823155</text:p>
          </table:table-cell>
          <table:table-cell office:value-type="float" office:value="222.058219532767">
            <text:p>222.0582195328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2267.76362269">
            <text:p>2412267.76362269</text:p>
          </table:table-cell>
          <table:table-cell office:value-type="string">
            <text:p>1892-06-18 01:19:37.734375 EST-0500</text:p>
          </table:table-cell>
          <table:table-cell office:value-type="string">
            <text:p>R</text:p>
          </table:table-cell>
          <table:table-cell office:value-type="float" office:value="116.136713607002">
            <text:p>116.136713607</text:p>
          </table:table-cell>
          <table:table-cell office:value-type="float" office:value="93.7847987649851">
            <text:p>93.784798765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2310.94599537">
            <text:p>2412310.94599537</text:p>
          </table:table-cell>
          <table:table-cell office:value-type="string">
            <text:p>1892-07-31 05:42:14.765625 EST-0500</text:p>
          </table:table-cell>
          <table:table-cell office:value-type="string">
            <text:p>D</text:p>
          </table:table-cell>
          <table:table-cell office:value-type="float" office:value="99.6417467976655">
            <text:p>99.6417467977</text:p>
          </table:table-cell>
          <table:table-cell office:value-type="float" office:value="77.2877448435652">
            <text:p>77.2877448436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2855.0353588">
            <text:p>2412855.0353588</text:p>
          </table:table-cell>
          <table:table-cell office:value-type="string">
            <text:p>1894-01-26 07:50:55.078125 EST-0500</text:p>
          </table:table-cell>
          <table:table-cell office:value-type="string">
            <text:p>R</text:p>
          </table:table-cell>
          <table:table-cell office:value-type="float" office:value="335.751243083585">
            <text:p>335.7512430836</text:p>
          </table:table-cell>
          <table:table-cell office:value-type="float" office:value="313.37426997904">
            <text:p>313.374269979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2896.49469907">
            <text:p>2412896.49469907</text:p>
          </table:table-cell>
          <table:table-cell office:value-type="string">
            <text:p>1894-03-08 18:52:22.968750 EST-0500</text:p>
          </table:table-cell>
          <table:table-cell office:value-type="string">
            <text:p>D</text:p>
          </table:table-cell>
          <table:table-cell office:value-type="float" office:value="319.894550403181">
            <text:p>319.8945504032</text:p>
          </table:table-cell>
          <table:table-cell office:value-type="float" office:value="297.516041478245">
            <text:p>297.5160414782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3434.62702546">
            <text:p>2413434.62702546</text:p>
          </table:table-cell>
          <table:table-cell office:value-type="string">
            <text:p>1895-08-28 22:02:55.781250 EST-0500</text:p>
          </table:table-cell>
          <table:table-cell office:value-type="string">
            <text:p>R</text:p>
          </table:table-cell>
          <table:table-cell office:value-type="float" office:value="183.999732980524">
            <text:p>183.9997329805</text:p>
          </table:table-cell>
          <table:table-cell office:value-type="float" office:value="161.59825968518">
            <text:p>161.5982596852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3477.03059028">
            <text:p>2413477.03059028</text:p>
          </table:table-cell>
          <table:table-cell office:value-type="string">
            <text:p>1895-10-10 07:44:03.750000 EST-0500</text:p>
          </table:table-cell>
          <table:table-cell office:value-type="string">
            <text:p>D</text:p>
          </table:table-cell>
          <table:table-cell office:value-type="float" office:value="167.947764852585">
            <text:p>167.9477648526</text:p>
          </table:table-cell>
          <table:table-cell office:value-type="float" office:value="145.545006921489">
            <text:p>145.5450069215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4021.98481481">
            <text:p>2414021.98481481</text:p>
          </table:table-cell>
          <table:table-cell office:value-type="string">
            <text:p>1897-04-07 06:38:08.671875 EST-0500</text:p>
          </table:table-cell>
          <table:table-cell office:value-type="string">
            <text:p>R</text:p>
          </table:table-cell>
          <table:table-cell office:value-type="float" office:value="46.927600515655">
            <text:p>46.9276005157</text:p>
          </table:table-cell>
          <table:table-cell office:value-type="float" office:value="24.502000830372">
            <text:p>24.5020008304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4064.58796296">
            <text:p>2414064.58796296</text:p>
          </table:table-cell>
          <table:table-cell office:value-type="string">
            <text:p>1897-05-19 21:06:40.781250 EST-0500</text:p>
          </table:table-cell>
          <table:table-cell office:value-type="string">
            <text:p>D</text:p>
          </table:table-cell>
          <table:table-cell office:value-type="float" office:value="30.4751503097319">
            <text:p>30.4751503097</text:p>
          </table:table-cell>
          <table:table-cell office:value-type="float" office:value="8.04780745950479">
            <text:p>8.0478074595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4604.68074074">
            <text:p>2414604.68074074</text:p>
          </table:table-cell>
          <table:table-cell office:value-type="string">
            <text:p>1898-11-10 23:20:16.406250 EST-0500</text:p>
          </table:table-cell>
          <table:table-cell office:value-type="string">
            <text:p>R</text:p>
          </table:table-cell>
          <table:table-cell office:value-type="float" office:value="257.228234258395">
            <text:p>257.2282342584</text:p>
          </table:table-cell>
          <table:table-cell office:value-type="float" office:value="234.779438485554">
            <text:p>234.7794384856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4645.68293981">
            <text:p>2414645.68293981</text:p>
          </table:table-cell>
          <table:table-cell office:value-type="string">
            <text:p>1898-12-21 23:23:26.250000 EST-0500</text:p>
          </table:table-cell>
          <table:table-cell office:value-type="string">
            <text:p>D</text:p>
          </table:table-cell>
          <table:table-cell office:value-type="float" office:value="241.938686109511">
            <text:p>241.9386861095</text:p>
          </table:table-cell>
          <table:table-cell office:value-type="float" office:value="219.487866186776">
            <text:p>219.4878661868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5187.42854167">
            <text:p>2415187.42854167</text:p>
          </table:table-cell>
          <table:table-cell office:value-type="string">
            <text:p>1900-06-16 17:17:06.562500 EST-0500</text:p>
          </table:table-cell>
          <table:table-cell office:value-type="string">
            <text:p>R</text:p>
          </table:table-cell>
          <table:table-cell office:value-type="float" office:value="114.000917559701">
            <text:p>114.0009175597</text:p>
          </table:table-cell>
          <table:table-cell office:value-type="float" office:value="91.5295108563228">
            <text:p>91.5295108563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5230.60237268">
            <text:p>2415230.60237268</text:p>
          </table:table-cell>
          <table:table-cell office:value-type="string">
            <text:p>1900-07-29 21:27:25.312500 EST-0500</text:p>
          </table:table-cell>
          <table:table-cell office:value-type="string">
            <text:p>D</text:p>
          </table:table-cell>
          <table:table-cell office:value-type="float" office:value="97.4999230374008">
            <text:p>97.4999230374</text:p>
          </table:table-cell>
          <table:table-cell office:value-type="float" office:value="75.0265907291915">
            <text:p>75.0265907292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5774.62519676">
            <text:p>2415774.62519676</text:p>
          </table:table-cell>
          <table:table-cell office:value-type="string">
            <text:p>1902-01-24 22:00:17.578125 EST-0500</text:p>
          </table:table-cell>
          <table:table-cell office:value-type="string">
            <text:p>R</text:p>
          </table:table-cell>
          <table:table-cell office:value-type="float" office:value="333.357762069113">
            <text:p>333.3577620691</text:p>
          </table:table-cell>
          <table:table-cell office:value-type="float" office:value="310.864933567832">
            <text:p>310.8649335678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5816.03023148">
            <text:p>2415816.03023148</text:p>
          </table:table-cell>
          <table:table-cell office:value-type="string">
            <text:p>1902-03-07 07:43:32.109375 EST-0500</text:p>
          </table:table-cell>
          <table:table-cell office:value-type="string">
            <text:p>D</text:p>
          </table:table-cell>
          <table:table-cell office:value-type="float" office:value="317.524031233014">
            <text:p>317.524031233</text:p>
          </table:table-cell>
          <table:table-cell office:value-type="float" office:value="295.029945010371">
            <text:p>295.0299450104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6354.23212963">
            <text:p>2416354.23212963</text:p>
          </table:table-cell>
          <table:table-cell office:value-type="string">
            <text:p>1903-08-27 12:34:16.640625 EST-0500</text:p>
          </table:table-cell>
          <table:table-cell office:value-type="string">
            <text:p>R</text:p>
          </table:table-cell>
          <table:table-cell office:value-type="float" office:value="181.734747644455">
            <text:p>181.7347476445</text:p>
          </table:table-cell>
          <table:table-cell office:value-type="float" office:value="159.222318980706">
            <text:p>159.2223189807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6396.69001157">
            <text:p>2416396.69001157</text:p>
          </table:table-cell>
          <table:table-cell office:value-type="string">
            <text:p>1903-10-08 23:33:37.968750 EST-0500</text:p>
          </table:table-cell>
          <table:table-cell office:value-type="string">
            <text:p>D</text:p>
          </table:table-cell>
          <table:table-cell office:value-type="float" office:value="165.657884328503">
            <text:p>165.6578843285</text:p>
          </table:table-cell>
          <table:table-cell office:value-type="float" office:value="143.144541864774">
            <text:p>143.1445418648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6941.66071759">
            <text:p>2416941.66071759</text:p>
          </table:table-cell>
          <table:table-cell office:value-type="string">
            <text:p>1905-04-05 22:51:26.718750 EST-0500</text:p>
          </table:table-cell>
          <table:table-cell office:value-type="string">
            <text:p>R</text:p>
          </table:table-cell>
          <table:table-cell office:value-type="float" office:value="44.7067852223697">
            <text:p>44.7067852224</text:p>
          </table:table-cell>
          <table:table-cell office:value-type="float" office:value="22.174924072097">
            <text:p>22.1749240721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6984.25105324">
            <text:p>2416984.25105324</text:p>
          </table:table-cell>
          <table:table-cell office:value-type="string">
            <text:p>1905-05-18 13:01:31.406250 EST-0500</text:p>
          </table:table-cell>
          <table:table-cell office:value-type="string">
            <text:p>D</text:p>
          </table:table-cell>
          <table:table-cell office:value-type="float" office:value="28.2711582804706">
            <text:p>28.2711582805</text:p>
          </table:table-cell>
          <table:table-cell office:value-type="float" office:value="5.73800075671205">
            <text:p>5.7380007567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7524.14851852">
            <text:p>2417524.14851852</text:p>
          </table:table-cell>
          <table:table-cell office:value-type="string">
            <text:p>1906-11-09 10:33:52.031250 EST-0500</text:p>
          </table:table-cell>
          <table:table-cell office:value-type="string">
            <text:p>R</text:p>
          </table:table-cell>
          <table:table-cell office:value-type="float" office:value="254.74281119583">
            <text:p>254.7428111958</text:p>
          </table:table-cell>
          <table:table-cell office:value-type="float" office:value="232.190871749594">
            <text:p>232.1908717496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7565.18305556">
            <text:p>2417565.18305556</text:p>
          </table:table-cell>
          <table:table-cell office:value-type="string">
            <text:p>1906-12-20 11:23:36.796875 EST-0500</text:p>
          </table:table-cell>
          <table:table-cell office:value-type="string">
            <text:p>D</text:p>
          </table:table-cell>
          <table:table-cell office:value-type="float" office:value="239.44686076372">
            <text:p>239.4468607637</text:p>
          </table:table-cell>
          <table:table-cell office:value-type="float" office:value="216.893041759924">
            <text:p>216.8930417599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8107.11726852">
            <text:p>2418107.11726852</text:p>
          </table:table-cell>
          <table:table-cell office:value-type="string">
            <text:p>1908-06-14 09:48:52.031250 EST-0500</text:p>
          </table:table-cell>
          <table:table-cell office:value-type="string">
            <text:p>R</text:p>
          </table:table-cell>
          <table:table-cell office:value-type="float" office:value="111.854794879037">
            <text:p>111.854794879</text:p>
          </table:table-cell>
          <table:table-cell office:value-type="float" office:value="89.2811803907281">
            <text:p>89.2811803907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8150.26545139">
            <text:p>2418150.26545139</text:p>
          </table:table-cell>
          <table:table-cell office:value-type="string">
            <text:p>1908-07-27 13:22:15.937500 EST-0500</text:p>
          </table:table-cell>
          <table:table-cell office:value-type="string">
            <text:p>D</text:p>
          </table:table-cell>
          <table:table-cell office:value-type="float" office:value="95.3439618243663">
            <text:p>95.3439618244</text:p>
          </table:table-cell>
          <table:table-cell office:value-type="float" office:value="72.7682312810914">
            <text:p>72.7682312811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8694.22297454">
            <text:p>2418694.22297454</text:p>
          </table:table-cell>
          <table:table-cell office:value-type="string">
            <text:p>1910-01-22 12:21:05.625000 EST-0500</text:p>
          </table:table-cell>
          <table:table-cell office:value-type="string">
            <text:p>R</text:p>
          </table:table-cell>
          <table:table-cell office:value-type="float" office:value="330.930962807824">
            <text:p>330.9309628078</text:p>
          </table:table-cell>
          <table:table-cell office:value-type="float" office:value="308.333956985">
            <text:p>308.333956985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8735.57856481">
            <text:p>2418735.57856481</text:p>
          </table:table-cell>
          <table:table-cell office:value-type="string">
            <text:p>1910-03-04 20:53:08.671875 EST-0500</text:p>
          </table:table-cell>
          <table:table-cell office:value-type="string">
            <text:p>D</text:p>
          </table:table-cell>
          <table:table-cell office:value-type="float" office:value="315.119983956852">
            <text:p>315.1199839569</text:p>
          </table:table-cell>
          <table:table-cell office:value-type="float" office:value="292.521467884488">
            <text:p>292.5214678845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9273.82746528">
            <text:p>2419273.82746528</text:p>
          </table:table-cell>
          <table:table-cell office:value-type="string">
            <text:p>1911-08-25 02:51:33.750000 EST-0500</text:p>
          </table:table-cell>
          <table:table-cell office:value-type="string">
            <text:p>R</text:p>
          </table:table-cell>
          <table:table-cell office:value-type="float" office:value="179.477880063054">
            <text:p>179.4778800631</text:p>
          </table:table-cell>
          <table:table-cell office:value-type="float" office:value="156.857070208535">
            <text:p>156.8570702085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9316.34821759">
            <text:p>2419316.34821759</text:p>
          </table:table-cell>
          <table:table-cell office:value-type="string">
            <text:p>1911-10-06 15:21:26.718750 EST-0500</text:p>
          </table:table-cell>
          <table:table-cell office:value-type="string">
            <text:p>D</text:p>
          </table:table-cell>
          <table:table-cell office:value-type="float" office:value="163.38058264196">
            <text:p>163.380582642</text:p>
          </table:table-cell>
          <table:table-cell office:value-type="float" office:value="140.758528580773">
            <text:p>140.7585285808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9861.32197917">
            <text:p>2419861.32197917</text:p>
          </table:table-cell>
          <table:table-cell office:value-type="string">
            <text:p>1913-04-03 14:43:39.140625 EST-0500</text:p>
          </table:table-cell>
          <table:table-cell office:value-type="string">
            <text:p>R</text:p>
          </table:table-cell>
          <table:table-cell office:value-type="float" office:value="42.4982202969416">
            <text:p>42.4982202969</text:p>
          </table:table-cell>
          <table:table-cell office:value-type="float" office:value="19.8529766188444">
            <text:p>19.8529766188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19903.89949074">
            <text:p>2419903.89949074</text:p>
          </table:table-cell>
          <table:table-cell office:value-type="string">
            <text:p>1913-05-16 04:35:16.406250 EST-0500</text:p>
          </table:table-cell>
          <table:table-cell office:value-type="string">
            <text:p>D</text:p>
          </table:table-cell>
          <table:table-cell office:value-type="float" office:value="26.0788056344639">
            <text:p>26.0788056345</text:p>
          </table:table-cell>
          <table:table-cell office:value-type="float" office:value="3.43198646150022">
            <text:p>3.4319864615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0443.6309375">
            <text:p>2420443.6309375</text:p>
          </table:table-cell>
          <table:table-cell office:value-type="string">
            <text:p>1914-11-06 22:08:33.281250 EST-0500</text:p>
          </table:table-cell>
          <table:table-cell office:value-type="string">
            <text:p>R</text:p>
          </table:table-cell>
          <table:table-cell office:value-type="float" office:value="252.288996195193">
            <text:p>252.2889961952</text:p>
          </table:table-cell>
          <table:table-cell office:value-type="float" office:value="229.619406043371">
            <text:p>229.6194060434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0484.68501157">
            <text:p>2420484.68501157</text:p>
          </table:table-cell>
          <table:table-cell office:value-type="string">
            <text:p>1914-12-17 23:26:25.546875 EST-0500</text:p>
          </table:table-cell>
          <table:table-cell office:value-type="string">
            <text:p>D</text:p>
          </table:table-cell>
          <table:table-cell office:value-type="float" office:value="236.975878596034">
            <text:p>236.975878596</text:p>
          </table:table-cell>
          <table:table-cell office:value-type="float" office:value="214.304167008081">
            <text:p>214.3041670081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1026.8230787">
            <text:p>2421026.8230787</text:p>
          </table:table-cell>
          <table:table-cell office:value-type="string">
            <text:p>1916-06-12 02:45:14.062500 EST-0500</text:p>
          </table:table-cell>
          <table:table-cell office:value-type="string">
            <text:p>R</text:p>
          </table:table-cell>
          <table:table-cell office:value-type="float" office:value="109.731160170498">
            <text:p>109.7311601705</text:p>
          </table:table-cell>
          <table:table-cell office:value-type="float" office:value="87.0372110403354">
            <text:p>87.0372110403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1069.9480787">
            <text:p>2421069.9480787</text:p>
          </table:table-cell>
          <table:table-cell office:value-type="string">
            <text:p>1916-07-25 05:45:14.062500 EST-0500</text:p>
          </table:table-cell>
          <table:table-cell office:value-type="string">
            <text:p>D</text:p>
          </table:table-cell>
          <table:table-cell office:value-type="float" office:value="93.210114973554">
            <text:p>93.2101149736</text:p>
          </table:table-cell>
          <table:table-cell office:value-type="float" office:value="70.5139366783368">
            <text:p>70.5139366783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1613.82502315">
            <text:p>2421613.82502315</text:p>
          </table:table-cell>
          <table:table-cell office:value-type="string">
            <text:p>1918-01-20 02:48:02.812500 EST-0500</text:p>
          </table:table-cell>
          <table:table-cell office:value-type="string">
            <text:p>R</text:p>
          </table:table-cell>
          <table:table-cell office:value-type="float" office:value="328.514161944321">
            <text:p>328.5141619443</text:p>
          </table:table-cell>
          <table:table-cell office:value-type="float" office:value="305.796557946819">
            <text:p>305.7965579468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1655.13972222">
            <text:p>2421655.13972222</text:p>
          </table:table-cell>
          <table:table-cell office:value-type="string">
            <text:p>1918-03-02 10:21:12.656250 EST-0500</text:p>
          </table:table-cell>
          <table:table-cell office:value-type="string">
            <text:p>D</text:p>
          </table:table-cell>
          <table:table-cell office:value-type="float" office:value="312.732306009918">
            <text:p>312.7323060099</text:p>
          </table:table-cell>
          <table:table-cell office:value-type="float" office:value="290.013209469179">
            <text:p>290.0132094692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2193.40876157">
            <text:p>2422193.40876157</text:p>
          </table:table-cell>
          <table:table-cell office:value-type="string">
            <text:p>1919-08-22 16:48:37.968750 EST-0500</text:p>
          </table:table-cell>
          <table:table-cell office:value-type="string">
            <text:p>R</text:p>
          </table:table-cell>
          <table:table-cell office:value-type="float" office:value="177.239798172425">
            <text:p>177.2397981724</text:p>
          </table:table-cell>
          <table:table-cell office:value-type="float" office:value="154.500582677765">
            <text:p>154.5005826778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2235.98872685">
            <text:p>2422235.98872685</text:p>
          </table:table-cell>
          <table:table-cell office:value-type="string">
            <text:p>1919-10-04 06:43:46.171875 EST-0500</text:p>
          </table:table-cell>
          <table:table-cell office:value-type="string">
            <text:p>D</text:p>
          </table:table-cell>
          <table:table-cell office:value-type="float" office:value="161.123480277659">
            <text:p>161.1234802777</text:p>
          </table:table-cell>
          <table:table-cell office:value-type="float" office:value="138.383220608079">
            <text:p>138.3832206081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2780.96980324">
            <text:p>2422780.96980324</text:p>
          </table:table-cell>
          <table:table-cell office:value-type="string">
            <text:p>1921-04-01 06:16:31.406250 EST-0500</text:p>
          </table:table-cell>
          <table:table-cell office:value-type="string">
            <text:p>R</text:p>
          </table:table-cell>
          <table:table-cell office:value-type="float" office:value="40.2747136711703">
            <text:p>40.2747136712</text:p>
          </table:table-cell>
          <table:table-cell office:value-type="float" office:value="17.5152898771336">
            <text:p>17.5152898771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2823.51740741">
            <text:p>2422823.51740741</text:p>
          </table:table-cell>
          <table:table-cell office:value-type="string">
            <text:p>1921-05-13 19:25:04.687500 EST-0500</text:p>
          </table:table-cell>
          <table:table-cell office:value-type="string">
            <text:p>D</text:p>
          </table:table-cell>
          <table:table-cell office:value-type="float" office:value="23.8687619354169">
            <text:p>23.8687619354</text:p>
          </table:table-cell>
          <table:table-cell office:value-type="float" office:value="1.10809123756184">
            <text:p>1.1080912376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3363.1377662">
            <text:p>2423363.1377662</text:p>
          </table:table-cell>
          <table:table-cell office:value-type="string">
            <text:p>1922-11-04 10:18:23.906250 EST-0500</text:p>
          </table:table-cell>
          <table:table-cell office:value-type="string">
            <text:p>R</text:p>
          </table:table-cell>
          <table:table-cell office:value-type="float" office:value="249.838596221797">
            <text:p>249.8385962218</text:p>
          </table:table-cell>
          <table:table-cell office:value-type="float" office:value="227.059857385511">
            <text:p>227.0598573855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3404.21199074">
            <text:p>2423404.21199074</text:p>
          </table:table-cell>
          <table:table-cell office:value-type="string">
            <text:p>1922-12-15 12:05:16.406250 EST-0500</text:p>
          </table:table-cell>
          <table:table-cell office:value-type="string">
            <text:p>D</text:p>
          </table:table-cell>
          <table:table-cell office:value-type="float" office:value="234.505593911957">
            <text:p>234.505593912</text:p>
          </table:table-cell>
          <table:table-cell office:value-type="float" office:value="211.725160506056">
            <text:p>211.7251605061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3946.53315972">
            <text:p>2423946.53315972</text:p>
          </table:table-cell>
          <table:table-cell office:value-type="string">
            <text:p>1924-06-09 19:47:45.234375 EST-0500</text:p>
          </table:table-cell>
          <table:table-cell office:value-type="string">
            <text:p>R</text:p>
          </table:table-cell>
          <table:table-cell office:value-type="float" office:value="107.583458377657">
            <text:p>107.5834583777</text:p>
          </table:table-cell>
          <table:table-cell office:value-type="float" office:value="84.7845231430514">
            <text:p>84.7845231431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3989.6465625">
            <text:p>2423989.6465625</text:p>
          </table:table-cell>
          <table:table-cell office:value-type="string">
            <text:p>1924-07-22 22:31:03.281250 EST-0500</text:p>
          </table:table-cell>
          <table:table-cell office:value-type="string">
            <text:p>D</text:p>
          </table:table-cell>
          <table:table-cell office:value-type="float" office:value="91.0573797236053">
            <text:p>91.0573797236</text:p>
          </table:table-cell>
          <table:table-cell office:value-type="float" office:value="68.2565630362886">
            <text:p>68.2565630363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4533.42219907">
            <text:p>2424533.42219907</text:p>
          </table:table-cell>
          <table:table-cell office:value-type="string">
            <text:p>1926-01-17 17:07:58.125000 EST-0500</text:p>
          </table:table-cell>
          <table:table-cell office:value-type="string">
            <text:p>R</text:p>
          </table:table-cell>
          <table:table-cell office:value-type="float" office:value="326.076641764117">
            <text:p>326.0766417641</text:p>
          </table:table-cell>
          <table:table-cell office:value-type="float" office:value="303.256462735587">
            <text:p>303.2564627356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4574.69782407">
            <text:p>2424574.69782407</text:p>
          </table:table-cell>
          <table:table-cell office:value-type="string">
            <text:p>1926-02-27 23:44:52.968750 EST-0500</text:p>
          </table:table-cell>
          <table:table-cell office:value-type="string">
            <text:p>D</text:p>
          </table:table-cell>
          <table:table-cell office:value-type="float" office:value="310.333621878152">
            <text:p>310.3336218782</text:p>
          </table:table-cell>
          <table:table-cell office:value-type="float" office:value="287.51199177991">
            <text:p>287.5119917799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5112.98579861">
            <text:p>2425112.98579861</text:p>
          </table:table-cell>
          <table:table-cell office:value-type="string">
            <text:p>1927-08-20 06:39:33.046875 EST-0500</text:p>
          </table:table-cell>
          <table:table-cell office:value-type="string">
            <text:p>R</text:p>
          </table:table-cell>
          <table:table-cell office:value-type="float" office:value="174.996205489647">
            <text:p>174.9962054896</text:p>
          </table:table-cell>
          <table:table-cell office:value-type="float" office:value="152.154369842642">
            <text:p>152.1543698426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5155.61641204">
            <text:p>2425155.61641204</text:p>
          </table:table-cell>
          <table:table-cell office:value-type="string">
            <text:p>1927-10-01 21:47:38.203125 EST-0500</text:p>
          </table:table-cell>
          <table:table-cell office:value-type="string">
            <text:p>D</text:p>
          </table:table-cell>
          <table:table-cell office:value-type="float" office:value="158.856566536716">
            <text:p>158.8565665367</text:p>
          </table:table-cell>
          <table:table-cell office:value-type="float" office:value="136.013536603477">
            <text:p>136.0135366035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5700.6249537">
            <text:p>2425700.6249537</text:p>
          </table:table-cell>
          <table:table-cell office:value-type="string">
            <text:p>1929-03-29 21:59:56.484375 EST-0500</text:p>
          </table:table-cell>
          <table:table-cell office:value-type="string">
            <text:p>R</text:p>
          </table:table-cell>
          <table:table-cell office:value-type="float" office:value="38.0436157826464">
            <text:p>38.0436157826</text:p>
          </table:table-cell>
          <table:table-cell office:value-type="float" office:value="15.1787312957508">
            <text:p>15.1787312958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5743.12434028">
            <text:p>2425743.12434028</text:p>
          </table:table-cell>
          <table:table-cell office:value-type="string">
            <text:p>1929-05-11 09:59:03.750000 EST-0500</text:p>
          </table:table-cell>
          <table:table-cell office:value-type="string">
            <text:p>D</text:p>
          </table:table-cell>
          <table:table-cell office:value-type="float" office:value="21.647249134407">
            <text:p>21.6472491344</text:p>
          </table:table-cell>
          <table:table-cell office:value-type="float" office:value="358.780847893389">
            <text:p>358.7808478934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6282.65803241">
            <text:p>2426282.65803241</text:p>
          </table:table-cell>
          <table:table-cell office:value-type="string">
            <text:p>1930-11-01 22:47:34.687500 EST-0500</text:p>
          </table:table-cell>
          <table:table-cell office:value-type="string">
            <text:p>R</text:p>
          </table:table-cell>
          <table:table-cell office:value-type="float" office:value="247.3877697823">
            <text:p>247.3877697823</text:p>
          </table:table-cell>
          <table:table-cell office:value-type="float" office:value="224.498907114363">
            <text:p>224.4989071144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6323.76460648">
            <text:p>2426323.76460648</text:p>
          </table:table-cell>
          <table:table-cell office:value-type="string">
            <text:p>1930-12-13 01:21:02.109375 EST-0500</text:p>
          </table:table-cell>
          <table:table-cell office:value-type="string">
            <text:p>D</text:p>
          </table:table-cell>
          <table:table-cell office:value-type="float" office:value="232.032735396072">
            <text:p>232.0327353961</text:p>
          </table:table-cell>
          <table:table-cell office:value-type="float" office:value="209.141868636507">
            <text:p>209.1418686365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6866.23103009">
            <text:p>2426866.23103009</text:p>
          </table:table-cell>
          <table:table-cell office:value-type="string">
            <text:p>1932-06-07 12:32:41.718750 EST-0500</text:p>
          </table:table-cell>
          <table:table-cell office:value-type="string">
            <text:p>R</text:p>
          </table:table-cell>
          <table:table-cell office:value-type="float" office:value="105.436953249246">
            <text:p>105.4369532492</text:p>
          </table:table-cell>
          <table:table-cell office:value-type="float" office:value="82.523040088131">
            <text:p>82.5230400881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6909.346875">
            <text:p>2426909.346875</text:p>
          </table:table-cell>
          <table:table-cell office:value-type="string">
            <text:p>1932-07-20 15:19:30.703125 EST-0500</text:p>
          </table:table-cell>
          <table:table-cell office:value-type="string">
            <text:p>D</text:p>
          </table:table-cell>
          <table:table-cell office:value-type="float" office:value="88.9132904400347">
            <text:p>88.91329044</text:p>
          </table:table-cell>
          <table:table-cell office:value-type="float" office:value="65.9970814008575">
            <text:p>65.9970814009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7452.98822917">
            <text:p>2427452.98822917</text:p>
          </table:table-cell>
          <table:table-cell office:value-type="string">
            <text:p>1934-01-15 06:43:03.984375 EST-0500</text:p>
          </table:table-cell>
          <table:table-cell office:value-type="string">
            <text:p>R</text:p>
          </table:table-cell>
          <table:table-cell office:value-type="float" office:value="323.642829040345">
            <text:p>323.6428290403</text:p>
          </table:table-cell>
          <table:table-cell office:value-type="float" office:value="300.703717205976">
            <text:p>300.703717206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7494.23640046">
            <text:p>2427494.23640046</text:p>
          </table:table-cell>
          <table:table-cell office:value-type="string">
            <text:p>1934-02-25 12:40:25.781250 EST-0500</text:p>
          </table:table-cell>
          <table:table-cell office:value-type="string">
            <text:p>D</text:p>
          </table:table-cell>
          <table:table-cell office:value-type="float" office:value="307.937610048713">
            <text:p>307.9376100487</text:p>
          </table:table-cell>
          <table:table-cell office:value-type="float" office:value="284.996777582758">
            <text:p>284.9967775828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8032.56831019">
            <text:p>2428032.56831019</text:p>
          </table:table-cell>
          <table:table-cell office:value-type="string">
            <text:p>1935-08-17 20:38:22.734375 EST-0500</text:p>
          </table:table-cell>
          <table:table-cell office:value-type="string">
            <text:p>R</text:p>
          </table:table-cell>
          <table:table-cell office:value-type="float" office:value="172.769110208135">
            <text:p>172.7691102081</text:p>
          </table:table-cell>
          <table:table-cell office:value-type="float" office:value="149.806425808439">
            <text:p>149.8064258084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8075.23859954">
            <text:p>2428075.23859954</text:p>
          </table:table-cell>
          <table:table-cell office:value-type="string">
            <text:p>1935-09-29 12:43:35.625000 EST-0500</text:p>
          </table:table-cell>
          <table:table-cell office:value-type="string">
            <text:p>D</text:p>
          </table:table-cell>
          <table:table-cell office:value-type="float" office:value="156.599794464227">
            <text:p>156.5997944642</text:p>
          </table:table-cell>
          <table:table-cell office:value-type="float" office:value="133.63588053362">
            <text:p>133.6358805336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8620.29475694">
            <text:p>2428620.29475694</text:p>
          </table:table-cell>
          <table:table-cell office:value-type="string">
            <text:p>1937-03-27 14:04:27.187500 EST-0500</text:p>
          </table:table-cell>
          <table:table-cell office:value-type="string">
            <text:p>R</text:p>
          </table:table-cell>
          <table:table-cell office:value-type="float" office:value="35.833571412362">
            <text:p>35.8335714124</text:p>
          </table:table-cell>
          <table:table-cell office:value-type="float" office:value="12.8485072185217">
            <text:p>12.8485072185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8662.7453125">
            <text:p>2428662.7453125</text:p>
          </table:table-cell>
          <table:table-cell office:value-type="string">
            <text:p>1937-05-09 00:53:15.703125 EST-0500</text:p>
          </table:table-cell>
          <table:table-cell office:value-type="string">
            <text:p>D</text:p>
          </table:table-cell>
          <table:table-cell office:value-type="float" office:value="19.4393931495747">
            <text:p>19.4393931496</text:p>
          </table:table-cell>
          <table:table-cell office:value-type="float" office:value="356.453074666248">
            <text:p>356.4530746662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9202.18012731">
            <text:p>2429202.18012731</text:p>
          </table:table-cell>
          <table:table-cell office:value-type="string">
            <text:p>1938-10-30 11:19:23.671875 EST-0500</text:p>
          </table:table-cell>
          <table:table-cell office:value-type="string">
            <text:p>R</text:p>
          </table:table-cell>
          <table:table-cell office:value-type="float" office:value="244.939946221079">
            <text:p>244.9399462211</text:p>
          </table:table-cell>
          <table:table-cell office:value-type="float" office:value="221.934006526404">
            <text:p>221.9340065264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9243.32636574">
            <text:p>2429243.32636574</text:p>
          </table:table-cell>
          <table:table-cell office:value-type="string">
            <text:p>1938-12-10 14:49:58.828125 EST-0500</text:p>
          </table:table-cell>
          <table:table-cell office:value-type="string">
            <text:p>D</text:p>
          </table:table-cell>
          <table:table-cell office:value-type="float" office:value="229.567831587169">
            <text:p>229.5678315872</text:p>
          </table:table-cell>
          <table:table-cell office:value-type="float" office:value="206.560195704382">
            <text:p>206.5601957044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9785.91853009">
            <text:p>2429785.91853009</text:p>
          </table:table-cell>
          <table:table-cell office:value-type="string">
            <text:p>1940-06-05 05:02:41.718750 EST-0500</text:p>
          </table:table-cell>
          <table:table-cell office:value-type="string">
            <text:p>R</text:p>
          </table:table-cell>
          <table:table-cell office:value-type="float" office:value="103.304439399395">
            <text:p>103.3044393994</text:p>
          </table:table-cell>
          <table:table-cell office:value-type="float" office:value="80.2782142223672">
            <text:p>80.2782142224</text:p>
          </table:table-cell>
          <table:table-cell/>
        </table:table-row>
        <table:table-row table:style-name="ro1">
          <table:table-cell office:value-type="string">
            <text:p>Venus</text:p>
          </table:table-cell>
          <table:table-cell office:value-type="float" office:value="2429829.04841435">
            <text:p>2429829.04841435</text:p>
          </table:table-cell>
          <table:table-cell office:value-type="string">
            <text:p>1940-07-18 08:09:43.593750 EST-0500</text:p>
          </table:table-cell>
          <table:table-cell office:value-type="string">
            <text:p>D</text:p>
          </table:table-cell>
          <table:table-cell office:value-type="float" office:value="86.7852707916464">
            <text:p>86.7852707916</text:p>
          </table:table-cell>
          <table:table-cell office:value-type="float" office:value="63.7570553732324">
            <text:p>63.7570553732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11480.89106481">
            <text:p>2411480.89106481</text:p>
          </table:table-cell>
          <table:table-cell office:value-type="string">
            <text:p>1890-04-23 04:23:08.671875 EST-0500</text:p>
          </table:table-cell>
          <table:table-cell office:value-type="string">
            <text:p>R</text:p>
          </table:table-cell>
          <table:table-cell office:value-type="float" office:value="253.233025091361">
            <text:p>253.2330250914</text:p>
          </table:table-cell>
          <table:table-cell office:value-type="float" office:value="230.9129158806">
            <text:p>230.9129158806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11553.04927083">
            <text:p>2411553.04927083</text:p>
          </table:table-cell>
          <table:table-cell office:value-type="string">
            <text:p>1890-07-04 08:10:57.421875 EST-0500</text:p>
          </table:table-cell>
          <table:table-cell office:value-type="string">
            <text:p>D</text:p>
          </table:table-cell>
          <table:table-cell office:value-type="float" office:value="237.984062520612">
            <text:p>237.9840625206</text:p>
          </table:table-cell>
          <table:table-cell office:value-type="float" office:value="215.660619965009">
            <text:p>215.6606199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2284.64229167">
            <text:p>2412284.64229167</text:p>
          </table:table-cell>
          <table:table-cell office:value-type="string">
            <text:p>1892-07-04 22:24:54.140625 EST-0500</text:p>
          </table:table-cell>
          <table:table-cell office:value-type="string">
            <text:p>R</text:p>
          </table:table-cell>
          <table:table-cell office:value-type="float" office:value="317.233291094498">
            <text:p>317.2332910945</text:p>
          </table:table-cell>
          <table:table-cell office:value-type="float" office:value="294.8805549646">
            <text:p>294.8805549646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12345.20747685">
            <text:p>2412345.20747685</text:p>
          </table:table-cell>
          <table:table-cell office:value-type="string">
            <text:p>1892-09-03 11:58:46.171875 EST-0500</text:p>
          </table:table-cell>
          <table:table-cell office:value-type="string">
            <text:p>D</text:p>
          </table:table-cell>
          <table:table-cell office:value-type="float" office:value="307.075952034598">
            <text:p>307.0759520346</text:p>
          </table:table-cell>
          <table:table-cell office:value-type="float" office:value="284.720583019267">
            <text:p>284.72058301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3087.50789352">
            <text:p>2413087.50789352</text:p>
          </table:table-cell>
          <table:table-cell office:value-type="string">
            <text:p>1894-09-15 19:11:22.031250 EST-0500</text:p>
          </table:table-cell>
          <table:table-cell office:value-type="string">
            <text:p>R</text:p>
          </table:table-cell>
          <table:table-cell office:value-type="float" office:value="35.0633081935796">
            <text:p>35.0633081936</text:p>
          </table:table-cell>
          <table:table-cell office:value-type="float" office:value="12.6768170180963">
            <text:p>12.6768170181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13154.10395833">
            <text:p>2413154.10395833</text:p>
          </table:table-cell>
          <table:table-cell office:value-type="string">
            <text:p>1894-11-21 09:29:42.421875 EST-0500</text:p>
          </table:table-cell>
          <table:table-cell office:value-type="string">
            <text:p>D</text:p>
          </table:table-cell>
          <table:table-cell office:value-type="float" office:value="21.3495169409801">
            <text:p>21.349516941</text:p>
          </table:table-cell>
          <table:table-cell office:value-type="float" office:value="358.960517970864">
            <text:p>358.96051797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3865.77998843">
            <text:p>2413865.77998843</text:p>
          </table:table-cell>
          <table:table-cell office:value-type="string">
            <text:p>1896-11-02 01:43:11.015625 EST-0500</text:p>
          </table:table-cell>
          <table:table-cell office:value-type="string">
            <text:p>R</text:p>
          </table:table-cell>
          <table:table-cell office:value-type="float" office:value="89.4093202586248">
            <text:p>89.4093202586</text:p>
          </table:table-cell>
          <table:table-cell office:value-type="float" office:value="66.9903949685003">
            <text:p>66.9903949685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13940.84163194">
            <text:p>2413940.84163194</text:p>
          </table:table-cell>
          <table:table-cell office:value-type="string">
            <text:p>1897-01-16 03:11:57.187500 EST-0500</text:p>
          </table:table-cell>
          <table:table-cell office:value-type="string">
            <text:p>D</text:p>
          </table:table-cell>
          <table:table-cell office:value-type="float" office:value="71.5667901273893">
            <text:p>71.5667901274</text:p>
          </table:table-cell>
          <table:table-cell office:value-type="float" office:value="49.1440397675877">
            <text:p>49.144039767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4633.3294213">
            <text:p>2414633.3294213</text:p>
          </table:table-cell>
          <table:table-cell office:value-type="string">
            <text:p>1898-12-09 14:54:22.500000 EST-0500</text:p>
          </table:table-cell>
          <table:table-cell office:value-type="string">
            <text:p>R</text:p>
          </table:table-cell>
          <table:table-cell office:value-type="float" office:value="128.67934346746">
            <text:p>128.6793434675</text:p>
          </table:table-cell>
          <table:table-cell office:value-type="float" office:value="106.229226636977">
            <text:p>106.229226637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14712.74165509">
            <text:p>2414712.74165509</text:p>
          </table:table-cell>
          <table:table-cell office:value-type="string">
            <text:p>1899-02-27 00:47:59.296875 EST-0500</text:p>
          </table:table-cell>
          <table:table-cell office:value-type="string">
            <text:p>D</text:p>
          </table:table-cell>
          <table:table-cell office:value-type="float" office:value="109.418539485722">
            <text:p>109.4185394857</text:p>
          </table:table-cell>
          <table:table-cell office:value-type="float" office:value="86.9647999843785">
            <text:p>86.96479998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5397.78987268">
            <text:p>2415397.78987268</text:p>
          </table:table-cell>
          <table:table-cell office:value-type="string">
            <text:p>1901-01-13 01:57:25.312500 EST-0500</text:p>
          </table:table-cell>
          <table:table-cell office:value-type="string">
            <text:p>R</text:p>
          </table:table-cell>
          <table:table-cell office:value-type="float" office:value="162.547302520496">
            <text:p>162.5473025205</text:p>
          </table:table-cell>
          <table:table-cell office:value-type="float" office:value="140.068021579086">
            <text:p>140.0680215791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15478.78168981">
            <text:p>2415478.78168981</text:p>
          </table:table-cell>
          <table:table-cell office:value-type="string">
            <text:p>1901-04-04 01:45:38.671875 EST-0500</text:p>
          </table:table-cell>
          <table:table-cell office:value-type="string">
            <text:p>D</text:p>
          </table:table-cell>
          <table:table-cell office:value-type="float" office:value="143.063350820578">
            <text:p>143.0633508206</text:p>
          </table:table-cell>
          <table:table-cell office:value-type="float" office:value="120.581539511313">
            <text:p>120.58153951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6164.14423611">
            <text:p>2416164.14423611</text:p>
          </table:table-cell>
          <table:table-cell office:value-type="string">
            <text:p>1903-02-18 10:27:42.890625 EST-0500</text:p>
          </table:table-cell>
          <table:table-cell office:value-type="string">
            <text:p>R</text:p>
          </table:table-cell>
          <table:table-cell office:value-type="float" office:value="196.286353932389">
            <text:p>196.2863539324</text:p>
          </table:table-cell>
          <table:table-cell office:value-type="float" office:value="173.780255583833">
            <text:p>173.7802555838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16244.13936343">
            <text:p>2416244.13936343</text:p>
          </table:table-cell>
          <table:table-cell office:value-type="string">
            <text:p>1903-05-09 10:20:41.015625 EST-0500</text:p>
          </table:table-cell>
          <table:table-cell office:value-type="string">
            <text:p>D</text:p>
          </table:table-cell>
          <table:table-cell office:value-type="float" office:value="177.436762306466">
            <text:p>177.4367623065</text:p>
          </table:table-cell>
          <table:table-cell office:value-type="float" office:value="154.928644165381">
            <text:p>154.928644165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6938.36115741">
            <text:p>2416938.36115741</text:p>
          </table:table-cell>
          <table:table-cell office:value-type="string">
            <text:p>1905-04-02 15:40:04.687500 EST-0500</text:p>
          </table:table-cell>
          <table:table-cell office:value-type="string">
            <text:p>R</text:p>
          </table:table-cell>
          <table:table-cell office:value-type="float" office:value="235.108552426643">
            <text:p>235.1085524266</text:p>
          </table:table-cell>
          <table:table-cell office:value-type="float" office:value="212.576694196343">
            <text:p>212.5766941963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17013.80549768">
            <text:p>2417013.80549768</text:p>
          </table:table-cell>
          <table:table-cell office:value-type="string">
            <text:p>1905-06-17 02:19:55.312500 EST-0500</text:p>
          </table:table-cell>
          <table:table-cell office:value-type="string">
            <text:p>D</text:p>
          </table:table-cell>
          <table:table-cell office:value-type="float" office:value="218.325740027657">
            <text:p>218.3257400277</text:p>
          </table:table-cell>
          <table:table-cell office:value-type="float" office:value="195.791268197723">
            <text:p>195.791268197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7731.77668981">
            <text:p>2417731.77668981</text:p>
          </table:table-cell>
          <table:table-cell office:value-type="string">
            <text:p>1907-06-05 01:38:26.250000 EST-0500</text:p>
          </table:table-cell>
          <table:table-cell office:value-type="string">
            <text:p>R</text:p>
          </table:table-cell>
          <table:table-cell office:value-type="float" office:value="288.898558982295">
            <text:p>288.8985589823</text:p>
          </table:table-cell>
          <table:table-cell office:value-type="float" office:value="266.338934066743">
            <text:p>266.3389340667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17796.64179398">
            <text:p>2417796.64179398</text:p>
          </table:table-cell>
          <table:table-cell office:value-type="string">
            <text:p>1907-08-08 22:24:11.953125 EST-0500</text:p>
          </table:table-cell>
          <table:table-cell office:value-type="string">
            <text:p>D</text:p>
          </table:table-cell>
          <table:table-cell office:value-type="float" office:value="276.980602056794">
            <text:p>276.9806020568</text:p>
          </table:table-cell>
          <table:table-cell office:value-type="float" office:value="254.418060853195">
            <text:p>254.418060853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8541.59541667">
            <text:p>2418541.59541667</text:p>
          </table:table-cell>
          <table:table-cell office:value-type="string">
            <text:p>1909-08-22 21:17:24.140625 EST-0500</text:p>
          </table:table-cell>
          <table:table-cell office:value-type="string">
            <text:p>R</text:p>
          </table:table-cell>
          <table:table-cell office:value-type="float" office:value="6.79505210527775">
            <text:p>6.7950521053</text:p>
          </table:table-cell>
          <table:table-cell office:value-type="float" office:value="344.204284963876">
            <text:p>344.2042849639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18603.8">
            <text:p>2418603.8</text:p>
          </table:table-cell>
          <table:table-cell office:value-type="string">
            <text:p>1909-10-24 02:12:00.703125 EST-0500</text:p>
          </table:table-cell>
          <table:table-cell office:value-type="string">
            <text:p>D</text:p>
          </table:table-cell>
          <table:table-cell office:value-type="float" office:value="355.44795477075">
            <text:p>355.4479547708</text:p>
          </table:table-cell>
          <table:table-cell office:value-type="float" office:value="332.855225269822">
            <text:p>332.8552252698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19327.85640046">
            <text:p>2419327.85640046</text:p>
          </table:table-cell>
          <table:table-cell office:value-type="string">
            <text:p>1911-10-18 03:33:13.359375 EST-0500</text:p>
          </table:table-cell>
          <table:table-cell office:value-type="string">
            <text:p>R</text:p>
          </table:table-cell>
          <table:table-cell office:value-type="float" office:value="70.9629396946074">
            <text:p>70.9629396946</text:p>
          </table:table-cell>
          <table:table-cell office:value-type="float" office:value="48.3404382930186">
            <text:p>48.340438293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19400.18001157">
            <text:p>2419400.18001157</text:p>
          </table:table-cell>
          <table:table-cell office:value-type="string">
            <text:p>1911-12-29 11:19:13.125000 EST-0500</text:p>
          </table:table-cell>
          <table:table-cell office:value-type="string">
            <text:p>D</text:p>
          </table:table-cell>
          <table:table-cell office:value-type="float" office:value="54.3036406155285">
            <text:p>54.3036406155</text:p>
          </table:table-cell>
          <table:table-cell office:value-type="float" office:value="31.6778425103959">
            <text:p>31.6778425104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0098.37825231">
            <text:p>2420098.37825231</text:p>
          </table:table-cell>
          <table:table-cell office:value-type="string">
            <text:p>1913-11-26 16:04:41.250000 EST-0500</text:p>
          </table:table-cell>
          <table:table-cell office:value-type="string">
            <text:p>R</text:p>
          </table:table-cell>
          <table:table-cell office:value-type="float" office:value="114.564638229865">
            <text:p>114.5646382299</text:p>
          </table:table-cell>
          <table:table-cell office:value-type="float" office:value="91.9096180664619">
            <text:p>91.9096180665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0176.47822917">
            <text:p>2420176.47822917</text:p>
          </table:table-cell>
          <table:table-cell office:value-type="string">
            <text:p>1914-02-12 18:28:39.140625 EST-0500</text:p>
          </table:table-cell>
          <table:table-cell office:value-type="string">
            <text:p>D</text:p>
          </table:table-cell>
          <table:table-cell office:value-type="float" office:value="95.6708859438276">
            <text:p>95.6708859438</text:p>
          </table:table-cell>
          <table:table-cell office:value-type="float" office:value="73.0117748023405">
            <text:p>73.0117748023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0863.43256944">
            <text:p>2420863.43256944</text:p>
          </table:table-cell>
          <table:table-cell office:value-type="string">
            <text:p>1915-12-31 17:22:54.609375 EST-0500</text:p>
          </table:table-cell>
          <table:table-cell office:value-type="string">
            <text:p>R</text:p>
          </table:table-cell>
          <table:table-cell office:value-type="float" office:value="149.82320128199">
            <text:p>149.823201282</text:p>
          </table:table-cell>
          <table:table-cell office:value-type="float" office:value="127.135708037265">
            <text:p>127.1357080373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0944.10884259">
            <text:p>2420944.10884259</text:p>
          </table:table-cell>
          <table:table-cell office:value-type="string">
            <text:p>1916-03-21 09:36:44.296875 EST-0500</text:p>
          </table:table-cell>
          <table:table-cell office:value-type="string">
            <text:p>D</text:p>
          </table:table-cell>
          <table:table-cell office:value-type="float" office:value="130.326139829704">
            <text:p>130.3261398297</text:p>
          </table:table-cell>
          <table:table-cell office:value-type="float" office:value="107.635399205296">
            <text:p>107.6353992053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1628.45454861">
            <text:p>2421628.45454861</text:p>
          </table:table-cell>
          <table:table-cell office:value-type="string">
            <text:p>1918-02-03 17:54:33.046875 EST-0500</text:p>
          </table:table-cell>
          <table:table-cell office:value-type="string">
            <text:p>R</text:p>
          </table:table-cell>
          <table:table-cell office:value-type="float" office:value="183.06499088881">
            <text:p>183.0649908888</text:p>
          </table:table-cell>
          <table:table-cell office:value-type="float" office:value="160.346792843304">
            <text:p>160.3467928433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1709.1924537">
            <text:p>2421709.1924537</text:p>
          </table:table-cell>
          <table:table-cell office:value-type="string">
            <text:p>1918-04-25 11:37:08.906250 EST-0500</text:p>
          </table:table-cell>
          <table:table-cell office:value-type="string">
            <text:p>D</text:p>
          </table:table-cell>
          <table:table-cell office:value-type="float" office:value="163.849583396668">
            <text:p>163.8495833967</text:p>
          </table:table-cell>
          <table:table-cell office:value-type="float" office:value="141.128979983283">
            <text:p>141.1289799833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2398.62361111">
            <text:p>2422398.62361111</text:p>
          </table:table-cell>
          <table:table-cell office:value-type="string">
            <text:p>1920-03-14 21:58:00.468750 EST-0500</text:p>
          </table:table-cell>
          <table:table-cell office:value-type="string">
            <text:p>R</text:p>
          </table:table-cell>
          <table:table-cell office:value-type="float" office:value="219.09905506195">
            <text:p>219.099055062</text:p>
          </table:table-cell>
          <table:table-cell office:value-type="float" office:value="196.352721832511">
            <text:p>196.3527218325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2476.43061343">
            <text:p>2422476.43061343</text:p>
          </table:table-cell>
          <table:table-cell office:value-type="string">
            <text:p>1920-05-31 17:20:05.859375 EST-0500</text:p>
          </table:table-cell>
          <table:table-cell office:value-type="string">
            <text:p>D</text:p>
          </table:table-cell>
          <table:table-cell office:value-type="float" office:value="201.244164830387">
            <text:p>201.2441648304</text:p>
          </table:table-cell>
          <table:table-cell office:value-type="float" office:value="178.49549327156">
            <text:p>178.4954932716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3182.75325231">
            <text:p>2423182.75325231</text:p>
          </table:table-cell>
          <table:table-cell office:value-type="string">
            <text:p>1922-05-08 01:04:41.250000 EST-0500</text:p>
          </table:table-cell>
          <table:table-cell office:value-type="string">
            <text:p>R</text:p>
          </table:table-cell>
          <table:table-cell office:value-type="float" office:value="265.272141389869">
            <text:p>265.2721413899</text:p>
          </table:table-cell>
          <table:table-cell office:value-type="float" office:value="242.499364460762">
            <text:p>242.4993644608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3252.5890625">
            <text:p>2423252.5890625</text:p>
          </table:table-cell>
          <table:table-cell office:value-type="string">
            <text:p>1922-07-16 21:08:15.703125 EST-0500</text:p>
          </table:table-cell>
          <table:table-cell office:value-type="string">
            <text:p>D</text:p>
          </table:table-cell>
          <table:table-cell office:value-type="float" office:value="251.102235725557">
            <text:p>251.1022357256</text:p>
          </table:table-cell>
          <table:table-cell office:value-type="float" office:value="228.326548800511">
            <text:p>228.3265488005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3990.95697917">
            <text:p>2423990.95697917</text:p>
          </table:table-cell>
          <table:table-cell office:value-type="string">
            <text:p>1924-07-24 05:58:03.984375 EST-0500</text:p>
          </table:table-cell>
          <table:table-cell office:value-type="string">
            <text:p>R</text:p>
          </table:table-cell>
          <table:table-cell office:value-type="float" office:value="335.310165466879">
            <text:p>335.3101654669</text:p>
          </table:table-cell>
          <table:table-cell office:value-type="float" office:value="312.509316536524">
            <text:p>312.5093165365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4050.88313657">
            <text:p>2424050.88313657</text:p>
          </table:table-cell>
          <table:table-cell office:value-type="string">
            <text:p>1924-09-22 04:11:43.125000 EST-0500</text:p>
          </table:table-cell>
          <table:table-cell office:value-type="string">
            <text:p>D</text:p>
          </table:table-cell>
          <table:table-cell office:value-type="float" office:value="325.330423759745">
            <text:p>325.3304237597</text:p>
          </table:table-cell>
          <table:table-cell office:value-type="float" office:value="302.527794807861">
            <text:p>302.5277948079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4787.73554398">
            <text:p>2424787.73554398</text:p>
          </table:table-cell>
          <table:table-cell office:value-type="string">
            <text:p>1926-09-29 00:39:11.953125 EST-0500</text:p>
          </table:table-cell>
          <table:table-cell office:value-type="string">
            <text:p>R</text:p>
          </table:table-cell>
          <table:table-cell office:value-type="float" office:value="49.4571316764997">
            <text:p>49.4571316765</text:p>
          </table:table-cell>
          <table:table-cell office:value-type="float" office:value="26.6280210193003">
            <text:p>26.6280210193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4856.5978588">
            <text:p>2424856.5978588</text:p>
          </table:table-cell>
          <table:table-cell office:value-type="string">
            <text:p>1926-12-06 21:20:55.078125 EST-0500</text:p>
          </table:table-cell>
          <table:table-cell office:value-type="string">
            <text:p>D</text:p>
          </table:table-cell>
          <table:table-cell office:value-type="float" office:value="34.5233266788995">
            <text:p>34.5233266789</text:p>
          </table:table-cell>
          <table:table-cell office:value-type="float" office:value="11.6917626902236">
            <text:p>11.6917626902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5562.67207176">
            <text:p>2425562.67207176</text:p>
          </table:table-cell>
          <table:table-cell office:value-type="string">
            <text:p>1928-11-11 23:07:47.578125 EST-0500</text:p>
          </table:table-cell>
          <table:table-cell office:value-type="string">
            <text:p>R</text:p>
          </table:table-cell>
          <table:table-cell office:value-type="float" office:value="99.2897704014619">
            <text:p>99.2897704015</text:p>
          </table:table-cell>
          <table:table-cell office:value-type="float" office:value="76.4308295460197">
            <text:p>76.430829546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5638.9971412">
            <text:p>2425638.9971412</text:p>
          </table:table-cell>
          <table:table-cell office:value-type="string">
            <text:p>1929-01-27 06:55:53.906250 EST-0500</text:p>
          </table:table-cell>
          <table:table-cell office:value-type="string">
            <text:p>D</text:p>
          </table:table-cell>
          <table:table-cell office:value-type="float" office:value="80.9883730681568">
            <text:p>80.9883730682</text:p>
          </table:table-cell>
          <table:table-cell office:value-type="float" office:value="58.125422903594">
            <text:p>58.1254229036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6329.06855324">
            <text:p>2426329.06855324</text:p>
          </table:table-cell>
          <table:table-cell office:value-type="string">
            <text:p>1930-12-18 08:38:43.828125 EST-0500</text:p>
          </table:table-cell>
          <table:table-cell office:value-type="string">
            <text:p>R</text:p>
          </table:table-cell>
          <table:table-cell office:value-type="float" office:value="136.812203884549">
            <text:p>136.8122038845</text:p>
          </table:table-cell>
          <table:table-cell office:value-type="float" office:value="113.921102956133">
            <text:p>113.9211029561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6409.07282407">
            <text:p>2426409.07282407</text:p>
          </table:table-cell>
          <table:table-cell office:value-type="string">
            <text:p>1931-03-08 08:44:52.968750 EST-0500</text:p>
          </table:table-cell>
          <table:table-cell office:value-type="string">
            <text:p>D</text:p>
          </table:table-cell>
          <table:table-cell office:value-type="float" office:value="117.4298702631">
            <text:p>117.4298702631</text:p>
          </table:table-cell>
          <table:table-cell office:value-type="float" office:value="94.5351350059484">
            <text:p>94.5351350059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7093.55646991">
            <text:p>2427093.55646991</text:p>
          </table:table-cell>
          <table:table-cell office:value-type="string">
            <text:p>1933-01-20 20:21:19.687500 EST-0500</text:p>
          </table:table-cell>
          <table:table-cell office:value-type="string">
            <text:p>R</text:p>
          </table:table-cell>
          <table:table-cell office:value-type="float" office:value="170.283509966606">
            <text:p>170.2835099666</text:p>
          </table:table-cell>
          <table:table-cell office:value-type="float" office:value="147.359590628302">
            <text:p>147.3595906283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7174.59101852">
            <text:p>2427174.59101852</text:p>
          </table:table-cell>
          <table:table-cell office:value-type="string">
            <text:p>1933-04-11 21:11:04.453125 EST-0500</text:p>
          </table:table-cell>
          <table:table-cell office:value-type="string">
            <text:p>D</text:p>
          </table:table-cell>
          <table:table-cell office:value-type="float" office:value="150.860952844429">
            <text:p>150.8609528444</text:p>
          </table:table-cell>
          <table:table-cell office:value-type="float" office:value="127.934161107895">
            <text:p>127.9341611079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7861.00336806">
            <text:p>2427861.00336806</text:p>
          </table:table-cell>
          <table:table-cell office:value-type="string">
            <text:p>1935-02-27 07:04:51.796875 EST-0500</text:p>
          </table:table-cell>
          <table:table-cell office:value-type="string">
            <text:p>R</text:p>
          </table:table-cell>
          <table:table-cell office:value-type="float" office:value="204.616777263846">
            <text:p>204.6167772638</text:p>
          </table:table-cell>
          <table:table-cell office:value-type="float" office:value="181.661004186544">
            <text:p>181.6610041865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7940.39729167">
            <text:p>2427940.39729167</text:p>
          </table:table-cell>
          <table:table-cell office:value-type="string">
            <text:p>1935-05-17 16:32:06.562500 EST-0500</text:p>
          </table:table-cell>
          <table:table-cell office:value-type="string">
            <text:p>D</text:p>
          </table:table-cell>
          <table:table-cell office:value-type="float" office:value="186.05231367825">
            <text:p>186.0523136783</text:p>
          </table:table-cell>
          <table:table-cell office:value-type="float" office:value="163.09398703544">
            <text:p>163.0939870354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8638.10847222">
            <text:p>2428638.10847222</text:p>
          </table:table-cell>
          <table:table-cell office:value-type="string">
            <text:p>1937-04-14 09:36:12.656250 EST-0500</text:p>
          </table:table-cell>
          <table:table-cell office:value-type="string">
            <text:p>R</text:p>
          </table:table-cell>
          <table:table-cell office:value-type="float" office:value="245.533661575878">
            <text:p>245.5336615759</text:p>
          </table:table-cell>
          <table:table-cell office:value-type="float" office:value="222.548111786247">
            <text:p>222.5481117862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8711.91951389">
            <text:p>2428711.91951389</text:p>
          </table:table-cell>
          <table:table-cell office:value-type="string">
            <text:p>1937-06-27 05:04:06.093750 EST-0500</text:p>
          </table:table-cell>
          <table:table-cell office:value-type="string">
            <text:p>D</text:p>
          </table:table-cell>
          <table:table-cell office:value-type="float" office:value="229.531611341555">
            <text:p>229.5316113416</text:p>
          </table:table-cell>
          <table:table-cell office:value-type="float" office:value="206.54295172349">
            <text:p>206.5429517235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9437.27107639">
            <text:p>2429437.27107639</text:p>
          </table:table-cell>
          <table:table-cell office:value-type="string">
            <text:p>1939-06-22 13:30:21.093750 EST-0500</text:p>
          </table:table-cell>
          <table:table-cell office:value-type="string">
            <text:p>R</text:p>
          </table:table-cell>
          <table:table-cell office:value-type="float" office:value="304.706082828062">
            <text:p>304.7060828281</text:p>
          </table:table-cell>
          <table:table-cell office:value-type="float" office:value="281.691530233457">
            <text:p>281.6915302335</text:p>
          </table:table-cell>
          <table:table-cell/>
        </table:table-row>
        <table:table-row table:style-name="ro1">
          <table:table-cell office:value-type="string">
            <text:p>Mars</text:p>
          </table:table-cell>
          <table:table-cell office:value-type="float" office:value="2429499.49641204">
            <text:p>2429499.49641204</text:p>
          </table:table-cell>
          <table:table-cell office:value-type="string">
            <text:p>1939-08-23 18:54:50.625000 EST-0500</text:p>
          </table:table-cell>
          <table:table-cell office:value-type="string">
            <text:p>D</text:p>
          </table:table-cell>
          <table:table-cell office:value-type="float" office:value="293.918346623185">
            <text:p>293.9183466232</text:p>
          </table:table-cell>
          <table:table-cell office:value-type="float" office:value="270.901396785378">
            <text:p>270.9013967854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1518.3983912">
            <text:p>2411518.3983912</text:p>
          </table:table-cell>
          <table:table-cell office:value-type="string">
            <text:p>1890-05-30 16:33:41.484375 EST-0500</text:p>
          </table:table-cell>
          <table:table-cell office:value-type="string">
            <text:p>R</text:p>
          </table:table-cell>
          <table:table-cell office:value-type="float" office:value="312.167232021138">
            <text:p>312.1672320211</text:p>
          </table:table-cell>
          <table:table-cell office:value-type="float" office:value="289.845641262602">
            <text:p>289.8456412626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1638.94587963">
            <text:p>2411638.94587963</text:p>
          </table:table-cell>
          <table:table-cell office:value-type="string">
            <text:p>1890-09-28 05:42:04.218750 EST-0500</text:p>
          </table:table-cell>
          <table:table-cell office:value-type="string">
            <text:p>D</text:p>
          </table:table-cell>
          <table:table-cell office:value-type="float" office:value="302.327389568961">
            <text:p>302.327389569</text:p>
          </table:table-cell>
          <table:table-cell office:value-type="float" office:value="280.000918528098">
            <text:p>280.000918528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1921.24385417">
            <text:p>2411921.24385417</text:p>
          </table:table-cell>
          <table:table-cell office:value-type="string">
            <text:p>1891-07-07 12:51:09.140625 EST-0500</text:p>
          </table:table-cell>
          <table:table-cell office:value-type="string">
            <text:p>R</text:p>
          </table:table-cell>
          <table:table-cell office:value-type="float" office:value="348.018764584375">
            <text:p>348.0187645844</text:p>
          </table:table-cell>
          <table:table-cell office:value-type="float" office:value="325.680722283726">
            <text:p>325.6807222837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2040.00300926">
            <text:p>2412040.00300926</text:p>
          </table:table-cell>
          <table:table-cell office:value-type="string">
            <text:p>1891-11-03 07:04:20.156250 EST-0500</text:p>
          </table:table-cell>
          <table:table-cell office:value-type="string">
            <text:p>D</text:p>
          </table:table-cell>
          <table:table-cell office:value-type="float" office:value="338.135712942608">
            <text:p>338.1357129426</text:p>
          </table:table-cell>
          <table:table-cell office:value-type="float" office:value="315.793588163465">
            <text:p>315.793588163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2324.51166667">
            <text:p>2412324.51166667</text:p>
          </table:table-cell>
          <table:table-cell office:value-type="string">
            <text:p>1892-08-13 19:16:48.984375 EST-0500</text:p>
          </table:table-cell>
          <table:table-cell office:value-type="string">
            <text:p>R</text:p>
          </table:table-cell>
          <table:table-cell office:value-type="float" office:value="24.9407877560012">
            <text:p>24.940787756</text:p>
          </table:table-cell>
          <table:table-cell office:value-type="float" office:value="2.58623603935815">
            <text:p>2.5862360394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2442.13862269">
            <text:p>2412442.13862269</text:p>
          </table:table-cell>
          <table:table-cell office:value-type="string">
            <text:p>1892-12-09 10:19:37.734375 EST-0500</text:p>
          </table:table-cell>
          <table:table-cell office:value-type="string">
            <text:p>D</text:p>
          </table:table-cell>
          <table:table-cell office:value-type="float" office:value="14.9813360460354">
            <text:p>14.981336046</text:p>
          </table:table-cell>
          <table:table-cell office:value-type="float" office:value="352.62220995089">
            <text:p>352.622209950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2726.36775463">
            <text:p>2412726.36775463</text:p>
          </table:table-cell>
          <table:table-cell office:value-type="string">
            <text:p>1893-09-19 15:49:34.218750 EST-0500</text:p>
          </table:table-cell>
          <table:table-cell office:value-type="string">
            <text:p>R</text:p>
          </table:table-cell>
          <table:table-cell office:value-type="float" office:value="61.4580455518138">
            <text:p>61.4580455518</text:p>
          </table:table-cell>
          <table:table-cell office:value-type="float" office:value="39.086884792024">
            <text:p>39.086884792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2844.01362269">
            <text:p>2412844.01362269</text:p>
          </table:table-cell>
          <table:table-cell office:value-type="string">
            <text:p>1894-01-15 07:19:37.734375 EST-0500</text:p>
          </table:table-cell>
          <table:table-cell office:value-type="string">
            <text:p>D</text:p>
          </table:table-cell>
          <table:table-cell office:value-type="float" office:value="51.4221099614114">
            <text:p>51.4221099614</text:p>
          </table:table-cell>
          <table:table-cell office:value-type="float" office:value="29.0457761718512">
            <text:p>29.045776171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3125.95881944">
            <text:p>2413125.95881944</text:p>
          </table:table-cell>
          <table:table-cell office:value-type="string">
            <text:p>1894-10-24 06:00:42.187500 EST-0500</text:p>
          </table:table-cell>
          <table:table-cell office:value-type="string">
            <text:p>R</text:p>
          </table:table-cell>
          <table:table-cell office:value-type="float" office:value="96.3333955629513">
            <text:p>96.333395563</text:p>
          </table:table-cell>
          <table:table-cell office:value-type="float" office:value="73.9455856750011">
            <text:p>73.94558567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3244.66487268">
            <text:p>2413244.66487268</text:p>
          </table:table-cell>
          <table:table-cell office:value-type="string">
            <text:p>1895-02-19 22:57:25.312500 EST-0500</text:p>
          </table:table-cell>
          <table:table-cell office:value-type="string">
            <text:p>D</text:p>
          </table:table-cell>
          <table:table-cell office:value-type="float" office:value="86.2636501304151">
            <text:p>86.2636501304</text:p>
          </table:table-cell>
          <table:table-cell office:value-type="float" office:value="63.870105179504">
            <text:p>63.870105179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3523.20734954">
            <text:p>2413523.20734954</text:p>
          </table:table-cell>
          <table:table-cell office:value-type="string">
            <text:p>1895-11-25 11:58:35.625000 EST-0500</text:p>
          </table:table-cell>
          <table:table-cell office:value-type="string">
            <text:p>R</text:p>
          </table:table-cell>
          <table:table-cell office:value-type="float" office:value="129.146386185822">
            <text:p>129.1463861858</text:p>
          </table:table-cell>
          <table:table-cell office:value-type="float" office:value="106.741715104503">
            <text:p>106.741715104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3643.46309028">
            <text:p>2413643.46309028</text:p>
          </table:table-cell>
          <table:table-cell office:value-type="string">
            <text:p>1896-03-24 18:06:51.328125 EST-0500</text:p>
          </table:table-cell>
          <table:table-cell office:value-type="string">
            <text:p>D</text:p>
          </table:table-cell>
          <table:table-cell office:value-type="float" office:value="119.094621488345">
            <text:p>119.0946214883</text:p>
          </table:table-cell>
          <table:table-cell office:value-type="float" office:value="96.6845481649919">
            <text:p>96.68454816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3918.95136574">
            <text:p>2413918.95136574</text:p>
          </table:table-cell>
          <table:table-cell office:value-type="string">
            <text:p>1896-12-25 05:49:58.828125 EST-0500</text:p>
          </table:table-cell>
          <table:table-cell office:value-type="string">
            <text:p>R</text:p>
          </table:table-cell>
          <table:table-cell office:value-type="float" office:value="160.223908042523">
            <text:p>160.2239080425</text:p>
          </table:table-cell>
          <table:table-cell office:value-type="float" office:value="137.80227923324">
            <text:p>137.8022792332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4040.80195602">
            <text:p>2414040.80195602</text:p>
          </table:table-cell>
          <table:table-cell office:value-type="string">
            <text:p>1897-04-26 02:14:49.453125 EST-0500</text:p>
          </table:table-cell>
          <table:table-cell office:value-type="string">
            <text:p>D</text:p>
          </table:table-cell>
          <table:table-cell office:value-type="float" office:value="150.221534225959">
            <text:p>150.221534226</text:p>
          </table:table-cell>
          <table:table-cell office:value-type="float" office:value="127.795183065038">
            <text:p>127.79518306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4313.98371528">
            <text:p>2414313.98371528</text:p>
          </table:table-cell>
          <table:table-cell office:value-type="string">
            <text:p>1898-01-24 06:36:33.750000 EST-0500</text:p>
          </table:table-cell>
          <table:table-cell office:value-type="string">
            <text:p>R</text:p>
          </table:table-cell>
          <table:table-cell office:value-type="float" office:value="190.288869324614">
            <text:p>190.2888693246</text:p>
          </table:table-cell>
          <table:table-cell office:value-type="float" office:value="167.850726504321">
            <text:p>167.8507265043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4437.01716435">
            <text:p>2414437.01716435</text:p>
          </table:table-cell>
          <table:table-cell office:value-type="string">
            <text:p>1898-05-27 07:24:43.593750 EST-0500</text:p>
          </table:table-cell>
          <table:table-cell office:value-type="string">
            <text:p>D</text:p>
          </table:table-cell>
          <table:table-cell office:value-type="float" office:value="180.34420874597">
            <text:p>180.344208746</text:p>
          </table:table-cell>
          <table:table-cell office:value-type="float" office:value="157.901785457084">
            <text:p>157.901785457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4709.49335648">
            <text:p>2414709.49335648</text:p>
          </table:table-cell>
          <table:table-cell office:value-type="string">
            <text:p>1899-02-23 18:50:26.953125 EST-0500</text:p>
          </table:table-cell>
          <table:table-cell office:value-type="string">
            <text:p>R</text:p>
          </table:table-cell>
          <table:table-cell office:value-type="float" office:value="220.208097556425">
            <text:p>220.2080975564</text:p>
          </table:table-cell>
          <table:table-cell office:value-type="float" office:value="197.754380542105">
            <text:p>197.754380542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4833.05109954">
            <text:p>2414833.05109954</text:p>
          </table:table-cell>
          <table:table-cell office:value-type="string">
            <text:p>1899-06-27 08:13:35.625000 EST-0500</text:p>
          </table:table-cell>
          <table:table-cell office:value-type="string">
            <text:p>D</text:p>
          </table:table-cell>
          <table:table-cell office:value-type="float" office:value="210.31586499251">
            <text:p>210.3158649925</text:p>
          </table:table-cell>
          <table:table-cell office:value-type="float" office:value="187.857633435648">
            <text:p>187.8576334356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5106.36042824">
            <text:p>2415106.36042824</text:p>
          </table:table-cell>
          <table:table-cell office:value-type="string">
            <text:p>1900-03-27 15:39:01.406250 EST-0500</text:p>
          </table:table-cell>
          <table:table-cell office:value-type="string">
            <text:p>R</text:p>
          </table:table-cell>
          <table:table-cell office:value-type="float" office:value="250.86928373194">
            <text:p>250.8692837319</text:p>
          </table:table-cell>
          <table:table-cell office:value-type="float" office:value="228.400867588934">
            <text:p>228.400867588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5229.57209491">
            <text:p>2415229.57209491</text:p>
          </table:table-cell>
          <table:table-cell office:value-type="string">
            <text:p>1900-07-28 20:43:49.687500 EST-0500</text:p>
          </table:table-cell>
          <table:table-cell office:value-type="string">
            <text:p>D</text:p>
          </table:table-cell>
          <table:table-cell office:value-type="float" office:value="241.014121568643">
            <text:p>241.0141215686</text:p>
          </table:table-cell>
          <table:table-cell office:value-type="float" office:value="218.540805138949">
            <text:p>218.540805138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5505.33503472">
            <text:p>2415505.33503472</text:p>
          </table:table-cell>
          <table:table-cell office:value-type="string">
            <text:p>1901-04-30 15:02:27.656250 EST-0500</text:p>
          </table:table-cell>
          <table:table-cell office:value-type="string">
            <text:p>R</text:p>
          </table:table-cell>
          <table:table-cell office:value-type="float" office:value="283.0583600269">
            <text:p>283.0583600269</text:p>
          </table:table-cell>
          <table:table-cell office:value-type="float" office:value="260.57577992848">
            <text:p>260.575779928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5627.3809375">
            <text:p>2415627.3809375</text:p>
          </table:table-cell>
          <table:table-cell office:value-type="string">
            <text:p>1901-08-30 16:08:33.281250 EST-0500</text:p>
          </table:table-cell>
          <table:table-cell office:value-type="string">
            <text:p>D</text:p>
          </table:table-cell>
          <table:table-cell office:value-type="float" office:value="273.224734716909">
            <text:p>273.2247347169</text:p>
          </table:table-cell>
          <table:table-cell office:value-type="float" office:value="250.737267707521">
            <text:p>250.737267707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5906.6625463">
            <text:p>2415906.6625463</text:p>
          </table:table-cell>
          <table:table-cell office:value-type="string">
            <text:p>1902-06-05 22:54:04.921875 EST-0500</text:p>
          </table:table-cell>
          <table:table-cell office:value-type="string">
            <text:p>R</text:p>
          </table:table-cell>
          <table:table-cell office:value-type="float" office:value="317.257740469537">
            <text:p>317.2577404695</text:p>
          </table:table-cell>
          <table:table-cell office:value-type="float" office:value="294.760978301121">
            <text:p>294.760978301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6026.94209491">
            <text:p>2416026.94209491</text:p>
          </table:table-cell>
          <table:table-cell office:value-type="string">
            <text:p>1902-10-04 05:36:37.265625 EST-0500</text:p>
          </table:table-cell>
          <table:table-cell office:value-type="string">
            <text:p>D</text:p>
          </table:table-cell>
          <table:table-cell office:value-type="float" office:value="307.413521174673">
            <text:p>307.4135211747</text:p>
          </table:table-cell>
          <table:table-cell office:value-type="float" office:value="284.91264750188">
            <text:p>284.912647501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6309.65571759">
            <text:p>2416309.65571759</text:p>
          </table:table-cell>
          <table:table-cell office:value-type="string">
            <text:p>1903-07-13 22:44:14.296875 EST-0500</text:p>
          </table:table-cell>
          <table:table-cell office:value-type="string">
            <text:p>R</text:p>
          </table:table-cell>
          <table:table-cell office:value-type="float" office:value="353.307981606257">
            <text:p>353.3079816063</text:p>
          </table:table-cell>
          <table:table-cell office:value-type="float" office:value="330.797037898612">
            <text:p>330.7970378986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6428.20490741">
            <text:p>2416428.20490741</text:p>
          </table:table-cell>
          <table:table-cell office:value-type="string">
            <text:p>1903-11-09 11:55:04.687500 EST-0500</text:p>
          </table:table-cell>
          <table:table-cell office:value-type="string">
            <text:p>D</text:p>
          </table:table-cell>
          <table:table-cell office:value-type="float" office:value="343.416093816716">
            <text:p>343.4160938167</text:p>
          </table:table-cell>
          <table:table-cell office:value-type="float" office:value="320.90178138787">
            <text:p>320.901781387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6712.70259259">
            <text:p>2416712.70259259</text:p>
          </table:table-cell>
          <table:table-cell office:value-type="string">
            <text:p>1904-08-19 23:51:44.296875 EST-0500</text:p>
          </table:table-cell>
          <table:table-cell office:value-type="string">
            <text:p>R</text:p>
          </table:table-cell>
          <table:table-cell office:value-type="float" office:value="30.2136870743382">
            <text:p>30.2136870743</text:p>
          </table:table-cell>
          <table:table-cell office:value-type="float" office:value="7.68909425448812">
            <text:p>7.689094254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6830.30635417">
            <text:p>2416830.30635417</text:p>
          </table:table-cell>
          <table:table-cell office:value-type="string">
            <text:p>1904-12-15 14:21:09.140625 EST-0500</text:p>
          </table:table-cell>
          <table:table-cell office:value-type="string">
            <text:p>D</text:p>
          </table:table-cell>
          <table:table-cell office:value-type="float" office:value="20.2408397503358">
            <text:p>20.2408397503</text:p>
          </table:table-cell>
          <table:table-cell office:value-type="float" office:value="357.712667986596">
            <text:p>357.7126679866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7114.2797338">
            <text:p>2417114.2797338</text:p>
          </table:table-cell>
          <table:table-cell office:value-type="string">
            <text:p>1905-09-25 13:42:49.921875 EST-0500</text:p>
          </table:table-cell>
          <table:table-cell office:value-type="string">
            <text:p>R</text:p>
          </table:table-cell>
          <table:table-cell office:value-type="float" office:value="66.5061584712411">
            <text:p>66.5061584712</text:p>
          </table:table-cell>
          <table:table-cell office:value-type="float" office:value="43.9682271690557">
            <text:p>43.968227169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7232.07453704">
            <text:p>2417232.07453704</text:p>
          </table:table-cell>
          <table:table-cell office:value-type="string">
            <text:p>1906-01-21 08:47:20.625000 EST-0500</text:p>
          </table:table-cell>
          <table:table-cell office:value-type="string">
            <text:p>D</text:p>
          </table:table-cell>
          <table:table-cell office:value-type="float" office:value="56.4610182934846">
            <text:p>56.4610182935</text:p>
          </table:table-cell>
          <table:table-cell office:value-type="float" office:value="33.9186568210302">
            <text:p>33.91865682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7513.48445602">
            <text:p>2417513.48445602</text:p>
          </table:table-cell>
          <table:table-cell office:value-type="string">
            <text:p>1906-10-29 18:37:37.031250 EST-0500</text:p>
          </table:table-cell>
          <table:table-cell office:value-type="string">
            <text:p>R</text:p>
          </table:table-cell>
          <table:table-cell office:value-type="float" office:value="101.068093484425">
            <text:p>101.0680934844</text:p>
          </table:table-cell>
          <table:table-cell office:value-type="float" office:value="78.5165533657584">
            <text:p>78.5165533658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7632.37605324">
            <text:p>2417632.37605324</text:p>
          </table:table-cell>
          <table:table-cell office:value-type="string">
            <text:p>1907-02-25 16:01:31.406250 EST-0500</text:p>
          </table:table-cell>
          <table:table-cell office:value-type="string">
            <text:p>D</text:p>
          </table:table-cell>
          <table:table-cell office:value-type="float" office:value="90.9988737144186">
            <text:p>90.9988737144</text:p>
          </table:table-cell>
          <table:table-cell office:value-type="float" office:value="68.4423341724345">
            <text:p>68.4423341724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7910.52851852">
            <text:p>2417910.52851852</text:p>
          </table:table-cell>
          <table:table-cell office:value-type="string">
            <text:p>1907-11-30 19:41:04.453125 EST-0500</text:p>
          </table:table-cell>
          <table:table-cell office:value-type="string">
            <text:p>R</text:p>
          </table:table-cell>
          <table:table-cell office:value-type="float" office:value="133.610482133218">
            <text:p>133.6104821332</text:p>
          </table:table-cell>
          <table:table-cell office:value-type="float" office:value="111.044445558082">
            <text:p>111.044445558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8031.0247338">
            <text:p>2418031.0247338</text:p>
          </table:table-cell>
          <table:table-cell office:value-type="string">
            <text:p>1908-03-30 07:35:37.500000 EST-0500</text:p>
          </table:table-cell>
          <table:table-cell office:value-type="string">
            <text:p>D</text:p>
          </table:table-cell>
          <table:table-cell office:value-type="float" office:value="123.563596482048">
            <text:p>123.563596482</text:p>
          </table:table-cell>
          <table:table-cell office:value-type="float" office:value="100.992773927851">
            <text:p>100.992773927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8306.07050926">
            <text:p>2418306.07050926</text:p>
          </table:table-cell>
          <table:table-cell office:value-type="string">
            <text:p>1908-12-30 08:41:32.578125 EST-0500</text:p>
          </table:table-cell>
          <table:table-cell office:value-type="string">
            <text:p>R</text:p>
          </table:table-cell>
          <table:table-cell office:value-type="float" office:value="164.52256270545">
            <text:p>164.5225627055</text:p>
          </table:table-cell>
          <table:table-cell office:value-type="float" office:value="141.941116284585">
            <text:p>141.9411162846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8428.09077546">
            <text:p>2418428.09077546</text:p>
          </table:table-cell>
          <table:table-cell office:value-type="string">
            <text:p>1909-05-01 09:10:43.359375 EST-0500</text:p>
          </table:table-cell>
          <table:table-cell office:value-type="string">
            <text:p>D</text:p>
          </table:table-cell>
          <table:table-cell office:value-type="float" office:value="154.528972175248">
            <text:p>154.5289721752</text:p>
          </table:table-cell>
          <table:table-cell office:value-type="float" office:value="131.943178549419">
            <text:p>131.9431785494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8701.22858796">
            <text:p>2418701.22858796</text:p>
          </table:table-cell>
          <table:table-cell office:value-type="string">
            <text:p>1910-01-29 12:29:10.781250 EST-0500</text:p>
          </table:table-cell>
          <table:table-cell office:value-type="string">
            <text:p>R</text:p>
          </table:table-cell>
          <table:table-cell office:value-type="float" office:value="194.549454423059">
            <text:p>194.5494544231</text:p>
          </table:table-cell>
          <table:table-cell office:value-type="float" office:value="171.952108465328">
            <text:p>171.9521084653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8824.35664352">
            <text:p>2418824.35664352</text:p>
          </table:table-cell>
          <table:table-cell office:value-type="string">
            <text:p>1910-06-01 15:33:34.453125 EST-0500</text:p>
          </table:table-cell>
          <table:table-cell office:value-type="string">
            <text:p>D</text:p>
          </table:table-cell>
          <table:table-cell office:value-type="float" office:value="184.613963371432">
            <text:p>184.6139633714</text:p>
          </table:table-cell>
          <table:table-cell office:value-type="float" office:value="162.012237599823">
            <text:p>162.0122375998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9096.83954861">
            <text:p>2419096.83954861</text:p>
          </table:table-cell>
          <table:table-cell office:value-type="string">
            <text:p>1911-03-01 03:08:57.890625 EST-0500</text:p>
          </table:table-cell>
          <table:table-cell office:value-type="string">
            <text:p>R</text:p>
          </table:table-cell>
          <table:table-cell office:value-type="float" office:value="224.552691083351">
            <text:p>224.5526910834</text:p>
          </table:table-cell>
          <table:table-cell office:value-type="float" office:value="201.93928144274">
            <text:p>201.9392814427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9220.36799768">
            <text:p>2419220.36799768</text:p>
          </table:table-cell>
          <table:table-cell office:value-type="string">
            <text:p>1911-07-02 15:49:55.312500 EST-0500</text:p>
          </table:table-cell>
          <table:table-cell office:value-type="string">
            <text:p>D</text:p>
          </table:table-cell>
          <table:table-cell office:value-type="float" office:value="214.666491919607">
            <text:p>214.6664919196</text:p>
          </table:table-cell>
          <table:table-cell office:value-type="float" office:value="192.048098089932">
            <text:p>192.048098089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9493.9806713">
            <text:p>2419493.9806713</text:p>
          </table:table-cell>
          <table:table-cell office:value-type="string">
            <text:p>1912-04-01 06:32:10.078125 EST-0500</text:p>
          </table:table-cell>
          <table:table-cell office:value-type="string">
            <text:p>R</text:p>
          </table:table-cell>
          <table:table-cell office:value-type="float" office:value="255.397028836207">
            <text:p>255.3970288362</text:p>
          </table:table-cell>
          <table:table-cell office:value-type="float" office:value="232.767381829141">
            <text:p>232.767381829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9617.09528935">
            <text:p>2419617.09528935</text:p>
          </table:table-cell>
          <table:table-cell office:value-type="string">
            <text:p>1912-08-02 09:17:13.593750 EST-0500</text:p>
          </table:table-cell>
          <table:table-cell office:value-type="string">
            <text:p>D</text:p>
          </table:table-cell>
          <table:table-cell office:value-type="float" office:value="245.548010070247">
            <text:p>245.5480100702</text:p>
          </table:table-cell>
          <table:table-cell office:value-type="float" office:value="222.912748521387">
            <text:p>222.9127485214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19893.26594907">
            <text:p>2419893.26594907</text:p>
          </table:table-cell>
          <table:table-cell office:value-type="string">
            <text:p>1913-05-05 13:22:58.125000 EST-0500</text:p>
          </table:table-cell>
          <table:table-cell office:value-type="string">
            <text:p>R</text:p>
          </table:table-cell>
          <table:table-cell office:value-type="float" office:value="287.839381915325">
            <text:p>287.8393819153</text:p>
          </table:table-cell>
          <table:table-cell office:value-type="float" office:value="265.193111786499">
            <text:p>265.193111786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0015.09577546">
            <text:p>2420015.09577546</text:p>
          </table:table-cell>
          <table:table-cell office:value-type="string">
            <text:p>1913-09-04 09:17:55.781250 EST-0500</text:p>
          </table:table-cell>
          <table:table-cell office:value-type="string">
            <text:p>D</text:p>
          </table:table-cell>
          <table:table-cell office:value-type="float" office:value="278.005014414258">
            <text:p>278.0050144143</text:p>
          </table:table-cell>
          <table:table-cell office:value-type="float" office:value="255.353027986338">
            <text:p>255.3530279863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0294.88826389">
            <text:p>2420294.88826389</text:p>
          </table:table-cell>
          <table:table-cell office:value-type="string">
            <text:p>1914-06-11 04:19:06.093750 EST-0500</text:p>
          </table:table-cell>
          <table:table-cell office:value-type="string">
            <text:p>R</text:p>
          </table:table-cell>
          <table:table-cell office:value-type="float" office:value="322.294689993626">
            <text:p>322.2946899936</text:p>
          </table:table-cell>
          <table:table-cell office:value-type="float" office:value="299.630981375002">
            <text:p>299.63098137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0414.90840278">
            <text:p>2420414.90840278</text:p>
          </table:table-cell>
          <table:table-cell office:value-type="string">
            <text:p>1914-10-09 04:48:06.328125 EST-0500</text:p>
          </table:table-cell>
          <table:table-cell office:value-type="string">
            <text:p>D</text:p>
          </table:table-cell>
          <table:table-cell office:value-type="float" office:value="312.447393296096">
            <text:p>312.4473932961</text:p>
          </table:table-cell>
          <table:table-cell office:value-type="float" office:value="289.778878641034">
            <text:p>289.77887864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0697.88386574">
            <text:p>2420697.88386574</text:p>
          </table:table-cell>
          <table:table-cell office:value-type="string">
            <text:p>1915-07-19 04:12:46.406250 EST-0500</text:p>
          </table:table-cell>
          <table:table-cell office:value-type="string">
            <text:p>R</text:p>
          </table:table-cell>
          <table:table-cell office:value-type="float" office:value="358.511864716594">
            <text:p>358.5118647166</text:p>
          </table:table-cell>
          <table:table-cell office:value-type="float" office:value="335.8310315072">
            <text:p>335.8310315072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0816.2871875">
            <text:p>2420816.2871875</text:p>
          </table:table-cell>
          <table:table-cell office:value-type="string">
            <text:p>1915-11-14 13:53:33.281250 EST-0500</text:p>
          </table:table-cell>
          <table:table-cell office:value-type="string">
            <text:p>D</text:p>
          </table:table-cell>
          <table:table-cell office:value-type="float" office:value="348.610465187405">
            <text:p>348.6104651874</text:p>
          </table:table-cell>
          <table:table-cell office:value-type="float" office:value="325.925239957946">
            <text:p>325.925239957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1100.87398148">
            <text:p>2421100.87398148</text:p>
          </table:table-cell>
          <table:table-cell office:value-type="string">
            <text:p>1916-08-25 03:58:32.109375 EST-0500</text:p>
          </table:table-cell>
          <table:table-cell office:value-type="string">
            <text:p>R</text:p>
          </table:table-cell>
          <table:table-cell office:value-type="float" office:value="35.4089480386985">
            <text:p>35.4089480387</text:p>
          </table:table-cell>
          <table:table-cell office:value-type="float" office:value="12.7114858385035">
            <text:p>12.711485838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1218.45881944">
            <text:p>2421218.45881944</text:p>
          </table:table-cell>
          <table:table-cell office:value-type="string">
            <text:p>1916-12-20 18:00:42.187500 EST-0500</text:p>
          </table:table-cell>
          <table:table-cell office:value-type="string">
            <text:p>D</text:p>
          </table:table-cell>
          <table:table-cell office:value-type="float" office:value="25.4245313226778">
            <text:p>25.4245313227</text:p>
          </table:table-cell>
          <table:table-cell office:value-type="float" office:value="2.72279830011442">
            <text:p>2.722798300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1502.14412037">
            <text:p>2421502.14412037</text:p>
          </table:table-cell>
          <table:table-cell office:value-type="string">
            <text:p>1917-09-30 10:27:32.343750 EST-0500</text:p>
          </table:table-cell>
          <table:table-cell office:value-type="string">
            <text:p>R</text:p>
          </table:table-cell>
          <table:table-cell office:value-type="float" office:value="71.5198275477562">
            <text:p>71.5198275478</text:p>
          </table:table-cell>
          <table:table-cell office:value-type="float" office:value="48.8069521541192">
            <text:p>48.806952154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1620.00666667">
            <text:p>2421620.00666667</text:p>
          </table:table-cell>
          <table:table-cell office:value-type="string">
            <text:p>1918-01-26 07:09:36.562500 EST-0500</text:p>
          </table:table-cell>
          <table:table-cell office:value-type="string">
            <text:p>D</text:p>
          </table:table-cell>
          <table:table-cell office:value-type="float" office:value="61.469799127939">
            <text:p>61.4697991279</text:p>
          </table:table-cell>
          <table:table-cell office:value-type="float" office:value="38.7517988363901">
            <text:p>38.7517988364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1901.0509838">
            <text:p>2421901.0509838</text:p>
          </table:table-cell>
          <table:table-cell office:value-type="string">
            <text:p>1918-11-03 08:13:25.078125 EST-0500</text:p>
          </table:table-cell>
          <table:table-cell office:value-type="string">
            <text:p>R</text:p>
          </table:table-cell>
          <table:table-cell office:value-type="float" office:value="105.828312424697">
            <text:p>105.8283124247</text:p>
          </table:table-cell>
          <table:table-cell office:value-type="float" office:value="83.1006062513804">
            <text:p>83.1006062514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2020.16414352">
            <text:p>2422020.16414352</text:p>
          </table:table-cell>
          <table:table-cell office:value-type="string">
            <text:p>1919-03-02 10:56:22.031250 EST-0500</text:p>
          </table:table-cell>
          <table:table-cell office:value-type="string">
            <text:p>D</text:p>
          </table:table-cell>
          <table:table-cell office:value-type="float" office:value="95.7586337317688">
            <text:p>95.7586337318</text:p>
          </table:table-cell>
          <table:table-cell office:value-type="float" office:value="73.0257864672783">
            <text:p>73.0257864673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2297.87226852">
            <text:p>2422297.87226852</text:p>
          </table:table-cell>
          <table:table-cell office:value-type="string">
            <text:p>1919-12-05 03:56:04.453125 EST-0500</text:p>
          </table:table-cell>
          <table:table-cell office:value-type="string">
            <text:p>R</text:p>
          </table:table-cell>
          <table:table-cell office:value-type="float" office:value="138.142491886226">
            <text:p>138.1424918862</text:p>
          </table:table-cell>
          <table:table-cell office:value-type="float" office:value="115.400198076608">
            <text:p>115.4001980766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2418.53938657">
            <text:p>2422418.53938657</text:p>
          </table:table-cell>
          <table:table-cell office:value-type="string">
            <text:p>1920-04-03 19:56:43.125000 EST-0500</text:p>
          </table:table-cell>
          <table:table-cell office:value-type="string">
            <text:p>D</text:p>
          </table:table-cell>
          <table:table-cell office:value-type="float" office:value="128.103341160654">
            <text:p>128.1033411607</text:p>
          </table:table-cell>
          <table:table-cell office:value-type="float" office:value="105.356613107868">
            <text:p>105.356613107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2693.3721412">
            <text:p>2422693.3721412</text:p>
          </table:table-cell>
          <table:table-cell office:value-type="string">
            <text:p>1921-01-03 15:55:53.906250 EST-0500</text:p>
          </table:table-cell>
          <table:table-cell office:value-type="string">
            <text:p>R</text:p>
          </table:table-cell>
          <table:table-cell office:value-type="float" office:value="168.914456521062">
            <text:p>168.9144565211</text:p>
          </table:table-cell>
          <table:table-cell office:value-type="float" office:value="146.157863898772">
            <text:p>146.1578638988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2815.54621528">
            <text:p>2422815.54621528</text:p>
          </table:table-cell>
          <table:table-cell office:value-type="string">
            <text:p>1921-05-05 20:06:33.750000 EST-0500</text:p>
          </table:table-cell>
          <table:table-cell office:value-type="string">
            <text:p>D</text:p>
          </table:table-cell>
          <table:table-cell office:value-type="float" office:value="158.929138620154">
            <text:p>158.9291386202</text:p>
          </table:table-cell>
          <table:table-cell office:value-type="float" office:value="136.16886780979">
            <text:p>136.1688678098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3088.4502662">
            <text:p>2423088.4502662</text:p>
          </table:table-cell>
          <table:table-cell office:value-type="string">
            <text:p>1922-02-02 17:48:23.906250 EST-0500</text:p>
          </table:table-cell>
          <table:table-cell office:value-type="string">
            <text:p>R</text:p>
          </table:table-cell>
          <table:table-cell office:value-type="float" office:value="198.895700404902">
            <text:p>198.8957004049</text:p>
          </table:table-cell>
          <table:table-cell office:value-type="float" office:value="176.125413646642">
            <text:p>176.1254136466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3211.67292824">
            <text:p>2423211.67292824</text:p>
          </table:table-cell>
          <table:table-cell office:value-type="string">
            <text:p>1922-06-05 23:09:01.406250 EST-0500</text:p>
          </table:table-cell>
          <table:table-cell office:value-type="string">
            <text:p>D</text:p>
          </table:table-cell>
          <table:table-cell office:value-type="float" office:value="188.968726035031">
            <text:p>188.968726035</text:p>
          </table:table-cell>
          <table:table-cell office:value-type="float" office:value="166.194839102021">
            <text:p>166.194839102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3484.25655093">
            <text:p>2423484.25655093</text:p>
          </table:table-cell>
          <table:table-cell office:value-type="string">
            <text:p>1923-03-05 13:09:26.015625 EST-0500</text:p>
          </table:table-cell>
          <table:table-cell office:value-type="string">
            <text:p>R</text:p>
          </table:table-cell>
          <table:table-cell office:value-type="float" office:value="228.93916929582">
            <text:p>228.9391692958</text:p>
          </table:table-cell>
          <table:table-cell office:value-type="float" office:value="206.155678326655">
            <text:p>206.1556783267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3607.81978009">
            <text:p>2423607.81978009</text:p>
          </table:table-cell>
          <table:table-cell office:value-type="string">
            <text:p>1923-07-07 02:40:29.296875 EST-0500</text:p>
          </table:table-cell>
          <table:table-cell office:value-type="string">
            <text:p>D</text:p>
          </table:table-cell>
          <table:table-cell office:value-type="float" office:value="219.059554730635">
            <text:p>219.0595547306</text:p>
          </table:table-cell>
          <table:table-cell office:value-type="float" office:value="196.271952654506">
            <text:p>196.271952654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3881.53315972">
            <text:p>2423881.53315972</text:p>
          </table:table-cell>
          <table:table-cell office:value-type="string">
            <text:p>1924-04-05 19:47:45.234375 EST-0500</text:p>
          </table:table-cell>
          <table:table-cell office:value-type="string">
            <text:p>R</text:p>
          </table:table-cell>
          <table:table-cell office:value-type="float" office:value="259.901712754552">
            <text:p>259.9017127546</text:p>
          </table:table-cell>
          <table:table-cell office:value-type="float" office:value="237.105106431669">
            <text:p>237.1051064317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4004.56355324">
            <text:p>2424004.56355324</text:p>
          </table:table-cell>
          <table:table-cell office:value-type="string">
            <text:p>1924-08-06 20:31:31.406250 EST-0500</text:p>
          </table:table-cell>
          <table:table-cell office:value-type="string">
            <text:p>D</text:p>
          </table:table-cell>
          <table:table-cell office:value-type="float" office:value="250.054062010718">
            <text:p>250.0540620107</text:p>
          </table:table-cell>
          <table:table-cell office:value-type="float" office:value="227.252732419365">
            <text:p>227.2527324194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4281.11872685">
            <text:p>2424281.11872685</text:p>
          </table:table-cell>
          <table:table-cell office:value-type="string">
            <text:p>1925-05-10 09:50:58.593750 EST-0500</text:p>
          </table:table-cell>
          <table:table-cell office:value-type="string">
            <text:p>R</text:p>
          </table:table-cell>
          <table:table-cell office:value-type="float" office:value="292.518899939897">
            <text:p>292.5188999399</text:p>
          </table:table-cell>
          <table:table-cell office:value-type="float" office:value="269.70852256308">
            <text:p>269.708522563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4402.77704861">
            <text:p>2424402.77704861</text:p>
          </table:table-cell>
          <table:table-cell office:value-type="string">
            <text:p>1925-09-09 01:38:57.890625 EST-0500</text:p>
          </table:table-cell>
          <table:table-cell office:value-type="string">
            <text:p>D</text:p>
          </table:table-cell>
          <table:table-cell office:value-type="float" office:value="282.684293254167">
            <text:p>282.6842932542</text:p>
          </table:table-cell>
          <table:table-cell office:value-type="float" office:value="259.869108621297">
            <text:p>259.8691086213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4682.83197917">
            <text:p>2424682.83197917</text:p>
          </table:table-cell>
          <table:table-cell office:value-type="string">
            <text:p>1926-06-16 02:58:03.984375 EST-0500</text:p>
          </table:table-cell>
          <table:table-cell office:value-type="string">
            <text:p>R</text:p>
          </table:table-cell>
          <table:table-cell office:value-type="float" office:value="327.167326870827">
            <text:p>327.1673268708</text:p>
          </table:table-cell>
          <table:table-cell office:value-type="float" office:value="304.342038216976">
            <text:p>304.342038217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4802.67451389">
            <text:p>2424802.67451389</text:p>
          </table:table-cell>
          <table:table-cell office:value-type="string">
            <text:p>1926-10-13 23:11:18.515625 EST-0500</text:p>
          </table:table-cell>
          <table:table-cell office:value-type="string">
            <text:p>D</text:p>
          </table:table-cell>
          <table:table-cell office:value-type="float" office:value="317.313553072298">
            <text:p>317.3135530723</text:p>
          </table:table-cell>
          <table:table-cell office:value-type="float" office:value="294.484077511656">
            <text:p>294.4840775117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5086.02290509">
            <text:p>2425086.02290509</text:p>
          </table:table-cell>
          <table:table-cell office:value-type="string">
            <text:p>1927-07-24 07:32:59.296875 EST-0500</text:p>
          </table:table-cell>
          <table:table-cell office:value-type="string">
            <text:p>R</text:p>
          </table:table-cell>
          <table:table-cell office:value-type="float" office:value="3.52050215739145">
            <text:p>3.5205021574</text:p>
          </table:table-cell>
          <table:table-cell office:value-type="float" office:value="340.679704338963">
            <text:p>340.67970433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5204.25837963">
            <text:p>2425204.25837963</text:p>
          </table:table-cell>
          <table:table-cell office:value-type="string">
            <text:p>1927-11-19 13:12:04.218750 EST-0500</text:p>
          </table:table-cell>
          <table:table-cell office:value-type="string">
            <text:p>D</text:p>
          </table:table-cell>
          <table:table-cell office:value-type="float" office:value="353.608777777357">
            <text:p>353.6087777774</text:p>
          </table:table-cell>
          <table:table-cell office:value-type="float" office:value="330.764001146516">
            <text:p>330.764001146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5488.86287037">
            <text:p>2425488.86287037</text:p>
          </table:table-cell>
          <table:table-cell office:value-type="string">
            <text:p>1928-08-30 03:42:32.343750 EST-0500</text:p>
          </table:table-cell>
          <table:table-cell office:value-type="string">
            <text:p>R</text:p>
          </table:table-cell>
          <table:table-cell office:value-type="float" office:value="40.4221256860437">
            <text:p>40.422125686</text:p>
          </table:table-cell>
          <table:table-cell office:value-type="float" office:value="17.5654326408414">
            <text:p>17.5654326408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5606.33052083">
            <text:p>2425606.33052083</text:p>
          </table:table-cell>
          <table:table-cell office:value-type="string">
            <text:p>1928-12-25 14:55:57.421875 EST-0500</text:p>
          </table:table-cell>
          <table:table-cell office:value-type="string">
            <text:p>D</text:p>
          </table:table-cell>
          <table:table-cell office:value-type="float" office:value="30.429536455541">
            <text:p>30.4295364555</text:p>
          </table:table-cell>
          <table:table-cell office:value-type="float" office:value="7.56836063612363">
            <text:p>7.568360636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5889.88765046">
            <text:p>2425889.88765046</text:p>
          </table:table-cell>
          <table:table-cell office:value-type="string">
            <text:p>1929-10-05 04:18:13.359375 EST-0500</text:p>
          </table:table-cell>
          <table:table-cell office:value-type="string">
            <text:p>R</text:p>
          </table:table-cell>
          <table:table-cell office:value-type="float" office:value="76.4057125273689">
            <text:p>76.4057125274</text:p>
          </table:table-cell>
          <table:table-cell office:value-type="float" office:value="53.5331592708428">
            <text:p>53.5331592708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6007.8606713">
            <text:p>2426007.8606713</text:p>
          </table:table-cell>
          <table:table-cell office:value-type="string">
            <text:p>1930-01-31 03:39:22.500000 EST-0500</text:p>
          </table:table-cell>
          <table:table-cell office:value-type="string">
            <text:p>D</text:p>
          </table:table-cell>
          <table:table-cell office:value-type="float" office:value="66.350223675459">
            <text:p>66.3502236755</text:p>
          </table:table-cell>
          <table:table-cell office:value-type="float" office:value="43.4720854732431">
            <text:p>43.4720854732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6288.61262731">
            <text:p>2426288.61262731</text:p>
          </table:table-cell>
          <table:table-cell office:value-type="string">
            <text:p>1930-11-07 21:42:11.250000 EST-0500</text:p>
          </table:table-cell>
          <table:table-cell office:value-type="string">
            <text:p>R</text:p>
          </table:table-cell>
          <table:table-cell office:value-type="float" office:value="110.515334227345">
            <text:p>110.5153342273</text:p>
          </table:table-cell>
          <table:table-cell office:value-type="float" office:value="87.6263208773502">
            <text:p>87.6263208774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6407.8344213">
            <text:p>2426407.8344213</text:p>
          </table:table-cell>
          <table:table-cell office:value-type="string">
            <text:p>1931-03-07 03:01:34.921875 EST-0500</text:p>
          </table:table-cell>
          <table:table-cell office:value-type="string">
            <text:p>D</text:p>
          </table:table-cell>
          <table:table-cell office:value-type="float" office:value="100.449074000238">
            <text:p>100.4490740002</text:p>
          </table:table-cell>
          <table:table-cell office:value-type="float" office:value="77.5543658386085">
            <text:p>77.5543658386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6685.20136574">
            <text:p>2426685.20136574</text:p>
          </table:table-cell>
          <table:table-cell office:value-type="string">
            <text:p>1931-12-09 11:49:58.828125 EST-0500</text:p>
          </table:table-cell>
          <table:table-cell office:value-type="string">
            <text:p>R</text:p>
          </table:table-cell>
          <table:table-cell office:value-type="float" office:value="142.637253618679">
            <text:p>142.6372536187</text:p>
          </table:table-cell>
          <table:table-cell office:value-type="float" office:value="119.731126566669">
            <text:p>119.7311265667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6806.06258102">
            <text:p>2426806.06258102</text:p>
          </table:table-cell>
          <table:table-cell office:value-type="string">
            <text:p>1932-04-08 08:30:07.031250 EST-0500</text:p>
          </table:table-cell>
          <table:table-cell office:value-type="string">
            <text:p>D</text:p>
          </table:table-cell>
          <table:table-cell office:value-type="float" office:value="132.602753973902">
            <text:p>132.6027539739</text:p>
          </table:table-cell>
          <table:table-cell office:value-type="float" office:value="109.691545868262">
            <text:p>109.6915458683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7080.57002315">
            <text:p>2427080.57002315</text:p>
          </table:table-cell>
          <table:table-cell office:value-type="string">
            <text:p>1933-01-07 20:40:50.390625 EST-0500</text:p>
          </table:table-cell>
          <table:table-cell office:value-type="string">
            <text:p>R</text:p>
          </table:table-cell>
          <table:table-cell office:value-type="float" office:value="173.26722503005">
            <text:p>173.2672250301</text:p>
          </table:table-cell>
          <table:table-cell office:value-type="float" office:value="150.34394628495">
            <text:p>150.34394628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7202.9033912">
            <text:p>2427202.9033912</text:p>
          </table:table-cell>
          <table:table-cell office:value-type="string">
            <text:p>1933-05-10 04:40:53.906250 EST-0500</text:p>
          </table:table-cell>
          <table:table-cell office:value-type="string">
            <text:p>D</text:p>
          </table:table-cell>
          <table:table-cell office:value-type="float" office:value="163.290170450351">
            <text:p>163.2901704504</text:p>
          </table:table-cell>
          <table:table-cell office:value-type="float" office:value="140.362294105185">
            <text:p>140.3622941052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7475.73420139">
            <text:p>2427475.73420139</text:p>
          </table:table-cell>
          <table:table-cell office:value-type="string">
            <text:p>1934-02-07 00:37:15.937500 EST-0500</text:p>
          </table:table-cell>
          <table:table-cell office:value-type="string">
            <text:p>R</text:p>
          </table:table-cell>
          <table:table-cell office:value-type="float" office:value="203.19563042307">
            <text:p>203.1956304231</text:p>
          </table:table-cell>
          <table:table-cell office:value-type="float" office:value="180.255631247051">
            <text:p>180.255631247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7599.04170139">
            <text:p>2427599.04170139</text:p>
          </table:table-cell>
          <table:table-cell office:value-type="string">
            <text:p>1934-06-10 08:00:03.515625 EST-0500</text:p>
          </table:table-cell>
          <table:table-cell office:value-type="string">
            <text:p>D</text:p>
          </table:table-cell>
          <table:table-cell office:value-type="float" office:value="193.274409006877">
            <text:p>193.2744090069</text:p>
          </table:table-cell>
          <table:table-cell office:value-type="float" office:value="170.329762969103">
            <text:p>170.329762969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7871.58809028">
            <text:p>2427871.58809028</text:p>
          </table:table-cell>
          <table:table-cell office:value-type="string">
            <text:p>1935-03-09 21:06:51.328125 EST-0500</text:p>
          </table:table-cell>
          <table:table-cell office:value-type="string">
            <text:p>R</text:p>
          </table:table-cell>
          <table:table-cell office:value-type="float" office:value="233.297010813549">
            <text:p>233.2970108135</text:p>
          </table:table-cell>
          <table:table-cell office:value-type="float" office:value="210.340921180891">
            <text:p>210.340921180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7995.12446759">
            <text:p>2427995.12446759</text:p>
          </table:table-cell>
          <table:table-cell office:value-type="string">
            <text:p>1935-07-11 09:59:14.296875 EST-0500</text:p>
          </table:table-cell>
          <table:table-cell office:value-type="string">
            <text:p>D</text:p>
          </table:table-cell>
          <table:table-cell office:value-type="float" office:value="223.422189718683">
            <text:p>223.4221897187</text:p>
          </table:table-cell>
          <table:table-cell office:value-type="float" office:value="200.461165659669">
            <text:p>200.4611656597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8269.21443287">
            <text:p>2428269.21443287</text:p>
          </table:table-cell>
          <table:table-cell office:value-type="string">
            <text:p>1936-04-10 12:08:47.343750 EST-0500</text:p>
          </table:table-cell>
          <table:table-cell office:value-type="string">
            <text:p>R</text:p>
          </table:table-cell>
          <table:table-cell office:value-type="float" office:value="264.432980088779">
            <text:p>264.4329800888</text:p>
          </table:table-cell>
          <table:table-cell office:value-type="float" office:value="241.461515556709">
            <text:p>241.4615155567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8392.09711806">
            <text:p>2428392.09711806</text:p>
          </table:table-cell>
          <table:table-cell office:value-type="string">
            <text:p>1936-08-11 09:19:51.796875 EST-0500</text:p>
          </table:table-cell>
          <table:table-cell office:value-type="string">
            <text:p>D</text:p>
          </table:table-cell>
          <table:table-cell office:value-type="float" office:value="254.588825119258">
            <text:p>254.5888251193</text:p>
          </table:table-cell>
          <table:table-cell office:value-type="float" office:value="231.612043618719">
            <text:p>231.6120436187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8669.01667824">
            <text:p>2428669.01667824</text:p>
          </table:table-cell>
          <table:table-cell office:value-type="string">
            <text:p>1937-05-15 07:24:01.406250 EST-0500</text:p>
          </table:table-cell>
          <table:table-cell office:value-type="string">
            <text:p>R</text:p>
          </table:table-cell>
          <table:table-cell office:value-type="float" office:value="297.317032446927">
            <text:p>297.3170324469</text:p>
          </table:table-cell>
          <table:table-cell office:value-type="float" office:value="274.330309107488">
            <text:p>274.330309107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8790.44429398">
            <text:p>2428790.44429398</text:p>
          </table:table-cell>
          <table:table-cell office:value-type="string">
            <text:p>1937-09-13 17:39:47.109375 EST-0500</text:p>
          </table:table-cell>
          <table:table-cell office:value-type="string">
            <text:p>D</text:p>
          </table:table-cell>
          <table:table-cell office:value-type="float" office:value="287.481024354997">
            <text:p>287.481024355</text:p>
          </table:table-cell>
          <table:table-cell office:value-type="float" office:value="264.489489226011">
            <text:p>264.489489226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9071.1199537">
            <text:p>2429071.1199537</text:p>
          </table:table-cell>
          <table:table-cell office:value-type="string">
            <text:p>1938-06-21 09:52:44.062500 EST-0500</text:p>
          </table:table-cell>
          <table:table-cell office:value-type="string">
            <text:p>R</text:p>
          </table:table-cell>
          <table:table-cell office:value-type="float" office:value="332.252356478183">
            <text:p>332.2523564782</text:p>
          </table:table-cell>
          <table:table-cell office:value-type="float" office:value="309.250772915039">
            <text:p>309.250772915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9190.71467593">
            <text:p>2429190.71467593</text:p>
          </table:table-cell>
          <table:table-cell office:value-type="string">
            <text:p>1938-10-19 00:09:08.437500 EST-0500</text:p>
          </table:table-cell>
          <table:table-cell office:value-type="string">
            <text:p>D</text:p>
          </table:table-cell>
          <table:table-cell office:value-type="float" office:value="322.392795095354">
            <text:p>322.3927950954</text:p>
          </table:table-cell>
          <table:table-cell office:value-type="float" office:value="299.387187444864">
            <text:p>299.387187444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9474.35054398">
            <text:p>2429474.35054398</text:p>
          </table:table-cell>
          <table:table-cell office:value-type="string">
            <text:p>1939-07-29 15:24:47.109375 EST-0500</text:p>
          </table:table-cell>
          <table:table-cell office:value-type="string">
            <text:p>R</text:p>
          </table:table-cell>
          <table:table-cell office:value-type="float" office:value="8.79206933870472">
            <text:p>8.7920693387</text:p>
          </table:table-cell>
          <table:table-cell office:value-type="float" office:value="345.77591176793">
            <text:p>345.7759117679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9592.36140046">
            <text:p>2429592.36140046</text:p>
          </table:table-cell>
          <table:table-cell office:value-type="string">
            <text:p>1939-11-24 15:40:25.781250 EST-0500</text:p>
          </table:table-cell>
          <table:table-cell office:value-type="string">
            <text:p>D</text:p>
          </table:table-cell>
          <table:table-cell office:value-type="float" office:value="358.871017737158">
            <text:p>358.8710177372</text:p>
          </table:table-cell>
          <table:table-cell office:value-type="float" office:value="335.851577424101">
            <text:p>335.8515774241</text:p>
          </table:table-cell>
          <table:table-cell/>
        </table:table-row>
        <table:table-row table:style-name="ro1">
          <table:table-cell office:value-type="string">
            <text:p>Jupiter</text:p>
          </table:table-cell>
          <table:table-cell office:value-type="float" office:value="2429877.01594907">
            <text:p>2429877.01594907</text:p>
          </table:table-cell>
          <table:table-cell office:value-type="string">
            <text:p>1940-09-04 07:22:58.125000 EST-0500</text:p>
          </table:table-cell>
          <table:table-cell office:value-type="string">
            <text:p>R</text:p>
          </table:table-cell>
          <table:table-cell office:value-type="float" office:value="45.6798511230726">
            <text:p>45.6798511231</text:p>
          </table:table-cell>
          <table:table-cell office:value-type="float" office:value="22.6501719533813">
            <text:p>22.6501719534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1486.16328704">
            <text:p>2411486.16328704</text:p>
          </table:table-cell>
          <table:table-cell office:value-type="string">
            <text:p>1890-04-28 10:55:08.203125 EST-0500</text:p>
          </table:table-cell>
          <table:table-cell office:value-type="string">
            <text:p>D</text:p>
          </table:table-cell>
          <table:table-cell office:value-type="float" office:value="147.014808747201">
            <text:p>147.0148087472</text:p>
          </table:table-cell>
          <table:table-cell office:value-type="float" office:value="124.69444606804">
            <text:p>124.694446068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1729.1369213">
            <text:p>2411729.1369213</text:p>
          </table:table-cell>
          <table:table-cell office:value-type="string">
            <text:p>1890-12-27 10:17:10.078125 EST-0500</text:p>
          </table:table-cell>
          <table:table-cell office:value-type="string">
            <text:p>R</text:p>
          </table:table-cell>
          <table:table-cell office:value-type="float" office:value="167.187173359214">
            <text:p>167.1871733592</text:p>
          </table:table-cell>
          <table:table-cell office:value-type="float" office:value="144.856930504918">
            <text:p>144.8569305049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1865.17085648">
            <text:p>2411865.17085648</text:p>
          </table:table-cell>
          <table:table-cell office:value-type="string">
            <text:p>1891-05-12 11:06:02.109375 EST-0500</text:p>
          </table:table-cell>
          <table:table-cell office:value-type="string">
            <text:p>D</text:p>
          </table:table-cell>
          <table:table-cell office:value-type="float" office:value="160.320434473553">
            <text:p>160.3204344736</text:p>
          </table:table-cell>
          <table:table-cell office:value-type="float" office:value="137.985164810229">
            <text:p>137.9851648102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2107.04462963">
            <text:p>2412107.04462963</text:p>
          </table:table-cell>
          <table:table-cell office:value-type="string">
            <text:p>1892-01-09 08:04:16.640625 EST-0500</text:p>
          </table:table-cell>
          <table:table-cell office:value-type="string">
            <text:p>R</text:p>
          </table:table-cell>
          <table:table-cell office:value-type="float" office:value="180.150899181126">
            <text:p>180.1508991811</text:p>
          </table:table-cell>
          <table:table-cell office:value-type="float" office:value="157.805391893116">
            <text:p>157.8053918931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2243.97761574">
            <text:p>2412243.97761574</text:p>
          </table:table-cell>
          <table:table-cell office:value-type="string">
            <text:p>1892-05-25 06:27:46.406250 EST-0500</text:p>
          </table:table-cell>
          <table:table-cell office:value-type="string">
            <text:p>D</text:p>
          </table:table-cell>
          <table:table-cell office:value-type="float" office:value="173.321202600079">
            <text:p>173.3212026001</text:p>
          </table:table-cell>
          <table:table-cell office:value-type="float" office:value="150.970559620301">
            <text:p>150.9705596203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2484.68501157">
            <text:p>2412484.68501157</text:p>
          </table:table-cell>
          <table:table-cell office:value-type="string">
            <text:p>1893-01-20 23:26:25.546875 EST-0500</text:p>
          </table:table-cell>
          <table:table-cell office:value-type="string">
            <text:p>R</text:p>
          </table:table-cell>
          <table:table-cell office:value-type="float" office:value="192.805083457372">
            <text:p>192.8050834574</text:p>
          </table:table-cell>
          <table:table-cell office:value-type="float" office:value="170.443727990782">
            <text:p>170.4437279908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2622.51765046">
            <text:p>2412622.51765046</text:p>
          </table:table-cell>
          <table:table-cell office:value-type="string">
            <text:p>1893-06-07 19:25:25.781250 EST-0500</text:p>
          </table:table-cell>
          <table:table-cell office:value-type="string">
            <text:p>D</text:p>
          </table:table-cell>
          <table:table-cell office:value-type="float" office:value="186.015100373068">
            <text:p>186.0151003731</text:p>
          </table:table-cell>
          <table:table-cell office:value-type="float" office:value="163.64847736087">
            <text:p>163.6484773609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2862.15144676">
            <text:p>2412862.15144676</text:p>
          </table:table-cell>
          <table:table-cell office:value-type="string">
            <text:p>1894-02-02 10:38:05.156250 EST-0500</text:p>
          </table:table-cell>
          <table:table-cell office:value-type="string">
            <text:p>R</text:p>
          </table:table-cell>
          <table:table-cell office:value-type="float" office:value="205.163761154435">
            <text:p>205.1637611544</text:p>
          </table:table-cell>
          <table:table-cell office:value-type="float" office:value="182.786450763674">
            <text:p>182.7864507637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3000.69086806">
            <text:p>2413000.69086806</text:p>
          </table:table-cell>
          <table:table-cell office:value-type="string">
            <text:p>1894-06-20 23:34:51.796875 EST-0500</text:p>
          </table:table-cell>
          <table:table-cell office:value-type="string">
            <text:p>D</text:p>
          </table:table-cell>
          <table:table-cell office:value-type="float" office:value="198.414022270185">
            <text:p>198.4140222702</text:p>
          </table:table-cell>
          <table:table-cell office:value-type="float" office:value="176.031185026149">
            <text:p>176.0311850261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3239.34993056">
            <text:p>2413239.34993056</text:p>
          </table:table-cell>
          <table:table-cell office:value-type="string">
            <text:p>1895-02-14 15:23:54.375000 EST-0500</text:p>
          </table:table-cell>
          <table:table-cell office:value-type="string">
            <text:p>R</text:p>
          </table:table-cell>
          <table:table-cell office:value-type="float" office:value="217.252694146492">
            <text:p>217.2526941465</text:p>
          </table:table-cell>
          <table:table-cell office:value-type="float" office:value="194.859433914261">
            <text:p>194.8594339143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3378.60164352">
            <text:p>2413378.60164352</text:p>
          </table:table-cell>
          <table:table-cell office:value-type="string">
            <text:p>1895-07-03 21:26:22.031250 EST-0500</text:p>
          </table:table-cell>
          <table:table-cell office:value-type="string">
            <text:p>D</text:p>
          </table:table-cell>
          <table:table-cell office:value-type="float" office:value="210.541276421732">
            <text:p>210.5412764217</text:p>
          </table:table-cell>
          <table:table-cell office:value-type="float" office:value="188.142322894865">
            <text:p>188.1423228949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3616.36042824">
            <text:p>2413616.36042824</text:p>
          </table:table-cell>
          <table:table-cell office:value-type="string">
            <text:p>1896-02-26 15:39:01.406250 EST-0500</text:p>
          </table:table-cell>
          <table:table-cell office:value-type="string">
            <text:p>R</text:p>
          </table:table-cell>
          <table:table-cell office:value-type="float" office:value="229.106611557222">
            <text:p>229.1066115572</text:p>
          </table:table-cell>
          <table:table-cell office:value-type="float" office:value="206.697359927539">
            <text:p>206.6973599275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3756.32686343">
            <text:p>2413756.32686343</text:p>
          </table:table-cell>
          <table:table-cell office:value-type="string">
            <text:p>1896-07-15 14:50:41.015625 EST-0500</text:p>
          </table:table-cell>
          <table:table-cell office:value-type="string">
            <text:p>D</text:p>
          </table:table-cell>
          <table:table-cell office:value-type="float" office:value="222.429628016477">
            <text:p>222.4296280165</text:p>
          </table:table-cell>
          <table:table-cell office:value-type="float" office:value="200.01460885957">
            <text:p>200.014608859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3993.24946759">
            <text:p>2413993.24946759</text:p>
          </table:table-cell>
          <table:table-cell office:value-type="string">
            <text:p>1897-03-09 12:59:14.296875 EST-0500</text:p>
          </table:table-cell>
          <table:table-cell office:value-type="string">
            <text:p>R</text:p>
          </table:table-cell>
          <table:table-cell office:value-type="float" office:value="240.766375471387">
            <text:p>240.7663754714</text:p>
          </table:table-cell>
          <table:table-cell office:value-type="float" office:value="218.341644188058">
            <text:p>218.3416441881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4133.78840278">
            <text:p>2414133.78840278</text:p>
          </table:table-cell>
          <table:table-cell office:value-type="string">
            <text:p>1897-07-28 01:55:18.750000 EST-0500</text:p>
          </table:table-cell>
          <table:table-cell office:value-type="string">
            <text:p>D</text:p>
          </table:table-cell>
          <table:table-cell office:value-type="float" office:value="234.118468042408">
            <text:p>234.1184680424</text:p>
          </table:table-cell>
          <table:table-cell office:value-type="float" office:value="211.687717496736">
            <text:p>211.6877174967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4370.07990741">
            <text:p>2414370.07990741</text:p>
          </table:table-cell>
          <table:table-cell office:value-type="string">
            <text:p>1898-03-21 08:55:04.687500 EST-0500</text:p>
          </table:table-cell>
          <table:table-cell office:value-type="string">
            <text:p>R</text:p>
          </table:table-cell>
          <table:table-cell office:value-type="float" office:value="252.276333290589">
            <text:p>252.2763332906</text:p>
          </table:table-cell>
          <table:table-cell office:value-type="float" office:value="229.836312598596">
            <text:p>229.836312598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4511.0674537">
            <text:p>2414511.0674537</text:p>
          </table:table-cell>
          <table:table-cell office:value-type="string">
            <text:p>1898-08-09 08:37:08.906250 EST-0500</text:p>
          </table:table-cell>
          <table:table-cell office:value-type="string">
            <text:p>D</text:p>
          </table:table-cell>
          <table:table-cell office:value-type="float" office:value="245.650462986875">
            <text:p>245.6504629869</text:p>
          </table:table-cell>
          <table:table-cell office:value-type="float" office:value="223.204603143341">
            <text:p>223.2046031433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4746.95429398">
            <text:p>2414746.95429398</text:p>
          </table:table-cell>
          <table:table-cell office:value-type="string">
            <text:p>1899-04-02 05:54:11.953125 EST-0500</text:p>
          </table:table-cell>
          <table:table-cell office:value-type="string">
            <text:p>R</text:p>
          </table:table-cell>
          <table:table-cell office:value-type="float" office:value="263.682964090895">
            <text:p>263.6829640909</text:p>
          </table:table-cell>
          <table:table-cell office:value-type="float" office:value="241.228283272393">
            <text:p>241.2282832724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4888.14876157">
            <text:p>2414888.14876157</text:p>
          </table:table-cell>
          <table:table-cell office:value-type="string">
            <text:p>1899-08-21 10:34:13.125000 EST-0500</text:p>
          </table:table-cell>
          <table:table-cell office:value-type="string">
            <text:p>D</text:p>
          </table:table-cell>
          <table:table-cell office:value-type="float" office:value="257.072163292806">
            <text:p>257.0721632928</text:p>
          </table:table-cell>
          <table:table-cell office:value-type="float" office:value="234.611618172516">
            <text:p>234.6116181725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5123.73469907">
            <text:p>2415123.73469907</text:p>
          </table:table-cell>
          <table:table-cell office:value-type="string">
            <text:p>1900-04-14 00:37:58.125000 EST-0500</text:p>
          </table:table-cell>
          <table:table-cell office:value-type="string">
            <text:p>R</text:p>
          </table:table-cell>
          <table:table-cell office:value-type="float" office:value="275.037457465304">
            <text:p>275.0374574653</text:p>
          </table:table-cell>
          <table:table-cell office:value-type="float" office:value="252.568674595723">
            <text:p>252.5686745957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5265.08052083">
            <text:p>2415265.08052083</text:p>
          </table:table-cell>
          <table:table-cell office:value-type="string">
            <text:p>1900-09-02 08:55:57.421875 EST-0500</text:p>
          </table:table-cell>
          <table:table-cell office:value-type="string">
            <text:p>D</text:p>
          </table:table-cell>
          <table:table-cell office:value-type="float" office:value="268.432994805292">
            <text:p>268.4329948053</text:p>
          </table:table-cell>
          <table:table-cell office:value-type="float" office:value="245.958588276568">
            <text:p>245.958588276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5500.63472222">
            <text:p>2415500.63472222</text:p>
          </table:table-cell>
          <table:table-cell office:value-type="string">
            <text:p>1901-04-25 22:14:00.234375 EST-0500</text:p>
          </table:table-cell>
          <table:table-cell office:value-type="string">
            <text:p>R</text:p>
          </table:table-cell>
          <table:table-cell office:value-type="float" office:value="286.392324037591">
            <text:p>286.3923240376</text:p>
          </table:table-cell>
          <table:table-cell office:value-type="float" office:value="263.909802189023">
            <text:p>263.909802189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5642.03425926">
            <text:p>2415642.03425926</text:p>
          </table:table-cell>
          <table:table-cell office:value-type="string">
            <text:p>1901-09-14 07:49:20.156250 EST-0500</text:p>
          </table:table-cell>
          <table:table-cell office:value-type="string">
            <text:p>D</text:p>
          </table:table-cell>
          <table:table-cell office:value-type="float" office:value="279.785275930602">
            <text:p>279.7852759306</text:p>
          </table:table-cell>
          <table:table-cell office:value-type="float" office:value="257.297467088377">
            <text:p>257.2974670884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5877.70625">
            <text:p>2415877.70625</text:p>
          </table:table-cell>
          <table:table-cell office:value-type="string">
            <text:p>1902-05-07 23:57:00.703125 EST-0500</text:p>
          </table:table-cell>
          <table:table-cell office:value-type="string">
            <text:p>R</text:p>
          </table:table-cell>
          <table:table-cell office:value-type="float" office:value="297.801876527361">
            <text:p>297.8018765274</text:p>
          </table:table-cell>
          <table:table-cell office:value-type="float" office:value="275.306306815971">
            <text:p>275.30630681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6018.89826389">
            <text:p>2416018.89826389</text:p>
          </table:table-cell>
          <table:table-cell office:value-type="string">
            <text:p>1902-09-26 04:33:30.937500 EST-0500</text:p>
          </table:table-cell>
          <table:table-cell office:value-type="string">
            <text:p>D</text:p>
          </table:table-cell>
          <table:table-cell office:value-type="float" office:value="291.18492636516">
            <text:p>291.1849263652</text:p>
          </table:table-cell>
          <table:table-cell office:value-type="float" office:value="268.684133783607">
            <text:p>268.684133783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6254.95052083">
            <text:p>2416254.95052083</text:p>
          </table:table-cell>
          <table:table-cell office:value-type="string">
            <text:p>1903-05-20 05:48:45.000000 EST-0500</text:p>
          </table:table-cell>
          <table:table-cell office:value-type="string">
            <text:p>R</text:p>
          </table:table-cell>
          <table:table-cell office:value-type="float" office:value="309.32276480964">
            <text:p>309.3227648096</text:p>
          </table:table-cell>
          <table:table-cell office:value-type="float" office:value="286.814202424807">
            <text:p>286.8142024248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6395.78241898">
            <text:p>2416395.78241898</text:p>
          </table:table-cell>
          <table:table-cell office:value-type="string">
            <text:p>1903-10-08 01:46:41.953125 EST-0500</text:p>
          </table:table-cell>
          <table:table-cell office:value-type="string">
            <text:p>D</text:p>
          </table:table-cell>
          <table:table-cell office:value-type="float" office:value="302.687926995667">
            <text:p>302.6879269957</text:p>
          </table:table-cell>
          <table:table-cell office:value-type="float" office:value="280.174601499765">
            <text:p>280.1746014998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6632.42244213">
            <text:p>2416632.42244213</text:p>
          </table:table-cell>
          <table:table-cell office:value-type="string">
            <text:p>1904-05-31 17:08:19.218750 EST-0500</text:p>
          </table:table-cell>
          <table:table-cell office:value-type="string">
            <text:p>R</text:p>
          </table:table-cell>
          <table:table-cell office:value-type="float" office:value="321.005782503987">
            <text:p>321.005782504</text:p>
          </table:table-cell>
          <table:table-cell office:value-type="float" office:value="298.48438674159">
            <text:p>298.484386741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6772.73494213">
            <text:p>2416772.73494213</text:p>
          </table:table-cell>
          <table:table-cell office:value-type="string">
            <text:p>1904-10-19 00:38:19.218750 EST-0500</text:p>
          </table:table-cell>
          <table:table-cell office:value-type="string">
            <text:p>D</text:p>
          </table:table-cell>
          <table:table-cell office:value-type="float" office:value="314.344991329125">
            <text:p>314.3449913291</text:p>
          </table:table-cell>
          <table:table-cell office:value-type="float" office:value="291.818947949145">
            <text:p>291.8189479491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7010.07686343">
            <text:p>2417010.07686343</text:p>
          </table:table-cell>
          <table:table-cell office:value-type="string">
            <text:p>1905-06-13 08:50:41.015625 EST-0500</text:p>
          </table:table-cell>
          <table:table-cell office:value-type="string">
            <text:p>R</text:p>
          </table:table-cell>
          <table:table-cell office:value-type="float" office:value="332.896241924239">
            <text:p>332.8962419242</text:p>
          </table:table-cell>
          <table:table-cell office:value-type="float" office:value="310.361986558073">
            <text:p>310.3619865581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7149.82356481">
            <text:p>2417149.82356481</text:p>
          </table:table-cell>
          <table:table-cell office:value-type="string">
            <text:p>1905-10-31 02:45:56.250000 EST-0500</text:p>
          </table:table-cell>
          <table:table-cell office:value-type="string">
            <text:p>D</text:p>
          </table:table-cell>
          <table:table-cell office:value-type="float" office:value="326.202272003446">
            <text:p>326.2022720034</text:p>
          </table:table-cell>
          <table:table-cell office:value-type="float" office:value="303.663491248711">
            <text:p>303.6634912487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7388.05537037">
            <text:p>2417388.05537037</text:p>
          </table:table-cell>
          <table:table-cell office:value-type="string">
            <text:p>1906-06-26 08:19:44.765625 EST-0500</text:p>
          </table:table-cell>
          <table:table-cell office:value-type="string">
            <text:p>R</text:p>
          </table:table-cell>
          <table:table-cell office:value-type="float" office:value="345.035078848634">
            <text:p>345.0350788486</text:p>
          </table:table-cell>
          <table:table-cell office:value-type="float" office:value="322.487491499018">
            <text:p>322.487491499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7527.1612037">
            <text:p>2417527.1612037</text:p>
          </table:table-cell>
          <table:table-cell office:value-type="string">
            <text:p>1906-11-12 10:52:08.906250 EST-0500</text:p>
          </table:table-cell>
          <table:table-cell office:value-type="string">
            <text:p>D</text:p>
          </table:table-cell>
          <table:table-cell office:value-type="float" office:value="338.303180300551">
            <text:p>338.3031803006</text:p>
          </table:table-cell>
          <table:table-cell office:value-type="float" office:value="315.751174573958">
            <text:p>315.751174574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7766.37446759">
            <text:p>2417766.37446759</text:p>
          </table:table-cell>
          <table:table-cell office:value-type="string">
            <text:p>1907-07-09 15:59:14.296875 EST-0500</text:p>
          </table:table-cell>
          <table:table-cell office:value-type="string">
            <text:p>R</text:p>
          </table:table-cell>
          <table:table-cell office:value-type="float" office:value="357.455851082257">
            <text:p>357.4558510823</text:p>
          </table:table-cell>
          <table:table-cell office:value-type="float" office:value="334.894600662811">
            <text:p>334.8946006628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7904.61787037">
            <text:p>2417904.61787037</text:p>
          </table:table-cell>
          <table:table-cell office:value-type="string">
            <text:p>1907-11-24 21:49:44.765625 EST-0500</text:p>
          </table:table-cell>
          <table:table-cell office:value-type="string">
            <text:p>D</text:p>
          </table:table-cell>
          <table:table-cell office:value-type="float" office:value="350.683703457199">
            <text:p>350.6837034572</text:p>
          </table:table-cell>
          <table:table-cell office:value-type="float" office:value="328.117866327112">
            <text:p>328.1178663271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8144.97920139">
            <text:p>2418144.97920139</text:p>
          </table:table-cell>
          <table:table-cell office:value-type="string">
            <text:p>1908-07-22 06:30:03.515625 EST-0500</text:p>
          </table:table-cell>
          <table:table-cell office:value-type="string">
            <text:p>R</text:p>
          </table:table-cell>
          <table:table-cell office:value-type="float" office:value="10.1830312830596">
            <text:p>10.1830312831</text:p>
          </table:table-cell>
          <table:table-cell office:value-type="float" office:value="347.607618154477">
            <text:p>347.6076181545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8282.3266088">
            <text:p>2418282.3266088</text:p>
          </table:table-cell>
          <table:table-cell office:value-type="string">
            <text:p>1908-12-06 14:50:19.921875 EST-0500</text:p>
          </table:table-cell>
          <table:table-cell office:value-type="string">
            <text:p>D</text:p>
          </table:table-cell>
          <table:table-cell office:value-type="float" office:value="3.36943535828372">
            <text:p>3.3694353583</text:p>
          </table:table-cell>
          <table:table-cell office:value-type="float" office:value="340.789267078622">
            <text:p>340.789267078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8523.84577546">
            <text:p>2418523.84577546</text:p>
          </table:table-cell>
          <table:table-cell office:value-type="string">
            <text:p>1909-08-05 03:17:55.781250 EST-0500</text:p>
          </table:table-cell>
          <table:table-cell office:value-type="string">
            <text:p>R</text:p>
          </table:table-cell>
          <table:table-cell office:value-type="float" office:value="23.2275204263596">
            <text:p>23.2275204264</text:p>
          </table:table-cell>
          <table:table-cell office:value-type="float" office:value="0.637304283438692">
            <text:p>0.6373042834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8660.35884259">
            <text:p>2418660.35884259</text:p>
          </table:table-cell>
          <table:table-cell office:value-type="string">
            <text:p>1909-12-19 15:36:44.296875 EST-0500</text:p>
          </table:table-cell>
          <table:table-cell office:value-type="string">
            <text:p>D</text:p>
          </table:table-cell>
          <table:table-cell office:value-type="float" office:value="16.3737029888122">
            <text:p>16.3737029888</text:p>
          </table:table-cell>
          <table:table-cell office:value-type="float" office:value="353.778427251622">
            <text:p>353.778427251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8902.98457176">
            <text:p>2418902.98457176</text:p>
          </table:table-cell>
          <table:table-cell office:value-type="string">
            <text:p>1910-08-19 06:37:47.578125 EST-0500</text:p>
          </table:table-cell>
          <table:table-cell office:value-type="string">
            <text:p>R</text:p>
          </table:table-cell>
          <table:table-cell office:value-type="float" office:value="36.58359313319">
            <text:p>36.5835931332</text:p>
          </table:table-cell>
          <table:table-cell office:value-type="float" office:value="13.9781142679798">
            <text:p>13.978114268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9038.67">
            <text:p>2419038.67</text:p>
          </table:table-cell>
          <table:table-cell office:value-type="string">
            <text:p>1911-01-01 23:04:48.281250 EST-0500</text:p>
          </table:table-cell>
          <table:table-cell office:value-type="string">
            <text:p>D</text:p>
          </table:table-cell>
          <table:table-cell office:value-type="float" office:value="29.692980065094">
            <text:p>29.6929800651</text:p>
          </table:table-cell>
          <table:table-cell office:value-type="float" office:value="7.08210380074255">
            <text:p>7.0821038007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9282.32295139">
            <text:p>2419282.32295139</text:p>
          </table:table-cell>
          <table:table-cell office:value-type="string">
            <text:p>1911-09-02 14:45:03.515625 EST-0500</text:p>
          </table:table-cell>
          <table:table-cell office:value-type="string">
            <text:p>R</text:p>
          </table:table-cell>
          <table:table-cell office:value-type="float" office:value="50.2268179174554">
            <text:p>50.2268179175</text:p>
          </table:table-cell>
          <table:table-cell office:value-type="float" office:value="27.6057816913857">
            <text:p>27.6057816914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9417.29854167">
            <text:p>2419417.29854167</text:p>
          </table:table-cell>
          <table:table-cell office:value-type="string">
            <text:p>1912-01-15 14:09:54.140625 EST-0500</text:p>
          </table:table-cell>
          <table:table-cell office:value-type="string">
            <text:p>D</text:p>
          </table:table-cell>
          <table:table-cell office:value-type="float" office:value="43.304516201177">
            <text:p>43.3045162012</text:p>
          </table:table-cell>
          <table:table-cell office:value-type="float" office:value="20.6777499886017">
            <text:p>20.677749988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9661.80842593">
            <text:p>2419661.80842593</text:p>
          </table:table-cell>
          <table:table-cell office:value-type="string">
            <text:p>1912-09-16 02:24:08.437500 EST-0500</text:p>
          </table:table-cell>
          <table:table-cell office:value-type="string">
            <text:p>R</text:p>
          </table:table-cell>
          <table:table-cell office:value-type="float" office:value="64.1116033285746">
            <text:p>64.1116033286</text:p>
          </table:table-cell>
          <table:table-cell office:value-type="float" office:value="41.4747576897756">
            <text:p>41.4747576898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19796.2090625">
            <text:p>2419796.2090625</text:p>
          </table:table-cell>
          <table:table-cell office:value-type="string">
            <text:p>1913-01-28 12:01:03.281250 EST-0500</text:p>
          </table:table-cell>
          <table:table-cell office:value-type="string">
            <text:p>D</text:p>
          </table:table-cell>
          <table:table-cell office:value-type="float" office:value="57.1648110715389">
            <text:p>57.1648110715</text:p>
          </table:table-cell>
          <table:table-cell office:value-type="float" office:value="34.521920936229">
            <text:p>34.5219209362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0041.35859954">
            <text:p>2420041.35859954</text:p>
          </table:table-cell>
          <table:table-cell office:value-type="string">
            <text:p>1913-09-30 15:36:23.203125 EST-0500</text:p>
          </table:table-cell>
          <table:table-cell office:value-type="string">
            <text:p>R</text:p>
          </table:table-cell>
          <table:table-cell office:value-type="float" office:value="78.1736153522063">
            <text:p>78.1736153522</text:p>
          </table:table-cell>
          <table:table-cell office:value-type="float" office:value="55.5208065783481">
            <text:p>55.5208065783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0175.31916667">
            <text:p>2420175.31916667</text:p>
          </table:table-cell>
          <table:table-cell office:value-type="string">
            <text:p>1914-02-11 14:39:36.562500 EST-0500</text:p>
          </table:table-cell>
          <table:table-cell office:value-type="string">
            <text:p>D</text:p>
          </table:table-cell>
          <table:table-cell office:value-type="float" office:value="71.2113610619623">
            <text:p>71.211361062</text:p>
          </table:table-cell>
          <table:table-cell office:value-type="float" office:value="48.552260931145">
            <text:p>48.5522609311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0420.93806713">
            <text:p>2420420.93806713</text:p>
          </table:table-cell>
          <table:table-cell office:value-type="string">
            <text:p>1914-10-15 05:30:49.218750 EST-0500</text:p>
          </table:table-cell>
          <table:table-cell office:value-type="string">
            <text:p>R</text:p>
          </table:table-cell>
          <table:table-cell office:value-type="float" office:value="92.33483205528">
            <text:p>92.3348320553</text:p>
          </table:table-cell>
          <table:table-cell office:value-type="float" office:value="69.6660297428197">
            <text:p>69.6660297428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0554.5922338">
            <text:p>2420554.5922338</text:p>
          </table:table-cell>
          <table:table-cell office:value-type="string">
            <text:p>1915-02-25 21:12:49.921875 EST-0500</text:p>
          </table:table-cell>
          <table:table-cell office:value-type="string">
            <text:p>D</text:p>
          </table:table-cell>
          <table:table-cell office:value-type="float" office:value="85.366819629829">
            <text:p>85.3668196298</text:p>
          </table:table-cell>
          <table:table-cell office:value-type="float" office:value="62.6918157162637">
            <text:p>62.6918157163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0800.40767361">
            <text:p>2420800.40767361</text:p>
          </table:table-cell>
          <table:table-cell office:value-type="string">
            <text:p>1915-10-29 16:47:03.046875 EST-0500</text:p>
          </table:table-cell>
          <table:table-cell office:value-type="string">
            <text:p>R</text:p>
          </table:table-cell>
          <table:table-cell office:value-type="float" office:value="106.507676140767">
            <text:p>106.5076761408</text:p>
          </table:table-cell>
          <table:table-cell office:value-type="float" office:value="83.8231469451005">
            <text:p>83.8231469451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0934.02766204">
            <text:p>2420934.02766204</text:p>
          </table:table-cell>
          <table:table-cell office:value-type="string">
            <text:p>1916-03-11 07:39:50.625000 EST-0500</text:p>
          </table:table-cell>
          <table:table-cell office:value-type="string">
            <text:p>D</text:p>
          </table:table-cell>
          <table:table-cell office:value-type="float" office:value="99.5439360769571">
            <text:p>99.543936077</text:p>
          </table:table-cell>
          <table:table-cell office:value-type="float" office:value="76.8534212549101">
            <text:p>76.8534212549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1179.66548611">
            <text:p>2421179.66548611</text:p>
          </table:table-cell>
          <table:table-cell office:value-type="string">
            <text:p>1916-11-11 22:58:18.046875 EST-0500</text:p>
          </table:table-cell>
          <table:table-cell office:value-type="string">
            <text:p>R</text:p>
          </table:table-cell>
          <table:table-cell office:value-type="float" office:value="120.603465637058">
            <text:p>120.6034656371</text:p>
          </table:table-cell>
          <table:table-cell office:value-type="float" office:value="97.9035719020382">
            <text:p>97.903571902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1313.52900463">
            <text:p>2421313.52900463</text:p>
          </table:table-cell>
          <table:table-cell office:value-type="string">
            <text:p>1917-03-25 19:41:46.640625 EST-0500</text:p>
          </table:table-cell>
          <table:table-cell office:value-type="string">
            <text:p>D</text:p>
          </table:table-cell>
          <table:table-cell office:value-type="float" office:value="113.653783638493">
            <text:p>113.6537836385</text:p>
          </table:table-cell>
          <table:table-cell office:value-type="float" office:value="90.9482154610832">
            <text:p>90.9482154611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1558.64253472">
            <text:p>2421558.64253472</text:p>
          </table:table-cell>
          <table:table-cell office:value-type="string">
            <text:p>1917-11-25 22:25:15.234375 EST-0500</text:p>
          </table:table-cell>
          <table:table-cell office:value-type="string">
            <text:p>R</text:p>
          </table:table-cell>
          <table:table-cell office:value-type="float" office:value="134.540971686368">
            <text:p>134.5409716864</text:p>
          </table:table-cell>
          <table:table-cell office:value-type="float" office:value="111.826147185278">
            <text:p>111.8261471853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1693.01447917">
            <text:p>2421693.01447917</text:p>
          </table:table-cell>
          <table:table-cell office:value-type="string">
            <text:p>1918-04-09 07:20:51.562500 EST-0500</text:p>
          </table:table-cell>
          <table:table-cell office:value-type="string">
            <text:p>D</text:p>
          </table:table-cell>
          <table:table-cell office:value-type="float" office:value="127.613695952931">
            <text:p>127.6136959529</text:p>
          </table:table-cell>
          <table:table-cell office:value-type="float" office:value="104.893529103624">
            <text:p>104.893529103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1937.34614583">
            <text:p>2421937.34614583</text:p>
          </table:table-cell>
          <table:table-cell office:value-type="string">
            <text:p>1918-12-09 15:18:27.421875 EST-0500</text:p>
          </table:table-cell>
          <table:table-cell office:value-type="string">
            <text:p>R</text:p>
          </table:table-cell>
          <table:table-cell office:value-type="float" office:value="148.250844873914">
            <text:p>148.2508448739</text:p>
          </table:table-cell>
          <table:table-cell office:value-type="float" office:value="125.521482067255">
            <text:p>125.5214820673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2072.3308912">
            <text:p>2422072.3308912</text:p>
          </table:table-cell>
          <table:table-cell office:value-type="string">
            <text:p>1919-04-23 14:56:29.062500 EST-0500</text:p>
          </table:table-cell>
          <table:table-cell office:value-type="string">
            <text:p>D</text:p>
          </table:table-cell>
          <table:table-cell office:value-type="float" office:value="141.351738221407">
            <text:p>141.3517382214</text:p>
          </table:table-cell>
          <table:table-cell office:value-type="float" office:value="118.617517536496">
            <text:p>118.6175175365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2315.78730324">
            <text:p>2422315.78730324</text:p>
          </table:table-cell>
          <table:table-cell office:value-type="string">
            <text:p>1919-12-23 01:53:43.828125 EST-0500</text:p>
          </table:table-cell>
          <table:table-cell office:value-type="string">
            <text:p>R</text:p>
          </table:table-cell>
          <table:table-cell office:value-type="float" office:value="161.680695453614">
            <text:p>161.6806954536</text:p>
          </table:table-cell>
          <table:table-cell office:value-type="float" office:value="138.937435556911">
            <text:p>138.9374355569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2451.45136574">
            <text:p>2422451.45136574</text:p>
          </table:table-cell>
          <table:table-cell office:value-type="string">
            <text:p>1920-05-06 17:49:58.828125 EST-0500</text:p>
          </table:table-cell>
          <table:table-cell office:value-type="string">
            <text:p>D</text:p>
          </table:table-cell>
          <table:table-cell office:value-type="float" office:value="154.81420040931">
            <text:p>154.8142004093</text:p>
          </table:table-cell>
          <table:table-cell office:value-type="float" office:value="132.066487917398">
            <text:p>132.0664879174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2693.90070602">
            <text:p>2422693.90070602</text:p>
          </table:table-cell>
          <table:table-cell office:value-type="string">
            <text:p>1921-01-04 04:37:01.875000 EST-0500</text:p>
          </table:table-cell>
          <table:table-cell office:value-type="string">
            <text:p>R</text:p>
          </table:table-cell>
          <table:table-cell office:value-type="float" office:value="174.801052178798">
            <text:p>174.8010521788</text:p>
          </table:table-cell>
          <table:table-cell office:value-type="float" office:value="152.044433338744">
            <text:p>152.0444333387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2830.34907407">
            <text:p>2422830.34907407</text:p>
          </table:table-cell>
          <table:table-cell office:value-type="string">
            <text:p>1921-05-20 15:22:40.546875 EST-0500</text:p>
          </table:table-cell>
          <table:table-cell office:value-type="string">
            <text:p>D</text:p>
          </table:table-cell>
          <table:table-cell office:value-type="float" office:value="167.970357024362">
            <text:p>167.9703570244</text:p>
          </table:table-cell>
          <table:table-cell office:value-type="float" office:value="145.209526290569">
            <text:p>145.209526290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3071.69489583">
            <text:p>2423071.69489583</text:p>
          </table:table-cell>
          <table:table-cell office:value-type="string">
            <text:p>1922-01-16 23:40:39.843750 EST-0500</text:p>
          </table:table-cell>
          <table:table-cell office:value-type="string">
            <text:p>R</text:p>
          </table:table-cell>
          <table:table-cell office:value-type="float" office:value="187.60614166693">
            <text:p>187.6061416669</text:p>
          </table:table-cell>
          <table:table-cell office:value-type="float" office:value="164.836429169616">
            <text:p>164.836429169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3208.99409722">
            <text:p>2423208.99409722</text:p>
          </table:table-cell>
          <table:table-cell office:value-type="string">
            <text:p>1922-06-03 06:51:30.234375 EST-0500</text:p>
          </table:table-cell>
          <table:table-cell office:value-type="string">
            <text:p>D</text:p>
          </table:table-cell>
          <table:table-cell office:value-type="float" office:value="180.81337503497">
            <text:p>180.813375035</text:p>
          </table:table-cell>
          <table:table-cell office:value-type="float" office:value="158.039548813228">
            <text:p>158.0395488132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3449.2278588">
            <text:p>2423449.2278588</text:p>
          </table:table-cell>
          <table:table-cell office:value-type="string">
            <text:p>1923-01-29 12:28:07.500000 EST-0500</text:p>
          </table:table-cell>
          <table:table-cell office:value-type="string">
            <text:p>R</text:p>
          </table:table-cell>
          <table:table-cell office:value-type="float" office:value="200.110073800533">
            <text:p>200.1100738005</text:p>
          </table:table-cell>
          <table:table-cell office:value-type="float" office:value="177.327595733973">
            <text:p>177.327595734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3587.34980324">
            <text:p>2423587.34980324</text:p>
          </table:table-cell>
          <table:table-cell office:value-type="string">
            <text:p>1923-06-16 15:23:43.828125 EST-0500</text:p>
          </table:table-cell>
          <table:table-cell office:value-type="string">
            <text:p>D</text:p>
          </table:table-cell>
          <table:table-cell office:value-type="float" office:value="193.355194195291">
            <text:p>193.3551941953</text:p>
          </table:table-cell>
          <table:table-cell office:value-type="float" office:value="170.568454466365">
            <text:p>170.5684544664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3826.49898148">
            <text:p>2423826.49898148</text:p>
          </table:table-cell>
          <table:table-cell office:value-type="string">
            <text:p>1924-02-10 18:58:32.109375 EST-0500</text:p>
          </table:table-cell>
          <table:table-cell office:value-type="string">
            <text:p>R</text:p>
          </table:table-cell>
          <table:table-cell office:value-type="float" office:value="212.336701551246">
            <text:p>212.3367015512</text:p>
          </table:table-cell>
          <table:table-cell office:value-type="float" office:value="189.541428901337">
            <text:p>189.5414289013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3965.47664352">
            <text:p>2423965.47664352</text:p>
          </table:table-cell>
          <table:table-cell office:value-type="string">
            <text:p>1924-06-28 18:26:22.031250 EST-0500</text:p>
          </table:table-cell>
          <table:table-cell office:value-type="string">
            <text:p>D</text:p>
          </table:table-cell>
          <table:table-cell office:value-type="float" office:value="205.616960481049">
            <text:p>205.616960481</text:p>
          </table:table-cell>
          <table:table-cell office:value-type="float" office:value="182.817214086349">
            <text:p>182.8172140863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4203.64924768">
            <text:p>2424203.64924768</text:p>
          </table:table-cell>
          <table:table-cell office:value-type="string">
            <text:p>1925-02-21 22:34:55.312500 EST-0500</text:p>
          </table:table-cell>
          <table:table-cell office:value-type="string">
            <text:p>R</text:p>
          </table:table-cell>
          <table:table-cell office:value-type="float" office:value="224.314345797069">
            <text:p>224.3143457971</text:p>
          </table:table-cell>
          <table:table-cell office:value-type="float" office:value="201.505938138142">
            <text:p>201.5059381381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4343.33247685">
            <text:p>2424343.33247685</text:p>
          </table:table-cell>
          <table:table-cell office:value-type="string">
            <text:p>1925-07-11 14:58:46.171875 EST-0500</text:p>
          </table:table-cell>
          <table:table-cell office:value-type="string">
            <text:p>D</text:p>
          </table:table-cell>
          <table:table-cell office:value-type="float" office:value="217.62542165976">
            <text:p>217.6254216598</text:p>
          </table:table-cell>
          <table:table-cell office:value-type="float" office:value="194.812222227173">
            <text:p>194.8122222272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4580.64814815">
            <text:p>2424580.64814815</text:p>
          </table:table-cell>
          <table:table-cell office:value-type="string">
            <text:p>1926-03-05 22:33:20.390625 EST-0500</text:p>
          </table:table-cell>
          <table:table-cell office:value-type="string">
            <text:p>R</text:p>
          </table:table-cell>
          <table:table-cell office:value-type="float" office:value="236.07719945611">
            <text:p>236.0771994561</text:p>
          </table:table-cell>
          <table:table-cell office:value-type="float" office:value="213.255520050015">
            <text:p>213.25552005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4720.84528935">
            <text:p>2424720.84528935</text:p>
          </table:table-cell>
          <table:table-cell office:value-type="string">
            <text:p>1926-07-24 03:17:13.593750 EST-0500</text:p>
          </table:table-cell>
          <table:table-cell office:value-type="string">
            <text:p>D</text:p>
          </table:table-cell>
          <table:table-cell office:value-type="float" office:value="229.413711797497">
            <text:p>229.4137117975</text:p>
          </table:table-cell>
          <table:table-cell office:value-type="float" office:value="206.586687955974">
            <text:p>206.58668795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4957.47858796">
            <text:p>2424957.47858796</text:p>
          </table:table-cell>
          <table:table-cell office:value-type="string">
            <text:p>1927-03-17 18:29:10.781250 EST-0500</text:p>
          </table:table-cell>
          <table:table-cell office:value-type="string">
            <text:p>R</text:p>
          </table:table-cell>
          <table:table-cell office:value-type="float" office:value="247.667319099257">
            <text:p>247.6673190993</text:p>
          </table:table-cell>
          <table:table-cell office:value-type="float" office:value="224.831599473523">
            <text:p>224.8315994735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5098.23542824">
            <text:p>2425098.23542824</text:p>
          </table:table-cell>
          <table:table-cell office:value-type="string">
            <text:p>1927-08-05 12:39:01.406250 EST-0500</text:p>
          </table:table-cell>
          <table:table-cell office:value-type="string">
            <text:p>D</text:p>
          </table:table-cell>
          <table:table-cell office:value-type="float" office:value="241.022572374901">
            <text:p>241.0225723749</text:p>
          </table:table-cell>
          <table:table-cell office:value-type="float" office:value="218.181297956605">
            <text:p>218.181297956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5334.30415509">
            <text:p>2425334.30415509</text:p>
          </table:table-cell>
          <table:table-cell office:value-type="string">
            <text:p>1928-03-28 14:17:59.296875 EST-0500</text:p>
          </table:table-cell>
          <table:table-cell office:value-type="string">
            <text:p>R</text:p>
          </table:table-cell>
          <table:table-cell office:value-type="float" office:value="259.131060126514">
            <text:p>259.1310601265</text:p>
          </table:table-cell>
          <table:table-cell office:value-type="float" office:value="236.280827674083">
            <text:p>236.2808276741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5475.4558912">
            <text:p>2425475.4558912</text:p>
          </table:table-cell>
          <table:table-cell office:value-type="string">
            <text:p>1928-08-16 17:56:29.062500 EST-0500</text:p>
          </table:table-cell>
          <table:table-cell office:value-type="string">
            <text:p>D</text:p>
          </table:table-cell>
          <table:table-cell office:value-type="float" office:value="252.498906831363">
            <text:p>252.4989068314</text:p>
          </table:table-cell>
          <table:table-cell office:value-type="float" office:value="229.642643800212">
            <text:p>229.6426438002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5711.11140046">
            <text:p>2425711.11140046</text:p>
          </table:table-cell>
          <table:table-cell office:value-type="string">
            <text:p>1929-04-09 09:40:25.781250 EST-0500</text:p>
          </table:table-cell>
          <table:table-cell office:value-type="string">
            <text:p>R</text:p>
          </table:table-cell>
          <table:table-cell office:value-type="float" office:value="270.518827832926">
            <text:p>270.5188278329</text:p>
          </table:table-cell>
          <table:table-cell office:value-type="float" office:value="247.653628211905">
            <text:p>247.6536282119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5852.48408565">
            <text:p>2425852.48408565</text:p>
          </table:table-cell>
          <table:table-cell office:value-type="string">
            <text:p>1929-08-28 18:37:05.390625 EST-0500</text:p>
          </table:table-cell>
          <table:table-cell office:value-type="string">
            <text:p>D</text:p>
          </table:table-cell>
          <table:table-cell office:value-type="float" office:value="263.892843155154">
            <text:p>263.8928431552</text:p>
          </table:table-cell>
          <table:table-cell office:value-type="float" office:value="241.021399417048">
            <text:p>241.021399417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6088.04988426">
            <text:p>2426088.04988426</text:p>
          </table:table-cell>
          <table:table-cell office:value-type="string">
            <text:p>1930-04-21 08:11:50.156250 EST-0500</text:p>
          </table:table-cell>
          <table:table-cell office:value-type="string">
            <text:p>R</text:p>
          </table:table-cell>
          <table:table-cell office:value-type="float" office:value="281.883243127881">
            <text:p>281.8832431279</text:p>
          </table:table-cell>
          <table:table-cell office:value-type="float" office:value="259.002402680577">
            <text:p>259.002402680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6229.44086806">
            <text:p>2426229.44086806</text:p>
          </table:table-cell>
          <table:table-cell office:value-type="string">
            <text:p>1930-09-09 17:34:51.796875 EST-0500</text:p>
          </table:table-cell>
          <table:table-cell office:value-type="string">
            <text:p>D</text:p>
          </table:table-cell>
          <table:table-cell office:value-type="float" office:value="275.257421325259">
            <text:p>275.2574213253</text:p>
          </table:table-cell>
          <table:table-cell office:value-type="float" office:value="252.37033397694">
            <text:p>252.3703339769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6465.04695602">
            <text:p>2426465.04695602</text:p>
          </table:table-cell>
          <table:table-cell office:value-type="string">
            <text:p>1931-05-03 08:07:37.031250 EST-0500</text:p>
          </table:table-cell>
          <table:table-cell office:value-type="string">
            <text:p>R</text:p>
          </table:table-cell>
          <table:table-cell office:value-type="float" office:value="293.278360019615">
            <text:p>293.2783600196</text:p>
          </table:table-cell>
          <table:table-cell office:value-type="float" office:value="270.38176888343">
            <text:p>270.3817688834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6606.27314815">
            <text:p>2426606.27314815</text:p>
          </table:table-cell>
          <table:table-cell office:value-type="string">
            <text:p>1931-09-21 13:33:20.390625 EST-0500</text:p>
          </table:table-cell>
          <table:table-cell office:value-type="string">
            <text:p>D</text:p>
          </table:table-cell>
          <table:table-cell office:value-type="float" office:value="286.646749347549">
            <text:p>286.6467493475</text:p>
          </table:table-cell>
          <table:table-cell office:value-type="float" office:value="263.743719154869">
            <text:p>263.7437191549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6842.14412037">
            <text:p>2426842.14412037</text:p>
          </table:table-cell>
          <table:table-cell office:value-type="string">
            <text:p>1932-05-14 10:27:32.343750 EST-0500</text:p>
          </table:table-cell>
          <table:table-cell office:value-type="string">
            <text:p>R</text:p>
          </table:table-cell>
          <table:table-cell office:value-type="float" office:value="304.759878681434">
            <text:p>304.7598786814</text:p>
          </table:table-cell>
          <table:table-cell office:value-type="float" office:value="281.847166426784">
            <text:p>281.8471664268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6983.18049769">
            <text:p>2426983.18049769</text:p>
          </table:table-cell>
          <table:table-cell office:value-type="string">
            <text:p>1932-10-02 11:19:55.312500 EST-0500</text:p>
          </table:table-cell>
          <table:table-cell office:value-type="string">
            <text:p>D</text:p>
          </table:table-cell>
          <table:table-cell office:value-type="float" office:value="298.11528683609">
            <text:p>298.1152868361</text:p>
          </table:table-cell>
          <table:table-cell office:value-type="float" office:value="275.196539966537">
            <text:p>275.1965399665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7219.54157407">
            <text:p>2427219.54157407</text:p>
          </table:table-cell>
          <table:table-cell office:value-type="string">
            <text:p>1933-05-26 19:59:52.968750 EST-0500</text:p>
          </table:table-cell>
          <table:table-cell office:value-type="string">
            <text:p>R</text:p>
          </table:table-cell>
          <table:table-cell office:value-type="float" office:value="316.379472178524">
            <text:p>316.3794721785</text:p>
          </table:table-cell>
          <table:table-cell office:value-type="float" office:value="293.450741154592">
            <text:p>293.450741154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7360.16291667">
            <text:p>2427360.16291667</text:p>
          </table:table-cell>
          <table:table-cell office:value-type="string">
            <text:p>1933-10-14 10:54:36.562500 EST-0500</text:p>
          </table:table-cell>
          <table:table-cell office:value-type="string">
            <text:p>D</text:p>
          </table:table-cell>
          <table:table-cell office:value-type="float" office:value="309.716119189146">
            <text:p>309.7161191891</text:p>
          </table:table-cell>
          <table:table-cell office:value-type="float" office:value="286.78148057851">
            <text:p>286.7814805785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7597.1575463">
            <text:p>2427597.1575463</text:p>
          </table:table-cell>
          <table:table-cell office:value-type="string">
            <text:p>1934-06-08 10:46:52.500000 EST-0500</text:p>
          </table:table-cell>
          <table:table-cell office:value-type="string">
            <text:p>R</text:p>
          </table:table-cell>
          <table:table-cell office:value-type="float" office:value="328.18563073108">
            <text:p>328.1856307311</text:p>
          </table:table-cell>
          <table:table-cell office:value-type="float" office:value="305.241091585631">
            <text:p>305.241091585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7737.16670139">
            <text:p>2427737.16670139</text:p>
          </table:table-cell>
          <table:table-cell office:value-type="string">
            <text:p>1934-10-26 11:00:03.515625 EST-0500</text:p>
          </table:table-cell>
          <table:table-cell office:value-type="string">
            <text:p>D</text:p>
          </table:table-cell>
          <table:table-cell office:value-type="float" office:value="321.498218121858">
            <text:p>321.4982181219</text:p>
          </table:table-cell>
          <table:table-cell office:value-type="float" office:value="298.548109383291">
            <text:p>298.5481093833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7975.04878472">
            <text:p>2427975.04878472</text:p>
          </table:table-cell>
          <table:table-cell office:value-type="string">
            <text:p>1935-06-21 08:10:15.234375 EST-0500</text:p>
          </table:table-cell>
          <table:table-cell office:value-type="string">
            <text:p>R</text:p>
          </table:table-cell>
          <table:table-cell office:value-type="float" office:value="340.223685631714">
            <text:p>340.2236856317</text:p>
          </table:table-cell>
          <table:table-cell office:value-type="float" office:value="317.263531215332">
            <text:p>317.2635312153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8114.36335648">
            <text:p>2428114.36335648</text:p>
          </table:table-cell>
          <table:table-cell office:value-type="string">
            <text:p>1935-11-07 15:43:14.531250 EST-0500</text:p>
          </table:table-cell>
          <table:table-cell office:value-type="string">
            <text:p>D</text:p>
          </table:table-cell>
          <table:table-cell office:value-type="float" office:value="333.507467625481">
            <text:p>333.5074676255</text:p>
          </table:table-cell>
          <table:table-cell office:value-type="float" office:value="310.542251919338">
            <text:p>310.5422519193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8353.23298611">
            <text:p>2428353.23298611</text:p>
          </table:table-cell>
          <table:table-cell office:value-type="string">
            <text:p>1936-07-03 12:35:30.468750 EST-0500</text:p>
          </table:table-cell>
          <table:table-cell office:value-type="string">
            <text:p>R</text:p>
          </table:table-cell>
          <table:table-cell office:value-type="float" office:value="352.530817962167">
            <text:p>352.5308179622</text:p>
          </table:table-cell>
          <table:table-cell office:value-type="float" office:value="329.555708690992">
            <text:p>329.555708691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8491.74311343">
            <text:p>2428491.74311343</text:p>
          </table:table-cell>
          <table:table-cell office:value-type="string">
            <text:p>1936-11-19 00:50:05.859375 EST-0500</text:p>
          </table:table-cell>
          <table:table-cell office:value-type="string">
            <text:p>D</text:p>
          </table:table-cell>
          <table:table-cell office:value-type="float" office:value="345.781965193356">
            <text:p>345.7819651934</text:p>
          </table:table-cell>
          <table:table-cell office:value-type="float" office:value="322.802020871575">
            <text:p>322.802020871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8731.66804398">
            <text:p>2428731.66804398</text:p>
          </table:table-cell>
          <table:table-cell office:value-type="string">
            <text:p>1937-07-16 23:01:59.531250 EST-0500</text:p>
          </table:table-cell>
          <table:table-cell office:value-type="string">
            <text:p>R</text:p>
          </table:table-cell>
          <table:table-cell office:value-type="float" office:value="5.13412397279303">
            <text:p>5.1341239728</text:p>
          </table:table-cell>
          <table:table-cell office:value-type="float" office:value="342.14463360821">
            <text:p>342.1446336082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8869.40851852">
            <text:p>2428869.40851852</text:p>
          </table:table-cell>
          <table:table-cell office:value-type="string">
            <text:p>1937-12-01 16:48:16.875000 EST-0500</text:p>
          </table:table-cell>
          <table:table-cell office:value-type="string">
            <text:p>D</text:p>
          </table:table-cell>
          <table:table-cell office:value-type="float" office:value="358.350255297452">
            <text:p>358.3502552975</text:p>
          </table:table-cell>
          <table:table-cell office:value-type="float" office:value="335.356218694186">
            <text:p>335.3562186942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9110.41560185">
            <text:p>2429110.41560185</text:p>
          </table:table-cell>
          <table:table-cell office:value-type="string">
            <text:p>1938-07-30 16:58:28.593750 EST-0500</text:p>
          </table:table-cell>
          <table:table-cell office:value-type="string">
            <text:p>R</text:p>
          </table:table-cell>
          <table:table-cell office:value-type="float" office:value="18.0482706133879">
            <text:p>18.0482706134</text:p>
          </table:table-cell>
          <table:table-cell office:value-type="float" office:value="355.044892607157">
            <text:p>355.0448926072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9247.34675926">
            <text:p>2429247.34675926</text:p>
          </table:table-cell>
          <table:table-cell office:value-type="string">
            <text:p>1938-12-14 15:19:20.156250 EST-0500</text:p>
          </table:table-cell>
          <table:table-cell office:value-type="string">
            <text:p>D</text:p>
          </table:table-cell>
          <table:table-cell office:value-type="float" office:value="11.2286300221958">
            <text:p>11.2286300222</text:p>
          </table:table-cell>
          <table:table-cell office:value-type="float" office:value="348.220861016274">
            <text:p>348.2208610163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9489.49275463">
            <text:p>2429489.49275463</text:p>
          </table:table-cell>
          <table:table-cell office:value-type="string">
            <text:p>1939-08-13 18:49:34.218750 EST-0500</text:p>
          </table:table-cell>
          <table:table-cell office:value-type="string">
            <text:p>R</text:p>
          </table:table-cell>
          <table:table-cell office:value-type="float" office:value="31.2709745884912">
            <text:p>31.2709745885</text:p>
          </table:table-cell>
          <table:table-cell office:value-type="float" office:value="8.25428484991623">
            <text:p>8.2542848499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9625.49799769">
            <text:p>2429625.49799769</text:p>
          </table:table-cell>
          <table:table-cell office:value-type="string">
            <text:p>1939-12-27 18:57:07.734375 EST-0500</text:p>
          </table:table-cell>
          <table:table-cell office:value-type="string">
            <text:p>D</text:p>
          </table:table-cell>
          <table:table-cell office:value-type="float" office:value="24.4157277630337">
            <text:p>24.415727763</text:p>
          </table:table-cell>
          <table:table-cell office:value-type="float" office:value="1.39464343958802">
            <text:p>1.3946434396</text:p>
          </table:table-cell>
          <table:table-cell/>
        </table:table-row>
        <table:table-row table:style-name="ro1">
          <table:table-cell office:value-type="string">
            <text:p>Saturn</text:p>
          </table:table-cell>
          <table:table-cell office:value-type="float" office:value="2429868.77070602">
            <text:p>2429868.77070602</text:p>
          </table:table-cell>
          <table:table-cell office:value-type="string">
            <text:p>1940-08-27 01:29:49.453125 EST-0500</text:p>
          </table:table-cell>
          <table:table-cell office:value-type="string">
            <text:p>R</text:p>
          </table:table-cell>
          <table:table-cell office:value-type="float" office:value="44.782372179619">
            <text:p>44.7823721796</text:p>
          </table:table-cell>
          <table:table-cell office:value-type="float" office:value="21.7529085281325">
            <text:p>21.7529085281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1398.1121412">
            <text:p>2411398.1121412</text:p>
          </table:table-cell>
          <table:table-cell office:value-type="string">
            <text:p>1890-01-30 09:41:29.062500 EST-0500</text:p>
          </table:table-cell>
          <table:table-cell office:value-type="string">
            <text:p>R</text:p>
          </table:table-cell>
          <table:table-cell office:value-type="float" office:value="206.710832667787">
            <text:p>206.7108326678</text:p>
          </table:table-cell>
          <table:table-cell office:value-type="float" office:value="184.393231006822">
            <text:p>184.393231006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1548.97700231">
            <text:p>2411548.97700231</text:p>
          </table:table-cell>
          <table:table-cell office:value-type="string">
            <text:p>1890-06-30 06:26:53.671875 EST-0500</text:p>
          </table:table-cell>
          <table:table-cell office:value-type="string">
            <text:p>D</text:p>
          </table:table-cell>
          <table:table-cell office:value-type="float" office:value="202.593226105742">
            <text:p>202.5932261057</text:p>
          </table:table-cell>
          <table:table-cell office:value-type="float" office:value="180.27012997815">
            <text:p>180.2701299782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1768.06452546">
            <text:p>2411768.06452546</text:p>
          </table:table-cell>
          <table:table-cell office:value-type="string">
            <text:p>1891-02-04 08:32:55.781250 EST-0500</text:p>
          </table:table-cell>
          <table:table-cell office:value-type="string">
            <text:p>R</text:p>
          </table:table-cell>
          <table:table-cell office:value-type="float" office:value="211.408806175029">
            <text:p>211.408806175</text:p>
          </table:table-cell>
          <table:table-cell office:value-type="float" office:value="189.076813498521">
            <text:p>189.0768134985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1919.13020833">
            <text:p>2411919.13020833</text:p>
          </table:table-cell>
          <table:table-cell office:value-type="string">
            <text:p>1891-07-05 10:07:30.000000 EST-0500</text:p>
          </table:table-cell>
          <table:table-cell office:value-type="string">
            <text:p>D</text:p>
          </table:table-cell>
          <table:table-cell office:value-type="float" office:value="207.296095654489">
            <text:p>207.2960956545</text:p>
          </table:table-cell>
          <table:table-cell office:value-type="float" office:value="184.958205009602">
            <text:p>184.9582050096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2137.92475694">
            <text:p>2412137.92475694</text:p>
          </table:table-cell>
          <table:table-cell office:value-type="string">
            <text:p>1892-02-09 05:11:39.609375 EST-0500</text:p>
          </table:table-cell>
          <table:table-cell office:value-type="string">
            <text:p>R</text:p>
          </table:table-cell>
          <table:table-cell office:value-type="float" office:value="216.081217171535">
            <text:p>216.0812171715</text:p>
          </table:table-cell>
          <table:table-cell office:value-type="float" office:value="193.734193250462">
            <text:p>193.7341932505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2289.22603009">
            <text:p>2412289.22603009</text:p>
          </table:table-cell>
          <table:table-cell office:value-type="string">
            <text:p>1892-07-09 12:25:29.296875 EST-0500</text:p>
          </table:table-cell>
          <table:table-cell office:value-type="string">
            <text:p>D</text:p>
          </table:table-cell>
          <table:table-cell office:value-type="float" office:value="211.974755950688">
            <text:p>211.9747559507</text:p>
          </table:table-cell>
          <table:table-cell office:value-type="float" office:value="189.621703980308">
            <text:p>189.6217039803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2507.80329861">
            <text:p>2412507.80329861</text:p>
          </table:table-cell>
          <table:table-cell office:value-type="string">
            <text:p>1893-02-13 02:16:45.468750 EST-0500</text:p>
          </table:table-cell>
          <table:table-cell office:value-type="string">
            <text:p>R</text:p>
          </table:table-cell>
          <table:table-cell office:value-type="float" office:value="220.727286929755">
            <text:p>220.7272869298</text:p>
          </table:table-cell>
          <table:table-cell office:value-type="float" office:value="198.364950630537">
            <text:p>198.3649506305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2659.33650463">
            <text:p>2412659.33650463</text:p>
          </table:table-cell>
          <table:table-cell office:value-type="string">
            <text:p>1893-07-14 15:04:34.218750 EST-0500</text:p>
          </table:table-cell>
          <table:table-cell office:value-type="string">
            <text:p>D</text:p>
          </table:table-cell>
          <table:table-cell office:value-type="float" office:value="216.627920871894">
            <text:p>216.6279208719</text:p>
          </table:table-cell>
          <table:table-cell office:value-type="float" office:value="194.259264891744">
            <text:p>194.2592648917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2877.63118056">
            <text:p>2412877.63118056</text:p>
          </table:table-cell>
          <table:table-cell office:value-type="string">
            <text:p>1894-02-17 22:08:54.375000 EST-0500</text:p>
          </table:table-cell>
          <table:table-cell office:value-type="string">
            <text:p>R</text:p>
          </table:table-cell>
          <table:table-cell office:value-type="float" office:value="225.346270251008">
            <text:p>225.346270251</text:p>
          </table:table-cell>
          <table:table-cell office:value-type="float" office:value="202.968284756645">
            <text:p>202.9682847566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3029.41645833">
            <text:p>2413029.41645833</text:p>
          </table:table-cell>
          <table:table-cell office:value-type="string">
            <text:p>1894-07-19 16:59:42.421875 EST-0500</text:p>
          </table:table-cell>
          <table:table-cell office:value-type="string">
            <text:p>D</text:p>
          </table:table-cell>
          <table:table-cell office:value-type="float" office:value="221.255877968398">
            <text:p>221.2558779684</text:p>
          </table:table-cell>
          <table:table-cell office:value-type="float" office:value="198.871541016946">
            <text:p>198.8715410169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3247.4328125">
            <text:p>2413247.4328125</text:p>
          </table:table-cell>
          <table:table-cell office:value-type="string">
            <text:p>1895-02-22 17:23:15.703125 EST-0500</text:p>
          </table:table-cell>
          <table:table-cell office:value-type="string">
            <text:p>R</text:p>
          </table:table-cell>
          <table:table-cell office:value-type="float" office:value="229.938817250848">
            <text:p>229.9388172508</text:p>
          </table:table-cell>
          <table:table-cell office:value-type="float" office:value="207.545147769724">
            <text:p>207.5451477697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3399.44880787">
            <text:p>2413399.44880787</text:p>
          </table:table-cell>
          <table:table-cell office:value-type="string">
            <text:p>1895-07-24 17:46:17.343750 EST-0500</text:p>
          </table:table-cell>
          <table:table-cell office:value-type="string">
            <text:p>D</text:p>
          </table:table-cell>
          <table:table-cell office:value-type="float" office:value="225.857844519009">
            <text:p>225.857844519</text:p>
          </table:table-cell>
          <table:table-cell office:value-type="float" office:value="203.45775584967">
            <text:p>203.4577558497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3617.23140046">
            <text:p>2413617.23140046</text:p>
          </table:table-cell>
          <table:table-cell office:value-type="string">
            <text:p>1896-02-27 12:33:13.359375 EST-0500</text:p>
          </table:table-cell>
          <table:table-cell office:value-type="string">
            <text:p>R</text:p>
          </table:table-cell>
          <table:table-cell office:value-type="float" office:value="234.504064899385">
            <text:p>234.5040648994</text:p>
          </table:table-cell>
          <table:table-cell office:value-type="float" office:value="212.094783275639">
            <text:p>212.0947832756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3769.47993056">
            <text:p>2413769.47993056</text:p>
          </table:table-cell>
          <table:table-cell office:value-type="string">
            <text:p>1896-07-28 18:31:06.796875 EST-0500</text:p>
          </table:table-cell>
          <table:table-cell office:value-type="string">
            <text:p>D</text:p>
          </table:table-cell>
          <table:table-cell office:value-type="float" office:value="230.433866162999">
            <text:p>230.433866163</text:p>
          </table:table-cell>
          <table:table-cell office:value-type="float" office:value="208.018208635801">
            <text:p>208.018208635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3986.98604167">
            <text:p>2413986.98604167</text:p>
          </table:table-cell>
          <table:table-cell office:value-type="string">
            <text:p>1897-03-03 06:39:54.140625 EST-0500</text:p>
          </table:table-cell>
          <table:table-cell office:value-type="string">
            <text:p>R</text:p>
          </table:table-cell>
          <table:table-cell office:value-type="float" office:value="239.042442320148">
            <text:p>239.0424423201</text:p>
          </table:table-cell>
          <table:table-cell office:value-type="float" office:value="216.617785510571">
            <text:p>216.6177855106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4139.42134259">
            <text:p>2414139.42134259</text:p>
          </table:table-cell>
          <table:table-cell office:value-type="string">
            <text:p>1897-08-02 17:06:44.296875 EST-0500</text:p>
          </table:table-cell>
          <table:table-cell office:value-type="string">
            <text:p>D</text:p>
          </table:table-cell>
          <table:table-cell office:value-type="float" office:value="234.982429563464">
            <text:p>234.9824295635</text:p>
          </table:table-cell>
          <table:table-cell office:value-type="float" office:value="212.55150499397">
            <text:p>212.551504994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4356.75532407">
            <text:p>2414356.75532407</text:p>
          </table:table-cell>
          <table:table-cell office:value-type="string">
            <text:p>1898-03-08 01:07:40.546875 EST-0500</text:p>
          </table:table-cell>
          <table:table-cell office:value-type="string">
            <text:p>R</text:p>
          </table:table-cell>
          <table:table-cell office:value-type="float" office:value="243.552133011499">
            <text:p>243.5521330115</text:p>
          </table:table-cell>
          <table:table-cell office:value-type="float" office:value="221.1125073899">
            <text:p>221.1125073899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4509.38349537">
            <text:p>2414509.38349537</text:p>
          </table:table-cell>
          <table:table-cell office:value-type="string">
            <text:p>1898-08-07 16:12:14.765625 EST-0500</text:p>
          </table:table-cell>
          <table:table-cell office:value-type="string">
            <text:p>D</text:p>
          </table:table-cell>
          <table:table-cell office:value-type="float" office:value="239.502671131187">
            <text:p>239.5026711312</text:p>
          </table:table-cell>
          <table:table-cell office:value-type="float" office:value="217.056871061283">
            <text:p>217.0568710613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4726.46907407">
            <text:p>2414726.46907407</text:p>
          </table:table-cell>
          <table:table-cell office:value-type="string">
            <text:p>1899-03-12 18:15:28.125000 EST-0500</text:p>
          </table:table-cell>
          <table:table-cell office:value-type="string">
            <text:p>R</text:p>
          </table:table-cell>
          <table:table-cell office:value-type="float" office:value="248.032593859091">
            <text:p>248.0325938591</text:p>
          </table:table-cell>
          <table:table-cell office:value-type="float" office:value="225.578461724047">
            <text:p>225.578461724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4879.25532407">
            <text:p>2414879.25532407</text:p>
          </table:table-cell>
          <table:table-cell office:value-type="string">
            <text:p>1899-08-12 13:07:40.546875 EST-0500</text:p>
          </table:table-cell>
          <table:table-cell office:value-type="string">
            <text:p>D</text:p>
          </table:table-cell>
          <table:table-cell office:value-type="float" office:value="243.992597649007">
            <text:p>243.992597649</text:p>
          </table:table-cell>
          <table:table-cell office:value-type="float" office:value="221.532488258422">
            <text:p>221.5324882584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5096.20173611">
            <text:p>2415096.20173611</text:p>
          </table:table-cell>
          <table:table-cell office:value-type="string">
            <text:p>1900-03-17 11:50:30.468750 EST-0500</text:p>
          </table:table-cell>
          <table:table-cell office:value-type="string">
            <text:p>R</text:p>
          </table:table-cell>
          <table:table-cell office:value-type="float" office:value="252.482328535308">
            <text:p>252.4823285353</text:p>
          </table:table-cell>
          <table:table-cell office:value-type="float" office:value="230.014250503541">
            <text:p>230.0142505035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5249.15461806">
            <text:p>2415249.15461806</text:p>
          </table:table-cell>
          <table:table-cell office:value-type="string">
            <text:p>1900-08-17 10:42:39.375000 EST-0500</text:p>
          </table:table-cell>
          <table:table-cell office:value-type="string">
            <text:p>D</text:p>
          </table:table-cell>
          <table:table-cell office:value-type="float" office:value="248.451800345322">
            <text:p>248.4518003453</text:p>
          </table:table-cell>
          <table:table-cell office:value-type="float" office:value="225.977854576394">
            <text:p>225.9778545764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5465.86542824">
            <text:p>2415465.86542824</text:p>
          </table:table-cell>
          <table:table-cell office:value-type="string">
            <text:p>1901-03-22 03:46:13.828125 EST-0500</text:p>
          </table:table-cell>
          <table:table-cell office:value-type="string">
            <text:p>R</text:p>
          </table:table-cell>
          <table:table-cell office:value-type="float" office:value="256.900835515313">
            <text:p>256.9008355153</text:p>
          </table:table-cell>
          <table:table-cell office:value-type="float" office:value="234.419348388515">
            <text:p>234.4193483885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5618.97211806">
            <text:p>2415618.97211806</text:p>
          </table:table-cell>
          <table:table-cell office:value-type="string">
            <text:p>1901-08-22 06:19:51.796875 EST-0500</text:p>
          </table:table-cell>
          <table:table-cell office:value-type="string">
            <text:p>D</text:p>
          </table:table-cell>
          <table:table-cell office:value-type="float" office:value="252.878367164704">
            <text:p>252.8783671647</text:p>
          </table:table-cell>
          <table:table-cell office:value-type="float" office:value="230.391183229524">
            <text:p>230.3911832295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5835.54927083">
            <text:p>2415835.54927083</text:p>
          </table:table-cell>
          <table:table-cell office:value-type="string">
            <text:p>1902-03-26 20:10:57.421875 EST-0500</text:p>
          </table:table-cell>
          <table:table-cell office:value-type="string">
            <text:p>R</text:p>
          </table:table-cell>
          <table:table-cell office:value-type="float" office:value="261.286256120975">
            <text:p>261.286256121</text:p>
          </table:table-cell>
          <table:table-cell office:value-type="float" office:value="238.791820205272">
            <text:p>238.7918202053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5988.82136574">
            <text:p>2415988.82136574</text:p>
          </table:table-cell>
          <table:table-cell office:value-type="string">
            <text:p>1902-08-27 02:42:46.406250 EST-0500</text:p>
          </table:table-cell>
          <table:table-cell office:value-type="string">
            <text:p>D</text:p>
          </table:table-cell>
          <table:table-cell office:value-type="float" office:value="257.271277044098">
            <text:p>257.2712770441</text:p>
          </table:table-cell>
          <table:table-cell office:value-type="float" office:value="234.771260083625">
            <text:p>234.7712600836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6205.13239583">
            <text:p>2416205.13239583</text:p>
          </table:table-cell>
          <table:table-cell office:value-type="string">
            <text:p>1903-03-31 10:10:39.843750 EST-0500</text:p>
          </table:table-cell>
          <table:table-cell office:value-type="string">
            <text:p>R</text:p>
          </table:table-cell>
          <table:table-cell office:value-type="float" office:value="265.638202425477">
            <text:p>265.6382024255</text:p>
          </table:table-cell>
          <table:table-cell office:value-type="float" office:value="243.131188547841">
            <text:p>243.131188547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6358.57050926">
            <text:p>2416358.57050926</text:p>
          </table:table-cell>
          <table:table-cell office:value-type="string">
            <text:p>1903-08-31 20:41:32.578125 EST-0500</text:p>
          </table:table-cell>
          <table:table-cell office:value-type="string">
            <text:p>D</text:p>
          </table:table-cell>
          <table:table-cell office:value-type="float" office:value="261.629730807693">
            <text:p>261.6297308077</text:p>
          </table:table-cell>
          <table:table-cell office:value-type="float" office:value="239.117145327253">
            <text:p>239.1171453273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6574.77107639">
            <text:p>2416574.77107639</text:p>
          </table:table-cell>
          <table:table-cell office:value-type="string">
            <text:p>1904-04-04 01:30:21.093750 EST-0500</text:p>
          </table:table-cell>
          <table:table-cell office:value-type="string">
            <text:p>R</text:p>
          </table:table-cell>
          <table:table-cell office:value-type="float" office:value="269.955805779122">
            <text:p>269.9558057791</text:p>
          </table:table-cell>
          <table:table-cell office:value-type="float" office:value="247.436323461996">
            <text:p>247.436323462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6728.35627315">
            <text:p>2416728.35627315</text:p>
          </table:table-cell>
          <table:table-cell office:value-type="string">
            <text:p>1904-09-04 15:33:02.812500 EST-0500</text:p>
          </table:table-cell>
          <table:table-cell office:value-type="string">
            <text:p>D</text:p>
          </table:table-cell>
          <table:table-cell office:value-type="float" office:value="265.953455649882">
            <text:p>265.9534556499</text:p>
          </table:table-cell>
          <table:table-cell office:value-type="float" office:value="243.428472107812">
            <text:p>243.428472107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6944.27729167">
            <text:p>2416944.27729167</text:p>
          </table:table-cell>
          <table:table-cell office:value-type="string">
            <text:p>1905-04-08 13:39:18.984375 EST-0500</text:p>
          </table:table-cell>
          <table:table-cell office:value-type="string">
            <text:p>R</text:p>
          </table:table-cell>
          <table:table-cell office:value-type="float" office:value="274.239873077079">
            <text:p>274.2398730771</text:p>
          </table:table-cell>
          <table:table-cell office:value-type="float" office:value="251.707964370824">
            <text:p>251.707964370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7098.02546296">
            <text:p>2417098.02546296</text:p>
          </table:table-cell>
          <table:table-cell office:value-type="string">
            <text:p>1905-09-09 07:36:40.781250 EST-0500</text:p>
          </table:table-cell>
          <table:table-cell office:value-type="string">
            <text:p>D</text:p>
          </table:table-cell>
          <table:table-cell office:value-type="float" office:value="270.243746558752">
            <text:p>270.2437465588</text:p>
          </table:table-cell>
          <table:table-cell office:value-type="float" office:value="247.706158456208">
            <text:p>247.7061584562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7313.88483796">
            <text:p>2417313.88483796</text:p>
          </table:table-cell>
          <table:table-cell office:value-type="string">
            <text:p>1906-04-13 04:14:10.781250 EST-0500</text:p>
          </table:table-cell>
          <table:table-cell office:value-type="string">
            <text:p>R</text:p>
          </table:table-cell>
          <table:table-cell office:value-type="float" office:value="278.491634760955">
            <text:p>278.491634761</text:p>
          </table:table-cell>
          <table:table-cell office:value-type="float" office:value="255.946981691567">
            <text:p>255.9469816916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7467.73005787">
            <text:p>2417467.73005787</text:p>
          </table:table-cell>
          <table:table-cell office:value-type="string">
            <text:p>1906-09-14 00:31:17.343750 EST-0500</text:p>
          </table:table-cell>
          <table:table-cell office:value-type="string">
            <text:p>D</text:p>
          </table:table-cell>
          <table:table-cell office:value-type="float" office:value="274.502175334199">
            <text:p>274.5021753342</text:p>
          </table:table-cell>
          <table:table-cell office:value-type="float" office:value="251.951769749001">
            <text:p>251.951769749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7683.33552083">
            <text:p>2417683.33552083</text:p>
          </table:table-cell>
          <table:table-cell office:value-type="string">
            <text:p>1907-04-17 15:03:09.843750 EST-0500</text:p>
          </table:table-cell>
          <table:table-cell office:value-type="string">
            <text:p>R</text:p>
          </table:table-cell>
          <table:table-cell office:value-type="float" office:value="282.713588850628">
            <text:p>282.7135888506</text:p>
          </table:table-cell>
          <table:table-cell office:value-type="float" office:value="260.155836541005">
            <text:p>260.155836541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7837.30646991">
            <text:p>2417837.30646991</text:p>
          </table:table-cell>
          <table:table-cell office:value-type="string">
            <text:p>1907-09-18 14:21:19.687500 EST-0500</text:p>
          </table:table-cell>
          <table:table-cell office:value-type="string">
            <text:p>D</text:p>
          </table:table-cell>
          <table:table-cell office:value-type="float" office:value="278.73175463859">
            <text:p>278.7317546386</text:p>
          </table:table-cell>
          <table:table-cell office:value-type="float" office:value="256.168019410235">
            <text:p>256.1680194102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8052.90094907">
            <text:p>2418052.90094907</text:p>
          </table:table-cell>
          <table:table-cell office:value-type="string">
            <text:p>1908-04-21 04:37:22.968750 EST-0500</text:p>
          </table:table-cell>
          <table:table-cell office:value-type="string">
            <text:p>R</text:p>
          </table:table-cell>
          <table:table-cell office:value-type="float" office:value="286.908468174246">
            <text:p>286.9084681742</text:p>
          </table:table-cell>
          <table:table-cell office:value-type="float" office:value="264.337095908827">
            <text:p>264.337095908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8206.94697917">
            <text:p>2418206.94697917</text:p>
          </table:table-cell>
          <table:table-cell office:value-type="string">
            <text:p>1908-09-22 05:43:39.140625 EST-0500</text:p>
          </table:table-cell>
          <table:table-cell office:value-type="string">
            <text:p>D</text:p>
          </table:table-cell>
          <table:table-cell office:value-type="float" office:value="282.934726481662">
            <text:p>282.9347264817</text:p>
          </table:table-cell>
          <table:table-cell office:value-type="float" office:value="260.357171365013">
            <text:p>260.357171365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8422.32478009">
            <text:p>2418422.32478009</text:p>
          </table:table-cell>
          <table:table-cell office:value-type="string">
            <text:p>1909-04-25 14:47:41.718750 EST-0500</text:p>
          </table:table-cell>
          <table:table-cell office:value-type="string">
            <text:p>R</text:p>
          </table:table-cell>
          <table:table-cell office:value-type="float" office:value="291.078902781411">
            <text:p>291.0789027814</text:p>
          </table:table-cell>
          <table:table-cell office:value-type="float" office:value="268.493285325937">
            <text:p>268.4932853259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8576.44770833">
            <text:p>2418576.44770833</text:p>
          </table:table-cell>
          <table:table-cell office:value-type="string">
            <text:p>1909-09-26 17:44:42.421875 EST-0500</text:p>
          </table:table-cell>
          <table:table-cell office:value-type="string">
            <text:p>D</text:p>
          </table:table-cell>
          <table:table-cell office:value-type="float" office:value="287.113422229342">
            <text:p>287.1134222293</text:p>
          </table:table-cell>
          <table:table-cell office:value-type="float" office:value="264.521505103703">
            <text:p>264.5215051037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8791.84077546">
            <text:p>2418791.84077546</text:p>
          </table:table-cell>
          <table:table-cell office:value-type="string">
            <text:p>1910-04-30 03:10:43.359375 EST-0500</text:p>
          </table:table-cell>
          <table:table-cell office:value-type="string">
            <text:p>R</text:p>
          </table:table-cell>
          <table:table-cell office:value-type="float" office:value="295.226338294058">
            <text:p>295.2263382941</text:p>
          </table:table-cell>
          <table:table-cell office:value-type="float" office:value="272.626052119636">
            <text:p>272.6260521196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8946.0155787">
            <text:p>2418946.0155787</text:p>
          </table:table-cell>
          <table:table-cell office:value-type="string">
            <text:p>1910-10-01 07:22:26.484375 EST-0500</text:p>
          </table:table-cell>
          <table:table-cell office:value-type="string">
            <text:p>D</text:p>
          </table:table-cell>
          <table:table-cell office:value-type="float" office:value="291.268984208619">
            <text:p>291.2689842086</text:p>
          </table:table-cell>
          <table:table-cell office:value-type="float" office:value="268.662181806074">
            <text:p>268.6621818061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9161.23591435">
            <text:p>2419161.23591435</text:p>
          </table:table-cell>
          <table:table-cell office:value-type="string">
            <text:p>1911-05-04 12:39:43.593750 EST-0500</text:p>
          </table:table-cell>
          <table:table-cell office:value-type="string">
            <text:p>R</text:p>
          </table:table-cell>
          <table:table-cell office:value-type="float" office:value="299.353033095343">
            <text:p>299.3530330953</text:p>
          </table:table-cell>
          <table:table-cell office:value-type="float" office:value="276.737491813185">
            <text:p>276.7374918132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9315.4650463">
            <text:p>2419315.4650463</text:p>
          </table:table-cell>
          <table:table-cell office:value-type="string">
            <text:p>1911-10-05 18:09:40.078125 EST-0500</text:p>
          </table:table-cell>
          <table:table-cell office:value-type="string">
            <text:p>D</text:p>
          </table:table-cell>
          <table:table-cell office:value-type="float" office:value="295.403510089932">
            <text:p>295.4035100899</text:p>
          </table:table-cell>
          <table:table-cell office:value-type="float" office:value="272.781456102878">
            <text:p>272.7814561029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9530.70429398">
            <text:p>2419530.70429398</text:p>
          </table:table-cell>
          <table:table-cell office:value-type="string">
            <text:p>1912-05-07 23:54:11.953125 EST-0500</text:p>
          </table:table-cell>
          <table:table-cell office:value-type="string">
            <text:p>R</text:p>
          </table:table-cell>
          <table:table-cell office:value-type="float" office:value="303.460016038233">
            <text:p>303.4600160382</text:p>
          </table:table-cell>
          <table:table-cell office:value-type="float" office:value="280.82899509111">
            <text:p>280.8289950911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9684.9590625">
            <text:p>2419684.9590625</text:p>
          </table:table-cell>
          <table:table-cell office:value-type="string">
            <text:p>1912-10-09 06:01:03.281250 EST-0500</text:p>
          </table:table-cell>
          <table:table-cell office:value-type="string">
            <text:p>D</text:p>
          </table:table-cell>
          <table:table-cell office:value-type="float" office:value="299.517365905374">
            <text:p>299.5173659054</text:p>
          </table:table-cell>
          <table:table-cell office:value-type="float" office:value="276.879764084938">
            <text:p>276.8797640849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19900.07929398">
            <text:p>2419900.07929398</text:p>
          </table:table-cell>
          <table:table-cell office:value-type="string">
            <text:p>1913-05-12 08:54:11.953125 EST-0500</text:p>
          </table:table-cell>
          <table:table-cell office:value-type="string">
            <text:p>R</text:p>
          </table:table-cell>
          <table:table-cell office:value-type="float" office:value="307.548226846266">
            <text:p>307.5482268463</text:p>
          </table:table-cell>
          <table:table-cell office:value-type="float" office:value="284.90151115216">
            <text:p>284.9015111522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0054.3621412">
            <text:p>2420054.3621412</text:p>
          </table:table-cell>
          <table:table-cell office:value-type="string">
            <text:p>1913-10-13 15:41:29.062500 EST-0500</text:p>
          </table:table-cell>
          <table:table-cell office:value-type="string">
            <text:p>D</text:p>
          </table:table-cell>
          <table:table-cell office:value-type="float" office:value="303.611586167202">
            <text:p>303.6115861672</text:p>
          </table:table-cell>
          <table:table-cell office:value-type="float" office:value="280.958345958813">
            <text:p>280.958345958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0269.50008102">
            <text:p>2420269.50008102</text:p>
          </table:table-cell>
          <table:table-cell office:value-type="string">
            <text:p>1914-05-16 19:00:07.031250 EST-0500</text:p>
          </table:table-cell>
          <table:table-cell office:value-type="string">
            <text:p>R</text:p>
          </table:table-cell>
          <table:table-cell office:value-type="float" office:value="311.618146966825">
            <text:p>311.6181469668</text:p>
          </table:table-cell>
          <table:table-cell office:value-type="float" office:value="288.955705781328">
            <text:p>288.9557057813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0423.79145833">
            <text:p>2420423.79145833</text:p>
          </table:table-cell>
          <table:table-cell office:value-type="string">
            <text:p>1914-10-18 01:59:42.421875 EST-0500</text:p>
          </table:table-cell>
          <table:table-cell office:value-type="string">
            <text:p>D</text:p>
          </table:table-cell>
          <table:table-cell office:value-type="float" office:value="307.6858481103">
            <text:p>307.6858481103</text:p>
          </table:table-cell>
          <table:table-cell office:value-type="float" office:value="285.01703412697">
            <text:p>285.017034127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0638.83844907">
            <text:p>2420638.83844907</text:p>
          </table:table-cell>
          <table:table-cell office:value-type="string">
            <text:p>1915-05-21 03:07:22.968750 EST-0500</text:p>
          </table:table-cell>
          <table:table-cell office:value-type="string">
            <text:p>R</text:p>
          </table:table-cell>
          <table:table-cell office:value-type="float" office:value="315.669700617935">
            <text:p>315.6697006179</text:p>
          </table:table-cell>
          <table:table-cell office:value-type="float" office:value="292.991766571472">
            <text:p>292.9917665715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0793.14570602">
            <text:p>2420793.14570602</text:p>
          </table:table-cell>
          <table:table-cell office:value-type="string">
            <text:p>1915-10-22 10:29:49.453125 EST-0500</text:p>
          </table:table-cell>
          <table:table-cell office:value-type="string">
            <text:p>D</text:p>
          </table:table-cell>
          <table:table-cell office:value-type="float" office:value="311.740821647257">
            <text:p>311.7408216473</text:p>
          </table:table-cell>
          <table:table-cell office:value-type="float" office:value="289.056626848838">
            <text:p>289.056626848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1008.22993056">
            <text:p>2421008.22993056</text:p>
          </table:table-cell>
          <table:table-cell office:value-type="string">
            <text:p>1916-05-24 12:31:06.796875 EST-0500</text:p>
          </table:table-cell>
          <table:table-cell office:value-type="string">
            <text:p>R</text:p>
          </table:table-cell>
          <table:table-cell office:value-type="float" office:value="319.703295617085">
            <text:p>319.7032956171</text:p>
          </table:table-cell>
          <table:table-cell office:value-type="float" office:value="297.010110985813">
            <text:p>297.010110985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1162.5262037">
            <text:p>2421162.5262037</text:p>
          </table:table-cell>
          <table:table-cell office:value-type="string">
            <text:p>1916-10-25 19:37:44.062500 EST-0500</text:p>
          </table:table-cell>
          <table:table-cell office:value-type="string">
            <text:p>D</text:p>
          </table:table-cell>
          <table:table-cell office:value-type="float" office:value="315.775893683163">
            <text:p>315.7758936832</text:p>
          </table:table-cell>
          <table:table-cell office:value-type="float" office:value="293.076720037214">
            <text:p>293.0767200372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1377.53107639">
            <text:p>2421377.53107639</text:p>
          </table:table-cell>
          <table:table-cell office:value-type="string">
            <text:p>1917-05-28 19:44:45.937500 EST-0500</text:p>
          </table:table-cell>
          <table:table-cell office:value-type="string">
            <text:p>R</text:p>
          </table:table-cell>
          <table:table-cell office:value-type="float" office:value="323.718842113821">
            <text:p>323.7188421138</text:p>
          </table:table-cell>
          <table:table-cell office:value-type="float" office:value="301.010899504329">
            <text:p>301.0108995043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1531.82734954">
            <text:p>2421531.82734954</text:p>
          </table:table-cell>
          <table:table-cell office:value-type="string">
            <text:p>1917-10-30 02:51:23.203125 EST-0500</text:p>
          </table:table-cell>
          <table:table-cell office:value-type="string">
            <text:p>D</text:p>
          </table:table-cell>
          <table:table-cell office:value-type="float" office:value="319.792349181073">
            <text:p>319.7923491811</text:p>
          </table:table-cell>
          <table:table-cell office:value-type="float" office:value="297.078627070768">
            <text:p>297.078627070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1746.90730324">
            <text:p>2421746.90730324</text:p>
          </table:table-cell>
          <table:table-cell office:value-type="string">
            <text:p>1918-06-02 04:46:31.406250 EST-0500</text:p>
          </table:table-cell>
          <table:table-cell office:value-type="string">
            <text:p>R</text:p>
          </table:table-cell>
          <table:table-cell office:value-type="float" office:value="327.717581561195">
            <text:p>327.7175815612</text:p>
          </table:table-cell>
          <table:table-cell office:value-type="float" office:value="304.995378969356">
            <text:p>304.9953789694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1901.15657407">
            <text:p>2421901.15657407</text:p>
          </table:table-cell>
          <table:table-cell office:value-type="string">
            <text:p>1918-11-03 10:45:28.125000 EST-0500</text:p>
          </table:table-cell>
          <table:table-cell office:value-type="string">
            <text:p>D</text:p>
          </table:table-cell>
          <table:table-cell office:value-type="float" office:value="323.791159667977">
            <text:p>323.791159668</text:p>
          </table:table-cell>
          <table:table-cell office:value-type="float" office:value="301.063450423424">
            <text:p>301.0634504234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2116.18586806">
            <text:p>2422116.18586806</text:p>
          </table:table-cell>
          <table:table-cell office:value-type="string">
            <text:p>1919-06-06 11:27:39.375000 EST-0500</text:p>
          </table:table-cell>
          <table:table-cell office:value-type="string">
            <text:p>R</text:p>
          </table:table-cell>
          <table:table-cell office:value-type="float" office:value="331.701825129743">
            <text:p>331.7018251297</text:p>
          </table:table-cell>
          <table:table-cell office:value-type="float" office:value="308.965910418248">
            <text:p>308.9659104182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2270.41315972">
            <text:p>2422270.41315972</text:p>
          </table:table-cell>
          <table:table-cell office:value-type="string">
            <text:p>1919-11-07 16:54:57.656250 EST-0500</text:p>
          </table:table-cell>
          <table:table-cell office:value-type="string">
            <text:p>D</text:p>
          </table:table-cell>
          <table:table-cell office:value-type="float" office:value="327.776054372071">
            <text:p>327.7760543721</text:p>
          </table:table-cell>
          <table:table-cell office:value-type="float" office:value="305.034904791122">
            <text:p>305.0349047911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2485.5578125">
            <text:p>2422485.5578125</text:p>
          </table:table-cell>
          <table:table-cell office:value-type="string">
            <text:p>1920-06-09 20:23:15.703125 EST-0500</text:p>
          </table:table-cell>
          <table:table-cell office:value-type="string">
            <text:p>R</text:p>
          </table:table-cell>
          <table:table-cell office:value-type="float" office:value="335.674671389582">
            <text:p>335.6746713896</text:p>
          </table:table-cell>
          <table:table-cell office:value-type="float" office:value="312.92557408419">
            <text:p>312.9255740842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2639.68989583">
            <text:p>2422639.68989583</text:p>
          </table:table-cell>
          <table:table-cell office:value-type="string">
            <text:p>1920-11-10 23:33:27.421875 EST-0500</text:p>
          </table:table-cell>
          <table:table-cell office:value-type="string">
            <text:p>D</text:p>
          </table:table-cell>
          <table:table-cell office:value-type="float" office:value="331.749349491901">
            <text:p>331.7493494919</text:p>
          </table:table-cell>
          <table:table-cell office:value-type="float" office:value="308.995184529501">
            <text:p>308.9951845295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2854.8400463">
            <text:p>2422854.8400463</text:p>
          </table:table-cell>
          <table:table-cell office:value-type="string">
            <text:p>1921-06-14 03:09:40.078125 EST-0500</text:p>
          </table:table-cell>
          <table:table-cell office:value-type="string">
            <text:p>R</text:p>
          </table:table-cell>
          <table:table-cell office:value-type="float" office:value="339.638910685341">
            <text:p>339.6389106853</text:p>
          </table:table-cell>
          <table:table-cell office:value-type="float" office:value="316.876999358621">
            <text:p>316.8769993586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3008.92207176">
            <text:p>2423008.92207176</text:p>
          </table:table-cell>
          <table:table-cell office:value-type="string">
            <text:p>1921-11-15 05:07:47.578125 EST-0500</text:p>
          </table:table-cell>
          <table:table-cell office:value-type="string">
            <text:p>D</text:p>
          </table:table-cell>
          <table:table-cell office:value-type="float" office:value="335.71478572019">
            <text:p>335.7147857202</text:p>
          </table:table-cell>
          <table:table-cell office:value-type="float" office:value="312.947999464199">
            <text:p>312.9479994642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3224.21137731">
            <text:p>2423224.21137731</text:p>
          </table:table-cell>
          <table:table-cell office:value-type="string">
            <text:p>1922-06-18 12:04:23.671875 EST-0500</text:p>
          </table:table-cell>
          <table:table-cell office:value-type="string">
            <text:p>R</text:p>
          </table:table-cell>
          <table:table-cell office:value-type="float" office:value="343.598139559595">
            <text:p>343.5981395596</text:p>
          </table:table-cell>
          <table:table-cell office:value-type="float" office:value="320.823678386996">
            <text:p>320.823678387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3378.14143518">
            <text:p>2423378.14143518</text:p>
          </table:table-cell>
          <table:table-cell office:value-type="string">
            <text:p>1922-11-19 10:23:40.312500 EST-0500</text:p>
          </table:table-cell>
          <table:table-cell office:value-type="string">
            <text:p>D</text:p>
          </table:table-cell>
          <table:table-cell office:value-type="float" office:value="339.675117744563">
            <text:p>339.6751177446</text:p>
          </table:table-cell>
          <table:table-cell office:value-type="float" office:value="316.895815124619">
            <text:p>316.8958151246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3593.49665509">
            <text:p>2423593.49665509</text:p>
          </table:table-cell>
          <table:table-cell office:value-type="string">
            <text:p>1923-06-22 18:55:11.718750 EST-0500</text:p>
          </table:table-cell>
          <table:table-cell office:value-type="string">
            <text:p>R</text:p>
          </table:table-cell>
          <table:table-cell office:value-type="float" office:value="347.555193249391">
            <text:p>347.5551932494</text:p>
          </table:table-cell>
          <table:table-cell office:value-type="float" office:value="324.76823004314">
            <text:p>324.7682300431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3747.36506944">
            <text:p>2423747.36506944</text:p>
          </table:table-cell>
          <table:table-cell office:value-type="string">
            <text:p>1923-11-23 15:45:42.187500 EST-0500</text:p>
          </table:table-cell>
          <table:table-cell office:value-type="string">
            <text:p>D</text:p>
          </table:table-cell>
          <table:table-cell office:value-type="float" office:value="343.633857720587">
            <text:p>343.6338577206</text:p>
          </table:table-cell>
          <table:table-cell office:value-type="float" office:value="320.842040521824">
            <text:p>320.842040521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3962.88630787">
            <text:p>2423962.88630787</text:p>
          </table:table-cell>
          <table:table-cell office:value-type="string">
            <text:p>1924-06-26 04:16:17.343750 EST-0500</text:p>
          </table:table-cell>
          <table:table-cell office:value-type="string">
            <text:p>R</text:p>
          </table:table-cell>
          <table:table-cell office:value-type="float" office:value="351.513372339435">
            <text:p>351.5133723394</text:p>
          </table:table-cell>
          <table:table-cell office:value-type="float" office:value="328.713730098869">
            <text:p>328.7137300989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4116.55635417">
            <text:p>2424116.55635417</text:p>
          </table:table-cell>
          <table:table-cell office:value-type="string">
            <text:p>1924-11-26 20:21:09.140625 EST-0500</text:p>
          </table:table-cell>
          <table:table-cell office:value-type="string">
            <text:p>D</text:p>
          </table:table-cell>
          <table:table-cell office:value-type="float" office:value="347.592944729038">
            <text:p>347.592944729</text:p>
          </table:table-cell>
          <table:table-cell office:value-type="float" office:value="324.788362312975">
            <text:p>324.788362313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4332.18501157">
            <text:p>2424332.18501157</text:p>
          </table:table-cell>
          <table:table-cell office:value-type="string">
            <text:p>1925-06-30 11:26:25.546875 EST-0500</text:p>
          </table:table-cell>
          <table:table-cell office:value-type="string">
            <text:p>R</text:p>
          </table:table-cell>
          <table:table-cell office:value-type="float" office:value="355.474641429707">
            <text:p>355.4746414297</text:p>
          </table:table-cell>
          <table:table-cell office:value-type="float" office:value="332.662032194001">
            <text:p>332.662032194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4485.76228009">
            <text:p>2424485.76228009</text:p>
          </table:table-cell>
          <table:table-cell office:value-type="string">
            <text:p>1925-12-01 01:17:41.718750 EST-0500</text:p>
          </table:table-cell>
          <table:table-cell office:value-type="string">
            <text:p>D</text:p>
          </table:table-cell>
          <table:table-cell office:value-type="float" office:value="351.555263368455">
            <text:p>351.5552633685</text:p>
          </table:table-cell>
          <table:table-cell office:value-type="float" office:value="328.737478392139">
            <text:p>328.7374783921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4701.59357639">
            <text:p>2424701.59357639</text:p>
          </table:table-cell>
          <table:table-cell office:value-type="string">
            <text:p>1926-07-04 21:14:45.937500 EST-0500</text:p>
          </table:table-cell>
          <table:table-cell office:value-type="string">
            <text:p>R</text:p>
          </table:table-cell>
          <table:table-cell office:value-type="float" office:value="359.441369679636">
            <text:p>359.4413696796</text:p>
          </table:table-cell>
          <table:table-cell office:value-type="float" office:value="336.615275131948">
            <text:p>336.6152751319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4854.96454861">
            <text:p>2424854.96454861</text:p>
          </table:table-cell>
          <table:table-cell office:value-type="string">
            <text:p>1926-12-05 06:08:57.890625 EST-0500</text:p>
          </table:table-cell>
          <table:table-cell office:value-type="string">
            <text:p>D</text:p>
          </table:table-cell>
          <table:table-cell office:value-type="float" office:value="355.521487115955">
            <text:p>355.521487116</text:p>
          </table:table-cell>
          <table:table-cell office:value-type="float" office:value="332.690051212617">
            <text:p>332.6900512126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5070.90571759">
            <text:p>2425070.90571759</text:p>
          </table:table-cell>
          <table:table-cell office:value-type="string">
            <text:p>1927-07-09 04:44:14.296875 EST-0500</text:p>
          </table:table-cell>
          <table:table-cell office:value-type="string">
            <text:p>R</text:p>
          </table:table-cell>
          <table:table-cell office:value-type="float" office:value="3.41449734757347">
            <text:p>3.4144973476</text:p>
          </table:table-cell>
          <table:table-cell office:value-type="float" office:value="340.574420907006">
            <text:p>340.574420907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5224.14667824">
            <text:p>2425224.14667824</text:p>
          </table:table-cell>
          <table:table-cell office:value-type="string">
            <text:p>1927-12-09 10:31:13.828125 EST-0500</text:p>
          </table:table-cell>
          <table:table-cell office:value-type="string">
            <text:p>D</text:p>
          </table:table-cell>
          <table:table-cell office:value-type="float" office:value="359.493497495393">
            <text:p>359.4934974954</text:p>
          </table:table-cell>
          <table:table-cell office:value-type="float" office:value="336.647764770058">
            <text:p>336.6477647701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5440.3234375">
            <text:p>2425440.3234375</text:p>
          </table:table-cell>
          <table:table-cell office:value-type="string">
            <text:p>1928-07-12 14:45:45.703125 EST-0500</text:p>
          </table:table-cell>
          <table:table-cell office:value-type="string">
            <text:p>R</text:p>
          </table:table-cell>
          <table:table-cell office:value-type="float" office:value="7.39487097418767">
            <text:p>7.3948709742</text:p>
          </table:table-cell>
          <table:table-cell office:value-type="float" office:value="344.54024718592">
            <text:p>344.5402471859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5593.38435185">
            <text:p>2425593.38435185</text:p>
          </table:table-cell>
          <table:table-cell office:value-type="string">
            <text:p>1928-12-12 16:13:28.593750 EST-0500</text:p>
          </table:table-cell>
          <table:table-cell office:value-type="string">
            <text:p>D</text:p>
          </table:table-cell>
          <table:table-cell office:value-type="float" office:value="3.4704251116393">
            <text:p>3.4704251116</text:p>
          </table:table-cell>
          <table:table-cell office:value-type="float" office:value="340.609932978302">
            <text:p>340.6099329783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5809.65204861">
            <text:p>2425809.65204861</text:p>
          </table:table-cell>
          <table:table-cell office:value-type="string">
            <text:p>1929-07-16 22:38:57.890625 EST-0500</text:p>
          </table:table-cell>
          <table:table-cell office:value-type="string">
            <text:p>R</text:p>
          </table:table-cell>
          <table:table-cell office:value-type="float" office:value="11.3818647024193">
            <text:p>11.3818647024</text:p>
          </table:table-cell>
          <table:table-cell office:value-type="float" office:value="348.512167302214">
            <text:p>348.5121673022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5962.56586806">
            <text:p>2425962.56586806</text:p>
          </table:table-cell>
          <table:table-cell office:value-type="string">
            <text:p>1929-12-16 20:34:51.796875 EST-0500</text:p>
          </table:table-cell>
          <table:table-cell office:value-type="string">
            <text:p>D</text:p>
          </table:table-cell>
          <table:table-cell office:value-type="float" office:value="7.45315990652347">
            <text:p>7.4531599065</text:p>
          </table:table-cell>
          <table:table-cell office:value-type="float" office:value="344.577429264494">
            <text:p>344.5774292645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6179.05635417">
            <text:p>2426179.05635417</text:p>
          </table:table-cell>
          <table:table-cell office:value-type="string">
            <text:p>1930-07-21 08:21:09.140625 EST-0500</text:p>
          </table:table-cell>
          <table:table-cell office:value-type="string">
            <text:p>R</text:p>
          </table:table-cell>
          <table:table-cell office:value-type="float" office:value="15.376435345381">
            <text:p>15.3764353454</text:p>
          </table:table-cell>
          <table:table-cell office:value-type="float" office:value="352.491372601269">
            <text:p>352.4913726013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6331.81392361">
            <text:p>2426331.81392361</text:p>
          </table:table-cell>
          <table:table-cell office:value-type="string">
            <text:p>1930-12-21 02:32:03.046875 EST-0500</text:p>
          </table:table-cell>
          <table:table-cell office:value-type="string">
            <text:p>D</text:p>
          </table:table-cell>
          <table:table-cell office:value-type="float" office:value="11.4419389632971">
            <text:p>11.4419389633</text:p>
          </table:table-cell>
          <table:table-cell office:value-type="float" office:value="348.550607438078">
            <text:p>348.5506074381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6548.41060185">
            <text:p>2426548.41060185</text:p>
          </table:table-cell>
          <table:table-cell office:value-type="string">
            <text:p>1931-07-25 16:51:16.171875 EST-0500</text:p>
          </table:table-cell>
          <table:table-cell office:value-type="string">
            <text:p>R</text:p>
          </table:table-cell>
          <table:table-cell office:value-type="float" office:value="19.3792938586415">
            <text:p>19.3792938586</text:p>
          </table:table-cell>
          <table:table-cell office:value-type="float" office:value="356.478498776003">
            <text:p>356.478498776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6701.03023148">
            <text:p>2426701.03023148</text:p>
          </table:table-cell>
          <table:table-cell office:value-type="string">
            <text:p>1931-12-25 07:43:32.109375 EST-0500</text:p>
          </table:table-cell>
          <table:table-cell office:value-type="string">
            <text:p>D</text:p>
          </table:table-cell>
          <table:table-cell office:value-type="float" office:value="15.438712630239">
            <text:p>15.4387126302</text:p>
          </table:table-cell>
          <table:table-cell office:value-type="float" office:value="352.531680289585">
            <text:p>352.5316802896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6917.81184028">
            <text:p>2426917.81184028</text:p>
          </table:table-cell>
          <table:table-cell office:value-type="string">
            <text:p>1932-07-29 02:29:03.750000 EST-0500</text:p>
          </table:table-cell>
          <table:table-cell office:value-type="string">
            <text:p>R</text:p>
          </table:table-cell>
          <table:table-cell office:value-type="float" office:value="23.3923430901777">
            <text:p>23.3923430902</text:p>
          </table:table-cell>
          <table:table-cell office:value-type="float" office:value="0.47585053774917">
            <text:p>0.4758505377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7070.25935185">
            <text:p>2427070.25935185</text:p>
          </table:table-cell>
          <table:table-cell office:value-type="string">
            <text:p>1932-12-28 13:13:28.593750 EST-0500</text:p>
          </table:table-cell>
          <table:table-cell office:value-type="string">
            <text:p>D</text:p>
          </table:table-cell>
          <table:table-cell office:value-type="float" office:value="19.4449779846704">
            <text:p>19.4449779847</text:p>
          </table:table-cell>
          <table:table-cell office:value-type="float" office:value="356.522139724919">
            <text:p>356.5221397249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7287.20881944">
            <text:p>2427287.20881944</text:p>
          </table:table-cell>
          <table:table-cell office:value-type="string">
            <text:p>1933-08-02 12:00:42.187500 EST-0500</text:p>
          </table:table-cell>
          <table:table-cell office:value-type="string">
            <text:p>R</text:p>
          </table:table-cell>
          <table:table-cell office:value-type="float" office:value="27.4173624223316">
            <text:p>27.4173624223</text:p>
          </table:table-cell>
          <table:table-cell office:value-type="float" office:value="4.48521406388853">
            <text:p>4.4852140639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7439.5141088">
            <text:p>2427439.5141088</text:p>
          </table:table-cell>
          <table:table-cell office:value-type="string">
            <text:p>1934-01-01 19:20:19.921875 EST-0500</text:p>
          </table:table-cell>
          <table:table-cell office:value-type="string">
            <text:p>D</text:p>
          </table:table-cell>
          <table:table-cell office:value-type="float" office:value="23.4638103889102">
            <text:p>23.4638103889</text:p>
          </table:table-cell>
          <table:table-cell office:value-type="float" office:value="0.525433435670262">
            <text:p>0.5254334357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7656.61311343">
            <text:p>2427656.61311343</text:p>
          </table:table-cell>
          <table:table-cell office:value-type="string">
            <text:p>1934-08-06 21:42:53.437500 EST-0500</text:p>
          </table:table-cell>
          <table:table-cell office:value-type="string">
            <text:p>R</text:p>
          </table:table-cell>
          <table:table-cell office:value-type="float" office:value="31.4573642552534">
            <text:p>31.4573642553</text:p>
          </table:table-cell>
          <table:table-cell office:value-type="float" office:value="8.50981493819272">
            <text:p>8.5098149382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7808.74141204">
            <text:p>2427808.74141204</text:p>
          </table:table-cell>
          <table:table-cell office:value-type="string">
            <text:p>1935-01-06 00:47:38.203125 EST-0500</text:p>
          </table:table-cell>
          <table:table-cell office:value-type="string">
            <text:p>D</text:p>
          </table:table-cell>
          <table:table-cell office:value-type="float" office:value="27.4972694973849">
            <text:p>27.4972694974</text:p>
          </table:table-cell>
          <table:table-cell office:value-type="float" office:value="4.54362163893536">
            <text:p>4.5436216389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8026.04731481">
            <text:p>2428026.04731481</text:p>
          </table:table-cell>
          <table:table-cell office:value-type="string">
            <text:p>1935-08-11 08:08:08.671875 EST-0500</text:p>
          </table:table-cell>
          <table:table-cell office:value-type="string">
            <text:p>R</text:p>
          </table:table-cell>
          <table:table-cell office:value-type="float" office:value="35.5144138112631">
            <text:p>35.5144138113</text:p>
          </table:table-cell>
          <table:table-cell office:value-type="float" office:value="12.5519353087872">
            <text:p>12.551935308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8178.02424769">
            <text:p>2428178.02424769</text:p>
          </table:table-cell>
          <table:table-cell office:value-type="string">
            <text:p>1936-01-10 07:34:55.312500 EST-0500</text:p>
          </table:table-cell>
          <table:table-cell office:value-type="string">
            <text:p>D</text:p>
          </table:table-cell>
          <table:table-cell office:value-type="float" office:value="31.5487601442736">
            <text:p>31.5487601443</text:p>
          </table:table-cell>
          <table:table-cell office:value-type="float" office:value="8.58029351297193">
            <text:p>8.580293513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8395.49739583">
            <text:p>2428395.49739583</text:p>
          </table:table-cell>
          <table:table-cell office:value-type="string">
            <text:p>1936-08-14 18:56:15.000000 EST-0500</text:p>
          </table:table-cell>
          <table:table-cell office:value-type="string">
            <text:p>R</text:p>
          </table:table-cell>
          <table:table-cell office:value-type="float" office:value="39.5918812106016">
            <text:p>39.5918812106</text:p>
          </table:table-cell>
          <table:table-cell office:value-type="float" office:value="16.6148840517015">
            <text:p>16.6148840517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8547.28327546">
            <text:p>2428547.28327546</text:p>
          </table:table-cell>
          <table:table-cell office:value-type="string">
            <text:p>1937-01-13 13:47:55.781250 EST-0500</text:p>
          </table:table-cell>
          <table:table-cell office:value-type="string">
            <text:p>D</text:p>
          </table:table-cell>
          <table:table-cell office:value-type="float" office:value="35.6200949835718">
            <text:p>35.6200949836</text:p>
          </table:table-cell>
          <table:table-cell office:value-type="float" office:value="12.6373827457788">
            <text:p>12.637382745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8764.96454861">
            <text:p>2428764.96454861</text:p>
          </table:table-cell>
          <table:table-cell office:value-type="string">
            <text:p>1937-08-19 06:08:57.890625 EST-0500</text:p>
          </table:table-cell>
          <table:table-cell office:value-type="string">
            <text:p>R</text:p>
          </table:table-cell>
          <table:table-cell office:value-type="float" office:value="43.6913455883799">
            <text:p>43.6913455884</text:p>
          </table:table-cell>
          <table:table-cell office:value-type="float" office:value="20.7004861465311">
            <text:p>20.7004861465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8916.58930556">
            <text:p>2428916.58930556</text:p>
          </table:table-cell>
          <table:table-cell office:value-type="string">
            <text:p>1938-01-17 21:08:36.796875 EST-0500</text:p>
          </table:table-cell>
          <table:table-cell office:value-type="string">
            <text:p>D</text:p>
          </table:table-cell>
          <table:table-cell office:value-type="float" office:value="39.7145590069735">
            <text:p>39.714559007</text:p>
          </table:table-cell>
          <table:table-cell office:value-type="float" office:value="16.7181035446569">
            <text:p>16.7181035447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9134.47993056">
            <text:p>2429134.47993056</text:p>
          </table:table-cell>
          <table:table-cell office:value-type="string">
            <text:p>1938-08-23 18:31:06.796875 EST-0500</text:p>
          </table:table-cell>
          <table:table-cell office:value-type="string">
            <text:p>R</text:p>
          </table:table-cell>
          <table:table-cell office:value-type="float" office:value="47.8163246803312">
            <text:p>47.8163246803</text:p>
          </table:table-cell>
          <table:table-cell office:value-type="float" office:value="24.8120868570359">
            <text:p>24.812086857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9285.89045139">
            <text:p>2429285.89045139</text:p>
          </table:table-cell>
          <table:table-cell office:value-type="string">
            <text:p>1939-01-22 04:22:15.937500 EST-0500</text:p>
          </table:table-cell>
          <table:table-cell office:value-type="string">
            <text:p>D</text:p>
          </table:table-cell>
          <table:table-cell office:value-type="float" office:value="43.8336281591903">
            <text:p>43.8336281592</text:p>
          </table:table-cell>
          <table:table-cell office:value-type="float" office:value="20.8240053037033">
            <text:p>20.8240053037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9503.99165509">
            <text:p>2429503.99165509</text:p>
          </table:table-cell>
          <table:table-cell office:value-type="string">
            <text:p>1939-08-28 06:47:59.296875 EST-0500</text:p>
          </table:table-cell>
          <table:table-cell office:value-type="string">
            <text:p>R</text:p>
          </table:table-cell>
          <table:table-cell office:value-type="float" office:value="51.9677718291594">
            <text:p>51.9677718292</text:p>
          </table:table-cell>
          <table:table-cell office:value-type="float" office:value="28.9506593937528">
            <text:p>28.950659393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9655.23798611">
            <text:p>2429655.23798611</text:p>
          </table:table-cell>
          <table:table-cell office:value-type="string">
            <text:p>1940-01-26 12:42:42.890625 EST-0500</text:p>
          </table:table-cell>
          <table:table-cell office:value-type="string">
            <text:p>D</text:p>
          </table:table-cell>
          <table:table-cell office:value-type="float" office:value="47.9792108868447">
            <text:p>47.9792108868</text:p>
          </table:table-cell>
          <table:table-cell office:value-type="float" office:value="24.9567957807893">
            <text:p>24.9567957808</text:p>
          </table:table-cell>
          <table:table-cell/>
        </table:table-row>
        <table:table-row table:style-name="ro1">
          <table:table-cell office:value-type="string">
            <text:p>Uranus</text:p>
          </table:table-cell>
          <table:table-cell office:value-type="float" office:value="2429873.55708333">
            <text:p>2429873.55708333</text:p>
          </table:table-cell>
          <table:table-cell office:value-type="string">
            <text:p>1940-08-31 20:22:12.421875 EST-0500</text:p>
          </table:table-cell>
          <table:table-cell office:value-type="string">
            <text:p>R</text:p>
          </table:table-cell>
          <table:table-cell office:value-type="float" office:value="56.1470114171968">
            <text:p>56.1470114172</text:p>
          </table:table-cell>
          <table:table-cell office:value-type="float" office:value="33.1173482058528">
            <text:p>33.1173482059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1409.16743056">
            <text:p>2411409.16743056</text:p>
          </table:table-cell>
          <table:table-cell office:value-type="string">
            <text:p>1890-02-10 11:01:06.796875 EST-0500</text:p>
          </table:table-cell>
          <table:table-cell office:value-type="string">
            <text:p>D</text:p>
          </table:table-cell>
          <table:table-cell office:value-type="float" office:value="61.7554840681592">
            <text:p>61.7554840682</text:p>
          </table:table-cell>
          <table:table-cell office:value-type="float" office:value="39.4374975598212">
            <text:p>39.4374975598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1619.95600694">
            <text:p>2411619.95600694</text:p>
          </table:table-cell>
          <table:table-cell office:value-type="string">
            <text:p>1890-09-09 05:56:39.609375 EST-0500</text:p>
          </table:table-cell>
          <table:table-cell office:value-type="string">
            <text:p>R</text:p>
          </table:table-cell>
          <table:table-cell office:value-type="float" office:value="66.8195735518585">
            <text:p>66.8195735519</text:p>
          </table:table-cell>
          <table:table-cell office:value-type="float" office:value="44.4935788311429">
            <text:p>44.493578831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1776.61555556">
            <text:p>2411776.61555556</text:p>
          </table:table-cell>
          <table:table-cell office:value-type="string">
            <text:p>1891-02-12 21:46:24.375000 EST-0500</text:p>
          </table:table-cell>
          <table:table-cell office:value-type="string">
            <text:p>D</text:p>
          </table:table-cell>
          <table:table-cell office:value-type="float" office:value="64.0014982187615">
            <text:p>64.0014982188</text:p>
          </table:table-cell>
          <table:table-cell office:value-type="float" office:value="41.6691287187107">
            <text:p>41.669128718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1987.48041667">
            <text:p>2411987.48041667</text:p>
          </table:table-cell>
          <table:table-cell office:value-type="string">
            <text:p>1891-09-11 18:31:48.984375 EST-0500</text:p>
          </table:table-cell>
          <table:table-cell office:value-type="string">
            <text:p>R</text:p>
          </table:table-cell>
          <table:table-cell office:value-type="float" office:value="69.0660040663308">
            <text:p>69.0660040663</text:p>
          </table:table-cell>
          <table:table-cell office:value-type="float" office:value="46.725486583801">
            <text:p>46.7254865838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2144.13020833">
            <text:p>2412144.13020833</text:p>
          </table:table-cell>
          <table:table-cell office:value-type="string">
            <text:p>1892-02-15 10:07:30.000000 EST-0500</text:p>
          </table:table-cell>
          <table:table-cell office:value-type="string">
            <text:p>D</text:p>
          </table:table-cell>
          <table:table-cell office:value-type="float" office:value="66.2497132126268">
            <text:p>66.2497132126</text:p>
          </table:table-cell>
          <table:table-cell office:value-type="float" office:value="43.902474815094">
            <text:p>43.902474815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2355.07929398">
            <text:p>2412355.07929398</text:p>
          </table:table-cell>
          <table:table-cell office:value-type="string">
            <text:p>1892-09-13 08:54:11.953125 EST-0500</text:p>
          </table:table-cell>
          <table:table-cell office:value-type="string">
            <text:p>R</text:p>
          </table:table-cell>
          <table:table-cell office:value-type="float" office:value="71.3146314539366">
            <text:p>71.3146314539</text:p>
          </table:table-cell>
          <table:table-cell office:value-type="float" office:value="48.9590111384924">
            <text:p>48.9590111385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2511.58320602">
            <text:p>2412511.58320602</text:p>
          </table:table-cell>
          <table:table-cell office:value-type="string">
            <text:p>1893-02-16 20:59:49.453125 EST-0500</text:p>
          </table:table-cell>
          <table:table-cell office:value-type="string">
            <text:p>D</text:p>
          </table:table-cell>
          <table:table-cell office:value-type="float" office:value="68.4995250378268">
            <text:p>68.4995250378</text:p>
          </table:table-cell>
          <table:table-cell office:value-type="float" office:value="46.1370199273738">
            <text:p>46.137019927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2722.51887731">
            <text:p>2412722.51887731</text:p>
          </table:table-cell>
          <table:table-cell office:value-type="string">
            <text:p>1893-09-15 19:27:11.250000 EST-0500</text:p>
          </table:table-cell>
          <table:table-cell office:value-type="string">
            <text:p>R</text:p>
          </table:table-cell>
          <table:table-cell office:value-type="float" office:value="73.5646299515102">
            <text:p>73.5646299515</text:p>
          </table:table-cell>
          <table:table-cell office:value-type="float" office:value="51.1936635871174">
            <text:p>51.193663587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2879.0453588">
            <text:p>2412879.0453588</text:p>
          </table:table-cell>
          <table:table-cell office:value-type="string">
            <text:p>1894-02-19 08:05:19.921875 EST-0500</text:p>
          </table:table-cell>
          <table:table-cell office:value-type="string">
            <text:p>D</text:p>
          </table:table-cell>
          <table:table-cell office:value-type="float" office:value="70.7505375182675">
            <text:p>70.7505375183</text:p>
          </table:table-cell>
          <table:table-cell office:value-type="float" office:value="48.3724874482072">
            <text:p>48.3724874482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3090.04755787">
            <text:p>2413090.04755787</text:p>
          </table:table-cell>
          <table:table-cell office:value-type="string">
            <text:p>1894-09-18 08:08:29.765625 EST-0500</text:p>
          </table:table-cell>
          <table:table-cell office:value-type="string">
            <text:p>R</text:p>
          </table:table-cell>
          <table:table-cell office:value-type="float" office:value="75.8147449684971">
            <text:p>75.8147449685</text:p>
          </table:table-cell>
          <table:table-cell office:value-type="float" office:value="53.4282423654429">
            <text:p>53.428242365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3246.55085648">
            <text:p>2413246.55085648</text:p>
          </table:table-cell>
          <table:table-cell office:value-type="string">
            <text:p>1895-02-21 20:13:14.531250 EST-0500</text:p>
          </table:table-cell>
          <table:table-cell office:value-type="string">
            <text:p>D</text:p>
          </table:table-cell>
          <table:table-cell office:value-type="float" office:value="73.0007512051717">
            <text:p>73.0007512052</text:p>
          </table:table-cell>
          <table:table-cell office:value-type="float" office:value="50.6071123741799">
            <text:p>50.6071123742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3457.5219213">
            <text:p>2413457.5219213</text:p>
          </table:table-cell>
          <table:table-cell office:value-type="string">
            <text:p>1895-09-20 19:31:34.921875 EST-0500</text:p>
          </table:table-cell>
          <table:table-cell office:value-type="string">
            <text:p>R</text:p>
          </table:table-cell>
          <table:table-cell office:value-type="float" office:value="78.0638032760958">
            <text:p>78.0638032761</text:p>
          </table:table-cell>
          <table:table-cell office:value-type="float" office:value="55.6616778652647">
            <text:p>55.6616778653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3613.96174768">
            <text:p>2413613.96174768</text:p>
          </table:table-cell>
          <table:table-cell office:value-type="string">
            <text:p>1896-02-24 06:04:55.312500 EST-0500</text:p>
          </table:table-cell>
          <table:table-cell office:value-type="string">
            <text:p>D</text:p>
          </table:table-cell>
          <table:table-cell office:value-type="float" office:value="75.249144267647">
            <text:p>75.2491442676</text:p>
          </table:table-cell>
          <table:table-cell office:value-type="float" office:value="52.8400378364232">
            <text:p>52.840037836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3825.02436343">
            <text:p>2413825.02436343</text:p>
          </table:table-cell>
          <table:table-cell office:value-type="string">
            <text:p>1896-09-22 07:35:05.859375 EST-0500</text:p>
          </table:table-cell>
          <table:table-cell office:value-type="string">
            <text:p>R</text:p>
          </table:table-cell>
          <table:table-cell office:value-type="float" office:value="80.3101393757155">
            <text:p>80.3101393757</text:p>
          </table:table-cell>
          <table:table-cell office:value-type="float" office:value="57.8925550473157">
            <text:p>57.8925550473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3981.51545139">
            <text:p>2413981.51545139</text:p>
          </table:table-cell>
          <table:table-cell office:value-type="string">
            <text:p>1897-02-25 19:22:15.937500 EST-0500</text:p>
          </table:table-cell>
          <table:table-cell office:value-type="string">
            <text:p>D</text:p>
          </table:table-cell>
          <table:table-cell office:value-type="float" office:value="77.4945943365851">
            <text:p>77.4945943366</text:p>
          </table:table-cell>
          <table:table-cell office:value-type="float" office:value="55.0701336832846">
            <text:p>55.0701336833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4192.52680556">
            <text:p>2414192.52680556</text:p>
          </table:table-cell>
          <table:table-cell office:value-type="string">
            <text:p>1897-09-24 19:38:36.796875 EST-0500</text:p>
          </table:table-cell>
          <table:table-cell office:value-type="string">
            <text:p>R</text:p>
          </table:table-cell>
          <table:table-cell office:value-type="float" office:value="82.553369825877">
            <text:p>82.5533698259</text:p>
          </table:table-cell>
          <table:table-cell office:value-type="float" office:value="60.1206371704051">
            <text:p>60.120637170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4349.00446759">
            <text:p>2414349.00446759</text:p>
          </table:table-cell>
          <table:table-cell office:value-type="string">
            <text:p>1898-02-28 07:06:26.718750 EST-0500</text:p>
          </table:table-cell>
          <table:table-cell office:value-type="string">
            <text:p>D</text:p>
          </table:table-cell>
          <table:table-cell office:value-type="float" office:value="79.7365310160697">
            <text:p>79.7365310161</text:p>
          </table:table-cell>
          <table:table-cell office:value-type="float" office:value="57.2971710961018">
            <text:p>57.297171096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4560.02314815">
            <text:p>2414560.02314815</text:p>
          </table:table-cell>
          <table:table-cell office:value-type="string">
            <text:p>1898-09-27 07:33:20.390625 EST-0500</text:p>
          </table:table-cell>
          <table:table-cell office:value-type="string">
            <text:p>R</text:p>
          </table:table-cell>
          <table:table-cell office:value-type="float" office:value="84.7928778246786">
            <text:p>84.7928778247</text:p>
          </table:table-cell>
          <table:table-cell office:value-type="float" office:value="62.3454130158326">
            <text:p>62.3454130158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4716.5716088">
            <text:p>2414716.5716088</text:p>
          </table:table-cell>
          <table:table-cell office:value-type="string">
            <text:p>1899-03-02 20:43:07.500000 EST-0500</text:p>
          </table:table-cell>
          <table:table-cell office:value-type="string">
            <text:p>D</text:p>
          </table:table-cell>
          <table:table-cell office:value-type="float" office:value="81.9750785850076">
            <text:p>81.975078585</text:p>
          </table:table-cell>
          <table:table-cell office:value-type="float" office:value="59.5212931283074">
            <text:p>59.5212931283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4927.56586806">
            <text:p>2414927.56586806</text:p>
          </table:table-cell>
          <table:table-cell office:value-type="string">
            <text:p>1899-09-29 20:34:51.796875 EST-0500</text:p>
          </table:table-cell>
          <table:table-cell office:value-type="string">
            <text:p>R</text:p>
          </table:table-cell>
          <table:table-cell office:value-type="float" office:value="87.0291185456899">
            <text:p>87.0291185457</text:p>
          </table:table-cell>
          <table:table-cell office:value-type="float" office:value="64.5674805569438">
            <text:p>64.5674805569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5084.03743056">
            <text:p>2415084.03743056</text:p>
          </table:table-cell>
          <table:table-cell office:value-type="string">
            <text:p>1900-03-05 07:53:54.375000 EST-0500</text:p>
          </table:table-cell>
          <table:table-cell office:value-type="string">
            <text:p>D</text:p>
          </table:table-cell>
          <table:table-cell office:value-type="float" office:value="84.210353308142">
            <text:p>84.2103533081</text:p>
          </table:table-cell>
          <table:table-cell office:value-type="float" office:value="61.7425902743991">
            <text:p>61.742590274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5295.07258102">
            <text:p>2415295.07258102</text:p>
          </table:table-cell>
          <table:table-cell office:value-type="string">
            <text:p>1900-10-02 08:44:31.875000 EST-0500</text:p>
          </table:table-cell>
          <table:table-cell office:value-type="string">
            <text:p>R</text:p>
          </table:table-cell>
          <table:table-cell office:value-type="float" office:value="89.262030414357">
            <text:p>89.2620304144</text:p>
          </table:table-cell>
          <table:table-cell office:value-type="float" office:value="66.7868174822668">
            <text:p>66.7868174823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5451.5978588">
            <text:p>2415451.5978588</text:p>
          </table:table-cell>
          <table:table-cell office:value-type="string">
            <text:p>1901-03-07 21:20:55.078125 EST-0500</text:p>
          </table:table-cell>
          <table:table-cell office:value-type="string">
            <text:p>D</text:p>
          </table:table-cell>
          <table:table-cell office:value-type="float" office:value="86.4432185128138">
            <text:p>86.4432185128</text:p>
          </table:table-cell>
          <table:table-cell office:value-type="float" office:value="63.9620531034999">
            <text:p>63.9620531035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5662.62079861">
            <text:p>2415662.62079861</text:p>
          </table:table-cell>
          <table:table-cell office:value-type="string">
            <text:p>1901-10-04 21:53:57.890625 EST-0500</text:p>
          </table:table-cell>
          <table:table-cell office:value-type="string">
            <text:p>R</text:p>
          </table:table-cell>
          <table:table-cell office:value-type="float" office:value="91.49300706703">
            <text:p>91.493007067</text:p>
          </table:table-cell>
          <table:table-cell office:value-type="float" office:value="69.0046619580676">
            <text:p>69.004661958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5819.0887037">
            <text:p>2415819.0887037</text:p>
          </table:table-cell>
          <table:table-cell office:value-type="string">
            <text:p>1902-03-10 09:07:44.062500 EST-0500</text:p>
          </table:table-cell>
          <table:table-cell office:value-type="string">
            <text:p>D</text:p>
          </table:table-cell>
          <table:table-cell office:value-type="float" office:value="88.6745299552026">
            <text:p>88.6745299552</text:p>
          </table:table-cell>
          <table:table-cell office:value-type="float" office:value="66.1804231410337">
            <text:p>66.18042314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6030.06159722">
            <text:p>2416030.06159722</text:p>
          </table:table-cell>
          <table:table-cell office:value-type="string">
            <text:p>1902-10-07 08:28:42.656250 EST-0500</text:p>
          </table:table-cell>
          <table:table-cell office:value-type="string">
            <text:p>R</text:p>
          </table:table-cell>
          <table:table-cell office:value-type="float" office:value="93.7229181475904">
            <text:p>93.7229181476</text:p>
          </table:table-cell>
          <table:table-cell office:value-type="float" office:value="71.2219448376575">
            <text:p>71.221944837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6186.55818287">
            <text:p>2416186.55818287</text:p>
          </table:table-cell>
          <table:table-cell office:value-type="string">
            <text:p>1903-03-12 20:23:47.343750 EST-0500</text:p>
          </table:table-cell>
          <table:table-cell office:value-type="string">
            <text:p>D</text:p>
          </table:table-cell>
          <table:table-cell office:value-type="float" office:value="90.9058759609655">
            <text:p>90.905875961</text:p>
          </table:table-cell>
          <table:table-cell office:value-type="float" office:value="68.3991585296163">
            <text:p>68.3991585296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6397.60065972">
            <text:p>2416397.60065972</text:p>
          </table:table-cell>
          <table:table-cell office:value-type="string">
            <text:p>1903-10-09 21:24:57.656250 EST-0500</text:p>
          </table:table-cell>
          <table:table-cell office:value-type="string">
            <text:p>R</text:p>
          </table:table-cell>
          <table:table-cell office:value-type="float" office:value="95.9530472655821">
            <text:p>95.9530472656</text:p>
          </table:table-cell>
          <table:table-cell office:value-type="float" office:value="73.4396779248669">
            <text:p>73.4396779249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6554.03681713">
            <text:p>2416554.03681713</text:p>
          </table:table-cell>
          <table:table-cell office:value-type="string">
            <text:p>1904-03-14 07:53:01.640625 EST-0500</text:p>
          </table:table-cell>
          <table:table-cell office:value-type="string">
            <text:p>D</text:p>
          </table:table-cell>
          <table:table-cell office:value-type="float" office:value="93.1377632616628">
            <text:p>93.1377632617</text:p>
          </table:table-cell>
          <table:table-cell office:value-type="float" office:value="70.6186494722064">
            <text:p>70.6186494722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6765.06586806">
            <text:p>2416765.06586806</text:p>
          </table:table-cell>
          <table:table-cell office:value-type="string">
            <text:p>1904-10-11 08:34:51.796875 EST-0500</text:p>
          </table:table-cell>
          <table:table-cell office:value-type="string">
            <text:p>R</text:p>
          </table:table-cell>
          <table:table-cell office:value-type="float" office:value="98.1845669885261">
            <text:p>98.1845669885</text:p>
          </table:table-cell>
          <table:table-cell office:value-type="float" office:value="75.6588062071808">
            <text:p>75.6588062072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6921.4324537">
            <text:p>2416921.4324537</text:p>
          </table:table-cell>
          <table:table-cell office:value-type="string">
            <text:p>1905-03-16 17:22:44.062500 EST-0500</text:p>
          </table:table-cell>
          <table:table-cell office:value-type="string">
            <text:p>D</text:p>
          </table:table-cell>
          <table:table-cell office:value-type="float" office:value="95.3712050718524">
            <text:p>95.3712050719</text:p>
          </table:table-cell>
          <table:table-cell office:value-type="float" office:value="72.8397176338895">
            <text:p>72.8397176339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7132.55">
            <text:p>2417132.55</text:p>
          </table:table-cell>
          <table:table-cell office:value-type="string">
            <text:p>1905-10-13 20:12:00.703125 EST-0500</text:p>
          </table:table-cell>
          <table:table-cell office:value-type="string">
            <text:p>R</text:p>
          </table:table-cell>
          <table:table-cell office:value-type="float" office:value="100.417258428144">
            <text:p>100.4172584281</text:p>
          </table:table-cell>
          <table:table-cell office:value-type="float" office:value="77.8789841441274">
            <text:p>77.878984144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7288.96236111">
            <text:p>2417288.96236111</text:p>
          </table:table-cell>
          <table:table-cell office:value-type="string">
            <text:p>1906-03-19 06:05:48.046875 EST-0500</text:p>
          </table:table-cell>
          <table:table-cell office:value-type="string">
            <text:p>D</text:p>
          </table:table-cell>
          <table:table-cell office:value-type="float" office:value="97.605759583492">
            <text:p>97.6057595835</text:p>
          </table:table-cell>
          <table:table-cell office:value-type="float" office:value="75.0616257600239">
            <text:p>75.06162576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7500.03474537">
            <text:p>2417500.03474537</text:p>
          </table:table-cell>
          <table:table-cell office:value-type="string">
            <text:p>1906-10-16 07:50:02.343750 EST-0500</text:p>
          </table:table-cell>
          <table:table-cell office:value-type="string">
            <text:p>R</text:p>
          </table:table-cell>
          <table:table-cell office:value-type="float" office:value="102.651064243667">
            <text:p>102.6510642437</text:p>
          </table:table-cell>
          <table:table-cell office:value-type="float" office:value="80.0999331697788">
            <text:p>80.0999331698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7656.41108796">
            <text:p>2417656.41108796</text:p>
          </table:table-cell>
          <table:table-cell office:value-type="string">
            <text:p>1907-03-21 16:51:58.359375 EST-0500</text:p>
          </table:table-cell>
          <table:table-cell office:value-type="string">
            <text:p>D</text:p>
          </table:table-cell>
          <table:table-cell office:value-type="float" office:value="99.8406509403038">
            <text:p>99.8406509403</text:p>
          </table:table-cell>
          <table:table-cell office:value-type="float" office:value="77.2835706891418">
            <text:p>77.283570689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7867.51826389">
            <text:p>2417867.51826389</text:p>
          </table:table-cell>
          <table:table-cell office:value-type="string">
            <text:p>1907-10-18 19:26:18.515625 EST-0500</text:p>
          </table:table-cell>
          <table:table-cell office:value-type="string">
            <text:p>R</text:p>
          </table:table-cell>
          <table:table-cell office:value-type="float" office:value="104.884474779406">
            <text:p>104.8844747794</text:p>
          </table:table-cell>
          <table:table-cell office:value-type="float" office:value="82.3200013330986">
            <text:p>82.320001333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8023.9580787">
            <text:p>2418023.9580787</text:p>
          </table:table-cell>
          <table:table-cell office:value-type="string">
            <text:p>1908-03-23 05:59:38.906250 EST-0500</text:p>
          </table:table-cell>
          <table:table-cell office:value-type="string">
            <text:p>D</text:p>
          </table:table-cell>
          <table:table-cell office:value-type="float" office:value="102.074777858633">
            <text:p>102.0747778586</text:p>
          </table:table-cell>
          <table:table-cell office:value-type="float" office:value="79.5042516570101">
            <text:p>79.50425165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8235.04755787">
            <text:p>2418235.04755787</text:p>
          </table:table-cell>
          <table:table-cell office:value-type="string">
            <text:p>1908-10-20 08:08:29.765625 EST-0500</text:p>
          </table:table-cell>
          <table:table-cell office:value-type="string">
            <text:p>R</text:p>
          </table:table-cell>
          <table:table-cell office:value-type="float" office:value="107.116688013363">
            <text:p>107.1166880134</text:p>
          </table:table-cell>
          <table:table-cell office:value-type="float" office:value="84.5383671281311">
            <text:p>84.538367128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8391.42390046">
            <text:p>2418391.42390046</text:p>
          </table:table-cell>
          <table:table-cell office:value-type="string">
            <text:p>1909-03-25 17:10:25.781250 EST-0500</text:p>
          </table:table-cell>
          <table:table-cell office:value-type="string">
            <text:p>D</text:p>
          </table:table-cell>
          <table:table-cell office:value-type="float" office:value="104.307067808637">
            <text:p>104.3070678086</text:p>
          </table:table-cell>
          <table:table-cell office:value-type="float" office:value="81.7224671497857">
            <text:p>81.7224671498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8602.54267361">
            <text:p>2418602.54267361</text:p>
          </table:table-cell>
          <table:table-cell office:value-type="string">
            <text:p>1909-10-22 20:01:27.890625 EST-0500</text:p>
          </table:table-cell>
          <table:table-cell office:value-type="string">
            <text:p>R</text:p>
          </table:table-cell>
          <table:table-cell office:value-type="float" office:value="109.346673599188">
            <text:p>109.3466735992</text:p>
          </table:table-cell>
          <table:table-cell office:value-type="float" office:value="86.753992811346">
            <text:p>86.7539928113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8759.00752315">
            <text:p>2418759.00752315</text:p>
          </table:table-cell>
          <table:table-cell office:value-type="string">
            <text:p>1910-03-28 07:10:50.390625 EST-0500</text:p>
          </table:table-cell>
          <table:table-cell office:value-type="string">
            <text:p>D</text:p>
          </table:table-cell>
          <table:table-cell office:value-type="float" office:value="106.53718002">
            <text:p>106.53718002</text:p>
          </table:table-cell>
          <table:table-cell office:value-type="float" office:value="83.938017362431">
            <text:p>83.938017362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8970.06221065">
            <text:p>2418970.06221065</text:p>
          </table:table-cell>
          <table:table-cell office:value-type="string">
            <text:p>1910-10-25 08:29:35.390625 EST-0500</text:p>
          </table:table-cell>
          <table:table-cell office:value-type="string">
            <text:p>R</text:p>
          </table:table-cell>
          <table:table-cell office:value-type="float" office:value="111.574217011085">
            <text:p>111.5742170111</text:p>
          </table:table-cell>
          <table:table-cell office:value-type="float" office:value="88.9666199200826">
            <text:p>88.966619920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9126.52644676">
            <text:p>2419126.52644676</text:p>
          </table:table-cell>
          <table:table-cell office:value-type="string">
            <text:p>1911-03-30 19:38:05.156250 EST-0500</text:p>
          </table:table-cell>
          <table:table-cell office:value-type="string">
            <text:p>D</text:p>
          </table:table-cell>
          <table:table-cell office:value-type="float" office:value="108.764276539807">
            <text:p>108.7642765398</text:p>
          </table:table-cell>
          <table:table-cell office:value-type="float" office:value="86.1500604738152">
            <text:p>86.1500604738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9337.49751157">
            <text:p>2419337.49751157</text:p>
          </table:table-cell>
          <table:table-cell office:value-type="string">
            <text:p>1911-10-27 18:56:25.546875 EST-0500</text:p>
          </table:table-cell>
          <table:table-cell office:value-type="string">
            <text:p>R</text:p>
          </table:table-cell>
          <table:table-cell office:value-type="float" office:value="113.798650726673">
            <text:p>113.7986507267</text:p>
          </table:table-cell>
          <table:table-cell office:value-type="float" office:value="91.1758718121242">
            <text:p>91.175871812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9494.0215625">
            <text:p>2419494.0215625</text:p>
          </table:table-cell>
          <table:table-cell office:value-type="string">
            <text:p>1912-04-01 07:31:03.281250 EST-0500</text:p>
          </table:table-cell>
          <table:table-cell office:value-type="string">
            <text:p>D</text:p>
          </table:table-cell>
          <table:table-cell office:value-type="float" office:value="110.988703509773">
            <text:p>110.9887035098</text:p>
          </table:table-cell>
          <table:table-cell office:value-type="float" office:value="88.3590566287277">
            <text:p>88.359056628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9705.02864583">
            <text:p>2419705.02864583</text:p>
          </table:table-cell>
          <table:table-cell office:value-type="string">
            <text:p>1912-10-29 07:41:15.000000 EST-0500</text:p>
          </table:table-cell>
          <table:table-cell office:value-type="string">
            <text:p>R</text:p>
          </table:table-cell>
          <table:table-cell office:value-type="float" office:value="116.020238724408">
            <text:p>116.0202387244</text:p>
          </table:table-cell>
          <table:table-cell office:value-type="float" office:value="93.3819931458611">
            <text:p>93.3819931459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19861.5325463">
            <text:p>2419861.5325463</text:p>
          </table:table-cell>
          <table:table-cell office:value-type="string">
            <text:p>1913-04-03 19:46:52.500000 EST-0500</text:p>
          </table:table-cell>
          <table:table-cell office:value-type="string">
            <text:p>D</text:p>
          </table:table-cell>
          <table:table-cell office:value-type="float" office:value="113.210361567758">
            <text:p>113.2103615678</text:p>
          </table:table-cell>
          <table:table-cell office:value-type="float" office:value="90.5651172490701">
            <text:p>90.565117249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0072.45173611">
            <text:p>2420072.45173611</text:p>
          </table:table-cell>
          <table:table-cell office:value-type="string">
            <text:p>1913-10-31 17:50:30.468750 EST-0500</text:p>
          </table:table-cell>
          <table:table-cell office:value-type="string">
            <text:p>R</text:p>
          </table:table-cell>
          <table:table-cell office:value-type="float" office:value="118.239626769917">
            <text:p>118.2396267699</text:p>
          </table:table-cell>
          <table:table-cell office:value-type="float" office:value="95.5857491713168">
            <text:p>95.5857491713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0228.93916667">
            <text:p>2420228.93916667</text:p>
          </table:table-cell>
          <table:table-cell office:value-type="string">
            <text:p>1914-04-06 05:32:24.140625 EST-0500</text:p>
          </table:table-cell>
          <table:table-cell office:value-type="string">
            <text:p>D</text:p>
          </table:table-cell>
          <table:table-cell office:value-type="float" office:value="115.43027609554">
            <text:p>115.4302760955</text:p>
          </table:table-cell>
          <table:table-cell office:value-type="float" office:value="92.7694285673926">
            <text:p>92.769428567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0439.87788194">
            <text:p>2420439.87788194</text:p>
          </table:table-cell>
          <table:table-cell office:value-type="string">
            <text:p>1914-11-03 04:04:09.609375 EST-0500</text:p>
          </table:table-cell>
          <table:table-cell office:value-type="string">
            <text:p>R</text:p>
          </table:table-cell>
          <table:table-cell office:value-type="float" office:value="120.457225768271">
            <text:p>120.4572257683</text:p>
          </table:table-cell>
          <table:table-cell office:value-type="float" office:value="97.7878435605713">
            <text:p>97.7878435606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0596.47028935">
            <text:p>2420596.47028935</text:p>
          </table:table-cell>
          <table:table-cell office:value-type="string">
            <text:p>1915-04-08 18:17:13.593750 EST-0500</text:p>
          </table:table-cell>
          <table:table-cell office:value-type="string">
            <text:p>D</text:p>
          </table:table-cell>
          <table:table-cell office:value-type="float" office:value="117.64915026347">
            <text:p>117.6491502635</text:p>
          </table:table-cell>
          <table:table-cell office:value-type="float" office:value="94.9728102316669">
            <text:p>94.972810231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0807.31868056">
            <text:p>2420807.31868056</text:p>
          </table:table-cell>
          <table:table-cell office:value-type="string">
            <text:p>1915-11-05 14:38:54.375000 EST-0500</text:p>
          </table:table-cell>
          <table:table-cell office:value-type="string">
            <text:p>R</text:p>
          </table:table-cell>
          <table:table-cell office:value-type="float" office:value="122.674489042556">
            <text:p>122.6744890426</text:p>
          </table:table-cell>
          <table:table-cell office:value-type="float" office:value="99.989802904233">
            <text:p>99.9898029042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0963.87568287">
            <text:p>2420963.87568287</text:p>
          </table:table-cell>
          <table:table-cell office:value-type="string">
            <text:p>1916-04-10 04:00:59.765625 EST-0500</text:p>
          </table:table-cell>
          <table:table-cell office:value-type="string">
            <text:p>D</text:p>
          </table:table-cell>
          <table:table-cell office:value-type="float" office:value="119.867919819924">
            <text:p>119.8679198199</text:p>
          </table:table-cell>
          <table:table-cell office:value-type="float" office:value="97.1764870854268">
            <text:p>97.176487085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1174.76740741">
            <text:p>2421174.76740741</text:p>
          </table:table-cell>
          <table:table-cell office:value-type="string">
            <text:p>1916-11-07 01:25:04.687500 EST-0500</text:p>
          </table:table-cell>
          <table:table-cell office:value-type="string">
            <text:p>R</text:p>
          </table:table-cell>
          <table:table-cell office:value-type="float" office:value="124.891814460977">
            <text:p>124.891814461</text:p>
          </table:table-cell>
          <table:table-cell office:value-type="float" office:value="102.19213287549">
            <text:p>102.1921328755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1331.37079861">
            <text:p>2421331.37079861</text:p>
          </table:table-cell>
          <table:table-cell office:value-type="string">
            <text:p>1917-04-12 15:53:57.890625 EST-0500</text:p>
          </table:table-cell>
          <table:table-cell office:value-type="string">
            <text:p>D</text:p>
          </table:table-cell>
          <table:table-cell office:value-type="float" office:value="122.087263695006">
            <text:p>122.087263695</text:p>
          </table:table-cell>
          <table:table-cell office:value-type="float" office:value="99.3811503733803">
            <text:p>99.381150373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1542.26375">
            <text:p>2421542.26375</text:p>
          </table:table-cell>
          <table:table-cell office:value-type="string">
            <text:p>1917-11-09 13:19:48.281250 EST-0500</text:p>
          </table:table-cell>
          <table:table-cell office:value-type="string">
            <text:p>R</text:p>
          </table:table-cell>
          <table:table-cell office:value-type="float" office:value="127.110032942295">
            <text:p>127.1100329423</text:p>
          </table:table-cell>
          <table:table-cell office:value-type="float" office:value="104.395853636037">
            <text:p>104.395853636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1698.82686343">
            <text:p>2421698.82686343</text:p>
          </table:table-cell>
          <table:table-cell office:value-type="string">
            <text:p>1918-04-15 02:50:41.015625 EST-0500</text:p>
          </table:table-cell>
          <table:table-cell office:value-type="string">
            <text:p>D</text:p>
          </table:table-cell>
          <table:table-cell office:value-type="float" office:value="124.307126092707">
            <text:p>124.3071260927</text:p>
          </table:table-cell>
          <table:table-cell office:value-type="float" office:value="101.586778110317">
            <text:p>101.5867781103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1909.71918981">
            <text:p>2421909.71918981</text:p>
          </table:table-cell>
          <table:table-cell office:value-type="string">
            <text:p>1918-11-12 00:15:38.671875 EST-0500</text:p>
          </table:table-cell>
          <table:table-cell office:value-type="string">
            <text:p>R</text:p>
          </table:table-cell>
          <table:table-cell office:value-type="float" office:value="129.328305759966">
            <text:p>129.32830576</text:p>
          </table:table-cell>
          <table:table-cell office:value-type="float" office:value="106.600181738351">
            <text:p>106.600181738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2066.39216435">
            <text:p>2422066.39216435</text:p>
          </table:table-cell>
          <table:table-cell office:value-type="string">
            <text:p>1919-04-17 16:24:43.593750 EST-0500</text:p>
          </table:table-cell>
          <table:table-cell office:value-type="string">
            <text:p>D</text:p>
          </table:table-cell>
          <table:table-cell office:value-type="float" office:value="126.52672418424">
            <text:p>126.5267241842</text:p>
          </table:table-cell>
          <table:table-cell office:value-type="float" office:value="103.792773250997">
            <text:p>103.79277325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2277.23322917">
            <text:p>2422277.23322917</text:p>
          </table:table-cell>
          <table:table-cell office:value-type="string">
            <text:p>1919-11-14 12:35:51.562500 EST-0500</text:p>
          </table:table-cell>
          <table:table-cell office:value-type="string">
            <text:p>R</text:p>
          </table:table-cell>
          <table:table-cell office:value-type="float" office:value="131.545825887663">
            <text:p>131.5458258877</text:p>
          </table:table-cell>
          <table:table-cell office:value-type="float" office:value="108.804275789762">
            <text:p>108.8042757898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2433.90010417">
            <text:p>2422433.90010417</text:p>
          </table:table-cell>
          <table:table-cell office:value-type="string">
            <text:p>1920-04-19 04:36:09.140625 EST-0500</text:p>
          </table:table-cell>
          <table:table-cell office:value-type="string">
            <text:p>D</text:p>
          </table:table-cell>
          <table:table-cell office:value-type="float" office:value="128.744750701653">
            <text:p>128.7447507017</text:p>
          </table:table-cell>
          <table:table-cell office:value-type="float" office:value="105.99766401471">
            <text:p>105.997664014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2644.67951389">
            <text:p>2422644.67951389</text:p>
          </table:table-cell>
          <table:table-cell office:value-type="string">
            <text:p>1920-11-15 23:18:30.937500 EST-0500</text:p>
          </table:table-cell>
          <table:table-cell office:value-type="string">
            <text:p>R</text:p>
          </table:table-cell>
          <table:table-cell office:value-type="float" office:value="133.761476345668">
            <text:p>133.7614763457</text:p>
          </table:table-cell>
          <table:table-cell office:value-type="float" office:value="111.007048709171">
            <text:p>111.0070487092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2801.4190162">
            <text:p>2422801.4190162</text:p>
          </table:table-cell>
          <table:table-cell office:value-type="string">
            <text:p>1921-04-21 17:03:23.906250 EST-0500</text:p>
          </table:table-cell>
          <table:table-cell office:value-type="string">
            <text:p>D</text:p>
          </table:table-cell>
          <table:table-cell office:value-type="float" office:value="130.960816417566">
            <text:p>130.9608164176</text:p>
          </table:table-cell>
          <table:table-cell office:value-type="float" office:value="108.200958409724">
            <text:p>108.200958409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3012.20149306">
            <text:p>2423012.20149306</text:p>
          </table:table-cell>
          <table:table-cell office:value-type="string">
            <text:p>1921-11-18 11:50:09.375000 EST-0500</text:p>
          </table:table-cell>
          <table:table-cell office:value-type="string">
            <text:p>R</text:p>
          </table:table-cell>
          <table:table-cell office:value-type="float" office:value="135.974440187471">
            <text:p>135.9744401875</text:p>
          </table:table-cell>
          <table:table-cell office:value-type="float" office:value="113.207455729402">
            <text:p>113.207455729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3168.96846065">
            <text:p>2423168.96846065</text:p>
          </table:table-cell>
          <table:table-cell office:value-type="string">
            <text:p>1922-04-24 06:14:35.390625 EST-0500</text:p>
          </table:table-cell>
          <table:table-cell office:value-type="string">
            <text:p>D</text:p>
          </table:table-cell>
          <table:table-cell office:value-type="float" office:value="133.173643135531">
            <text:p>133.1736431355</text:p>
          </table:table-cell>
          <table:table-cell office:value-type="float" office:value="110.401295295339">
            <text:p>110.4012952953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3379.61054398">
            <text:p>2423379.61054398</text:p>
          </table:table-cell>
          <table:table-cell office:value-type="string">
            <text:p>1922-11-20 21:39:11.953125 EST-0500</text:p>
          </table:table-cell>
          <table:table-cell office:value-type="string">
            <text:p>R</text:p>
          </table:table-cell>
          <table:table-cell office:value-type="float" office:value="138.184383452842">
            <text:p>138.1843834528</text:p>
          </table:table-cell>
          <table:table-cell office:value-type="float" office:value="115.404984952786">
            <text:p>115.4049849528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3536.42145833">
            <text:p>2423536.42145833</text:p>
          </table:table-cell>
          <table:table-cell office:value-type="string">
            <text:p>1923-04-26 17:06:54.843750 EST-0500</text:p>
          </table:table-cell>
          <table:table-cell office:value-type="string">
            <text:p>D</text:p>
          </table:table-cell>
          <table:table-cell office:value-type="float" office:value="135.383182271184">
            <text:p>135.3831822712</text:p>
          </table:table-cell>
          <table:table-cell office:value-type="float" office:value="112.59842046064">
            <text:p>112.5984204606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3747.0275463">
            <text:p>2423747.0275463</text:p>
          </table:table-cell>
          <table:table-cell office:value-type="string">
            <text:p>1923-11-23 07:39:40.078125 EST-0500</text:p>
          </table:table-cell>
          <table:table-cell office:value-type="string">
            <text:p>R</text:p>
          </table:table-cell>
          <table:table-cell office:value-type="float" office:value="140.390599690658">
            <text:p>140.3905996907</text:p>
          </table:table-cell>
          <table:table-cell office:value-type="float" office:value="117.598798730352">
            <text:p>117.598798730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3903.9672338">
            <text:p>2423903.9672338</text:p>
          </table:table-cell>
          <table:table-cell office:value-type="string">
            <text:p>1924-04-28 06:12:49.921875 EST-0500</text:p>
          </table:table-cell>
          <table:table-cell office:value-type="string">
            <text:p>D</text:p>
          </table:table-cell>
          <table:table-cell office:value-type="float" office:value="137.589094753141">
            <text:p>137.5890947531</text:p>
          </table:table-cell>
          <table:table-cell office:value-type="float" office:value="114.791777088652">
            <text:p>114.791777088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4114.43965278">
            <text:p>2424114.43965278</text:p>
          </table:table-cell>
          <table:table-cell office:value-type="string">
            <text:p>1924-11-24 17:33:06.328125 EST-0500</text:p>
          </table:table-cell>
          <table:table-cell office:value-type="string">
            <text:p>R</text:p>
          </table:table-cell>
          <table:table-cell office:value-type="float" office:value="142.593648427289">
            <text:p>142.5936484273</text:p>
          </table:table-cell>
          <table:table-cell office:value-type="float" office:value="119.789178132458">
            <text:p>119.7891781325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4271.38118056">
            <text:p>2424271.38118056</text:p>
          </table:table-cell>
          <table:table-cell office:value-type="string">
            <text:p>1925-04-30 16:08:54.375000 EST-0500</text:p>
          </table:table-cell>
          <table:table-cell office:value-type="string">
            <text:p>D</text:p>
          </table:table-cell>
          <table:table-cell office:value-type="float" office:value="139.7917925388">
            <text:p>139.7917925388</text:p>
          </table:table-cell>
          <table:table-cell office:value-type="float" office:value="116.981676641655">
            <text:p>116.981676641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4481.83954861">
            <text:p>2424481.83954861</text:p>
          </table:table-cell>
          <table:table-cell office:value-type="string">
            <text:p>1925-11-27 03:08:57.890625 EST-0500</text:p>
          </table:table-cell>
          <table:table-cell office:value-type="string">
            <text:p>R</text:p>
          </table:table-cell>
          <table:table-cell office:value-type="float" office:value="144.793691381675">
            <text:p>144.7936913817</text:p>
          </table:table-cell>
          <table:table-cell office:value-type="float" office:value="121.976094291394">
            <text:p>121.976094291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4638.87568287">
            <text:p>2424638.87568287</text:p>
          </table:table-cell>
          <table:table-cell office:value-type="string">
            <text:p>1926-05-03 04:00:59.765625 EST-0500</text:p>
          </table:table-cell>
          <table:table-cell office:value-type="string">
            <text:p>D</text:p>
          </table:table-cell>
          <table:table-cell office:value-type="float" office:value="141.992161879234">
            <text:p>141.9921618792</text:p>
          </table:table-cell>
          <table:table-cell office:value-type="float" office:value="119.168794282829">
            <text:p>119.1687942828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4849.28706019">
            <text:p>2424849.28706019</text:p>
          </table:table-cell>
          <table:table-cell office:value-type="string">
            <text:p>1926-11-29 13:53:22.734375 EST-0500</text:p>
          </table:table-cell>
          <table:table-cell office:value-type="string">
            <text:p>R</text:p>
          </table:table-cell>
          <table:table-cell office:value-type="float" office:value="146.991949142133">
            <text:p>146.9919491421</text:p>
          </table:table-cell>
          <table:table-cell office:value-type="float" office:value="124.160734139928">
            <text:p>124.1607341399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5006.32197917">
            <text:p>2425006.32197917</text:p>
          </table:table-cell>
          <table:table-cell office:value-type="string">
            <text:p>1927-05-05 14:43:39.140625 EST-0500</text:p>
          </table:table-cell>
          <table:table-cell office:value-type="string">
            <text:p>D</text:p>
          </table:table-cell>
          <table:table-cell office:value-type="float" office:value="144.191066492446">
            <text:p>144.1910664924</text:p>
          </table:table-cell>
          <table:table-cell office:value-type="float" office:value="121.35388610348">
            <text:p>121.3538861035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5216.70100694">
            <text:p>2425216.70100694</text:p>
          </table:table-cell>
          <table:table-cell office:value-type="string">
            <text:p>1927-12-01 23:49:27.187500 EST-0500</text:p>
          </table:table-cell>
          <table:table-cell office:value-type="string">
            <text:p>R</text:p>
          </table:table-cell>
          <table:table-cell office:value-type="float" office:value="149.189205091513">
            <text:p>149.1892050915</text:p>
          </table:table-cell>
          <table:table-cell office:value-type="float" office:value="126.343817688047">
            <text:p>126.343817688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5373.85188657">
            <text:p>2425373.85188657</text:p>
          </table:table-cell>
          <table:table-cell office:value-type="string">
            <text:p>1928-05-07 03:26:43.125000 EST-0500</text:p>
          </table:table-cell>
          <table:table-cell office:value-type="string">
            <text:p>D</text:p>
          </table:table-cell>
          <table:table-cell office:value-type="float" office:value="146.389960132335">
            <text:p>146.3899601323</text:p>
          </table:table-cell>
          <table:table-cell office:value-type="float" office:value="123.538513700368">
            <text:p>123.538513700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5584.19733796">
            <text:p>2425584.19733796</text:p>
          </table:table-cell>
          <table:table-cell office:value-type="string">
            <text:p>1928-12-03 11:44:10.781250 EST-0500</text:p>
          </table:table-cell>
          <table:table-cell office:value-type="string">
            <text:p>R</text:p>
          </table:table-cell>
          <table:table-cell office:value-type="float" office:value="151.387101531016">
            <text:p>151.387101531</text:p>
          </table:table-cell>
          <table:table-cell office:value-type="float" office:value="128.526990176381">
            <text:p>128.526990176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5741.32197917">
            <text:p>2425741.32197917</text:p>
          </table:table-cell>
          <table:table-cell office:value-type="string">
            <text:p>1929-05-09 14:43:39.140625 EST-0500</text:p>
          </table:table-cell>
          <table:table-cell office:value-type="string">
            <text:p>D</text:p>
          </table:table-cell>
          <table:table-cell office:value-type="float" office:value="148.589819619722">
            <text:p>148.5898196197</text:p>
          </table:table-cell>
          <table:table-cell office:value-type="float" office:value="125.723553916013">
            <text:p>125.723553916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5951.64119213">
            <text:p>2425951.64119213</text:p>
          </table:table-cell>
          <table:table-cell office:value-type="string">
            <text:p>1929-12-05 22:23:19.218750 EST-0500</text:p>
          </table:table-cell>
          <table:table-cell office:value-type="string">
            <text:p>R</text:p>
          </table:table-cell>
          <table:table-cell office:value-type="float" office:value="153.586273110883">
            <text:p>153.5862731109</text:p>
          </table:table-cell>
          <table:table-cell office:value-type="float" office:value="130.711080915957">
            <text:p>130.711080916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6108.82869213">
            <text:p>2426108.82869213</text:p>
          </table:table-cell>
          <table:table-cell office:value-type="string">
            <text:p>1930-05-12 02:53:19.218750 EST-0500</text:p>
          </table:table-cell>
          <table:table-cell office:value-type="string">
            <text:p>D</text:p>
          </table:table-cell>
          <table:table-cell office:value-type="float" office:value="150.791385817773">
            <text:p>150.7913858178</text:p>
          </table:table-cell>
          <table:table-cell office:value-type="float" office:value="127.909838342136">
            <text:p>127.909838342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6319.1759838">
            <text:p>2426319.1759838</text:p>
          </table:table-cell>
          <table:table-cell office:value-type="string">
            <text:p>1930-12-08 11:13:25.078125 EST-0500</text:p>
          </table:table-cell>
          <table:table-cell office:value-type="string">
            <text:p>R</text:p>
          </table:table-cell>
          <table:table-cell office:value-type="float" office:value="155.786690533433">
            <text:p>155.7866905334</text:p>
          </table:table-cell>
          <table:table-cell office:value-type="float" office:value="132.896060540708">
            <text:p>132.896060540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6476.37873843">
            <text:p>2426476.37873843</text:p>
          </table:table-cell>
          <table:table-cell office:value-type="string">
            <text:p>1931-05-14 16:05:23.437500 EST-0500</text:p>
          </table:table-cell>
          <table:table-cell office:value-type="string">
            <text:p>D</text:p>
          </table:table-cell>
          <table:table-cell office:value-type="float" office:value="152.99366728273">
            <text:p>152.9936672827</text:p>
          </table:table-cell>
          <table:table-cell office:value-type="float" office:value="130.096591851459">
            <text:p>130.0965918515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6686.59297454">
            <text:p>2426686.59297454</text:p>
          </table:table-cell>
          <table:table-cell office:value-type="string">
            <text:p>1931-12-10 21:13:53.203125 EST-0500</text:p>
          </table:table-cell>
          <table:table-cell office:value-type="string">
            <text:p>R</text:p>
          </table:table-cell>
          <table:table-cell office:value-type="float" office:value="157.987909599473">
            <text:p>157.9879095995</text:p>
          </table:table-cell>
          <table:table-cell office:value-type="float" office:value="135.081651516364">
            <text:p>135.081651516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6843.8500463">
            <text:p>2426843.8500463</text:p>
          </table:table-cell>
          <table:table-cell office:value-type="string">
            <text:p>1932-05-16 03:24:04.921875 EST-0500</text:p>
          </table:table-cell>
          <table:table-cell office:value-type="string">
            <text:p>D</text:p>
          </table:table-cell>
          <table:table-cell office:value-type="float" office:value="155.196264176437">
            <text:p>155.1962641764</text:p>
          </table:table-cell>
          <table:table-cell office:value-type="float" office:value="132.283526285676">
            <text:p>132.283526285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7054.01302083">
            <text:p>2427054.01302083</text:p>
          </table:table-cell>
          <table:table-cell office:value-type="string">
            <text:p>1932-12-12 07:18:45.000000 EST-0500</text:p>
          </table:table-cell>
          <table:table-cell office:value-type="string">
            <text:p>R</text:p>
          </table:table-cell>
          <table:table-cell office:value-type="float" office:value="160.188394370679">
            <text:p>160.1883943707</text:p>
          </table:table-cell>
          <table:table-cell office:value-type="float" office:value="137.266581647858">
            <text:p>137.2665816479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7211.39399306">
            <text:p>2427211.39399306</text:p>
          </table:table-cell>
          <table:table-cell office:value-type="string">
            <text:p>1933-05-18 16:27:21.796875 EST-0500</text:p>
          </table:table-cell>
          <table:table-cell office:value-type="string">
            <text:p>D</text:p>
          </table:table-cell>
          <table:table-cell office:value-type="float" office:value="157.397775689408">
            <text:p>157.3977756894</text:p>
          </table:table-cell>
          <table:table-cell office:value-type="float" office:value="134.469406045333">
            <text:p>134.4694060453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7421.44405093">
            <text:p>2427421.44405093</text:p>
          </table:table-cell>
          <table:table-cell office:value-type="string">
            <text:p>1933-12-14 17:39:26.015625 EST-0500</text:p>
          </table:table-cell>
          <table:table-cell office:value-type="string">
            <text:p>R</text:p>
          </table:table-cell>
          <table:table-cell office:value-type="float" office:value="162.387687888797">
            <text:p>162.3876878888</text:p>
          </table:table-cell>
          <table:table-cell office:value-type="float" office:value="139.450448854199">
            <text:p>139.4504488542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7578.81831019">
            <text:p>2427578.81831019</text:p>
          </table:table-cell>
          <table:table-cell office:value-type="string">
            <text:p>1934-05-21 02:38:22.734375 EST-0500</text:p>
          </table:table-cell>
          <table:table-cell office:value-type="string">
            <text:p>D</text:p>
          </table:table-cell>
          <table:table-cell office:value-type="float" office:value="159.597283930306">
            <text:p>159.5972839303</text:p>
          </table:table-cell>
          <table:table-cell office:value-type="float" office:value="136.653556423401">
            <text:p>136.653556423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7788.81403935">
            <text:p>2427788.81403935</text:p>
          </table:table-cell>
          <table:table-cell office:value-type="string">
            <text:p>1934-12-17 02:32:13.593750 EST-0500</text:p>
          </table:table-cell>
          <table:table-cell office:value-type="string">
            <text:p>R</text:p>
          </table:table-cell>
          <table:table-cell office:value-type="float" office:value="164.584390490404">
            <text:p>164.5843904904</text:p>
          </table:table-cell>
          <table:table-cell office:value-type="float" office:value="141.631939147153">
            <text:p>141.6319391472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7946.33173611">
            <text:p>2427946.33173611</text:p>
          </table:table-cell>
          <table:table-cell office:value-type="string">
            <text:p>1935-05-23 14:57:42.890625 EST-0500</text:p>
          </table:table-cell>
          <table:table-cell office:value-type="string">
            <text:p>D</text:p>
          </table:table-cell>
          <table:table-cell office:value-type="float" office:value="161.793827105618">
            <text:p>161.7938271056</text:p>
          </table:table-cell>
          <table:table-cell office:value-type="float" office:value="138.835084464723">
            <text:p>138.835084464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8156.21638889">
            <text:p>2428156.21638889</text:p>
          </table:table-cell>
          <table:table-cell office:value-type="string">
            <text:p>1935-12-19 12:11:36.093750 EST-0500</text:p>
          </table:table-cell>
          <table:table-cell office:value-type="string">
            <text:p>R</text:p>
          </table:table-cell>
          <table:table-cell office:value-type="float" office:value="166.777870112117">
            <text:p>166.7778701121</text:p>
          </table:table-cell>
          <table:table-cell office:value-type="float" office:value="143.810672885114">
            <text:p>143.810672885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8313.78596065">
            <text:p>2428313.78596065</text:p>
          </table:table-cell>
          <table:table-cell office:value-type="string">
            <text:p>1936-05-25 01:51:47.812500 EST-0500</text:p>
          </table:table-cell>
          <table:table-cell office:value-type="string">
            <text:p>D</text:p>
          </table:table-cell>
          <table:table-cell office:value-type="float" office:value="163.986590087709">
            <text:p>163.9865900877</text:p>
          </table:table-cell>
          <table:table-cell office:value-type="float" office:value="141.013317176654">
            <text:p>141.013317176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8523.57416667">
            <text:p>2428523.57416667</text:p>
          </table:table-cell>
          <table:table-cell office:value-type="string">
            <text:p>1936-12-20 20:46:48.984375 EST-0500</text:p>
          </table:table-cell>
          <table:table-cell office:value-type="string">
            <text:p>R</text:p>
          </table:table-cell>
          <table:table-cell office:value-type="float" office:value="168.967604080619">
            <text:p>168.9676040806</text:p>
          </table:table-cell>
          <table:table-cell office:value-type="float" office:value="145.986152239403">
            <text:p>145.986152239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8681.29451389">
            <text:p>2428681.29451389</text:p>
          </table:table-cell>
          <table:table-cell office:value-type="string">
            <text:p>1937-05-27 14:04:06.093750 EST-0500</text:p>
          </table:table-cell>
          <table:table-cell office:value-type="string">
            <text:p>D</text:p>
          </table:table-cell>
          <table:table-cell office:value-type="float" office:value="166.175713396658">
            <text:p>166.1757133967</text:p>
          </table:table-cell>
          <table:table-cell office:value-type="float" office:value="143.188542956725">
            <text:p>143.188542956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8891.03388889">
            <text:p>2428891.03388889</text:p>
          </table:table-cell>
          <table:table-cell office:value-type="string">
            <text:p>1937-12-23 07:48:48.515625 EST-0500</text:p>
          </table:table-cell>
          <table:table-cell office:value-type="string">
            <text:p>R</text:p>
          </table:table-cell>
          <table:table-cell office:value-type="float" office:value="171.153689351285">
            <text:p>171.1536893513</text:p>
          </table:table-cell>
          <table:table-cell office:value-type="float" office:value="148.158507421679">
            <text:p>148.158507421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9048.75422454">
            <text:p>2429048.75422454</text:p>
          </table:table-cell>
          <table:table-cell office:value-type="string">
            <text:p>1938-05-30 01:06:05.625000 EST-0500</text:p>
          </table:table-cell>
          <table:table-cell office:value-type="string">
            <text:p>D</text:p>
          </table:table-cell>
          <table:table-cell office:value-type="float" office:value="168.361125831128">
            <text:p>168.3611258311</text:p>
          </table:table-cell>
          <table:table-cell office:value-type="float" office:value="145.360547098295">
            <text:p>145.3605470983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9258.43195602">
            <text:p>2429258.43195602</text:p>
          </table:table-cell>
          <table:table-cell office:value-type="string">
            <text:p>1938-12-25 17:22:01.875000 EST-0500</text:p>
          </table:table-cell>
          <table:table-cell office:value-type="string">
            <text:p>R</text:p>
          </table:table-cell>
          <table:table-cell office:value-type="float" office:value="173.336539008232">
            <text:p>173.3365390082</text:p>
          </table:table-cell>
          <table:table-cell office:value-type="float" office:value="150.328190570316">
            <text:p>150.3281905703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9416.2719213">
            <text:p>2429416.2719213</text:p>
          </table:table-cell>
          <table:table-cell office:value-type="string">
            <text:p>1939-06-01 13:31:34.921875 EST-0500</text:p>
          </table:table-cell>
          <table:table-cell office:value-type="string">
            <text:p>D</text:p>
          </table:table-cell>
          <table:table-cell office:value-type="float" office:value="170.54413244284">
            <text:p>170.5441324428</text:p>
          </table:table-cell>
          <table:table-cell office:value-type="float" office:value="147.530591386958">
            <text:p>147.530591387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9625.92524306">
            <text:p>2429625.92524306</text:p>
          </table:table-cell>
          <table:table-cell office:value-type="string">
            <text:p>1939-12-28 05:12:21.796875 EST-0500</text:p>
          </table:table-cell>
          <table:table-cell office:value-type="string">
            <text:p>R</text:p>
          </table:table-cell>
          <table:table-cell office:value-type="float" office:value="175.51729864124">
            <text:p>175.5172986412</text:p>
          </table:table-cell>
          <table:table-cell office:value-type="float" office:value="152.496186735442">
            <text:p>152.4961867354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9783.82136574">
            <text:p>2429783.82136574</text:p>
          </table:table-cell>
          <table:table-cell office:value-type="string">
            <text:p>1940-06-03 02:42:46.406250 EST-0500</text:p>
          </table:table-cell>
          <table:table-cell office:value-type="string">
            <text:p>D</text:p>
          </table:table-cell>
          <table:table-cell office:value-type="float" office:value="172.72579178038">
            <text:p>172.7257917804</text:p>
          </table:table-cell>
          <table:table-cell office:value-type="float" office:value="149.699671309959">
            <text:p>149.69967131</text:p>
          </table:table-cell>
          <table:table-cell/>
        </table:table-row>
        <table:table-row table:style-name="ro1">
          <table:table-cell office:value-type="string">
            <text:p>Neptune</text:p>
          </table:table-cell>
          <table:table-cell office:value-type="float" office:value="2429993.3330787">
            <text:p>2429993.3330787</text:p>
          </table:table-cell>
          <table:table-cell office:value-type="string">
            <text:p>1940-12-29 14:59:38.906250 EST-0500</text:p>
          </table:table-cell>
          <table:table-cell office:value-type="string">
            <text:p>R</text:p>
          </table:table-cell>
          <table:table-cell office:value-type="float" office:value="177.697781707128">
            <text:p>177.6977817071</text:p>
          </table:table-cell>
          <table:table-cell office:value-type="float" office:value="154.664177336114">
            <text:p>154.6641773361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1415.66951389">
            <text:p>2411415.66951389</text:p>
          </table:table-cell>
          <table:table-cell office:value-type="string">
            <text:p>1890-02-16 23:04:06.093750 EST-0500</text:p>
          </table:table-cell>
          <table:table-cell office:value-type="string">
            <text:p>D</text:p>
          </table:table-cell>
          <table:table-cell office:value-type="float" office:value="64.9493731783798">
            <text:p>64.9493731784</text:p>
          </table:table-cell>
          <table:table-cell office:value-type="float" office:value="42.6310518411153">
            <text:p>42.6310518411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1617.54938657">
            <text:p>2411617.54938657</text:p>
          </table:table-cell>
          <table:table-cell office:value-type="string">
            <text:p>1890-09-06 20:11:07.968750 EST-0500</text:p>
          </table:table-cell>
          <table:table-cell office:value-type="string">
            <text:p>R</text:p>
          </table:table-cell>
          <table:table-cell office:value-type="float" office:value="67.8920588611969">
            <text:p>67.8920588612</text:p>
          </table:table-cell>
          <table:table-cell office:value-type="float" office:value="45.5661838124596">
            <text:p>45.5661838125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1781.83467593">
            <text:p>2411781.83467593</text:p>
          </table:table-cell>
          <table:table-cell office:value-type="string">
            <text:p>1891-02-18 03:01:56.015625 EST-0500</text:p>
          </table:table-cell>
          <table:table-cell office:value-type="string">
            <text:p>D</text:p>
          </table:table-cell>
          <table:table-cell office:value-type="float" office:value="65.9086329362443">
            <text:p>65.9086329362</text:p>
          </table:table-cell>
          <table:table-cell office:value-type="float" office:value="43.5760551753523">
            <text:p>43.5760551754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1983.64802083">
            <text:p>2411983.64802083</text:p>
          </table:table-cell>
          <table:table-cell office:value-type="string">
            <text:p>1891-09-07 22:33:09.843750 EST-0500</text:p>
          </table:table-cell>
          <table:table-cell office:value-type="string">
            <text:p>R</text:p>
          </table:table-cell>
          <table:table-cell office:value-type="float" office:value="68.8568959644638">
            <text:p>68.8568959645</text:p>
          </table:table-cell>
          <table:table-cell office:value-type="float" office:value="46.5165255057979">
            <text:p>46.5165255058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2148.15241898">
            <text:p>2412148.15241898</text:p>
          </table:table-cell>
          <table:table-cell office:value-type="string">
            <text:p>1892-02-19 10:39:29.531250 EST-0500</text:p>
          </table:table-cell>
          <table:table-cell office:value-type="string">
            <text:p>D</text:p>
          </table:table-cell>
          <table:table-cell office:value-type="float" office:value="66.8722306477973">
            <text:p>66.8722306478</text:p>
          </table:table-cell>
          <table:table-cell office:value-type="float" office:value="44.5249459057263">
            <text:p>44.5249459057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2349.88398148">
            <text:p>2412349.88398148</text:p>
          </table:table-cell>
          <table:table-cell office:value-type="string">
            <text:p>1892-09-08 04:12:56.953125 EST-0500</text:p>
          </table:table-cell>
          <table:table-cell office:value-type="string">
            <text:p>R</text:p>
          </table:table-cell>
          <table:table-cell office:value-type="float" office:value="69.8265725752225">
            <text:p>69.8265725752</text:p>
          </table:table-cell>
          <table:table-cell office:value-type="float" office:value="47.4711150663194">
            <text:p>47.471115066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2514.37373843">
            <text:p>2412514.37373843</text:p>
          </table:table-cell>
          <table:table-cell office:value-type="string">
            <text:p>1893-02-19 15:58:11.015625 EST-0500</text:p>
          </table:table-cell>
          <table:table-cell office:value-type="string">
            <text:p>D</text:p>
          </table:table-cell>
          <table:table-cell office:value-type="float" office:value="67.8404049008549">
            <text:p>67.8404049009</text:p>
          </table:table-cell>
          <table:table-cell office:value-type="float" office:value="45.4778822923314">
            <text:p>45.477882292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2716.15961806">
            <text:p>2412716.15961806</text:p>
          </table:table-cell>
          <table:table-cell office:value-type="string">
            <text:p>1893-09-09 10:49:51.796875 EST-0500</text:p>
          </table:table-cell>
          <table:table-cell office:value-type="string">
            <text:p>R</text:p>
          </table:table-cell>
          <table:table-cell office:value-type="float" office:value="70.800976140325">
            <text:p>70.8009761403</text:p>
          </table:table-cell>
          <table:table-cell office:value-type="float" office:value="48.430076103118">
            <text:p>48.4300761031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2880.58283565">
            <text:p>2412880.58283565</text:p>
          </table:table-cell>
          <table:table-cell office:value-type="string">
            <text:p>1894-02-20 20:59:17.812500 EST-0500</text:p>
          </table:table-cell>
          <table:table-cell office:value-type="string">
            <text:p>D</text:p>
          </table:table-cell>
          <table:table-cell office:value-type="float" office:value="68.8127851691166">
            <text:p>68.8127851691</text:p>
          </table:table-cell>
          <table:table-cell office:value-type="float" office:value="46.4347090352304">
            <text:p>46.4347090352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3082.48164352">
            <text:p>2413082.48164352</text:p>
          </table:table-cell>
          <table:table-cell office:value-type="string">
            <text:p>1894-09-10 18:33:34.453125 EST-0500</text:p>
          </table:table-cell>
          <table:table-cell office:value-type="string">
            <text:p>R</text:p>
          </table:table-cell>
          <table:table-cell office:value-type="float" office:value="71.7789782159985">
            <text:p>71.778978216</text:p>
          </table:table-cell>
          <table:table-cell office:value-type="float" office:value="49.3925529478108">
            <text:p>49.3925529478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3246.71809028">
            <text:p>2413246.71809028</text:p>
          </table:table-cell>
          <table:table-cell office:value-type="string">
            <text:p>1895-02-22 00:14:03.750000 EST-0500</text:p>
          </table:table-cell>
          <table:table-cell office:value-type="string">
            <text:p>D</text:p>
          </table:table-cell>
          <table:table-cell office:value-type="float" office:value="69.7881155034539">
            <text:p>69.7881155035</text:p>
          </table:table-cell>
          <table:table-cell office:value-type="float" office:value="47.3944701480123">
            <text:p>47.394470148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3448.83540509">
            <text:p>2413448.83540509</text:p>
          </table:table-cell>
          <table:table-cell office:value-type="string">
            <text:p>1895-09-12 03:02:59.296875 EST-0500</text:p>
          </table:table-cell>
          <table:table-cell office:value-type="string">
            <text:p>R</text:p>
          </table:table-cell>
          <table:table-cell office:value-type="float" office:value="72.7599654393929">
            <text:p>72.7599654394</text:p>
          </table:table-cell>
          <table:table-cell office:value-type="float" office:value="50.3581003555904">
            <text:p>50.358100355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3612.82282407">
            <text:p>2413612.82282407</text:p>
          </table:table-cell>
          <table:table-cell office:value-type="string">
            <text:p>1896-02-23 02:44:52.968750 EST-0500</text:p>
          </table:table-cell>
          <table:table-cell office:value-type="string">
            <text:p>D</text:p>
          </table:table-cell>
          <table:table-cell office:value-type="float" office:value="70.7657878928497">
            <text:p>70.7657878928</text:p>
          </table:table-cell>
          <table:table-cell office:value-type="float" office:value="48.3567604584438">
            <text:p>48.3567604584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3815.00300926">
            <text:p>2413815.00300926</text:p>
          </table:table-cell>
          <table:table-cell office:value-type="string">
            <text:p>1896-09-12 07:04:20.156250 EST-0500</text:p>
          </table:table-cell>
          <table:table-cell office:value-type="string">
            <text:p>R</text:p>
          </table:table-cell>
          <table:table-cell office:value-type="float" office:value="73.7433272472748">
            <text:p>73.7433272473</text:p>
          </table:table-cell>
          <table:table-cell office:value-type="float" office:value="51.3260705585967">
            <text:p>51.326070558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3979.12226852">
            <text:p>2413979.12226852</text:p>
          </table:table-cell>
          <table:table-cell office:value-type="string">
            <text:p>1897-02-23 09:56:04.453125 EST-0500</text:p>
          </table:table-cell>
          <table:table-cell office:value-type="string">
            <text:p>D</text:p>
          </table:table-cell>
          <table:table-cell office:value-type="float" office:value="71.7453526614807">
            <text:p>71.7453526615</text:p>
          </table:table-cell>
          <table:table-cell office:value-type="float" office:value="49.3210513612996">
            <text:p>49.321051361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4181.15534722">
            <text:p>2414181.15534722</text:p>
          </table:table-cell>
          <table:table-cell office:value-type="string">
            <text:p>1897-09-13 10:43:42.656250 EST-0500</text:p>
          </table:table-cell>
          <table:table-cell office:value-type="string">
            <text:p>R</text:p>
          </table:table-cell>
          <table:table-cell office:value-type="float" office:value="74.7285980911922">
            <text:p>74.7285980912</text:p>
          </table:table-cell>
          <table:table-cell office:value-type="float" office:value="52.2962409720806">
            <text:p>52.2962409721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4345.4168287">
            <text:p>2414345.4168287</text:p>
          </table:table-cell>
          <table:table-cell office:value-type="string">
            <text:p>1898-02-24 17:00:14.062500 EST-0500</text:p>
          </table:table-cell>
          <table:table-cell office:value-type="string">
            <text:p>D</text:p>
          </table:table-cell>
          <table:table-cell office:value-type="float" office:value="72.7265933385486">
            <text:p>72.7265933385</text:p>
          </table:table-cell>
          <table:table-cell office:value-type="float" office:value="50.287356619773">
            <text:p>50.2873566198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4547.38337963">
            <text:p>2414547.38337963</text:p>
          </table:table-cell>
          <table:table-cell office:value-type="string">
            <text:p>1898-09-14 16:12:04.218750 EST-0500</text:p>
          </table:table-cell>
          <table:table-cell office:value-type="string">
            <text:p>R</text:p>
          </table:table-cell>
          <table:table-cell office:value-type="float" office:value="75.71609850837">
            <text:p>75.7160985084</text:p>
          </table:table-cell>
          <table:table-cell office:value-type="float" office:value="53.2690139926321">
            <text:p>53.269013992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4711.6887963">
            <text:p>2414711.6887963</text:p>
          </table:table-cell>
          <table:table-cell office:value-type="string">
            <text:p>1899-02-25 23:31:52.500000 EST-0500</text:p>
          </table:table-cell>
          <table:table-cell office:value-type="string">
            <text:p>D</text:p>
          </table:table-cell>
          <table:table-cell office:value-type="float" office:value="73.7099624349645">
            <text:p>73.709962435</text:p>
          </table:table-cell>
          <table:table-cell office:value-type="float" office:value="51.2562231651777">
            <text:p>51.2562231652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4913.71760417">
            <text:p>2414913.71760417</text:p>
          </table:table-cell>
          <table:table-cell office:value-type="string">
            <text:p>1899-09-16 00:13:21.562500 EST-0500</text:p>
          </table:table-cell>
          <table:table-cell office:value-type="string">
            <text:p>R</text:p>
          </table:table-cell>
          <table:table-cell office:value-type="float" office:value="76.705857609454">
            <text:p>76.7058576095</text:p>
          </table:table-cell>
          <table:table-cell office:value-type="float" office:value="54.2445782665507">
            <text:p>54.244578266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5077.83197917">
            <text:p>2415077.83197917</text:p>
          </table:table-cell>
          <table:table-cell office:value-type="string">
            <text:p>1900-02-27 02:58:03.984375 EST-0500</text:p>
          </table:table-cell>
          <table:table-cell office:value-type="string">
            <text:p>D</text:p>
          </table:table-cell>
          <table:table-cell office:value-type="float" office:value="74.6955895655683">
            <text:p>74.6955895656</text:p>
          </table:table-cell>
          <table:table-cell office:value-type="float" office:value="52.227895896367">
            <text:p>52.2278958964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5280.04511574">
            <text:p>2415280.04511574</text:p>
          </table:table-cell>
          <table:table-cell office:value-type="string">
            <text:p>1900-09-17 08:04:58.828125 EST-0500</text:p>
          </table:table-cell>
          <table:table-cell office:value-type="string">
            <text:p>R</text:p>
          </table:table-cell>
          <table:table-cell office:value-type="float" office:value="77.6986539010436">
            <text:p>77.698653901</text:p>
          </table:table-cell>
          <table:table-cell office:value-type="float" office:value="55.2237675570329">
            <text:p>55.223767557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5443.98494213">
            <text:p>2415443.98494213</text:p>
          </table:table-cell>
          <table:table-cell office:value-type="string">
            <text:p>1901-02-28 06:38:19.218750 EST-0500</text:p>
          </table:table-cell>
          <table:table-cell office:value-type="string">
            <text:p>D</text:p>
          </table:table-cell>
          <table:table-cell office:value-type="float" office:value="75.6844978533188">
            <text:p>75.6844978533</text:p>
          </table:table-cell>
          <table:table-cell office:value-type="float" office:value="53.2034390419527">
            <text:p>53.203439042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5646.2499537">
            <text:p>2415646.2499537</text:p>
          </table:table-cell>
          <table:table-cell office:value-type="string">
            <text:p>1901-09-18 12:59:56.484375 EST-0500</text:p>
          </table:table-cell>
          <table:table-cell office:value-type="string">
            <text:p>R</text:p>
          </table:table-cell>
          <table:table-cell office:value-type="float" office:value="78.6952792568985">
            <text:p>78.6952792569</text:p>
          </table:table-cell>
          <table:table-cell office:value-type="float" office:value="56.2074060464697">
            <text:p>56.2074060465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5810.28133102">
            <text:p>2415810.28133102</text:p>
          </table:table-cell>
          <table:table-cell office:value-type="string">
            <text:p>1902-03-01 13:45:07.031250 EST-0500</text:p>
          </table:table-cell>
          <table:table-cell office:value-type="string">
            <text:p>D</text:p>
          </table:table-cell>
          <table:table-cell office:value-type="float" office:value="76.6775955256091">
            <text:p>76.6775955256</text:p>
          </table:table-cell>
          <table:table-cell office:value-type="float" office:value="54.1837263432366">
            <text:p>54.1837263432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6012.50605324">
            <text:p>2416012.50605324</text:p>
          </table:table-cell>
          <table:table-cell office:value-type="string">
            <text:p>1902-09-19 19:08:43.828125 EST-0500</text:p>
          </table:table-cell>
          <table:table-cell office:value-type="string">
            <text:p>R</text:p>
          </table:table-cell>
          <table:table-cell office:value-type="float" office:value="79.6970538993827">
            <text:p>79.6970538994</text:p>
          </table:table-cell>
          <table:table-cell office:value-type="float" office:value="57.1965072036498">
            <text:p>57.196507203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6176.53864583">
            <text:p>2416176.53864583</text:p>
          </table:table-cell>
          <table:table-cell office:value-type="string">
            <text:p>1903-03-02 19:55:39.843750 EST-0500</text:p>
          </table:table-cell>
          <table:table-cell office:value-type="string">
            <text:p>D</text:p>
          </table:table-cell>
          <table:table-cell office:value-type="float" office:value="77.6761387059093">
            <text:p>77.6761387059</text:p>
          </table:table-cell>
          <table:table-cell office:value-type="float" office:value="55.1697412569895">
            <text:p>55.169741257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6378.7591088">
            <text:p>2416378.7591088</text:p>
          </table:table-cell>
          <table:table-cell office:value-type="string">
            <text:p>1903-09-21 01:13:07.500000 EST-0500</text:p>
          </table:table-cell>
          <table:table-cell office:value-type="string">
            <text:p>R</text:p>
          </table:table-cell>
          <table:table-cell office:value-type="float" office:value="80.7052002379916">
            <text:p>80.705200238</text:p>
          </table:table-cell>
          <table:table-cell office:value-type="float" office:value="58.1921637240851">
            <text:p>58.1921637241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6542.80329861">
            <text:p>2416542.80329861</text:p>
          </table:table-cell>
          <table:table-cell office:value-type="string">
            <text:p>1904-03-03 02:16:45.468750 EST-0500</text:p>
          </table:table-cell>
          <table:table-cell office:value-type="string">
            <text:p>D</text:p>
          </table:table-cell>
          <table:table-cell office:value-type="float" office:value="78.6811861458308">
            <text:p>78.6811861458</text:p>
          </table:table-cell>
          <table:table-cell office:value-type="float" office:value="56.1623566451482">
            <text:p>56.1623566451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6745.1043287">
            <text:p>2416745.1043287</text:p>
          </table:table-cell>
          <table:table-cell office:value-type="string">
            <text:p>1904-09-21 09:30:14.062500 EST-0500</text:p>
          </table:table-cell>
          <table:table-cell office:value-type="string">
            <text:p>R</text:p>
          </table:table-cell>
          <table:table-cell office:value-type="float" office:value="81.7201295362477">
            <text:p>81.7201295362</text:p>
          </table:table-cell>
          <table:table-cell office:value-type="float" office:value="59.1947101407688">
            <text:p>59.1947101408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6908.9971412">
            <text:p>2416908.9971412</text:p>
          </table:table-cell>
          <table:table-cell office:value-type="string">
            <text:p>1905-03-04 06:55:53.906250 EST-0500</text:p>
          </table:table-cell>
          <table:table-cell office:value-type="string">
            <text:p>D</text:p>
          </table:table-cell>
          <table:table-cell office:value-type="float" office:value="79.692890153235">
            <text:p>79.6928901532</text:p>
          </table:table-cell>
          <table:table-cell office:value-type="float" office:value="57.1616453209295">
            <text:p>57.1616453209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7111.53560185">
            <text:p>2417111.53560185</text:p>
          </table:table-cell>
          <table:table-cell office:value-type="string">
            <text:p>1905-09-22 19:51:16.171875 EST-0500</text:p>
          </table:table-cell>
          <table:table-cell office:value-type="string">
            <text:p>R</text:p>
          </table:table-cell>
          <table:table-cell office:value-type="float" office:value="82.7422362618958">
            <text:p>82.7422362619</text:p>
          </table:table-cell>
          <table:table-cell office:value-type="float" office:value="60.2044051799639">
            <text:p>60.20440518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7275.12690972">
            <text:p>2417275.12690972</text:p>
          </table:table-cell>
          <table:table-cell office:value-type="string">
            <text:p>1906-03-05 10:02:45.234375 EST-0500</text:p>
          </table:table-cell>
          <table:table-cell office:value-type="string">
            <text:p>D</text:p>
          </table:table-cell>
          <table:table-cell office:value-type="float" office:value="80.7113837485042">
            <text:p>80.7113837485</text:p>
          </table:table-cell>
          <table:table-cell office:value-type="float" office:value="58.1676195667656">
            <text:p>58.1676195668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7477.82222222">
            <text:p>2417477.82222222</text:p>
          </table:table-cell>
          <table:table-cell office:value-type="string">
            <text:p>1906-09-24 02:44:00.234375 EST-0500</text:p>
          </table:table-cell>
          <table:table-cell office:value-type="string">
            <text:p>R</text:p>
          </table:table-cell>
          <table:table-cell office:value-type="float" office:value="83.7712504011493">
            <text:p>83.7712504011</text:p>
          </table:table-cell>
          <table:table-cell office:value-type="float" office:value="61.2206692303166">
            <text:p>61.220669230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7641.42207176">
            <text:p>2417641.42207176</text:p>
          </table:table-cell>
          <table:table-cell office:value-type="string">
            <text:p>1907-03-06 17:07:47.578125 EST-0500</text:p>
          </table:table-cell>
          <table:table-cell office:value-type="string">
            <text:p>D</text:p>
          </table:table-cell>
          <table:table-cell office:value-type="float" office:value="81.7362379585266">
            <text:p>81.7362379585</text:p>
          </table:table-cell>
          <table:table-cell office:value-type="float" office:value="59.1795578341705">
            <text:p>59.1795578342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7844.0978588">
            <text:p>2417844.0978588</text:p>
          </table:table-cell>
          <table:table-cell office:value-type="string">
            <text:p>1907-09-25 09:20:55.078125 EST-0500</text:p>
          </table:table-cell>
          <table:table-cell office:value-type="string">
            <text:p>R</text:p>
          </table:table-cell>
          <table:table-cell office:value-type="float" office:value="84.8066750626587">
            <text:p>84.8066750627</text:p>
          </table:table-cell>
          <table:table-cell office:value-type="float" office:value="62.2428862909631">
            <text:p>62.242886291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8007.71296296">
            <text:p>2418007.71296296</text:p>
          </table:table-cell>
          <table:table-cell office:value-type="string">
            <text:p>1908-03-07 00:06:40.781250 EST-0500</text:p>
          </table:table-cell>
          <table:table-cell office:value-type="string">
            <text:p>D</text:p>
          </table:table-cell>
          <table:table-cell office:value-type="float" office:value="82.7669318747653">
            <text:p>82.7669318748</text:p>
          </table:table-cell>
          <table:table-cell office:value-type="float" office:value="60.1967870525717">
            <text:p>60.196787052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8210.3234375">
            <text:p>2418210.3234375</text:p>
          </table:table-cell>
          <table:table-cell office:value-type="string">
            <text:p>1908-09-25 14:45:45.703125 EST-0500</text:p>
          </table:table-cell>
          <table:table-cell office:value-type="string">
            <text:p>R</text:p>
          </table:table-cell>
          <table:table-cell office:value-type="float" office:value="85.8481291442071">
            <text:p>85.8481291442</text:p>
          </table:table-cell>
          <table:table-cell office:value-type="float" office:value="63.2705610416804">
            <text:p>63.2705610417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8374.06733796">
            <text:p>2418374.06733796</text:p>
          </table:table-cell>
          <table:table-cell office:value-type="string">
            <text:p>1909-03-08 08:36:58.359375 EST-0500</text:p>
          </table:table-cell>
          <table:table-cell office:value-type="string">
            <text:p>D</text:p>
          </table:table-cell>
          <table:table-cell office:value-type="float" office:value="83.8032062708174">
            <text:p>83.8032062708</text:p>
          </table:table-cell>
          <table:table-cell office:value-type="float" office:value="61.2190320069208">
            <text:p>61.2190320069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8576.69733796">
            <text:p>2418576.69733796</text:p>
          </table:table-cell>
          <table:table-cell office:value-type="string">
            <text:p>1909-09-26 23:44:10.781250 EST-0500</text:p>
          </table:table-cell>
          <table:table-cell office:value-type="string">
            <text:p>R</text:p>
          </table:table-cell>
          <table:table-cell office:value-type="float" office:value="86.8952807447319">
            <text:p>86.8952807447</text:p>
          </table:table-cell>
          <table:table-cell office:value-type="float" office:value="64.3033584206336">
            <text:p>64.303358420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8740.27827546">
            <text:p>2418740.27827546</text:p>
          </table:table-cell>
          <table:table-cell office:value-type="string">
            <text:p>1910-03-09 13:40:43.359375 EST-0500</text:p>
          </table:table-cell>
          <table:table-cell office:value-type="string">
            <text:p>D</text:p>
          </table:table-cell>
          <table:table-cell office:value-type="float" office:value="84.8448652216986">
            <text:p>84.8448652217</text:p>
          </table:table-cell>
          <table:table-cell office:value-type="float" office:value="62.2461130272526">
            <text:p>62.246113027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8943.10237268">
            <text:p>2418943.10237268</text:p>
          </table:table-cell>
          <table:table-cell office:value-type="string">
            <text:p>1910-09-28 09:27:25.312500 EST-0500</text:p>
          </table:table-cell>
          <table:table-cell office:value-type="string">
            <text:p>R</text:p>
          </table:table-cell>
          <table:table-cell office:value-type="float" office:value="87.9484075689091">
            <text:p>87.9484075689</text:p>
          </table:table-cell>
          <table:table-cell office:value-type="float" office:value="65.3416573439888">
            <text:p>65.341657344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9106.44892361">
            <text:p>2419106.44892361</text:p>
          </table:table-cell>
          <table:table-cell office:value-type="string">
            <text:p>1911-03-10 17:46:27.890625 EST-0500</text:p>
          </table:table-cell>
          <table:table-cell office:value-type="string">
            <text:p>D</text:p>
          </table:table-cell>
          <table:table-cell office:value-type="float" office:value="85.8922562226726">
            <text:p>85.8922562227</text:p>
          </table:table-cell>
          <table:table-cell office:value-type="float" office:value="63.2785076925725">
            <text:p>63.278507692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9309.43293981">
            <text:p>2419309.43293981</text:p>
          </table:table-cell>
          <table:table-cell office:value-type="string">
            <text:p>1911-09-29 17:23:26.250000 EST-0500</text:p>
          </table:table-cell>
          <table:table-cell office:value-type="string">
            <text:p>R</text:p>
          </table:table-cell>
          <table:table-cell office:value-type="float" office:value="89.007455289791">
            <text:p>89.0074552898</text:p>
          </table:table-cell>
          <table:table-cell office:value-type="float" office:value="66.3856088988489">
            <text:p>66.3856088988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9472.77277778">
            <text:p>2419472.77277778</text:p>
          </table:table-cell>
          <table:table-cell office:value-type="string">
            <text:p>1912-03-11 01:32:48.750000 EST-0500</text:p>
          </table:table-cell>
          <table:table-cell office:value-type="string">
            <text:p>D</text:p>
          </table:table-cell>
          <table:table-cell office:value-type="float" office:value="86.9455273493119">
            <text:p>86.9455273493</text:p>
          </table:table-cell>
          <table:table-cell office:value-type="float" office:value="64.3165259088738">
            <text:p>64.3165259089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9675.7775463">
            <text:p>2419675.7775463</text:p>
          </table:table-cell>
          <table:table-cell office:value-type="string">
            <text:p>1912-09-30 01:39:40.078125 EST-0500</text:p>
          </table:table-cell>
          <table:table-cell office:value-type="string">
            <text:p>R</text:p>
          </table:table-cell>
          <table:table-cell office:value-type="float" office:value="90.0731830401219">
            <text:p>90.0731830401</text:p>
          </table:table-cell>
          <table:table-cell office:value-type="float" office:value="67.4359696427086">
            <text:p>67.4359696427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19839.0978588">
            <text:p>2419839.0978588</text:p>
          </table:table-cell>
          <table:table-cell office:value-type="string">
            <text:p>1913-03-12 09:20:55.078125 EST-0500</text:p>
          </table:table-cell>
          <table:table-cell office:value-type="string">
            <text:p>D</text:p>
          </table:table-cell>
          <table:table-cell office:value-type="float" office:value="88.0055221102442">
            <text:p>88.0055221102</text:p>
          </table:table-cell>
          <table:table-cell office:value-type="float" office:value="65.36109157225">
            <text:p>65.361091572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0042.03974537">
            <text:p>2420042.03974537</text:p>
          </table:table-cell>
          <table:table-cell office:value-type="string">
            <text:p>1913-10-01 07:57:14.765625 EST-0500</text:p>
          </table:table-cell>
          <table:table-cell office:value-type="string">
            <text:p>R</text:p>
          </table:table-cell>
          <table:table-cell office:value-type="float" office:value="91.1465342473821">
            <text:p>91.1465342474</text:p>
          </table:table-cell>
          <table:table-cell office:value-type="float" office:value="68.4937206175614">
            <text:p>68.493720617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0205.46260417">
            <text:p>2420205.46260417</text:p>
          </table:table-cell>
          <table:table-cell office:value-type="string">
            <text:p>1914-03-13 18:06:09.140625 EST-0500</text:p>
          </table:table-cell>
          <table:table-cell office:value-type="string">
            <text:p>D</text:p>
          </table:table-cell>
          <table:table-cell office:value-type="float" office:value="89.0733588374473">
            <text:p>89.0733588374</text:p>
          </table:table-cell>
          <table:table-cell office:value-type="float" office:value="66.4133194799352">
            <text:p>66.4133194799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0408.37946759">
            <text:p>2420408.37946759</text:p>
          </table:table-cell>
          <table:table-cell office:value-type="string">
            <text:p>1914-10-02 16:06:26.718750 EST-0500</text:p>
          </table:table-cell>
          <table:table-cell office:value-type="string">
            <text:p>R</text:p>
          </table:table-cell>
          <table:table-cell office:value-type="float" office:value="92.228189255731">
            <text:p>92.2281892557</text:p>
          </table:table-cell>
          <table:table-cell office:value-type="float" office:value="69.5597950246309">
            <text:p>69.559795024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0571.76265046">
            <text:p>2420571.76265046</text:p>
          </table:table-cell>
          <table:table-cell office:value-type="string">
            <text:p>1915-03-15 01:18:13.359375 EST-0500</text:p>
          </table:table-cell>
          <table:table-cell office:value-type="string">
            <text:p>D</text:p>
          </table:table-cell>
          <table:table-cell office:value-type="float" office:value="90.1496650949641">
            <text:p>90.149665095</text:p>
          </table:table-cell>
          <table:table-cell office:value-type="float" office:value="67.4741151460069">
            <text:p>67.47411514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0774.86689815">
            <text:p>2420774.86689815</text:p>
          </table:table-cell>
          <table:table-cell office:value-type="string">
            <text:p>1915-10-04 03:48:20.390625 EST-0500</text:p>
          </table:table-cell>
          <table:table-cell office:value-type="string">
            <text:p>R</text:p>
          </table:table-cell>
          <table:table-cell office:value-type="float" office:value="93.3192341729547">
            <text:p>93.319234173</text:p>
          </table:table-cell>
          <table:table-cell office:value-type="float" office:value="70.6355275469708">
            <text:p>70.635527547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0937.94489583">
            <text:p>2420937.94489583</text:p>
          </table:table-cell>
          <table:table-cell office:value-type="string">
            <text:p>1916-03-15 05:40:39.843750 EST-0500</text:p>
          </table:table-cell>
          <table:table-cell office:value-type="string">
            <text:p>D</text:p>
          </table:table-cell>
          <table:table-cell office:value-type="float" office:value="91.2352793861403">
            <text:p>91.2352793861</text:p>
          </table:table-cell>
          <table:table-cell office:value-type="float" office:value="68.5445819112317">
            <text:p>68.5445819112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1141.30976852">
            <text:p>2421141.30976852</text:p>
          </table:table-cell>
          <table:table-cell office:value-type="string">
            <text:p>1916-10-04 14:26:04.453125 EST-0500</text:p>
          </table:table-cell>
          <table:table-cell office:value-type="string">
            <text:p>R</text:p>
          </table:table-cell>
          <table:table-cell office:value-type="float" office:value="94.4199639440529">
            <text:p>94.4199639441</text:p>
          </table:table-cell>
          <table:table-cell office:value-type="float" office:value="71.7213389954736">
            <text:p>71.7213389955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1304.21260417">
            <text:p>2421304.21260417</text:p>
          </table:table-cell>
          <table:table-cell office:value-type="string">
            <text:p>1917-03-16 12:06:09.140625 EST-0500</text:p>
          </table:table-cell>
          <table:table-cell office:value-type="string">
            <text:p>D</text:p>
          </table:table-cell>
          <table:table-cell office:value-type="float" office:value="92.3302929165145">
            <text:p>92.3302929165</text:p>
          </table:table-cell>
          <table:table-cell office:value-type="float" office:value="69.624940117433">
            <text:p>69.6249401174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1507.75752315">
            <text:p>2421507.75752315</text:p>
          </table:table-cell>
          <table:table-cell office:value-type="string">
            <text:p>1917-10-06 01:10:50.390625 EST-0500</text:p>
          </table:table-cell>
          <table:table-cell office:value-type="string">
            <text:p>R</text:p>
          </table:table-cell>
          <table:table-cell office:value-type="float" office:value="95.5307041020857">
            <text:p>95.5307041021</text:p>
          </table:table-cell>
          <table:table-cell office:value-type="float" office:value="72.8176486099652">
            <text:p>72.81764861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1670.51265046">
            <text:p>2421670.51265046</text:p>
          </table:table-cell>
          <table:table-cell office:value-type="string">
            <text:p>1918-03-17 19:18:13.359375 EST-0500</text:p>
          </table:table-cell>
          <table:table-cell office:value-type="string">
            <text:p>D</text:p>
          </table:table-cell>
          <table:table-cell office:value-type="float" office:value="93.4348401744254">
            <text:p>93.4348401744</text:p>
          </table:table-cell>
          <table:table-cell office:value-type="float" office:value="70.7152756733411">
            <text:p>70.715275673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1874.04170139">
            <text:p>2421874.04170139</text:p>
          </table:table-cell>
          <table:table-cell office:value-type="string">
            <text:p>1918-10-07 08:00:03.515625 EST-0500</text:p>
          </table:table-cell>
          <table:table-cell office:value-type="string">
            <text:p>R</text:p>
          </table:table-cell>
          <table:table-cell office:value-type="float" office:value="96.6509940360634">
            <text:p>96.6509940361</text:p>
          </table:table-cell>
          <table:table-cell office:value-type="float" office:value="73.9241057030127">
            <text:p>73.92410570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2036.98604167">
            <text:p>2422036.98604167</text:p>
          </table:table-cell>
          <table:table-cell office:value-type="string">
            <text:p>1919-03-19 06:39:54.140625 EST-0500</text:p>
          </table:table-cell>
          <table:table-cell office:value-type="string">
            <text:p>D</text:p>
          </table:table-cell>
          <table:table-cell office:value-type="float" office:value="94.548271717495">
            <text:p>94.5482717175</text:p>
          </table:table-cell>
          <table:table-cell office:value-type="float" office:value="71.8150681930688">
            <text:p>71.8150681931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2240.41315972">
            <text:p>2422240.41315972</text:p>
          </table:table-cell>
          <table:table-cell office:value-type="string">
            <text:p>1919-10-08 16:54:57.656250 EST-0500</text:p>
          </table:table-cell>
          <table:table-cell office:value-type="string">
            <text:p>R</text:p>
          </table:table-cell>
          <table:table-cell office:value-type="float" office:value="97.780201518822">
            <text:p>97.7802015188</text:p>
          </table:table-cell>
          <table:table-cell office:value-type="float" office:value="75.0399077206986">
            <text:p>75.0399077207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2403.36482639">
            <text:p>2422403.36482639</text:p>
          </table:table-cell>
          <table:table-cell office:value-type="string">
            <text:p>1920-03-19 15:45:21.093750 EST-0500</text:p>
          </table:table-cell>
          <table:table-cell office:value-type="string">
            <text:p>D</text:p>
          </table:table-cell>
          <table:table-cell office:value-type="float" office:value="95.6699287053384">
            <text:p>95.6699287053</text:p>
          </table:table-cell>
          <table:table-cell office:value-type="float" office:value="72.9235268084759">
            <text:p>72.9235268085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2606.85420139">
            <text:p>2422606.85420139</text:p>
          </table:table-cell>
          <table:table-cell office:value-type="string">
            <text:p>1920-10-09 03:30:03.515625 EST-0500</text:p>
          </table:table-cell>
          <table:table-cell office:value-type="string">
            <text:p>R</text:p>
          </table:table-cell>
          <table:table-cell office:value-type="float" office:value="98.9181475192774">
            <text:p>98.9181475193</text:p>
          </table:table-cell>
          <table:table-cell office:value-type="float" office:value="76.1648754860064">
            <text:p>76.16487548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2769.659375">
            <text:p>2422769.659375</text:p>
          </table:table-cell>
          <table:table-cell office:value-type="string">
            <text:p>1921-03-20 22:49:30.703125 EST-0500</text:p>
          </table:table-cell>
          <table:table-cell office:value-type="string">
            <text:p>D</text:p>
          </table:table-cell>
          <table:table-cell office:value-type="float" office:value="96.7997953027545">
            <text:p>96.7997953028</text:p>
          </table:table-cell>
          <table:table-cell office:value-type="float" office:value="74.040606178458">
            <text:p>74.0406061785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2973.30256944">
            <text:p>2422973.30256944</text:p>
          </table:table-cell>
          <table:table-cell office:value-type="string">
            <text:p>1921-10-10 14:15:42.187500 EST-0500</text:p>
          </table:table-cell>
          <table:table-cell office:value-type="string">
            <text:p>R</text:p>
          </table:table-cell>
          <table:table-cell office:value-type="float" office:value="100.064358323317">
            <text:p>100.0643583233</text:p>
          </table:table-cell>
          <table:table-cell office:value-type="float" office:value="77.2985193966249">
            <text:p>77.298519396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3136.02534722">
            <text:p>2423136.02534722</text:p>
          </table:table-cell>
          <table:table-cell office:value-type="string">
            <text:p>1922-03-22 07:36:30.234375 EST-0500</text:p>
          </table:table-cell>
          <table:table-cell office:value-type="string">
            <text:p>D</text:p>
          </table:table-cell>
          <table:table-cell office:value-type="float" office:value="97.9376153205034">
            <text:p>97.9376153205</text:p>
          </table:table-cell>
          <table:table-cell office:value-type="float" office:value="75.1659882800209">
            <text:p>75.16598828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3339.84064815">
            <text:p>2423339.84064815</text:p>
          </table:table-cell>
          <table:table-cell office:value-type="string">
            <text:p>1922-10-12 03:10:32.812500 EST-0500</text:p>
          </table:table-cell>
          <table:table-cell office:value-type="string">
            <text:p>R</text:p>
          </table:table-cell>
          <table:table-cell office:value-type="float" office:value="101.219338446199">
            <text:p>101.2193384462</text:p>
          </table:table-cell>
          <table:table-cell office:value-type="float" office:value="78.4412052773343">
            <text:p>78.441205277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3502.34553241">
            <text:p>2423502.34553241</text:p>
          </table:table-cell>
          <table:table-cell office:value-type="string">
            <text:p>1923-03-23 15:17:34.687500 EST-0500</text:p>
          </table:table-cell>
          <table:table-cell office:value-type="string">
            <text:p>D</text:p>
          </table:table-cell>
          <table:table-cell office:value-type="float" office:value="99.083988539645">
            <text:p>99.0839885396</text:p>
          </table:table-cell>
          <table:table-cell office:value-type="float" office:value="76.3001230466981">
            <text:p>76.3001230467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3706.24934028">
            <text:p>2423706.24934028</text:p>
          </table:table-cell>
          <table:table-cell office:value-type="string">
            <text:p>1923-10-13 12:59:03.750000 EST-0500</text:p>
          </table:table-cell>
          <table:table-cell office:value-type="string">
            <text:p>R</text:p>
          </table:table-cell>
          <table:table-cell office:value-type="float" office:value="102.383782772473">
            <text:p>102.3837827725</text:p>
          </table:table-cell>
          <table:table-cell office:value-type="float" office:value="79.5932843323487">
            <text:p>79.593284332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3868.79328704">
            <text:p>2423868.79328704</text:p>
          </table:table-cell>
          <table:table-cell office:value-type="string">
            <text:p>1924-03-24 02:02:20.625000 EST-0500</text:p>
          </table:table-cell>
          <table:table-cell office:value-type="string">
            <text:p>D</text:p>
          </table:table-cell>
          <table:table-cell office:value-type="float" office:value="100.239842841456">
            <text:p>100.2398428415</text:p>
          </table:table-cell>
          <table:table-cell office:value-type="float" office:value="77.4435394928461">
            <text:p>77.4435394928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4072.6525463">
            <text:p>2424072.6525463</text:p>
          </table:table-cell>
          <table:table-cell office:value-type="string">
            <text:p>1924-10-13 22:39:40.078125 EST-0500</text:p>
          </table:table-cell>
          <table:table-cell office:value-type="string">
            <text:p>R</text:p>
          </table:table-cell>
          <table:table-cell office:value-type="float" office:value="103.558372665109">
            <text:p>103.5583726651</text:p>
          </table:table-cell>
          <table:table-cell office:value-type="float" office:value="80.7552871678565">
            <text:p>80.7552871679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4235.22334491">
            <text:p>2424235.22334491</text:p>
          </table:table-cell>
          <table:table-cell office:value-type="string">
            <text:p>1925-03-25 12:21:37.265625 EST-0500</text:p>
          </table:table-cell>
          <table:table-cell office:value-type="string">
            <text:p>D</text:p>
          </table:table-cell>
          <table:table-cell office:value-type="float" office:value="101.406059523866">
            <text:p>101.4060595239</text:p>
          </table:table-cell>
          <table:table-cell office:value-type="float" office:value="78.5969708747482">
            <text:p>78.5969708747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4439.10273148">
            <text:p>2424439.10273148</text:p>
          </table:table-cell>
          <table:table-cell office:value-type="string">
            <text:p>1925-10-15 09:27:56.953125 EST-0500</text:p>
          </table:table-cell>
          <table:table-cell office:value-type="string">
            <text:p>R</text:p>
          </table:table-cell>
          <table:table-cell office:value-type="float" office:value="104.74468641342">
            <text:p>104.7446864134</text:p>
          </table:table-cell>
          <table:table-cell office:value-type="float" office:value="81.9285887202541">
            <text:p>81.928588720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4601.59236111">
            <text:p>2424601.59236111</text:p>
          </table:table-cell>
          <table:table-cell office:value-type="string">
            <text:p>1926-03-26 21:13:00.468750 EST-0500</text:p>
          </table:table-cell>
          <table:table-cell office:value-type="string">
            <text:p>D</text:p>
          </table:table-cell>
          <table:table-cell office:value-type="float" office:value="102.584290239362">
            <text:p>102.5842902394</text:p>
          </table:table-cell>
          <table:table-cell office:value-type="float" office:value="79.7619802073896">
            <text:p>79.7619802074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4805.6359375">
            <text:p>2424805.6359375</text:p>
          </table:table-cell>
          <table:table-cell office:value-type="string">
            <text:p>1926-10-16 22:15:45.703125 EST-0500</text:p>
          </table:table-cell>
          <table:table-cell office:value-type="string">
            <text:p>R</text:p>
          </table:table-cell>
          <table:table-cell office:value-type="float" office:value="105.943784438679">
            <text:p>105.9437844387</text:p>
          </table:table-cell>
          <table:table-cell office:value-type="float" office:value="83.1141739878627">
            <text:p>83.1141739879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4967.91927083">
            <text:p>2424967.91927083</text:p>
          </table:table-cell>
          <table:table-cell office:value-type="string">
            <text:p>1927-03-28 05:03:45.000000 EST-0500</text:p>
          </table:table-cell>
          <table:table-cell office:value-type="string">
            <text:p>D</text:p>
          </table:table-cell>
          <table:table-cell office:value-type="float" office:value="103.775518894962">
            <text:p>103.775518895</text:p>
          </table:table-cell>
          <table:table-cell office:value-type="float" office:value="80.9395278298353">
            <text:p>80.9395278298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5172.23384259">
            <text:p>2425172.23384259</text:p>
          </table:table-cell>
          <table:table-cell office:value-type="string">
            <text:p>1927-10-18 12:36:44.296875 EST-0500</text:p>
          </table:table-cell>
          <table:table-cell office:value-type="string">
            <text:p>R</text:p>
          </table:table-cell>
          <table:table-cell office:value-type="float" office:value="107.157231279999">
            <text:p>107.15723128</text:p>
          </table:table-cell>
          <table:table-cell office:value-type="float" office:value="84.3135851127297">
            <text:p>84.3135851127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5334.24616898">
            <text:p>2425334.24616898</text:p>
          </table:table-cell>
          <table:table-cell office:value-type="string">
            <text:p>1928-03-28 12:54:29.531250 EST-0500</text:p>
          </table:table-cell>
          <table:table-cell office:value-type="string">
            <text:p>D</text:p>
          </table:table-cell>
          <table:table-cell office:value-type="float" office:value="104.981234365404">
            <text:p>104.9812343654</text:p>
          </table:table-cell>
          <table:table-cell office:value-type="float" office:value="82.1310054676125">
            <text:p>82.131005467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5538.76399306">
            <text:p>2425538.76399306</text:p>
          </table:table-cell>
          <table:table-cell office:value-type="string">
            <text:p>1928-10-19 01:20:09.375000 EST-0500</text:p>
          </table:table-cell>
          <table:table-cell office:value-type="string">
            <text:p>R</text:p>
          </table:table-cell>
          <table:table-cell office:value-type="float" office:value="108.385889354666">
            <text:p>108.3858893547</text:p>
          </table:table-cell>
          <table:table-cell office:value-type="float" office:value="85.5278163320556">
            <text:p>85.5278163321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5700.75983796">
            <text:p>2425700.75983796</text:p>
          </table:table-cell>
          <table:table-cell office:value-type="string">
            <text:p>1929-03-30 01:14:10.781250 EST-0500</text:p>
          </table:table-cell>
          <table:table-cell office:value-type="string">
            <text:p>D</text:p>
          </table:table-cell>
          <table:table-cell office:value-type="float" office:value="106.202111296614">
            <text:p>106.2021112966</text:p>
          </table:table-cell>
          <table:table-cell office:value-type="float" office:value="83.3372212872808">
            <text:p>83.337221287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5905.33930556">
            <text:p>2425905.33930556</text:p>
          </table:table-cell>
          <table:table-cell office:value-type="string">
            <text:p>1929-10-20 15:08:36.796875 EST-0500</text:p>
          </table:table-cell>
          <table:table-cell office:value-type="string">
            <text:p>R</text:p>
          </table:table-cell>
          <table:table-cell office:value-type="float" office:value="109.630386512264">
            <text:p>109.6303865123</text:p>
          </table:table-cell>
          <table:table-cell office:value-type="float" office:value="86.7573726292831">
            <text:p>86.757372629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6067.25520833">
            <text:p>2426067.25520833</text:p>
          </table:table-cell>
          <table:table-cell office:value-type="string">
            <text:p>1930-03-31 13:07:30.000000 EST-0500</text:p>
          </table:table-cell>
          <table:table-cell office:value-type="string">
            <text:p>D</text:p>
          </table:table-cell>
          <table:table-cell office:value-type="float" office:value="107.438275374283">
            <text:p>107.4382753743</text:p>
          </table:table-cell>
          <table:table-cell office:value-type="float" office:value="84.5582544132535">
            <text:p>84.558254413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6271.81758102">
            <text:p>2426271.81758102</text:p>
          </table:table-cell>
          <table:table-cell office:value-type="string">
            <text:p>1930-10-22 02:37:19.453125 EST-0500</text:p>
          </table:table-cell>
          <table:table-cell office:value-type="string">
            <text:p>R</text:p>
          </table:table-cell>
          <table:table-cell office:value-type="float" office:value="110.890778242377">
            <text:p>110.8907782424</text:p>
          </table:table-cell>
          <table:table-cell office:value-type="float" office:value="88.0023956554019">
            <text:p>88.0023956554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6433.74141204">
            <text:p>2426433.74141204</text:p>
          </table:table-cell>
          <table:table-cell office:value-type="string">
            <text:p>1931-04-02 00:47:38.203125 EST-0500</text:p>
          </table:table-cell>
          <table:table-cell office:value-type="string">
            <text:p>D</text:p>
          </table:table-cell>
          <table:table-cell office:value-type="float" office:value="108.689642547232">
            <text:p>108.6896425472</text:p>
          </table:table-cell>
          <table:table-cell office:value-type="float" office:value="85.7941092896763">
            <text:p>85.7941092897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6638.33979167">
            <text:p>2426638.33979167</text:p>
          </table:table-cell>
          <table:table-cell office:value-type="string">
            <text:p>1931-10-23 15:09:18.984375 EST-0500</text:p>
          </table:table-cell>
          <table:table-cell office:value-type="string">
            <text:p>R</text:p>
          </table:table-cell>
          <table:table-cell office:value-type="float" office:value="112.166185424515">
            <text:p>112.1661854245</text:p>
          </table:table-cell>
          <table:table-cell office:value-type="float" office:value="89.2622059532603">
            <text:p>89.262205953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6800.21784722">
            <text:p>2426800.21784722</text:p>
          </table:table-cell>
          <table:table-cell office:value-type="string">
            <text:p>1932-04-02 12:13:42.656250 EST-0500</text:p>
          </table:table-cell>
          <table:table-cell office:value-type="string">
            <text:p>D</text:p>
          </table:table-cell>
          <table:table-cell office:value-type="float" office:value="109.955199553202">
            <text:p>109.9551995532</text:p>
          </table:table-cell>
          <table:table-cell office:value-type="float" office:value="87.0440289860797">
            <text:p>87.0440289861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7005.0127662">
            <text:p>2427005.0127662</text:p>
          </table:table-cell>
          <table:table-cell office:value-type="string">
            <text:p>1932-10-24 07:18:23.906250 EST-0500</text:p>
          </table:table-cell>
          <table:table-cell office:value-type="string">
            <text:p>R</text:p>
          </table:table-cell>
          <table:table-cell office:value-type="float" office:value="113.456297290889">
            <text:p>113.4562972909</text:p>
          </table:table-cell>
          <table:table-cell office:value-type="float" office:value="90.5367076974017">
            <text:p>90.5367076974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7166.57405093">
            <text:p>2427166.57405093</text:p>
          </table:table-cell>
          <table:table-cell office:value-type="string">
            <text:p>1933-04-03 20:46:38.437500 EST-0500</text:p>
          </table:table-cell>
          <table:table-cell office:value-type="string">
            <text:p>D</text:p>
          </table:table-cell>
          <table:table-cell office:value-type="float" office:value="111.234680495201">
            <text:p>111.2346804952</text:p>
          </table:table-cell>
          <table:table-cell office:value-type="float" office:value="88.3080265535974">
            <text:p>88.308026553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7371.61677083">
            <text:p>2427371.61677083</text:p>
          </table:table-cell>
          <table:table-cell office:value-type="string">
            <text:p>1933-10-25 21:48:09.843750 EST-0500</text:p>
          </table:table-cell>
          <table:table-cell office:value-type="string">
            <text:p>R</text:p>
          </table:table-cell>
          <table:table-cell office:value-type="float" office:value="114.760744024486">
            <text:p>114.7607440245</text:p>
          </table:table-cell>
          <table:table-cell office:value-type="float" office:value="91.8256693702073">
            <text:p>91.8256693702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7533.07612269">
            <text:p>2427533.07612269</text:p>
          </table:table-cell>
          <table:table-cell office:value-type="string">
            <text:p>1934-04-05 08:49:37.734375 EST-0500</text:p>
          </table:table-cell>
          <table:table-cell office:value-type="string">
            <text:p>D</text:p>
          </table:table-cell>
          <table:table-cell office:value-type="float" office:value="112.528026453065">
            <text:p>112.5280264531</text:p>
          </table:table-cell>
          <table:table-cell office:value-type="float" office:value="89.5860930735678">
            <text:p>89.5860930736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7738.29524306">
            <text:p>2427738.29524306</text:p>
          </table:table-cell>
          <table:table-cell office:value-type="string">
            <text:p>1934-10-27 14:05:09.375000 EST-0500</text:p>
          </table:table-cell>
          <table:table-cell office:value-type="string">
            <text:p>R</text:p>
          </table:table-cell>
          <table:table-cell office:value-type="float" office:value="116.079542233435">
            <text:p>116.0795422334</text:p>
          </table:table-cell>
          <table:table-cell office:value-type="float" office:value="93.1293634305317">
            <text:p>93.1293634305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7899.60383102">
            <text:p>2427899.60383102</text:p>
          </table:table-cell>
          <table:table-cell office:value-type="string">
            <text:p>1935-04-06 21:29:31.875000 EST-0500</text:p>
          </table:table-cell>
          <table:table-cell office:value-type="string">
            <text:p>D</text:p>
          </table:table-cell>
          <table:table-cell office:value-type="float" office:value="113.835286482575">
            <text:p>113.8352864826</text:p>
          </table:table-cell>
          <table:table-cell office:value-type="float" office:value="90.8783933734659">
            <text:p>90.8783933735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8104.85957176">
            <text:p>2428104.85957176</text:p>
          </table:table-cell>
          <table:table-cell office:value-type="string">
            <text:p>1935-10-29 03:37:47.578125 EST-0500</text:p>
          </table:table-cell>
          <table:table-cell office:value-type="string">
            <text:p>R</text:p>
          </table:table-cell>
          <table:table-cell office:value-type="float" office:value="117.413046540033">
            <text:p>117.41304654</text:p>
          </table:table-cell>
          <table:table-cell office:value-type="float" office:value="94.448228622294">
            <text:p>94.448228622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8266.25239583">
            <text:p>2428266.25239583</text:p>
          </table:table-cell>
          <table:table-cell office:value-type="string">
            <text:p>1936-04-07 13:03:27.421875 EST-0500</text:p>
          </table:table-cell>
          <table:table-cell office:value-type="string">
            <text:p>D</text:p>
          </table:table-cell>
          <table:table-cell office:value-type="float" office:value="115.157134826485">
            <text:p>115.1571348265</text:p>
          </table:table-cell>
          <table:table-cell office:value-type="float" office:value="92.1857536327062">
            <text:p>92.1857536327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8471.48188657">
            <text:p>2428471.48188657</text:p>
          </table:table-cell>
          <table:table-cell office:value-type="string">
            <text:p>1936-10-29 18:33:55.546875 EST-0500</text:p>
          </table:table-cell>
          <table:table-cell office:value-type="string">
            <text:p>R</text:p>
          </table:table-cell>
          <table:table-cell office:value-type="float" office:value="118.761983955458">
            <text:p>118.7619839555</text:p>
          </table:table-cell>
          <table:table-cell office:value-type="float" office:value="95.782934206382">
            <text:p>95.7829342064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8632.84724537">
            <text:p>2428632.84724537</text:p>
          </table:table-cell>
          <table:table-cell office:value-type="string">
            <text:p>1937-04-09 03:20:02.343750 EST-0500</text:p>
          </table:table-cell>
          <table:table-cell office:value-type="string">
            <text:p>D</text:p>
          </table:table-cell>
          <table:table-cell office:value-type="float" office:value="116.494400063069">
            <text:p>116.4944000631</text:p>
          </table:table-cell>
          <table:table-cell office:value-type="float" office:value="93.5089912915102">
            <text:p>93.5089912915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8838.1078588">
            <text:p>2428838.1078588</text:p>
          </table:table-cell>
          <table:table-cell office:value-type="string">
            <text:p>1937-10-31 09:35:19.921875 EST-0500</text:p>
          </table:table-cell>
          <table:table-cell office:value-type="string">
            <text:p>R</text:p>
          </table:table-cell>
          <table:table-cell office:value-type="float" office:value="120.127736379824">
            <text:p>120.1277363798</text:p>
          </table:table-cell>
          <table:table-cell office:value-type="float" office:value="97.1349417662192">
            <text:p>97.1349417662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8999.34810185">
            <text:p>2428999.34810185</text:p>
          </table:table-cell>
          <table:table-cell office:value-type="string">
            <text:p>1938-04-10 15:21:16.171875 EST-0500</text:p>
          </table:table-cell>
          <table:table-cell office:value-type="string">
            <text:p>D</text:p>
          </table:table-cell>
          <table:table-cell office:value-type="float" office:value="117.84866345045">
            <text:p>117.8486634505</text:p>
          </table:table-cell>
          <table:table-cell office:value-type="float" office:value="94.8497436216747">
            <text:p>94.8497436217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9204.7918287">
            <text:p>2429204.7918287</text:p>
          </table:table-cell>
          <table:table-cell office:value-type="string">
            <text:p>1938-11-02 02:00:14.062500 EST-0500</text:p>
          </table:table-cell>
          <table:table-cell office:value-type="string">
            <text:p>R</text:p>
          </table:table-cell>
          <table:table-cell office:value-type="float" office:value="121.511450884881">
            <text:p>121.5114508849</text:p>
          </table:table-cell>
          <table:table-cell office:value-type="float" office:value="98.5054442608209">
            <text:p>98.5054442608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9365.90693287">
            <text:p>2429365.90693287</text:p>
          </table:table-cell>
          <table:table-cell office:value-type="string">
            <text:p>1939-04-12 04:45:59.765625 EST-0500</text:p>
          </table:table-cell>
          <table:table-cell office:value-type="string">
            <text:p>D</text:p>
          </table:table-cell>
          <table:table-cell office:value-type="float" office:value="119.221234615946">
            <text:p>119.2212346159</text:p>
          </table:table-cell>
          <table:table-cell office:value-type="float" office:value="96.209360238488">
            <text:p>96.2093602385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9571.62104167">
            <text:p>2429571.62104167</text:p>
          </table:table-cell>
          <table:table-cell office:value-type="string">
            <text:p>1939-11-03 21:54:18.984375 EST-0500</text:p>
          </table:table-cell>
          <table:table-cell office:value-type="string">
            <text:p>R</text:p>
          </table:table-cell>
          <table:table-cell office:value-type="float" office:value="122.915081522777">
            <text:p>122.9150815228</text:p>
          </table:table-cell>
          <table:table-cell office:value-type="float" office:value="99.8963069691707">
            <text:p>99.8963069692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9732.41511574">
            <text:p>2429732.41511574</text:p>
          </table:table-cell>
          <table:table-cell office:value-type="string">
            <text:p>1940-04-12 16:57:46.406250 EST-0500</text:p>
          </table:table-cell>
          <table:table-cell office:value-type="string">
            <text:p>D</text:p>
          </table:table-cell>
          <table:table-cell office:value-type="float" office:value="120.613843712174">
            <text:p>120.6138437122</text:p>
          </table:table-cell>
          <table:table-cell office:value-type="float" office:value="97.5894683013285">
            <text:p>97.5894683013</text:p>
          </table:table-cell>
          <table:table-cell/>
        </table:table-row>
        <table:table-row table:style-name="ro1">
          <table:table-cell office:value-type="string">
            <text:p>Pluto</text:p>
          </table:table-cell>
          <table:table-cell office:value-type="float" office:value="2429938.34528935">
            <text:p>2429938.34528935</text:p>
          </table:table-cell>
          <table:table-cell office:value-type="string">
            <text:p>1940-11-04 15:17:13.593750 EST-0500</text:p>
          </table:table-cell>
          <table:table-cell office:value-type="string">
            <text:p>R</text:p>
          </table:table-cell>
          <table:table-cell office:value-type="float" office:value="124.340068876859">
            <text:p>124.3400688769</text:p>
          </table:table-cell>
          <table:table-cell office:value-type="float" office:value="101.308827512501">
            <text:p>101.3088275125</text:p>
          </table:table-cell>
          <table:table-cell/>
        </table:table-row>
        <table:table-row table:style-name="ro1" table:number-rows-repeated="10476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 style:data-style-name="N2" text:time-value="0000-00-00T16:04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3-15T16:37:42</dc:date>
    <dc:creator>Ryan </dc:creator>
    <meta:generator>LibreOffice/3.6$Linux_X86_64 LibreOffice_project/360m1$Build-304</meta:generator>
    <meta:editing-duration>P0D</meta:editing-duration>
    <meta:editing-cycles>2</meta:editing-cycles>
    <meta:document-statistic meta:table-count="1" meta:cell-count="5595" meta:object-count="0"/>
  </office:meta>
</office:document-meta>
</file>